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11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Oficial</text:p>
          </table:table-cell>
          <table:table-cell office:value-type="string" calcext:value-type="string">
            <text:p>N=128</text:p>
          </table:table-cell>
          <table:table-cell office:value-type="string" calcext:value-type="string">
            <text:p>N=256</text:p>
          </table:table-cell>
          <table:table-cell office:value-type="string" calcext:value-type="string">
            <text:p>N=512</text:p>
          </table:table-cell>
          <table:table-cell office:value-type="string" calcext:value-type="string">
            <text:p>N=1024</text:p>
          </table:table-cell>
          <table:table-cell office:value-type="string" calcext:value-type="string">
            <text:p>N=2048</text:p>
          </table:table-cell>
          <table:table-cell table:number-columns-repeated="2"/>
          <table:table-cell office:value-type="string" calcext:value-type="string">
            <text:p>[a]</text:p>
          </table:table-cell>
          <table:table-cell office:value-type="string" calcext:value-type="string">
            <text:p>N=128</text:p>
          </table:table-cell>
          <table:table-cell office:value-type="string" calcext:value-type="string">
            <text:p>N=256</text:p>
          </table:table-cell>
          <table:table-cell office:value-type="string" calcext:value-type="string">
            <text:p>N=512</text:p>
          </table:table-cell>
          <table:table-cell office:value-type="string" calcext:value-type="string">
            <text:p>N=1024</text:p>
          </table:table-cell>
          <table:table-cell office:value-type="string" calcext:value-type="string">
            <text:p>N=2048</text:p>
          </table:table-cell>
        </table:table-row>
        <table:table-row table:style-name="ro1">
          <table:table-cell office:value-type="string" calcext:value-type="string">
            <text:p><text:s text:c="3"/>0.0000000000000000 <text:s text:c="4"/></text:p>
          </table:table-cell>
          <table:table-cell table:number-columns-repeated="5" office:value-type="float" office:value="0" calcext:value-type="float">
            <text:p>0,000000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float" office:value="2.85827" calcext:value-type="float">
            <text:p>2,86</text:p>
          </table:table-cell>
          <table:table-cell office:value-type="float" office:value="1.62411" calcext:value-type="float">
            <text:p>1,62</text:p>
          </table:table-cell>
          <table:table-cell office:value-type="float" office:value="1.19419" calcext:value-type="float">
            <text:p>1,19</text:p>
          </table:table-cell>
          <table:table-cell office:value-type="float" office:value="1.11492" calcext:value-type="float">
            <text:p>1,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4.6007020644644771E-002</text:p>
          </table:table-cell>
          <table:table-cell office:value-type="float" office:value="0.790004" calcext:value-type="float">
            <text:p>0,790004</text:p>
          </table:table-cell>
          <table:table-cell office:value-type="float" office:value="0.379896" calcext:value-type="float">
            <text:p>0,379896</text:p>
          </table:table-cell>
          <table:table-cell office:value-type="float" office:value="0.186495" calcext:value-type="float">
            <text:p>0,186495</text:p>
          </table:table-cell>
          <table:table-cell office:value-type="float" office:value="0.0924322" calcext:value-type="float">
            <text:p>0,092432</text:p>
          </table:table-cell>
          <table:table-cell office:value-type="float" office:value="0.046007" calcext:value-type="float">
            <text:p>0,046007</text:p>
          </table:table-cell>
          <table:table-cell table:number-columns-repeated="2"/>
          <table:table-cell office:value-type="string" calcext:value-type="string">
            <text:p>a2</text:p>
          </table:table-cell>
          <table:table-cell office:value-type="float" office:value="3.84542" calcext:value-type="float">
            <text:p>3,85</text:p>
          </table:table-cell>
          <table:table-cell office:value-type="float" office:value="4.66211" calcext:value-type="float">
            <text:p>4,66</text:p>
          </table:table-cell>
          <table:table-cell office:value-type="float" office:value="4.96404" calcext:value-type="float">
            <text:p>4,96</text:p>
          </table:table-cell>
          <table:table-cell office:value-type="float" office:value="4.92855" calcext:value-type="float">
            <text:p>4,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 text:c="3"/>9.2014096857106015E-002</text:p>
          </table:table-cell>
          <table:table-cell office:value-type="float" office:value="1.58025" calcext:value-type="float">
            <text:p>1,580250</text:p>
          </table:table-cell>
          <table:table-cell office:value-type="float" office:value="0.75982" calcext:value-type="float">
            <text:p>0,759820</text:p>
          </table:table-cell>
          <table:table-cell office:value-type="float" office:value="0.372993" calcext:value-type="float">
            <text:p>0,372993</text:p>
          </table:table-cell>
          <table:table-cell office:value-type="float" office:value="0.184865" calcext:value-type="float">
            <text:p>0,184865</text:p>
          </table:table-cell>
          <table:table-cell office:value-type="float" office:value="0.0920141" calcext:value-type="float">
            <text:p>0,092014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float" office:value="1.87245" calcext:value-type="float">
            <text:p>1,87</text:p>
          </table:table-cell>
          <table:table-cell office:value-type="float" office:value="2.10609" calcext:value-type="float">
            <text:p>2,11</text:p>
          </table:table-cell>
          <table:table-cell office:value-type="float" office:value="1.98549" calcext:value-type="float">
            <text:p>1,99</text:p>
          </table:table-cell>
          <table:table-cell office:value-type="float" office:value="1.99481" calcext:value-type="float">
            <text:p>1,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2"/>0.13802128420520943 <text:s text:c="4"/></text:p>
          </table:table-cell>
          <table:table-cell office:value-type="float" office:value="2.37098" calcext:value-type="float">
            <text:p>2,370980</text:p>
          </table:table-cell>
          <table:table-cell office:value-type="float" office:value="1.1398" calcext:value-type="float">
            <text:p>1,139800</text:p>
          </table:table-cell>
          <table:table-cell office:value-type="float" office:value="0.559499" calcext:value-type="float">
            <text:p>0,559499</text:p>
          </table:table-cell>
          <table:table-cell office:value-type="float" office:value="0.277298" calcext:value-type="float">
            <text:p>0,277298</text:p>
          </table:table-cell>
          <table:table-cell office:value-type="float" office:value="0.138021" calcext:value-type="float">
            <text:p>0,138021</text:p>
          </table:table-cell>
          <table:table-cell table:number-columns-repeated="2"/>
          <table:table-cell office:value-type="string" calcext:value-type="string">
            <text:p>a4</text:p>
          </table:table-cell>
          <table:table-cell office:value-type="float" office:value="1.55251" calcext:value-type="float">
            <text:p>1,55</text:p>
          </table:table-cell>
          <table:table-cell office:value-type="float" office:value="1.37435" calcext:value-type="float">
            <text:p>1,37</text:p>
          </table:table-cell>
          <table:table-cell office:value-type="float" office:value="1.4727" calcext:value-type="float">
            <text:p>1,47</text:p>
          </table:table-cell>
          <table:table-cell office:value-type="float" office:value="1.49697" calcext:value-type="float">
            <text:p>1,5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<text:s text:c="2"/>0.18402863825679852 <text:s text:c="4"/></text:p>
          </table:table-cell>
          <table:table-cell office:value-type="float" office:value="3.16243" calcext:value-type="float">
            <text:p>3,162430</text:p>
          </table:table-cell>
          <table:table-cell office:value-type="float" office:value="1.51987" calcext:value-type="float">
            <text:p>1,519870</text:p>
          </table:table-cell>
          <table:table-cell office:value-type="float" office:value="0.746015" calcext:value-type="float">
            <text:p>0,746015</text:p>
          </table:table-cell>
          <table:table-cell office:value-type="float" office:value="0.369733" calcext:value-type="float">
            <text:p>0,369733</text:p>
          </table:table-cell>
          <table:table-cell office:value-type="float" office:value="0.184029" calcext:value-type="float">
            <text:p>0,184029</text:p>
          </table:table-cell>
          <table:table-cell table:number-columns-repeated="2"/>
          <table:table-cell office:value-type="string" calcext:value-type="string">
            <text:p>a5</text:p>
          </table:table-cell>
          <table:table-cell office:value-type="float" office:value="2.28201" calcext:value-type="float">
            <text:p>2,28</text:p>
          </table:table-cell>
          <table:table-cell office:value-type="float" office:value="2.31912" calcext:value-type="float">
            <text:p>2,32</text:p>
          </table:table-cell>
          <table:table-cell office:value-type="float" office:value="2.21121" calcext:value-type="float">
            <text:p>2,21</text:p>
          </table:table-cell>
          <table:table-cell office:value-type="float" office:value="2.20489" calcext:value-type="float">
            <text:p>2,2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<text:s text:c="2"/>0.23003621457974463 <text:s text:c="4"/></text:p>
          </table:table-cell>
          <table:table-cell office:value-type="float" office:value="3.95484" calcext:value-type="float">
            <text:p>3,954840</text:p>
          </table:table-cell>
          <table:table-cell office:value-type="float" office:value="1.90006" calcext:value-type="float">
            <text:p>1,900060</text:p>
          </table:table-cell>
          <table:table-cell office:value-type="float" office:value="0.932546" calcext:value-type="float">
            <text:p>0,932546</text:p>
          </table:table-cell>
          <table:table-cell office:value-type="float" office:value="0.46217" calcext:value-type="float">
            <text:p>0,462170</text:p>
          </table:table-cell>
          <table:table-cell office:value-type="float" office:value="0.230036" calcext:value-type="float">
            <text:p>0,230036</text:p>
          </table:table-cell>
          <table:table-cell table:number-columns-repeated="2"/>
          <table:table-cell office:value-type="string" calcext:value-type="string">
            <text:p>a6</text:p>
          </table:table-cell>
          <table:table-cell office:value-type="float" office:value="3.15692" calcext:value-type="float">
            <text:p>3,16</text:p>
          </table:table-cell>
          <table:table-cell office:value-type="float" office:value="3.00267" calcext:value-type="float">
            <text:p>3</text:p>
          </table:table-cell>
          <table:table-cell office:value-type="float" office:value="3.0771" calcext:value-type="float">
            <text:p>3,08</text:p>
          </table:table-cell>
          <table:table-cell office:value-type="float" office:value="3.08834" calcext:value-type="float">
            <text:p>3,09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string" calcext:value-type="string">
            <text:p><text:s text:c="2"/>0.27604406874195336 <text:s text:c="4"/></text:p>
          </table:table-cell>
          <table:table-cell office:value-type="float" office:value="4.74846" calcext:value-type="float">
            <text:p>4,748460</text:p>
          </table:table-cell>
          <table:table-cell office:value-type="float" office:value="2.28039" calcext:value-type="float">
            <text:p>2,280390</text:p>
          </table:table-cell>
          <table:table-cell office:value-type="float" office:value="1.1191" calcext:value-type="float">
            <text:p>1,119100</text:p>
          </table:table-cell>
          <table:table-cell office:value-type="float" office:value="0.554609" calcext:value-type="float">
            <text:p>0,554609</text:p>
          </table:table-cell>
          <table:table-cell office:value-type="float" office:value="0.276044" calcext:value-type="float">
            <text:p>0,276044</text:p>
          </table:table-cell>
          <table:table-cell table:number-columns-repeated="2"/>
          <table:table-cell office:value-type="string" calcext:value-type="string">
            <text:p>a7</text:p>
          </table:table-cell>
          <table:table-cell office:value-type="float" office:value="-0.137875" calcext:value-type="float">
            <text:p>-0,14</text:p>
          </table:table-cell>
          <table:table-cell office:value-type="float" office:value="0.573331" calcext:value-type="float">
            <text:p>0,57</text:p>
          </table:table-cell>
          <table:table-cell office:value-type="float" office:value="0.559967" calcext:value-type="float">
            <text:p>0,56</text:p>
          </table:table-cell>
          <table:table-cell office:value-type="float" office:value="0.655049" calcext:value-type="float">
            <text:p>0,66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<text:s text:c="2"/>0.32205225631137691 <text:s text:c="4"/></text:p>
          </table:table-cell>
          <table:table-cell office:value-type="float" office:value="5.5435" calcext:value-type="float">
            <text:p>5,543500</text:p>
          </table:table-cell>
          <table:table-cell office:value-type="float" office:value="2.6609" calcext:value-type="float">
            <text:p>2,660900</text:p>
          </table:table-cell>
          <table:table-cell office:value-type="float" office:value="1.30567" calcext:value-type="float">
            <text:p>1,305670</text:p>
          </table:table-cell>
          <table:table-cell office:value-type="float" office:value="0.64705" calcext:value-type="float">
            <text:p>0,647050</text:p>
          </table:table-cell>
          <table:table-cell office:value-type="float" office:value="0.322052" calcext:value-type="float">
            <text:p>0,322052</text:p>
          </table:table-cell>
          <table:table-cell table:number-columns-repeated="2"/>
          <table:table-cell office:value-type="string" calcext:value-type="string">
            <text:p>a8</text:p>
          </table:table-cell>
          <table:table-cell office:value-type="float" office:value="1.96309" calcext:value-type="float">
            <text:p>1,96</text:p>
          </table:table-cell>
          <table:table-cell office:value-type="float" office:value="1.376" calcext:value-type="float">
            <text:p>1,38</text:p>
          </table:table-cell>
          <table:table-cell office:value-type="float" office:value="1.35937" calcext:value-type="float">
            <text:p>1,36</text:p>
          </table:table-cell>
          <table:table-cell office:value-type="float" office:value="1.24813" calcext:value-type="float">
            <text:p>1,25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string" calcext:value-type="string">
            <text:p><text:s text:c="2"/>0.36806083285602370 <text:s text:c="4"/></text:p>
          </table:table-cell>
          <table:table-cell office:value-type="float" office:value="6.34023" calcext:value-type="float">
            <text:p>6,340230</text:p>
          </table:table-cell>
          <table:table-cell office:value-type="float" office:value="3.04162" calcext:value-type="float">
            <text:p>3,041620</text:p>
          </table:table-cell>
          <table:table-cell office:value-type="float" office:value="1.49226" calcext:value-type="float">
            <text:p>1,492260</text:p>
          </table:table-cell>
          <table:table-cell office:value-type="float" office:value="0.739495" calcext:value-type="float">
            <text:p>0,739495</text:p>
          </table:table-cell>
          <table:table-cell office:value-type="float" office:value="0.368061" calcext:value-type="float">
            <text:p>0,368061</text:p>
          </table:table-cell>
          <table:table-cell table:number-columns-repeated="2"/>
          <table:table-cell office:value-type="string" calcext:value-type="string">
            <text:p>a9</text:p>
          </table:table-cell>
          <table:table-cell office:value-type="float" office:value="4.71361" calcext:value-type="float">
            <text:p>4,71</text:p>
          </table:table-cell>
          <table:table-cell office:value-type="float" office:value="4.21869" calcext:value-type="float">
            <text:p>4,22</text:p>
          </table:table-cell>
          <table:table-cell office:value-type="float" office:value="4.01215" calcext:value-type="float">
            <text:p>4,01</text:p>
          </table:table-cell>
          <table:table-cell office:value-type="float" office:value="3.93346" calcext:value-type="float">
            <text:p>3,93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<text:s text:c="2"/>0.41406985394396040 <text:s text:c="4"/></text:p>
          </table:table-cell>
          <table:table-cell office:value-type="float" office:value="7.13889" calcext:value-type="float">
            <text:p>7,138890</text:p>
          </table:table-cell>
          <table:table-cell office:value-type="float" office:value="3.42256" calcext:value-type="float">
            <text:p>3,422560</text:p>
          </table:table-cell>
          <table:table-cell office:value-type="float" office:value="1.67889" calcext:value-type="float">
            <text:p>1,678890</text:p>
          </table:table-cell>
          <table:table-cell office:value-type="float" office:value="0.831943" calcext:value-type="float">
            <text:p>0,831943</text:p>
          </table:table-cell>
          <table:table-cell office:value-type="float" office:value="0.41407" calcext:value-type="float">
            <text:p>0,414070</text:p>
          </table:table-cell>
          <table:table-cell table:number-columns-repeated="2"/>
          <table:table-cell office:value-type="string" calcext:value-type="string">
            <text:p>a10</text:p>
          </table:table-cell>
          <table:table-cell office:value-type="float" office:value="-1.17889" calcext:value-type="float">
            <text:p>-1,18</text:p>
          </table:table-cell>
          <table:table-cell office:value-type="float" office:value="-0.252114" calcext:value-type="float">
            <text:p>-0,25</text:p>
          </table:table-cell>
          <table:table-cell office:value-type="float" office:value="0.218202" calcext:value-type="float">
            <text:p>0,22</text:p>
          </table:table-cell>
          <table:table-cell office:value-type="float" office:value="0.422678" calcext:value-type="float">
            <text:p>0,4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<text:s text:c="2"/>0.46007937514332992 <text:s text:c="4"/></text:p>
          </table:table-cell>
          <table:table-cell office:value-type="float" office:value="7.93976" calcext:value-type="float">
            <text:p>7,939760</text:p>
          </table:table-cell>
          <table:table-cell office:value-type="float" office:value="3.80377" calcext:value-type="float">
            <text:p>3,803770</text:p>
          </table:table-cell>
          <table:table-cell office:value-type="float" office:value="1.86554" calcext:value-type="float">
            <text:p>1,865540</text:p>
          </table:table-cell>
          <table:table-cell office:value-type="float" office:value="0.924395" calcext:value-type="float">
            <text:p>0,924395</text:p>
          </table:table-cell>
          <table:table-cell office:value-type="float" office:value="0.460079" calcext:value-type="float">
            <text:p>0,4600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50608945202235733 <text:s text:c="4"/></text:p>
          </table:table-cell>
          <table:table-cell office:value-type="float" office:value="8.74311" calcext:value-type="float">
            <text:p>8,743110</text:p>
          </table:table-cell>
          <table:table-cell office:value-type="float" office:value="4.18527" calcext:value-type="float">
            <text:p>4,185270</text:p>
          </table:table-cell>
          <table:table-cell office:value-type="float" office:value="2.05223" calcext:value-type="float">
            <text:p>2,052230</text:p>
          </table:table-cell>
          <table:table-cell office:value-type="float" office:value="1.01685" calcext:value-type="float">
            <text:p>1,016850</text:p>
          </table:table-cell>
          <table:table-cell office:value-type="float" office:value="0.506089" calcext:value-type="float">
            <text:p>0,5060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55210014014935538 <text:s text:c="4"/></text:p>
          </table:table-cell>
          <table:table-cell office:value-type="float" office:value="9.54916" calcext:value-type="float">
            <text:p>9,549160</text:p>
          </table:table-cell>
          <table:table-cell office:value-type="float" office:value="4.56709" calcext:value-type="float">
            <text:p>4,567090</text:p>
          </table:table-cell>
          <table:table-cell office:value-type="float" office:value="2.23897" calcext:value-type="float">
            <text:p>2,238970</text:p>
          </table:table-cell>
          <table:table-cell office:value-type="float" office:value="1.10931" calcext:value-type="float">
            <text:p>1,109310</text:p>
          </table:table-cell>
          <table:table-cell office:value-type="float" office:value="0.5521" calcext:value-type="float">
            <text:p>0,552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59811149509273798 <text:s text:c="4"/></text:p>
          </table:table-cell>
          <table:table-cell office:value-type="float" office:value="10.358" calcext:value-type="float">
            <text:p>10,358000</text:p>
          </table:table-cell>
          <table:table-cell office:value-type="float" office:value="4.94926" calcext:value-type="float">
            <text:p>4,949260</text:p>
          </table:table-cell>
          <table:table-cell office:value-type="float" office:value="2.42574" calcext:value-type="float">
            <text:p>2,425740</text:p>
          </table:table-cell>
          <table:table-cell office:value-type="float" office:value="1.20178" calcext:value-type="float">
            <text:p>1,201780</text:p>
          </table:table-cell>
          <table:table-cell office:value-type="float" office:value="0.598111" calcext:value-type="float">
            <text:p>0,598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64412357242102447 <text:s text:c="4"/></text:p>
          </table:table-cell>
          <table:table-cell office:value-type="float" office:value="11.1695" calcext:value-type="float">
            <text:p>11,169500</text:p>
          </table:table-cell>
          <table:table-cell office:value-type="float" office:value="5.33182" calcext:value-type="float">
            <text:p>5,331820</text:p>
          </table:table-cell>
          <table:table-cell office:value-type="float" office:value="2.61256" calcext:value-type="float">
            <text:p>2,612560</text:p>
          </table:table-cell>
          <table:table-cell office:value-type="float" office:value="1.29425" calcext:value-type="float">
            <text:p>1,294250</text:p>
          </table:table-cell>
          <table:table-cell office:value-type="float" office:value="0.644124" calcext:value-type="float">
            <text:p>0,6441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69013642770286121 <text:s text:c="4"/></text:p>
          </table:table-cell>
          <table:table-cell office:value-type="float" office:value="11.9837" calcext:value-type="float">
            <text:p>11,983700</text:p>
          </table:table-cell>
          <table:table-cell office:value-type="float" office:value="5.71478" calcext:value-type="float">
            <text:p>5,714780</text:p>
          </table:table-cell>
          <table:table-cell office:value-type="float" office:value="2.79944" calcext:value-type="float">
            <text:p>2,799440</text:p>
          </table:table-cell>
          <table:table-cell office:value-type="float" office:value="1.38673" calcext:value-type="float">
            <text:p>1,386730</text:p>
          </table:table-cell>
          <table:table-cell office:value-type="float" office:value="0.690136" calcext:value-type="float">
            <text:p>0,690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73615011650700801 <text:s text:c="4"/></text:p>
          </table:table-cell>
          <table:table-cell office:value-type="float" office:value="12.8021" calcext:value-type="float">
            <text:p>12,802100</text:p>
          </table:table-cell>
          <table:table-cell office:value-type="float" office:value="6.09817" calcext:value-type="float">
            <text:p>6,098170</text:p>
          </table:table-cell>
          <table:table-cell office:value-type="float" office:value="2.98636" calcext:value-type="float">
            <text:p>2,986360</text:p>
          </table:table-cell>
          <table:table-cell office:value-type="float" office:value="1.47922" calcext:value-type="float">
            <text:p>1,479220</text:p>
          </table:table-cell>
          <table:table-cell office:value-type="float" office:value="0.73615" calcext:value-type="float">
            <text:p>0,7361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78216469440236414 <text:s text:c="4"/></text:p>
          </table:table-cell>
          <table:table-cell office:value-type="float" office:value="13.6288" calcext:value-type="float">
            <text:p>13,628800</text:p>
          </table:table-cell>
          <table:table-cell office:value-type="float" office:value="6.48204" calcext:value-type="float">
            <text:p>6,482040</text:p>
          </table:table-cell>
          <table:table-cell office:value-type="float" office:value="3.17335" calcext:value-type="float">
            <text:p>3,173350</text:p>
          </table:table-cell>
          <table:table-cell office:value-type="float" office:value="1.57171" calcext:value-type="float">
            <text:p>1,571710</text:p>
          </table:table-cell>
          <table:table-cell office:value-type="float" office:value="0.782165" calcext:value-type="float">
            <text:p>0,7821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82818021695797528 <text:s text:c="4"/></text:p>
          </table:table-cell>
          <table:table-cell office:value-type="float" office:value="14.4656" calcext:value-type="float">
            <text:p>14,465600</text:p>
          </table:table-cell>
          <table:table-cell office:value-type="float" office:value="6.8664" calcext:value-type="float">
            <text:p>6,866400</text:p>
          </table:table-cell>
          <table:table-cell office:value-type="float" office:value="3.36039" calcext:value-type="float">
            <text:p>3,360390</text:p>
          </table:table-cell>
          <table:table-cell office:value-type="float" office:value="1.66421" calcext:value-type="float">
            <text:p>1,664210</text:p>
          </table:table-cell>
          <table:table-cell office:value-type="float" office:value="0.82818" calcext:value-type="float">
            <text:p>0,8281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87419673974304746 <text:s text:c="4"/></text:p>
          </table:table-cell>
          <table:table-cell office:value-type="float" office:value="15.2619" calcext:value-type="float">
            <text:p>15,261900</text:p>
          </table:table-cell>
          <table:table-cell office:value-type="float" office:value="7.25129" calcext:value-type="float">
            <text:p>7,251290</text:p>
          </table:table-cell>
          <table:table-cell office:value-type="float" office:value="3.5475" calcext:value-type="float">
            <text:p>3,547500</text:p>
          </table:table-cell>
          <table:table-cell office:value-type="float" office:value="1.75672" calcext:value-type="float">
            <text:p>1,756720</text:p>
          </table:table-cell>
          <table:table-cell office:value-type="float" office:value="0.874197" calcext:value-type="float">
            <text:p>0,8741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92021431832693668 <text:s text:c="4"/></text:p>
          </table:table-cell>
          <table:table-cell office:value-type="float" office:value="15.8462" calcext:value-type="float">
            <text:p>15,846200</text:p>
          </table:table-cell>
          <table:table-cell office:value-type="float" office:value="7.63673" calcext:value-type="float">
            <text:p>7,636730</text:p>
          </table:table-cell>
          <table:table-cell office:value-type="float" office:value="3.73468" calcext:value-type="float">
            <text:p>3,734680</text:p>
          </table:table-cell>
          <table:table-cell office:value-type="float" office:value="1.84924" calcext:value-type="float">
            <text:p>1,849240</text:p>
          </table:table-cell>
          <table:table-cell office:value-type="float" office:value="0.920214" calcext:value-type="float">
            <text:p>0,9202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96623300827918135 <text:s text:c="4"/></text:p>
          </table:table-cell>
          <table:table-cell office:value-type="float" office:value="16.3898" calcext:value-type="float">
            <text:p>16,389800</text:p>
          </table:table-cell>
          <table:table-cell office:value-type="float" office:value="8.02275" calcext:value-type="float">
            <text:p>8,022750</text:p>
          </table:table-cell>
          <table:table-cell office:value-type="float" office:value="3.92193" calcext:value-type="float">
            <text:p>3,921930</text:p>
          </table:table-cell>
          <table:table-cell office:value-type="float" office:value="1.94176" calcext:value-type="float">
            <text:p>1,941760</text:p>
          </table:table-cell>
          <table:table-cell office:value-type="float" office:value="0.966233" calcext:value-type="float">
            <text:p>0,9662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0122528651694960 <text:s text:c="4"/></text:p>
          </table:table-cell>
          <table:table-cell office:value-type="float" office:value="16.9434" calcext:value-type="float">
            <text:p>16,943400</text:p>
          </table:table-cell>
          <table:table-cell office:value-type="float" office:value="8.40939" calcext:value-type="float">
            <text:p>8,409390</text:p>
          </table:table-cell>
          <table:table-cell office:value-type="float" office:value="4.10925" calcext:value-type="float">
            <text:p>4,109250</text:p>
          </table:table-cell>
          <table:table-cell office:value-type="float" office:value="2.0343" calcext:value-type="float">
            <text:p>2,034300</text:p>
          </table:table-cell>
          <table:table-cell office:value-type="float" office:value="1.01225" calcext:value-type="float">
            <text:p>1,012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0582739445677818 <text:s text:c="4"/></text:p>
          </table:table-cell>
          <table:table-cell office:value-type="float" office:value="17.5071" calcext:value-type="float">
            <text:p>17,507100</text:p>
          </table:table-cell>
          <table:table-cell office:value-type="float" office:value="8.79667" calcext:value-type="float">
            <text:p>8,796670</text:p>
          </table:table-cell>
          <table:table-cell office:value-type="float" office:value="4.29666" calcext:value-type="float">
            <text:p>4,296660</text:p>
          </table:table-cell>
          <table:table-cell office:value-type="float" office:value="2.12684" calcext:value-type="float">
            <text:p>2,126840</text:p>
          </table:table-cell>
          <table:table-cell office:value-type="float" office:value="1.05827" calcext:value-type="float">
            <text:p>1,0582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1042963020441467 <text:s text:c="4"/></text:p>
          </table:table-cell>
          <table:table-cell office:value-type="float" office:value="18.0827" calcext:value-type="float">
            <text:p>18,082700</text:p>
          </table:table-cell>
          <table:table-cell office:value-type="float" office:value="9.18462" calcext:value-type="float">
            <text:p>9,184620</text:p>
          </table:table-cell>
          <table:table-cell office:value-type="float" office:value="4.48414" calcext:value-type="float">
            <text:p>4,484140</text:p>
          </table:table-cell>
          <table:table-cell office:value-type="float" office:value="2.2194" calcext:value-type="float">
            <text:p>2,219400</text:p>
          </table:table-cell>
          <table:table-cell office:value-type="float" office:value="1.1043" calcext:value-type="float">
            <text:p>1,104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1503199931689012 <text:s text:c="4"/></text:p>
          </table:table-cell>
          <table:table-cell office:value-type="float" office:value="18.671" calcext:value-type="float">
            <text:p>18,671000</text:p>
          </table:table-cell>
          <table:table-cell office:value-type="float" office:value="9.57328" calcext:value-type="float">
            <text:p>9,573280</text:p>
          </table:table-cell>
          <table:table-cell office:value-type="float" office:value="4.67172" calcext:value-type="float">
            <text:p>4,671720</text:p>
          </table:table-cell>
          <table:table-cell office:value-type="float" office:value="2.31196" calcext:value-type="float">
            <text:p>2,311960</text:p>
          </table:table-cell>
          <table:table-cell office:value-type="float" office:value="1.15032" calcext:value-type="float">
            <text:p>1,1503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1963450735125660 <text:s text:c="4"/></text:p>
          </table:table-cell>
          <table:table-cell office:value-type="float" office:value="19.2041" calcext:value-type="float">
            <text:p>19,204100</text:p>
          </table:table-cell>
          <table:table-cell office:value-type="float" office:value="9.96266" calcext:value-type="float">
            <text:p>9,962660</text:p>
          </table:table-cell>
          <table:table-cell office:value-type="float" office:value="4.85938" calcext:value-type="float">
            <text:p>4,859380</text:p>
          </table:table-cell>
          <table:table-cell office:value-type="float" office:value="2.40454" calcext:value-type="float">
            <text:p>2,404540</text:p>
          </table:table-cell>
          <table:table-cell office:value-type="float" office:value="1.19635" calcext:value-type="float">
            <text:p>1,1963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2423715986459070 <text:s text:c="4"/></text:p>
          </table:table-cell>
          <table:table-cell office:value-type="float" office:value="19.4517" calcext:value-type="float">
            <text:p>19,451700</text:p>
          </table:table-cell>
          <table:table-cell office:value-type="float" office:value="10.3528" calcext:value-type="float">
            <text:p>10,352800</text:p>
          </table:table-cell>
          <table:table-cell office:value-type="float" office:value="5.04714" calcext:value-type="float">
            <text:p>5,047140</text:p>
          </table:table-cell>
          <table:table-cell office:value-type="float" office:value="2.49713" calcext:value-type="float">
            <text:p>2,497130</text:p>
          </table:table-cell>
          <table:table-cell office:value-type="float" office:value="1.24237" calcext:value-type="float">
            <text:p>1,2423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2883996241399034 <text:s text:c="4"/></text:p>
          </table:table-cell>
          <table:table-cell office:value-type="float" office:value="19.645" calcext:value-type="float">
            <text:p>19,645000</text:p>
          </table:table-cell>
          <table:table-cell office:value-type="float" office:value="10.7437" calcext:value-type="float">
            <text:p>10,743700</text:p>
          </table:table-cell>
          <table:table-cell office:value-type="float" office:value="5.23499" calcext:value-type="float">
            <text:p>5,234990</text:p>
          </table:table-cell>
          <table:table-cell office:value-type="float" office:value="2.58973" calcext:value-type="float">
            <text:p>2,589730</text:p>
          </table:table-cell>
          <table:table-cell office:value-type="float" office:value="1.2884" calcext:value-type="float">
            <text:p>1,288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3344292055657891 <text:s text:c="4"/></text:p>
          </table:table-cell>
          <table:table-cell office:value-type="float" office:value="19.8522" calcext:value-type="float">
            <text:p>19,852200</text:p>
          </table:table-cell>
          <table:table-cell office:value-type="float" office:value="11.1355" calcext:value-type="float">
            <text:p>11,135500</text:p>
          </table:table-cell>
          <table:table-cell office:value-type="float" office:value="5.42295" calcext:value-type="float">
            <text:p>5,422950</text:p>
          </table:table-cell>
          <table:table-cell office:value-type="float" office:value="2.68234" calcext:value-type="float">
            <text:p>2,682340</text:p>
          </table:table-cell>
          <table:table-cell office:value-type="float" office:value="1.33443" calcext:value-type="float">
            <text:p>1,3344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3804603984950501 <text:s text:c="4"/></text:p>
          </table:table-cell>
          <table:table-cell office:value-type="float" office:value="20.0716" calcext:value-type="float">
            <text:p>20,071600</text:p>
          </table:table-cell>
          <table:table-cell office:value-type="float" office:value="11.5281" calcext:value-type="float">
            <text:p>11,528100</text:p>
          </table:table-cell>
          <table:table-cell office:value-type="float" office:value="5.611" calcext:value-type="float">
            <text:p>5,611000</text:p>
          </table:table-cell>
          <table:table-cell office:value-type="float" office:value="2.77497" calcext:value-type="float">
            <text:p>2,774970</text:p>
          </table:table-cell>
          <table:table-cell office:value-type="float" office:value="1.38046" calcext:value-type="float">
            <text:p>1,3804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4264932584994365 <text:s text:c="4"/></text:p>
          </table:table-cell>
          <table:table-cell office:value-type="float" office:value="20.2979" calcext:value-type="float">
            <text:p>20,297900</text:p>
          </table:table-cell>
          <table:table-cell office:value-type="float" office:value="11.9216" calcext:value-type="float">
            <text:p>11,921600</text:p>
          </table:table-cell>
          <table:table-cell office:value-type="float" office:value="5.79917" calcext:value-type="float">
            <text:p>5,799170</text:p>
          </table:table-cell>
          <table:table-cell office:value-type="float" office:value="2.86761" calcext:value-type="float">
            <text:p>2,867610</text:p>
          </table:table-cell>
          <table:table-cell office:value-type="float" office:value="1.42649" calcext:value-type="float">
            <text:p>1,4264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4725278411509628 <text:s text:c="4"/></text:p>
          </table:table-cell>
          <table:table-cell office:value-type="float" office:value="20.5295" calcext:value-type="float">
            <text:p>20,529500</text:p>
          </table:table-cell>
          <table:table-cell office:value-type="float" office:value="12.316" calcext:value-type="float">
            <text:p>12,316000</text:p>
          </table:table-cell>
          <table:table-cell office:value-type="float" office:value="5.98745" calcext:value-type="float">
            <text:p>5,987450</text:p>
          </table:table-cell>
          <table:table-cell office:value-type="float" office:value="2.96026" calcext:value-type="float">
            <text:p>2,960260</text:p>
          </table:table-cell>
          <table:table-cell office:value-type="float" office:value="1.47253" calcext:value-type="float">
            <text:p>1,4725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5185642020219252 <text:s text:c="4"/></text:p>
          </table:table-cell>
          <table:table-cell office:value-type="float" office:value="20.7666" calcext:value-type="float">
            <text:p>20,766600</text:p>
          </table:table-cell>
          <table:table-cell office:value-type="float" office:value="12.7112" calcext:value-type="float">
            <text:p>12,711200</text:p>
          </table:table-cell>
          <table:table-cell office:value-type="float" office:value="6.17584" calcext:value-type="float">
            <text:p>6,175840</text:p>
          </table:table-cell>
          <table:table-cell office:value-type="float" office:value="3.05293" calcext:value-type="float">
            <text:p>3,052930</text:p>
          </table:table-cell>
          <table:table-cell office:value-type="float" office:value="1.51856" calcext:value-type="float">
            <text:p>1,5185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5646023966849201 <text:s text:c="4"/></text:p>
          </table:table-cell>
          <table:table-cell office:value-type="float" office:value="21.0096" calcext:value-type="float">
            <text:p>21,009600</text:p>
          </table:table-cell>
          <table:table-cell office:value-type="float" office:value="13.1072" calcext:value-type="float">
            <text:p>13,107200</text:p>
          </table:table-cell>
          <table:table-cell office:value-type="float" office:value="6.36435" calcext:value-type="float">
            <text:p>6,364350</text:p>
          </table:table-cell>
          <table:table-cell office:value-type="float" office:value="3.14561" calcext:value-type="float">
            <text:p>3,145610</text:p>
          </table:table-cell>
          <table:table-cell office:value-type="float" office:value="1.5646" calcext:value-type="float">
            <text:p>1,564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6106424807128294 <text:s text:c="4"/></text:p>
          </table:table-cell>
          <table:table-cell office:value-type="float" office:value="21.2596" calcext:value-type="float">
            <text:p>21,259600</text:p>
          </table:table-cell>
          <table:table-cell office:value-type="float" office:value="13.5043" calcext:value-type="float">
            <text:p>13,504300</text:p>
          </table:table-cell>
          <table:table-cell office:value-type="float" office:value="6.55299" calcext:value-type="float">
            <text:p>6,552990</text:p>
          </table:table-cell>
          <table:table-cell office:value-type="float" office:value="3.23831" calcext:value-type="float">
            <text:p>3,238310</text:p>
          </table:table-cell>
          <table:table-cell office:value-type="float" office:value="1.61064" calcext:value-type="float">
            <text:p>1,6106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6566845096788378 <text:s text:c="4"/></text:p>
          </table:table-cell>
          <table:table-cell office:value-type="float" office:value="21.5192" calcext:value-type="float">
            <text:p>21,519200</text:p>
          </table:table-cell>
          <table:table-cell office:value-type="float" office:value="13.9037" calcext:value-type="float">
            <text:p>13,903700</text:p>
          </table:table-cell>
          <table:table-cell office:value-type="float" office:value="6.74175" calcext:value-type="float">
            <text:p>6,741750</text:p>
          </table:table-cell>
          <table:table-cell office:value-type="float" office:value="3.33102" calcext:value-type="float">
            <text:p>3,331020</text:p>
          </table:table-cell>
          <table:table-cell office:value-type="float" office:value="1.65668" calcext:value-type="float">
            <text:p>1,6566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7027285391564573 <text:s text:c="4"/></text:p>
          </table:table-cell>
          <table:table-cell office:value-type="float" office:value="21.7895" calcext:value-type="float">
            <text:p>21,789500</text:p>
          </table:table-cell>
          <table:table-cell office:value-type="float" office:value="14.3058" calcext:value-type="float">
            <text:p>14,305800</text:p>
          </table:table-cell>
          <table:table-cell office:value-type="float" office:value="6.93064" calcext:value-type="float">
            <text:p>6,930640</text:p>
          </table:table-cell>
          <table:table-cell office:value-type="float" office:value="3.42375" calcext:value-type="float">
            <text:p>3,423750</text:p>
          </table:table-cell>
          <table:table-cell office:value-type="float" office:value="1.70273" calcext:value-type="float">
            <text:p>1,7027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7487746247195173 <text:s text:c="4"/></text:p>
          </table:table-cell>
          <table:table-cell office:value-type="float" office:value="22.0372" calcext:value-type="float">
            <text:p>22,037200</text:p>
          </table:table-cell>
          <table:table-cell office:value-type="float" office:value="14.6963" calcext:value-type="float">
            <text:p>14,696300</text:p>
          </table:table-cell>
          <table:table-cell office:value-type="float" office:value="7.11966" calcext:value-type="float">
            <text:p>7,119660</text:p>
          </table:table-cell>
          <table:table-cell office:value-type="float" office:value="3.5165" calcext:value-type="float">
            <text:p>3,516500</text:p>
          </table:table-cell>
          <table:table-cell office:value-type="float" office:value="1.74877" calcext:value-type="float">
            <text:p>1,7487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7948228219421927 <text:s text:c="4"/></text:p>
          </table:table-cell>
          <table:table-cell office:value-type="float" office:value="22.1501" calcext:value-type="float">
            <text:p>22,150100</text:p>
          </table:table-cell>
          <table:table-cell office:value-type="float" office:value="15.0264" calcext:value-type="float">
            <text:p>15,026400</text:p>
          </table:table-cell>
          <table:table-cell office:value-type="float" office:value="7.30882" calcext:value-type="float">
            <text:p>7,308820</text:p>
          </table:table-cell>
          <table:table-cell office:value-type="float" office:value="3.60926" calcext:value-type="float">
            <text:p>3,609260</text:p>
          </table:table-cell>
          <table:table-cell office:value-type="float" office:value="1.79482" calcext:value-type="float">
            <text:p>1,7948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8408731863989809 <text:s text:c="4"/></text:p>
          </table:table-cell>
          <table:table-cell office:value-type="float" office:value="22.2403" calcext:value-type="float">
            <text:p>22,240300</text:p>
          </table:table-cell>
          <table:table-cell office:value-type="float" office:value="15.3448" calcext:value-type="float">
            <text:p>15,344800</text:p>
          </table:table-cell>
          <table:table-cell office:value-type="float" office:value="7.49812" calcext:value-type="float">
            <text:p>7,498120</text:p>
          </table:table-cell>
          <table:table-cell office:value-type="float" office:value="3.70204" calcext:value-type="float">
            <text:p>3,702040</text:p>
          </table:table-cell>
          <table:table-cell office:value-type="float" office:value="1.84087" calcext:value-type="float">
            <text:p>1,8408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8869257736647627 <text:s text:c="4"/></text:p>
          </table:table-cell>
          <table:table-cell office:value-type="float" office:value="22.341" calcext:value-type="float">
            <text:p>22,341000</text:p>
          </table:table-cell>
          <table:table-cell office:value-type="float" office:value="15.6661" calcext:value-type="float">
            <text:p>15,666100</text:p>
          </table:table-cell>
          <table:table-cell office:value-type="float" office:value="7.68756" calcext:value-type="float">
            <text:p>7,687560</text:p>
          </table:table-cell>
          <table:table-cell office:value-type="float" office:value="3.79484" calcext:value-type="float">
            <text:p>3,794840</text:p>
          </table:table-cell>
          <table:table-cell office:value-type="float" office:value="1.88693" calcext:value-type="float">
            <text:p>1,8869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9329806393147444 <text:s text:c="4"/></text:p>
          </table:table-cell>
          <table:table-cell office:value-type="float" office:value="22.4519" calcext:value-type="float">
            <text:p>22,451900</text:p>
          </table:table-cell>
          <table:table-cell office:value-type="float" office:value="15.9899" calcext:value-type="float">
            <text:p>15,989900</text:p>
          </table:table-cell>
          <table:table-cell office:value-type="float" office:value="7.87715" calcext:value-type="float">
            <text:p>7,877150</text:p>
          </table:table-cell>
          <table:table-cell office:value-type="float" office:value="3.88766" calcext:value-type="float">
            <text:p>3,887660</text:p>
          </table:table-cell>
          <table:table-cell office:value-type="float" office:value="1.93298" calcext:value-type="float">
            <text:p>1,9329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9790378389245193 <text:s text:c="4"/></text:p>
          </table:table-cell>
          <table:table-cell office:value-type="float" office:value="22.5727" calcext:value-type="float">
            <text:p>22,572700</text:p>
          </table:table-cell>
          <table:table-cell office:value-type="float" office:value="16.315" calcext:value-type="float">
            <text:p>16,315000</text:p>
          </table:table-cell>
          <table:table-cell office:value-type="float" office:value="8.06689" calcext:value-type="float">
            <text:p>8,066890</text:p>
          </table:table-cell>
          <table:table-cell office:value-type="float" office:value="3.98049" calcext:value-type="float">
            <text:p>3,980490</text:p>
          </table:table-cell>
          <table:table-cell office:value-type="float" office:value="1.97904" calcext:value-type="float">
            <text:p>1,9790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0250974280700649 <text:s text:c="4"/></text:p>
          </table:table-cell>
          <table:table-cell office:value-type="float" office:value="22.7035" calcext:value-type="float">
            <text:p>22,703500</text:p>
          </table:table-cell>
          <table:table-cell office:value-type="float" office:value="16.6413" calcext:value-type="float">
            <text:p>16,641300</text:p>
          </table:table-cell>
          <table:table-cell office:value-type="float" office:value="8.25679" calcext:value-type="float">
            <text:p>8,256790</text:p>
          </table:table-cell>
          <table:table-cell office:value-type="float" office:value="4.07335" calcext:value-type="float">
            <text:p>4,073350</text:p>
          </table:table-cell>
          <table:table-cell office:value-type="float" office:value="2.0251" calcext:value-type="float">
            <text:p>2,025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0711594623277305 <text:s text:c="4"/></text:p>
          </table:table-cell>
          <table:table-cell office:value-type="float" office:value="22.8168" calcext:value-type="float">
            <text:p>22,816800</text:p>
          </table:table-cell>
          <table:table-cell office:value-type="float" office:value="16.9686" calcext:value-type="float">
            <text:p>16,968600</text:p>
          </table:table-cell>
          <table:table-cell office:value-type="float" office:value="8.44684" calcext:value-type="float">
            <text:p>8,446840</text:p>
          </table:table-cell>
          <table:table-cell office:value-type="float" office:value="4.16622" calcext:value-type="float">
            <text:p>4,166220</text:p>
          </table:table-cell>
          <table:table-cell office:value-type="float" office:value="2.07116" calcext:value-type="float">
            <text:p>2,0711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1172239972742717 <text:s text:c="4"/></text:p>
          </table:table-cell>
          <table:table-cell office:value-type="float" office:value="22.8198" calcext:value-type="float">
            <text:p>22,819800</text:p>
          </table:table-cell>
          <table:table-cell office:value-type="float" office:value="17.2968" calcext:value-type="float">
            <text:p>17,296800</text:p>
          </table:table-cell>
          <table:table-cell office:value-type="float" office:value="8.63706" calcext:value-type="float">
            <text:p>8,637060</text:p>
          </table:table-cell>
          <table:table-cell office:value-type="float" office:value="4.25911" calcext:value-type="float">
            <text:p>4,259110</text:p>
          </table:table-cell>
          <table:table-cell office:value-type="float" office:value="2.11722" calcext:value-type="float">
            <text:p>2,1172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1632910884868584 <text:s text:c="4"/></text:p>
          </table:table-cell>
          <table:table-cell office:value-type="float" office:value="22.8058" calcext:value-type="float">
            <text:p>22,805800</text:p>
          </table:table-cell>
          <table:table-cell office:value-type="float" office:value="17.6258" calcext:value-type="float">
            <text:p>17,625800</text:p>
          </table:table-cell>
          <table:table-cell office:value-type="float" office:value="8.82744" calcext:value-type="float">
            <text:p>8,827440</text:p>
          </table:table-cell>
          <table:table-cell office:value-type="float" office:value="4.35203" calcext:value-type="float">
            <text:p>4,352030</text:p>
          </table:table-cell>
          <table:table-cell office:value-type="float" office:value="2.16329" calcext:value-type="float">
            <text:p>2,1632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2093607915430580 <text:s text:c="4"/></text:p>
          </table:table-cell>
          <table:table-cell office:value-type="float" office:value="22.8023" calcext:value-type="float">
            <text:p>22,802300</text:p>
          </table:table-cell>
          <table:table-cell office:value-type="float" office:value="17.9566" calcext:value-type="float">
            <text:p>17,956600</text:p>
          </table:table-cell>
          <table:table-cell office:value-type="float" office:value="9.01799" calcext:value-type="float">
            <text:p>9,017990</text:p>
          </table:table-cell>
          <table:table-cell office:value-type="float" office:value="4.44496" calcext:value-type="float">
            <text:p>4,444960</text:p>
          </table:table-cell>
          <table:table-cell office:value-type="float" office:value="2.20936" calcext:value-type="float">
            <text:p>2,2093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2554331620208741 <text:s text:c="4"/></text:p>
          </table:table-cell>
          <table:table-cell office:value-type="float" office:value="22.8087" calcext:value-type="float">
            <text:p>22,808700</text:p>
          </table:table-cell>
          <table:table-cell office:value-type="float" office:value="18.2924" calcext:value-type="float">
            <text:p>18,292400</text:p>
          </table:table-cell>
          <table:table-cell office:value-type="float" office:value="9.20872" calcext:value-type="float">
            <text:p>9,208720</text:p>
          </table:table-cell>
          <table:table-cell office:value-type="float" office:value="4.53792" calcext:value-type="float">
            <text:p>4,537920</text:p>
          </table:table-cell>
          <table:table-cell office:value-type="float" office:value="2.25543" calcext:value-type="float">
            <text:p>2,2554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3015082554987325 <text:s text:c="4"/></text:p>
          </table:table-cell>
          <table:table-cell office:value-type="float" office:value="22.8226" calcext:value-type="float">
            <text:p>22,822600</text:p>
          </table:table-cell>
          <table:table-cell office:value-type="float" office:value="18.6343" calcext:value-type="float">
            <text:p>18,634300</text:p>
          </table:table-cell>
          <table:table-cell office:value-type="float" office:value="9.39962" calcext:value-type="float">
            <text:p>9,399620</text:p>
          </table:table-cell>
          <table:table-cell office:value-type="float" office:value="4.6309" calcext:value-type="float">
            <text:p>4,630900</text:p>
          </table:table-cell>
          <table:table-cell office:value-type="float" office:value="2.30151" calcext:value-type="float">
            <text:p>2,3015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3475861275555197 <text:s text:c="4"/></text:p>
          </table:table-cell>
          <table:table-cell office:value-type="float" office:value="22.8436" calcext:value-type="float">
            <text:p>22,843600</text:p>
          </table:table-cell>
          <table:table-cell office:value-type="float" office:value="18.941" calcext:value-type="float">
            <text:p>18,941000</text:p>
          </table:table-cell>
          <table:table-cell office:value-type="float" office:value="9.5907" calcext:value-type="float">
            <text:p>9,590700</text:p>
          </table:table-cell>
          <table:table-cell office:value-type="float" office:value="4.7239" calcext:value-type="float">
            <text:p>4,723900</text:p>
          </table:table-cell>
          <table:table-cell office:value-type="float" office:value="2.34759" calcext:value-type="float">
            <text:p>2,3475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3936668337705460 <text:s text:c="4"/></text:p>
          </table:table-cell>
          <table:table-cell office:value-type="float" office:value="22.8717" calcext:value-type="float">
            <text:p>22,871700</text:p>
          </table:table-cell>
          <table:table-cell office:value-type="float" office:value="19.0727" calcext:value-type="float">
            <text:p>19,072700</text:p>
          </table:table-cell>
          <table:table-cell office:value-type="float" office:value="9.78196" calcext:value-type="float">
            <text:p>9,781960</text:p>
          </table:table-cell>
          <table:table-cell office:value-type="float" office:value="4.81692" calcext:value-type="float">
            <text:p>4,816920</text:p>
          </table:table-cell>
          <table:table-cell office:value-type="float" office:value="2.39367" calcext:value-type="float">
            <text:p>2,3936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4397504297236123 <text:s text:c="4"/></text:p>
          </table:table-cell>
          <table:table-cell office:value-type="float" office:value="22.9072" calcext:value-type="float">
            <text:p>22,907200</text:p>
          </table:table-cell>
          <table:table-cell office:value-type="float" office:value="19.1692" calcext:value-type="float">
            <text:p>19,169200</text:p>
          </table:table-cell>
          <table:table-cell office:value-type="float" office:value="9.97341" calcext:value-type="float">
            <text:p>9,973410</text:p>
          </table:table-cell>
          <table:table-cell office:value-type="float" office:value="4.90997" calcext:value-type="float">
            <text:p>4,909970</text:p>
          </table:table-cell>
          <table:table-cell office:value-type="float" office:value="2.43975" calcext:value-type="float">
            <text:p>2,439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4858369709949404 <text:s text:c="4"/></text:p>
          </table:table-cell>
          <table:table-cell office:value-type="float" office:value="22.9502" calcext:value-type="float">
            <text:p>22,950200</text:p>
          </table:table-cell>
          <table:table-cell office:value-type="float" office:value="19.2719" calcext:value-type="float">
            <text:p>19,271900</text:p>
          </table:table-cell>
          <table:table-cell office:value-type="float" office:value="10.1651" calcext:value-type="float">
            <text:p>10,165100</text:p>
          </table:table-cell>
          <table:table-cell office:value-type="float" office:value="5.00304" calcext:value-type="float">
            <text:p>5,003040</text:p>
          </table:table-cell>
          <table:table-cell office:value-type="float" office:value="2.48584" calcext:value-type="float">
            <text:p>2,4858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5319265131652817 <text:s text:c="4"/></text:p>
          </table:table-cell>
          <table:table-cell office:value-type="float" office:value="23.0006" calcext:value-type="float">
            <text:p>23,000600</text:p>
          </table:table-cell>
          <table:table-cell office:value-type="float" office:value="19.3798" calcext:value-type="float">
            <text:p>19,379800</text:p>
          </table:table-cell>
          <table:table-cell office:value-type="float" office:value="10.3569" calcext:value-type="float">
            <text:p>10,356900</text:p>
          </table:table-cell>
          <table:table-cell office:value-type="float" office:value="5.09614" calcext:value-type="float">
            <text:p>5,096140</text:p>
          </table:table-cell>
          <table:table-cell office:value-type="float" office:value="2.53193" calcext:value-type="float">
            <text:p>2,5319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5780191118158458 <text:s text:c="4"/></text:p>
          </table:table-cell>
          <table:table-cell office:value-type="float" office:value="23.0587" calcext:value-type="float">
            <text:p>23,058700</text:p>
          </table:table-cell>
          <table:table-cell office:value-type="float" office:value="19.4895" calcext:value-type="float">
            <text:p>19,489500</text:p>
          </table:table-cell>
          <table:table-cell office:value-type="float" office:value="10.5489" calcext:value-type="float">
            <text:p>10,548900</text:p>
          </table:table-cell>
          <table:table-cell office:value-type="float" office:value="5.18926" calcext:value-type="float">
            <text:p>5,189260</text:p>
          </table:table-cell>
          <table:table-cell office:value-type="float" office:value="2.57802" calcext:value-type="float">
            <text:p>2,578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6241148225283477 <text:s text:c="4"/></text:p>
          </table:table-cell>
          <table:table-cell office:value-type="float" office:value="23.1243" calcext:value-type="float">
            <text:p>23,124300</text:p>
          </table:table-cell>
          <table:table-cell office:value-type="float" office:value="19.6002" calcext:value-type="float">
            <text:p>19,600200</text:p>
          </table:table-cell>
          <table:table-cell office:value-type="float" office:value="10.7412" calcext:value-type="float">
            <text:p>10,741200</text:p>
          </table:table-cell>
          <table:table-cell office:value-type="float" office:value="5.2824" calcext:value-type="float">
            <text:p>5,282400</text:p>
          </table:table-cell>
          <table:table-cell office:value-type="float" office:value="2.62411" calcext:value-type="float">
            <text:p>2,624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6702137008849931 <text:s text:c="4"/></text:p>
          </table:table-cell>
          <table:table-cell office:value-type="float" office:value="23.1974" calcext:value-type="float">
            <text:p>23,197400</text:p>
          </table:table-cell>
          <table:table-cell office:value-type="float" office:value="19.7121" calcext:value-type="float">
            <text:p>19,712100</text:p>
          </table:table-cell>
          <table:table-cell office:value-type="float" office:value="10.9336" calcext:value-type="float">
            <text:p>10,933600</text:p>
          </table:table-cell>
          <table:table-cell office:value-type="float" office:value="5.37557" calcext:value-type="float">
            <text:p>5,375570</text:p>
          </table:table-cell>
          <table:table-cell office:value-type="float" office:value="2.67021" calcext:value-type="float">
            <text:p>2,6702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7163158024685132 <text:s text:c="4"/></text:p>
          </table:table-cell>
          <table:table-cell office:value-type="float" office:value="23.2777" calcext:value-type="float">
            <text:p>23,277700</text:p>
          </table:table-cell>
          <table:table-cell office:value-type="float" office:value="19.8253" calcext:value-type="float">
            <text:p>19,825300</text:p>
          </table:table-cell>
          <table:table-cell office:value-type="float" office:value="11.1262" calcext:value-type="float">
            <text:p>11,126200</text:p>
          </table:table-cell>
          <table:table-cell office:value-type="float" office:value="5.46877" calcext:value-type="float">
            <text:p>5,468770</text:p>
          </table:table-cell>
          <table:table-cell office:value-type="float" office:value="2.71632" calcext:value-type="float">
            <text:p>2,7163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7624211828621630 <text:s text:c="4"/></text:p>
          </table:table-cell>
          <table:table-cell office:value-type="float" office:value="23.365" calcext:value-type="float">
            <text:p>23,365000</text:p>
          </table:table-cell>
          <table:table-cell office:value-type="float" office:value="19.9402" calcext:value-type="float">
            <text:p>19,940200</text:p>
          </table:table-cell>
          <table:table-cell office:value-type="float" office:value="11.3191" calcext:value-type="float">
            <text:p>11,319100</text:p>
          </table:table-cell>
          <table:table-cell office:value-type="float" office:value="5.56199" calcext:value-type="float">
            <text:p>5,561990</text:p>
          </table:table-cell>
          <table:table-cell office:value-type="float" office:value="2.76242" calcext:value-type="float">
            <text:p>2,7624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8085298976497115 <text:s text:c="4"/></text:p>
          </table:table-cell>
          <table:table-cell office:value-type="float" office:value="23.4603" calcext:value-type="float">
            <text:p>23,460300</text:p>
          </table:table-cell>
          <table:table-cell office:value-type="float" office:value="20.0566" calcext:value-type="float">
            <text:p>20,056600</text:p>
          </table:table-cell>
          <table:table-cell office:value-type="float" office:value="11.5122" calcext:value-type="float">
            <text:p>11,512200</text:p>
          </table:table-cell>
          <table:table-cell office:value-type="float" office:value="5.65524" calcext:value-type="float">
            <text:p>5,655240</text:p>
          </table:table-cell>
          <table:table-cell office:value-type="float" office:value="2.80853" calcext:value-type="float">
            <text:p>2,8085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8546420024154839 <text:s text:c="4"/></text:p>
          </table:table-cell>
          <table:table-cell office:value-type="float" office:value="23.5668" calcext:value-type="float">
            <text:p>23,566800</text:p>
          </table:table-cell>
          <table:table-cell office:value-type="float" office:value="20.1746" calcext:value-type="float">
            <text:p>20,174600</text:p>
          </table:table-cell>
          <table:table-cell office:value-type="float" office:value="11.7055" calcext:value-type="float">
            <text:p>11,705500</text:p>
          </table:table-cell>
          <table:table-cell office:value-type="float" office:value="5.74851" calcext:value-type="float">
            <text:p>5,748510</text:p>
          </table:table-cell>
          <table:table-cell office:value-type="float" office:value="2.85464" calcext:value-type="float">
            <text:p>2,8546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9007575527443428 <text:s text:c="4"/></text:p>
          </table:table-cell>
          <table:table-cell office:value-type="float" office:value="23.6856" calcext:value-type="float">
            <text:p>23,685600</text:p>
          </table:table-cell>
          <table:table-cell office:value-type="float" office:value="20.2942" calcext:value-type="float">
            <text:p>20,294200</text:p>
          </table:table-cell>
          <table:table-cell office:value-type="float" office:value="11.899" calcext:value-type="float">
            <text:p>11,899000</text:p>
          </table:table-cell>
          <table:table-cell office:value-type="float" office:value="5.84182" calcext:value-type="float">
            <text:p>5,841820</text:p>
          </table:table-cell>
          <table:table-cell office:value-type="float" office:value="2.90076" calcext:value-type="float">
            <text:p>2,9007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9468766042217287 <text:s text:c="4"/></text:p>
          </table:table-cell>
          <table:table-cell office:value-type="float" office:value="23.7763" calcext:value-type="float">
            <text:p>23,776300</text:p>
          </table:table-cell>
          <table:table-cell office:value-type="float" office:value="20.4154" calcext:value-type="float">
            <text:p>20,415400</text:p>
          </table:table-cell>
          <table:table-cell office:value-type="float" office:value="12.0927" calcext:value-type="float">
            <text:p>12,092700</text:p>
          </table:table-cell>
          <table:table-cell office:value-type="float" office:value="5.93515" calcext:value-type="float">
            <text:p>5,935150</text:p>
          </table:table-cell>
          <table:table-cell office:value-type="float" office:value="2.94688" calcext:value-type="float">
            <text:p>2,9468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9929992124336078 <text:s text:c="4"/></text:p>
          </table:table-cell>
          <table:table-cell office:value-type="float" office:value="23.7019" calcext:value-type="float">
            <text:p>23,701900</text:p>
          </table:table-cell>
          <table:table-cell office:value-type="float" office:value="20.5381" calcext:value-type="float">
            <text:p>20,538100</text:p>
          </table:table-cell>
          <table:table-cell office:value-type="float" office:value="12.2867" calcext:value-type="float">
            <text:p>12,286700</text:p>
          </table:table-cell>
          <table:table-cell office:value-type="float" office:value="6.02851" calcext:value-type="float">
            <text:p>6,028510</text:p>
          </table:table-cell>
          <table:table-cell office:value-type="float" office:value="2.993" calcext:value-type="float">
            <text:p>2,99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0391254329665687 <text:s text:c="4"/></text:p>
          </table:table-cell>
          <table:table-cell office:value-type="float" office:value="23.5994" calcext:value-type="float">
            <text:p>23,599400</text:p>
          </table:table-cell>
          <table:table-cell office:value-type="float" office:value="20.6624" calcext:value-type="float">
            <text:p>20,662400</text:p>
          </table:table-cell>
          <table:table-cell office:value-type="float" office:value="12.4809" calcext:value-type="float">
            <text:p>12,480900</text:p>
          </table:table-cell>
          <table:table-cell office:value-type="float" office:value="6.1219" calcext:value-type="float">
            <text:p>6,121900</text:p>
          </table:table-cell>
          <table:table-cell office:value-type="float" office:value="3.03913" calcext:value-type="float">
            <text:p>3,0391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0852553214077365 <text:s text:c="4"/></text:p>
          </table:table-cell>
          <table:table-cell office:value-type="float" office:value="23.5091" calcext:value-type="float">
            <text:p>23,509100</text:p>
          </table:table-cell>
          <table:table-cell office:value-type="float" office:value="20.7883" calcext:value-type="float">
            <text:p>20,788300</text:p>
          </table:table-cell>
          <table:table-cell office:value-type="float" office:value="12.6754" calcext:value-type="float">
            <text:p>12,675400</text:p>
          </table:table-cell>
          <table:table-cell office:value-type="float" office:value="6.21532" calcext:value-type="float">
            <text:p>6,215320</text:p>
          </table:table-cell>
          <table:table-cell office:value-type="float" office:value="3.08526" calcext:value-type="float">
            <text:p>3,0852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1313889333448741 <text:s text:c="4"/></text:p>
          </table:table-cell>
          <table:table-cell office:value-type="float" office:value="23.4302" calcext:value-type="float">
            <text:p>23,430200</text:p>
          </table:table-cell>
          <table:table-cell office:value-type="float" office:value="20.9159" calcext:value-type="float">
            <text:p>20,915900</text:p>
          </table:table-cell>
          <table:table-cell office:value-type="float" office:value="12.8701" calcext:value-type="float">
            <text:p>12,870100</text:p>
          </table:table-cell>
          <table:table-cell office:value-type="float" office:value="6.30877" calcext:value-type="float">
            <text:p>6,308770</text:p>
          </table:table-cell>
          <table:table-cell office:value-type="float" office:value="3.13139" calcext:value-type="float">
            <text:p>3,1313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1775263243663403 <text:s text:c="4"/></text:p>
          </table:table-cell>
          <table:table-cell office:value-type="float" office:value="23.3592" calcext:value-type="float">
            <text:p>23,359200</text:p>
          </table:table-cell>
          <table:table-cell office:value-type="float" office:value="21.0451" calcext:value-type="float">
            <text:p>21,045100</text:p>
          </table:table-cell>
          <table:table-cell office:value-type="float" office:value="13.065" calcext:value-type="float">
            <text:p>13,065000</text:p>
          </table:table-cell>
          <table:table-cell office:value-type="float" office:value="6.40224" calcext:value-type="float">
            <text:p>6,402240</text:p>
          </table:table-cell>
          <table:table-cell office:value-type="float" office:value="3.17753" calcext:value-type="float">
            <text:p>3,1775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2236675500610734 <text:s text:c="4"/></text:p>
          </table:table-cell>
          <table:table-cell office:value-type="float" office:value="23.2955" calcext:value-type="float">
            <text:p>23,295500</text:p>
          </table:table-cell>
          <table:table-cell office:value-type="float" office:value="21.176" calcext:value-type="float">
            <text:p>21,176000</text:p>
          </table:table-cell>
          <table:table-cell office:value-type="float" office:value="13.2602" calcext:value-type="float">
            <text:p>13,260200</text:p>
          </table:table-cell>
          <table:table-cell office:value-type="float" office:value="6.49575" calcext:value-type="float">
            <text:p>6,495750</text:p>
          </table:table-cell>
          <table:table-cell office:value-type="float" office:value="3.22367" calcext:value-type="float">
            <text:p>3,2236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2698126660186650 <text:s text:c="4"/></text:p>
          </table:table-cell>
          <table:table-cell office:value-type="float" office:value="23.2388" calcext:value-type="float">
            <text:p>23,238800</text:p>
          </table:table-cell>
          <table:table-cell office:value-type="float" office:value="21.3085" calcext:value-type="float">
            <text:p>21,308500</text:p>
          </table:table-cell>
          <table:table-cell office:value-type="float" office:value="13.4557" calcext:value-type="float">
            <text:p>13,455700</text:p>
          </table:table-cell>
          <table:table-cell office:value-type="float" office:value="6.5893" calcext:value-type="float">
            <text:p>6,589300</text:p>
          </table:table-cell>
          <table:table-cell office:value-type="float" office:value="3.26981" calcext:value-type="float">
            <text:p>3,2698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3159617278292979 <text:s text:c="4"/></text:p>
          </table:table-cell>
          <table:table-cell office:value-type="float" office:value="23.189" calcext:value-type="float">
            <text:p>23,189000</text:p>
          </table:table-cell>
          <table:table-cell office:value-type="float" office:value="21.4425" calcext:value-type="float">
            <text:p>21,442500</text:p>
          </table:table-cell>
          <table:table-cell office:value-type="float" office:value="13.6513" calcext:value-type="float">
            <text:p>13,651300</text:p>
          </table:table-cell>
          <table:table-cell office:value-type="float" office:value="6.68287" calcext:value-type="float">
            <text:p>6,682870</text:p>
          </table:table-cell>
          <table:table-cell office:value-type="float" office:value="3.31596" calcext:value-type="float">
            <text:p>3,3159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3621147910838451 <text:s text:c="4"/></text:p>
          </table:table-cell>
          <table:table-cell office:value-type="float" office:value="23.1462" calcext:value-type="float">
            <text:p>23,146200</text:p>
          </table:table-cell>
          <table:table-cell office:value-type="float" office:value="21.5779" calcext:value-type="float">
            <text:p>21,577900</text:p>
          </table:table-cell>
          <table:table-cell office:value-type="float" office:value="13.8471" calcext:value-type="float">
            <text:p>13,847100</text:p>
          </table:table-cell>
          <table:table-cell office:value-type="float" office:value="6.77647" calcext:value-type="float">
            <text:p>6,776470</text:p>
          </table:table-cell>
          <table:table-cell office:value-type="float" office:value="3.36211" calcext:value-type="float">
            <text:p>3,362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4082719113737734 <text:s text:c="4"/></text:p>
          </table:table-cell>
          <table:table-cell office:value-type="float" office:value="23.1114" calcext:value-type="float">
            <text:p>23,111400</text:p>
          </table:table-cell>
          <table:table-cell office:value-type="float" office:value="21.7152" calcext:value-type="float">
            <text:p>21,715200</text:p>
          </table:table-cell>
          <table:table-cell office:value-type="float" office:value="14.0433" calcext:value-type="float">
            <text:p>14,043300</text:p>
          </table:table-cell>
          <table:table-cell office:value-type="float" office:value="6.87011" calcext:value-type="float">
            <text:p>6,870110</text:p>
          </table:table-cell>
          <table:table-cell office:value-type="float" office:value="3.40827" calcext:value-type="float">
            <text:p>3,4082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4544331442912122 <text:s text:c="4"/></text:p>
          </table:table-cell>
          <table:table-cell office:value-type="float" office:value="23.089" calcext:value-type="float">
            <text:p>23,089000</text:p>
          </table:table-cell>
          <table:table-cell office:value-type="float" office:value="21.8559" calcext:value-type="float">
            <text:p>21,855900</text:p>
          </table:table-cell>
          <table:table-cell office:value-type="float" office:value="14.2402" calcext:value-type="float">
            <text:p>14,240200</text:p>
          </table:table-cell>
          <table:table-cell office:value-type="float" office:value="6.96378" calcext:value-type="float">
            <text:p>6,963780</text:p>
          </table:table-cell>
          <table:table-cell office:value-type="float" office:value="3.45443" calcext:value-type="float">
            <text:p>3,4544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5005985454289803 <text:s text:c="4"/></text:p>
          </table:table-cell>
          <table:table-cell office:value-type="float" office:value="23.0806" calcext:value-type="float">
            <text:p>23,080600</text:p>
          </table:table-cell>
          <table:table-cell office:value-type="float" office:value="22.0004" calcext:value-type="float">
            <text:p>22,000400</text:p>
          </table:table-cell>
          <table:table-cell office:value-type="float" office:value="14.438" calcext:value-type="float">
            <text:p>14,438000</text:p>
          </table:table-cell>
          <table:table-cell office:value-type="float" office:value="7.05749" calcext:value-type="float">
            <text:p>7,057490</text:p>
          </table:table-cell>
          <table:table-cell office:value-type="float" office:value="3.5006" calcext:value-type="float">
            <text:p>3,500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5467681703805698 <text:s text:c="4"/></text:p>
          </table:table-cell>
          <table:table-cell office:value-type="float" office:value="23.03" calcext:value-type="float">
            <text:p>23,030000</text:p>
          </table:table-cell>
          <table:table-cell office:value-type="float" office:value="22.1302" calcext:value-type="float">
            <text:p>22,130200</text:p>
          </table:table-cell>
          <table:table-cell office:value-type="float" office:value="14.6313" calcext:value-type="float">
            <text:p>14,631300</text:p>
          </table:table-cell>
          <table:table-cell office:value-type="float" office:value="7.15122" calcext:value-type="float">
            <text:p>7,151220</text:p>
          </table:table-cell>
          <table:table-cell office:value-type="float" office:value="3.54677" calcext:value-type="float">
            <text:p>3,5467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5929420747401304 <text:s text:c="4"/></text:p>
          </table:table-cell>
          <table:table-cell office:value-type="float" office:value="22.7478" calcext:value-type="float">
            <text:p>22,747800</text:p>
          </table:table-cell>
          <table:table-cell office:value-type="float" office:value="22.1819" calcext:value-type="float">
            <text:p>22,181900</text:p>
          </table:table-cell>
          <table:table-cell office:value-type="float" office:value="14.8023" calcext:value-type="float">
            <text:p>14,802300</text:p>
          </table:table-cell>
          <table:table-cell office:value-type="float" office:value="7.245" calcext:value-type="float">
            <text:p>7,245000</text:p>
          </table:table-cell>
          <table:table-cell office:value-type="float" office:value="3.59294" calcext:value-type="float">
            <text:p>3,5929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6391203141025201 <text:s text:c="4"/></text:p>
          </table:table-cell>
          <table:table-cell office:value-type="float" office:value="22.4234" calcext:value-type="float">
            <text:p>22,423400</text:p>
          </table:table-cell>
          <table:table-cell office:value-type="float" office:value="22.2188" calcext:value-type="float">
            <text:p>22,218800</text:p>
          </table:table-cell>
          <table:table-cell office:value-type="float" office:value="14.969" calcext:value-type="float">
            <text:p>14,969000</text:p>
          </table:table-cell>
          <table:table-cell office:value-type="float" office:value="7.3388" calcext:value-type="float">
            <text:p>7,338800</text:p>
          </table:table-cell>
          <table:table-cell office:value-type="float" office:value="3.63912" calcext:value-type="float">
            <text:p>3,639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6853029440632845 <text:s text:c="4"/></text:p>
          </table:table-cell>
          <table:table-cell office:value-type="float" office:value="22.1126" calcext:value-type="float">
            <text:p>22,112600</text:p>
          </table:table-cell>
          <table:table-cell office:value-type="float" office:value="22.2597" calcext:value-type="float">
            <text:p>22,259700</text:p>
          </table:table-cell>
          <table:table-cell office:value-type="float" office:value="15.1365" calcext:value-type="float">
            <text:p>15,136500</text:p>
          </table:table-cell>
          <table:table-cell office:value-type="float" office:value="7.43265" calcext:value-type="float">
            <text:p>7,432650</text:p>
          </table:table-cell>
          <table:table-cell office:value-type="float" office:value="3.6853" calcext:value-type="float">
            <text:p>3,685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7314900202186809 <text:s text:c="4"/></text:p>
          </table:table-cell>
          <table:table-cell office:value-type="float" office:value="21.814" calcext:value-type="float">
            <text:p>21,814000</text:p>
          </table:table-cell>
          <table:table-cell office:value-type="float" office:value="22.304" calcext:value-type="float">
            <text:p>22,304000</text:p>
          </table:table-cell>
          <table:table-cell office:value-type="float" office:value="15.3048" calcext:value-type="float">
            <text:p>15,304800</text:p>
          </table:table-cell>
          <table:table-cell office:value-type="float" office:value="7.52652" calcext:value-type="float">
            <text:p>7,526520</text:p>
          </table:table-cell>
          <table:table-cell office:value-type="float" office:value="3.73149" calcext:value-type="float">
            <text:p>3,7314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7776815981656817 <text:s text:c="4"/></text:p>
          </table:table-cell>
          <table:table-cell office:value-type="float" office:value="21.5228" calcext:value-type="float">
            <text:p>21,522800</text:p>
          </table:table-cell>
          <table:table-cell office:value-type="float" office:value="22.3502" calcext:value-type="float">
            <text:p>22,350200</text:p>
          </table:table-cell>
          <table:table-cell office:value-type="float" office:value="15.4734" calcext:value-type="float">
            <text:p>15,473400</text:p>
          </table:table-cell>
          <table:table-cell office:value-type="float" office:value="7.62044" calcext:value-type="float">
            <text:p>7,620440</text:p>
          </table:table-cell>
          <table:table-cell office:value-type="float" office:value="3.77768" calcext:value-type="float">
            <text:p>3,7776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8238777335020049 <text:s text:c="4"/></text:p>
          </table:table-cell>
          <table:table-cell office:value-type="float" office:value="21.238" calcext:value-type="float">
            <text:p>21,238000</text:p>
          </table:table-cell>
          <table:table-cell office:value-type="float" office:value="22.3979" calcext:value-type="float">
            <text:p>22,397900</text:p>
          </table:table-cell>
          <table:table-cell office:value-type="float" office:value="15.6422" calcext:value-type="float">
            <text:p>15,642200</text:p>
          </table:table-cell>
          <table:table-cell office:value-type="float" office:value="7.71439" calcext:value-type="float">
            <text:p>7,714390</text:p>
          </table:table-cell>
          <table:table-cell office:value-type="float" office:value="3.82388" calcext:value-type="float">
            <text:p>3,8238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8700784818260687 <text:s text:c="4"/></text:p>
          </table:table-cell>
          <table:table-cell office:value-type="float" office:value="20.9595" calcext:value-type="float">
            <text:p>20,959500</text:p>
          </table:table-cell>
          <table:table-cell office:value-type="float" office:value="22.4473" calcext:value-type="float">
            <text:p>22,447300</text:p>
          </table:table-cell>
          <table:table-cell office:value-type="float" office:value="15.8113" calcext:value-type="float">
            <text:p>15,811300</text:p>
          </table:table-cell>
          <table:table-cell office:value-type="float" office:value="7.80838" calcext:value-type="float">
            <text:p>7,808380</text:p>
          </table:table-cell>
          <table:table-cell office:value-type="float" office:value="3.87008" calcext:value-type="float">
            <text:p>3,8700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9162838987370590 <text:s text:c="4"/></text:p>
          </table:table-cell>
          <table:table-cell office:value-type="float" office:value="20.6878" calcext:value-type="float">
            <text:p>20,687800</text:p>
          </table:table-cell>
          <table:table-cell office:value-type="float" office:value="22.4983" calcext:value-type="float">
            <text:p>22,498300</text:p>
          </table:table-cell>
          <table:table-cell office:value-type="float" office:value="15.9807" calcext:value-type="float">
            <text:p>15,980700</text:p>
          </table:table-cell>
          <table:table-cell office:value-type="float" office:value="7.9024" calcext:value-type="float">
            <text:p>7,902400</text:p>
          </table:table-cell>
          <table:table-cell office:value-type="float" office:value="3.91628" calcext:value-type="float">
            <text:p>3,9162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9624940398348794 <text:s text:c="4"/></text:p>
          </table:table-cell>
          <table:table-cell office:value-type="float" office:value="20.4229" calcext:value-type="float">
            <text:p>20,422900</text:p>
          </table:table-cell>
          <table:table-cell office:value-type="float" office:value="22.5509" calcext:value-type="float">
            <text:p>22,550900</text:p>
          </table:table-cell>
          <table:table-cell office:value-type="float" office:value="16.1504" calcext:value-type="float">
            <text:p>16,150400</text:p>
          </table:table-cell>
          <table:table-cell office:value-type="float" office:value="7.99647" calcext:value-type="float">
            <text:p>7,996470</text:p>
          </table:table-cell>
          <table:table-cell office:value-type="float" office:value="3.96249" calcext:value-type="float">
            <text:p>3,9624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0087089607202513 <text:s text:c="4"/></text:p>
          </table:table-cell>
          <table:table-cell office:value-type="float" office:value="20.1646" calcext:value-type="float">
            <text:p>20,164600</text:p>
          </table:table-cell>
          <table:table-cell office:value-type="float" office:value="22.6055" calcext:value-type="float">
            <text:p>22,605500</text:p>
          </table:table-cell>
          <table:table-cell office:value-type="float" office:value="16.3204" calcext:value-type="float">
            <text:p>16,320400</text:p>
          </table:table-cell>
          <table:table-cell office:value-type="float" office:value="8.09057" calcext:value-type="float">
            <text:p>8,090570</text:p>
          </table:table-cell>
          <table:table-cell office:value-type="float" office:value="4.00871" calcext:value-type="float">
            <text:p>4,0087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0549287169946240 <text:s text:c="4"/></text:p>
          </table:table-cell>
          <table:table-cell office:value-type="float" office:value="19.9123" calcext:value-type="float">
            <text:p>19,912300</text:p>
          </table:table-cell>
          <table:table-cell office:value-type="float" office:value="22.663" calcext:value-type="float">
            <text:p>22,663000</text:p>
          </table:table-cell>
          <table:table-cell office:value-type="float" office:value="16.4907" calcext:value-type="float">
            <text:p>16,490700</text:p>
          </table:table-cell>
          <table:table-cell office:value-type="float" office:value="8.18471" calcext:value-type="float">
            <text:p>8,184710</text:p>
          </table:table-cell>
          <table:table-cell office:value-type="float" office:value="4.05493" calcext:value-type="float">
            <text:p>4,0549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1011533642602149 <text:s text:c="4"/></text:p>
          </table:table-cell>
          <table:table-cell office:value-type="float" office:value="19.6658" calcext:value-type="float">
            <text:p>19,665800</text:p>
          </table:table-cell>
          <table:table-cell office:value-type="float" office:value="22.7236" calcext:value-type="float">
            <text:p>22,723600</text:p>
          </table:table-cell>
          <table:table-cell office:value-type="float" office:value="16.6613" calcext:value-type="float">
            <text:p>16,661300</text:p>
          </table:table-cell>
          <table:table-cell office:value-type="float" office:value="8.27889" calcext:value-type="float">
            <text:p>8,278890</text:p>
          </table:table-cell>
          <table:table-cell office:value-type="float" office:value="4.10115" calcext:value-type="float">
            <text:p>4,1011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1473829581200858 <text:s text:c="4"/></text:p>
          </table:table-cell>
          <table:table-cell office:value-type="float" office:value="19.428" calcext:value-type="float">
            <text:p>19,428000</text:p>
          </table:table-cell>
          <table:table-cell office:value-type="float" office:value="22.7753" calcext:value-type="float">
            <text:p>22,775300</text:p>
          </table:table-cell>
          <table:table-cell office:value-type="float" office:value="16.8322" calcext:value-type="float">
            <text:p>16,832200</text:p>
          </table:table-cell>
          <table:table-cell office:value-type="float" office:value="8.37311" calcext:value-type="float">
            <text:p>8,373110</text:p>
          </table:table-cell>
          <table:table-cell office:value-type="float" office:value="4.14738" calcext:value-type="float">
            <text:p>4,1473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1936175541780170 <text:s text:c="4"/></text:p>
          </table:table-cell>
          <table:table-cell office:value-type="float" office:value="19.21" calcext:value-type="float">
            <text:p>19,210000</text:p>
          </table:table-cell>
          <table:table-cell office:value-type="float" office:value="22.7768" calcext:value-type="float">
            <text:p>22,776800</text:p>
          </table:table-cell>
          <table:table-cell office:value-type="float" office:value="17.0035" calcext:value-type="float">
            <text:p>17,003500</text:p>
          </table:table-cell>
          <table:table-cell office:value-type="float" office:value="8.46737" calcext:value-type="float">
            <text:p>8,467370</text:p>
          </table:table-cell>
          <table:table-cell office:value-type="float" office:value="4.19362" calcext:value-type="float">
            <text:p>4,1936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2398572080386518 <text:s text:c="4"/></text:p>
          </table:table-cell>
          <table:table-cell office:value-type="float" office:value="19.0044" calcext:value-type="float">
            <text:p>19,004400</text:p>
          </table:table-cell>
          <table:table-cell office:value-type="float" office:value="22.7693" calcext:value-type="float">
            <text:p>22,769300</text:p>
          </table:table-cell>
          <table:table-cell office:value-type="float" office:value="17.1751" calcext:value-type="float">
            <text:p>17,175100</text:p>
          </table:table-cell>
          <table:table-cell office:value-type="float" office:value="8.56167" calcext:value-type="float">
            <text:p>8,561670</text:p>
          </table:table-cell>
          <table:table-cell office:value-type="float" office:value="4.23986" calcext:value-type="float">
            <text:p>4,2398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2861019753074254 <text:s text:c="4"/></text:p>
          </table:table-cell>
          <table:table-cell office:value-type="float" office:value="18.7738" calcext:value-type="float">
            <text:p>18,773800</text:p>
          </table:table-cell>
          <table:table-cell office:value-type="float" office:value="22.7651" calcext:value-type="float">
            <text:p>22,765100</text:p>
          </table:table-cell>
          <table:table-cell office:value-type="float" office:value="17.347" calcext:value-type="float">
            <text:p>17,347000</text:p>
          </table:table-cell>
          <table:table-cell office:value-type="float" office:value="8.65601" calcext:value-type="float">
            <text:p>8,656010</text:p>
          </table:table-cell>
          <table:table-cell office:value-type="float" office:value="4.2861" calcext:value-type="float">
            <text:p>4,286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3323519115905933 <text:s text:c="4"/></text:p>
          </table:table-cell>
          <table:table-cell office:value-type="float" office:value="18.4003" calcext:value-type="float">
            <text:p>18,400300</text:p>
          </table:table-cell>
          <table:table-cell office:value-type="float" office:value="22.7637" calcext:value-type="float">
            <text:p>22,763700</text:p>
          </table:table-cell>
          <table:table-cell office:value-type="float" office:value="17.5192" calcext:value-type="float">
            <text:p>17,519200</text:p>
          </table:table-cell>
          <table:table-cell office:value-type="float" office:value="8.75039" calcext:value-type="float">
            <text:p>8,750390</text:p>
          </table:table-cell>
          <table:table-cell office:value-type="float" office:value="4.33235" calcext:value-type="float">
            <text:p>4,3323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3786070724952388 <text:s text:c="4"/></text:p>
          </table:table-cell>
          <table:table-cell office:value-type="float" office:value="18.0018" calcext:value-type="float">
            <text:p>18,001800</text:p>
          </table:table-cell>
          <table:table-cell office:value-type="float" office:value="22.7643" calcext:value-type="float">
            <text:p>22,764300</text:p>
          </table:table-cell>
          <table:table-cell office:value-type="float" office:value="17.6919" calcext:value-type="float">
            <text:p>17,691900</text:p>
          </table:table-cell>
          <table:table-cell office:value-type="float" office:value="8.84482" calcext:value-type="float">
            <text:p>8,844820</text:p>
          </table:table-cell>
          <table:table-cell office:value-type="float" office:value="4.37861" calcext:value-type="float">
            <text:p>4,3786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4248675136293034 <text:s text:c="4"/></text:p>
          </table:table-cell>
          <table:table-cell office:value-type="float" office:value="17.6132" calcext:value-type="float">
            <text:p>17,613200</text:p>
          </table:table-cell>
          <table:table-cell office:value-type="float" office:value="22.7666" calcext:value-type="float">
            <text:p>22,766600</text:p>
          </table:table-cell>
          <table:table-cell office:value-type="float" office:value="17.8648" calcext:value-type="float">
            <text:p>17,864800</text:p>
          </table:table-cell>
          <table:table-cell office:value-type="float" office:value="8.93929" calcext:value-type="float">
            <text:p>8,939290</text:p>
          </table:table-cell>
          <table:table-cell office:value-type="float" office:value="4.42487" calcext:value-type="float">
            <text:p>4,4248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4711332906015464 <text:s text:c="4"/></text:p>
          </table:table-cell>
          <table:table-cell office:value-type="float" office:value="17.2332" calcext:value-type="float">
            <text:p>17,233200</text:p>
          </table:table-cell>
          <table:table-cell office:value-type="float" office:value="22.7706" calcext:value-type="float">
            <text:p>22,770600</text:p>
          </table:table-cell>
          <table:table-cell office:value-type="float" office:value="18.0379" calcext:value-type="float">
            <text:p>18,037900</text:p>
          </table:table-cell>
          <table:table-cell office:value-type="float" office:value="9.0338" calcext:value-type="float">
            <text:p>9,033800</text:p>
          </table:table-cell>
          <table:table-cell office:value-type="float" office:value="4.47113" calcext:value-type="float">
            <text:p>4,4711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5174044590215976 <text:s text:c="4"/></text:p>
          </table:table-cell>
          <table:table-cell office:value-type="float" office:value="16.8591" calcext:value-type="float">
            <text:p>16,859100</text:p>
          </table:table-cell>
          <table:table-cell office:value-type="float" office:value="22.7764" calcext:value-type="float">
            <text:p>22,776400</text:p>
          </table:table-cell>
          <table:table-cell office:value-type="float" office:value="18.211" calcext:value-type="float">
            <text:p>18,211000</text:p>
          </table:table-cell>
          <table:table-cell office:value-type="float" office:value="9.12835" calcext:value-type="float">
            <text:p>9,128350</text:p>
          </table:table-cell>
          <table:table-cell office:value-type="float" office:value="4.5174" calcext:value-type="float">
            <text:p>4,517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5636810744999687 <text:s text:c="4"/></text:p>
          </table:table-cell>
          <table:table-cell office:value-type="float" office:value="16.4899" calcext:value-type="float">
            <text:p>16,489900</text:p>
          </table:table-cell>
          <table:table-cell office:value-type="float" office:value="22.7841" calcext:value-type="float">
            <text:p>22,784100</text:p>
          </table:table-cell>
          <table:table-cell office:value-type="float" office:value="18.3847" calcext:value-type="float">
            <text:p>18,384700</text:p>
          </table:table-cell>
          <table:table-cell office:value-type="float" office:value="9.22295" calcext:value-type="float">
            <text:p>9,222950</text:p>
          </table:table-cell>
          <table:table-cell office:value-type="float" office:value="4.56368" calcext:value-type="float">
            <text:p>4,5636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6099631926480127 <text:s text:c="4"/></text:p>
          </table:table-cell>
          <table:table-cell office:value-type="float" office:value="16.1257" calcext:value-type="float">
            <text:p>16,125700</text:p>
          </table:table-cell>
          <table:table-cell office:value-type="float" office:value="22.7936" calcext:value-type="float">
            <text:p>22,793600</text:p>
          </table:table-cell>
          <table:table-cell office:value-type="float" office:value="18.5606" calcext:value-type="float">
            <text:p>18,560600</text:p>
          </table:table-cell>
          <table:table-cell office:value-type="float" office:value="9.31759" calcext:value-type="float">
            <text:p>9,317590</text:p>
          </table:table-cell>
          <table:table-cell office:value-type="float" office:value="4.60996" calcext:value-type="float">
            <text:p>4,6099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6562508690780069 <text:s text:c="4"/></text:p>
          </table:table-cell>
          <table:table-cell office:value-type="float" office:value="15.7667" calcext:value-type="float">
            <text:p>15,766700</text:p>
          </table:table-cell>
          <table:table-cell office:value-type="float" office:value="22.8049" calcext:value-type="float">
            <text:p>22,804900</text:p>
          </table:table-cell>
          <table:table-cell office:value-type="float" office:value="18.7395" calcext:value-type="float">
            <text:p>18,739500</text:p>
          </table:table-cell>
          <table:table-cell office:value-type="float" office:value="9.41228" calcext:value-type="float">
            <text:p>9,412280</text:p>
          </table:table-cell>
          <table:table-cell office:value-type="float" office:value="4.65625" calcext:value-type="float">
            <text:p>4,656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7025441594030584 <text:s text:c="4"/></text:p>
          </table:table-cell>
          <table:table-cell office:value-type="float" office:value="15.4128" calcext:value-type="float">
            <text:p>15,412800</text:p>
          </table:table-cell>
          <table:table-cell office:value-type="float" office:value="22.8181" calcext:value-type="float">
            <text:p>22,818100</text:p>
          </table:table-cell>
          <table:table-cell office:value-type="float" office:value="18.8992" calcext:value-type="float">
            <text:p>18,899200</text:p>
          </table:table-cell>
          <table:table-cell office:value-type="float" office:value="9.50701" calcext:value-type="float">
            <text:p>9,507010</text:p>
          </table:table-cell>
          <table:table-cell office:value-type="float" office:value="4.70254" calcext:value-type="float">
            <text:p>4,7025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7488431192372396 <text:s text:c="4"/></text:p>
          </table:table-cell>
          <table:table-cell office:value-type="float" office:value="15.0636" calcext:value-type="float">
            <text:p>15,063600</text:p>
          </table:table-cell>
          <table:table-cell office:value-type="float" office:value="22.8332" calcext:value-type="float">
            <text:p>22,833200</text:p>
          </table:table-cell>
          <table:table-cell office:value-type="float" office:value="18.9654" calcext:value-type="float">
            <text:p>18,965400</text:p>
          </table:table-cell>
          <table:table-cell office:value-type="float" office:value="9.60178" calcext:value-type="float">
            <text:p>9,601780</text:p>
          </table:table-cell>
          <table:table-cell office:value-type="float" office:value="4.74884" calcext:value-type="float">
            <text:p>4,7488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7951478041954827 <text:s text:c="4"/></text:p>
          </table:table-cell>
          <table:table-cell office:value-type="float" office:value="14.7186" calcext:value-type="float">
            <text:p>14,718600</text:p>
          </table:table-cell>
          <table:table-cell office:value-type="float" office:value="22.8501" calcext:value-type="float">
            <text:p>22,850100</text:p>
          </table:table-cell>
          <table:table-cell office:value-type="float" office:value="19.0124" calcext:value-type="float">
            <text:p>19,012400</text:p>
          </table:table-cell>
          <table:table-cell office:value-type="float" office:value="9.69661" calcext:value-type="float">
            <text:p>9,696610</text:p>
          </table:table-cell>
          <table:table-cell office:value-type="float" office:value="4.79515" calcext:value-type="float">
            <text:p>4,7951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8414582698936464 <text:s text:c="4"/></text:p>
          </table:table-cell>
          <table:table-cell office:value-type="float" office:value="14.377" calcext:value-type="float">
            <text:p>14,377000</text:p>
          </table:table-cell>
          <table:table-cell office:value-type="float" office:value="22.8689" calcext:value-type="float">
            <text:p>22,868900</text:p>
          </table:table-cell>
          <table:table-cell office:value-type="float" office:value="19.0623" calcext:value-type="float">
            <text:p>19,062300</text:p>
          </table:table-cell>
          <table:table-cell office:value-type="float" office:value="9.79148" calcext:value-type="float">
            <text:p>9,791480</text:p>
          </table:table-cell>
          <table:table-cell office:value-type="float" office:value="4.84146" calcext:value-type="float">
            <text:p>4,8414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8877745719485697 <text:s text:c="4"/></text:p>
          </table:table-cell>
          <table:table-cell office:value-type="float" office:value="14.0408" calcext:value-type="float">
            <text:p>14,040800</text:p>
          </table:table-cell>
          <table:table-cell office:value-type="float" office:value="22.8895" calcext:value-type="float">
            <text:p>22,889500</text:p>
          </table:table-cell>
          <table:table-cell office:value-type="float" office:value="19.1145" calcext:value-type="float">
            <text:p>19,114500</text:p>
          </table:table-cell>
          <table:table-cell office:value-type="float" office:value="9.88639" calcext:value-type="float">
            <text:p>9,886390</text:p>
          </table:table-cell>
          <table:table-cell office:value-type="float" office:value="4.88777" calcext:value-type="float">
            <text:p>4,8877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9340967659779400 <text:s text:c="4"/></text:p>
          </table:table-cell>
          <table:table-cell office:value-type="float" office:value="13.7163" calcext:value-type="float">
            <text:p>13,716300</text:p>
          </table:table-cell>
          <table:table-cell office:value-type="float" office:value="22.912" calcext:value-type="float">
            <text:p>22,912000</text:p>
          </table:table-cell>
          <table:table-cell office:value-type="float" office:value="19.1672" calcext:value-type="float">
            <text:p>19,167200</text:p>
          </table:table-cell>
          <table:table-cell office:value-type="float" office:value="9.98136" calcext:value-type="float">
            <text:p>9,981360</text:p>
          </table:table-cell>
          <table:table-cell office:value-type="float" office:value="4.9341" calcext:value-type="float">
            <text:p>4,934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9804249076004652 <text:s text:c="4"/></text:p>
          </table:table-cell>
          <table:table-cell office:value-type="float" office:value="13.4056" calcext:value-type="float">
            <text:p>13,405600</text:p>
          </table:table-cell>
          <table:table-cell office:value-type="float" office:value="22.9363" calcext:value-type="float">
            <text:p>22,936300</text:p>
          </table:table-cell>
          <table:table-cell office:value-type="float" office:value="19.2201" calcext:value-type="float">
            <text:p>19,220100</text:p>
          </table:table-cell>
          <table:table-cell office:value-type="float" office:value="10.0764" calcext:value-type="float">
            <text:p>10,076400</text:p>
          </table:table-cell>
          <table:table-cell office:value-type="float" office:value="4.98042" calcext:value-type="float">
            <text:p>4,9804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0267590524357395 <text:s text:c="4"/></text:p>
          </table:table-cell>
          <table:table-cell office:value-type="float" office:value="13.0251" calcext:value-type="float">
            <text:p>13,025100</text:p>
          </table:table-cell>
          <table:table-cell office:value-type="float" office:value="22.9625" calcext:value-type="float">
            <text:p>22,962500</text:p>
          </table:table-cell>
          <table:table-cell office:value-type="float" office:value="19.2731" calcext:value-type="float">
            <text:p>19,273100</text:p>
          </table:table-cell>
          <table:table-cell office:value-type="float" office:value="10.1714" calcext:value-type="float">
            <text:p>10,171400</text:p>
          </table:table-cell>
          <table:table-cell office:value-type="float" office:value="5.02676" calcext:value-type="float">
            <text:p>5,0267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0730992561043484 <text:s text:c="4"/></text:p>
          </table:table-cell>
          <table:table-cell office:value-type="float" office:value="12.292" calcext:value-type="float">
            <text:p>12,292000</text:p>
          </table:table-cell>
          <table:table-cell office:value-type="float" office:value="22.9906" calcext:value-type="float">
            <text:p>22,990600</text:p>
          </table:table-cell>
          <table:table-cell office:value-type="float" office:value="19.3265" calcext:value-type="float">
            <text:p>19,326500</text:p>
          </table:table-cell>
          <table:table-cell office:value-type="float" office:value="10.2665" calcext:value-type="float">
            <text:p>10,266500</text:p>
          </table:table-cell>
          <table:table-cell office:value-type="float" office:value="5.0731" calcext:value-type="float">
            <text:p>5,073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1194455742278491 <text:s text:c="4"/></text:p>
          </table:table-cell>
          <table:table-cell office:value-type="float" office:value="11.4888" calcext:value-type="float">
            <text:p>11,488800</text:p>
          </table:table-cell>
          <table:table-cell office:value-type="float" office:value="23.0206" calcext:value-type="float">
            <text:p>23,020600</text:p>
          </table:table-cell>
          <table:table-cell office:value-type="float" office:value="19.3802" calcext:value-type="float">
            <text:p>19,380200</text:p>
          </table:table-cell>
          <table:table-cell office:value-type="float" office:value="10.3617" calcext:value-type="float">
            <text:p>10,361700</text:p>
          </table:table-cell>
          <table:table-cell office:value-type="float" office:value="5.11945" calcext:value-type="float">
            <text:p>5,1194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1657980624287640 <text:s text:c="4"/></text:p>
          </table:table-cell>
          <table:table-cell office:value-type="float" office:value="10.6987" calcext:value-type="float">
            <text:p>10,698700</text:p>
          </table:table-cell>
          <table:table-cell office:value-type="float" office:value="23.0524" calcext:value-type="float">
            <text:p>23,052400</text:p>
          </table:table-cell>
          <table:table-cell office:value-type="float" office:value="19.4344" calcext:value-type="float">
            <text:p>19,434400</text:p>
          </table:table-cell>
          <table:table-cell office:value-type="float" office:value="10.4569" calcext:value-type="float">
            <text:p>10,456900</text:p>
          </table:table-cell>
          <table:table-cell office:value-type="float" office:value="5.1658" calcext:value-type="float">
            <text:p>5,165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2121567763306045 <text:s text:c="4"/></text:p>
          </table:table-cell>
          <table:table-cell office:value-type="float" office:value="9.91739" calcext:value-type="float">
            <text:p>9,917390</text:p>
          </table:table-cell>
          <table:table-cell office:value-type="float" office:value="23.0861" calcext:value-type="float">
            <text:p>23,086100</text:p>
          </table:table-cell>
          <table:table-cell office:value-type="float" office:value="19.4889" calcext:value-type="float">
            <text:p>19,488900</text:p>
          </table:table-cell>
          <table:table-cell office:value-type="float" office:value="10.5522" calcext:value-type="float">
            <text:p>10,552200</text:p>
          </table:table-cell>
          <table:table-cell office:value-type="float" office:value="5.21216" calcext:value-type="float">
            <text:p>5,2121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2585217715579002 <text:s text:c="4"/></text:p>
          </table:table-cell>
          <table:table-cell office:value-type="float" office:value="9.13757" calcext:value-type="float">
            <text:p>9,137570</text:p>
          </table:table-cell>
          <table:table-cell office:value-type="float" office:value="23.1217" calcext:value-type="float">
            <text:p>23,121700</text:p>
          </table:table-cell>
          <table:table-cell office:value-type="float" office:value="19.5439" calcext:value-type="float">
            <text:p>19,543900</text:p>
          </table:table-cell>
          <table:table-cell office:value-type="float" office:value="10.6475" calcext:value-type="float">
            <text:p>10,647500</text:p>
          </table:table-cell>
          <table:table-cell office:value-type="float" office:value="5.25852" calcext:value-type="float">
            <text:p>5,2585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3048931037361520 <text:s text:c="4"/></text:p>
          </table:table-cell>
          <table:table-cell office:value-type="float" office:value="8.37804" calcext:value-type="float">
            <text:p>8,378040</text:p>
          </table:table-cell>
          <table:table-cell office:value-type="float" office:value="23.1591" calcext:value-type="float">
            <text:p>23,159100</text:p>
          </table:table-cell>
          <table:table-cell office:value-type="float" office:value="19.5991" calcext:value-type="float">
            <text:p>19,599100</text:p>
          </table:table-cell>
          <table:table-cell office:value-type="float" office:value="10.7428" calcext:value-type="float">
            <text:p>10,742800</text:p>
          </table:table-cell>
          <table:table-cell office:value-type="float" office:value="5.30489" calcext:value-type="float">
            <text:p>5,3048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3512708284918533 <text:s text:c="4"/></text:p>
          </table:table-cell>
          <table:table-cell office:value-type="float" office:value="7.70967" calcext:value-type="float">
            <text:p>7,709670</text:p>
          </table:table-cell>
          <table:table-cell office:value-type="float" office:value="23.1985" calcext:value-type="float">
            <text:p>23,198500</text:p>
          </table:table-cell>
          <table:table-cell office:value-type="float" office:value="19.6548" calcext:value-type="float">
            <text:p>19,654800</text:p>
          </table:table-cell>
          <table:table-cell office:value-type="float" office:value="10.8382" calcext:value-type="float">
            <text:p>10,838200</text:p>
          </table:table-cell>
          <table:table-cell office:value-type="float" office:value="5.35127" calcext:value-type="float">
            <text:p>5,3512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3976550014525726 <text:s text:c="4"/></text:p>
          </table:table-cell>
          <table:table-cell office:value-type="float" office:value="7.06208" calcext:value-type="float">
            <text:p>7,062080</text:p>
          </table:table-cell>
          <table:table-cell office:value-type="float" office:value="23.2397" calcext:value-type="float">
            <text:p>23,239700</text:p>
          </table:table-cell>
          <table:table-cell office:value-type="float" office:value="19.7108" calcext:value-type="float">
            <text:p>19,710800</text:p>
          </table:table-cell>
          <table:table-cell office:value-type="float" office:value="10.9337" calcext:value-type="float">
            <text:p>10,933700</text:p>
          </table:table-cell>
          <table:table-cell office:value-type="float" office:value="5.39766" calcext:value-type="float">
            <text:p>5,397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4440456782468738 <text:s text:c="4"/></text:p>
          </table:table-cell>
          <table:table-cell office:value-type="float" office:value="6.41439" calcext:value-type="float">
            <text:p>6,414390</text:p>
          </table:table-cell>
          <table:table-cell office:value-type="float" office:value="23.2828" calcext:value-type="float">
            <text:p>23,282800</text:p>
          </table:table-cell>
          <table:table-cell office:value-type="float" office:value="19.7672" calcext:value-type="float">
            <text:p>19,767200</text:p>
          </table:table-cell>
          <table:table-cell office:value-type="float" office:value="11.0292" calcext:value-type="float">
            <text:p>11,029200</text:p>
          </table:table-cell>
          <table:table-cell office:value-type="float" office:value="5.44405" calcext:value-type="float">
            <text:p>5,4440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4904429145043592 <text:s text:c="4"/></text:p>
          </table:table-cell>
          <table:table-cell office:value-type="float" office:value="5.76699" calcext:value-type="float">
            <text:p>5,766990</text:p>
          </table:table-cell>
          <table:table-cell office:value-type="float" office:value="23.3278" calcext:value-type="float">
            <text:p>23,327800</text:p>
          </table:table-cell>
          <table:table-cell office:value-type="float" office:value="19.824" calcext:value-type="float">
            <text:p>19,824000</text:p>
          </table:table-cell>
          <table:table-cell office:value-type="float" office:value="11.1248" calcext:value-type="float">
            <text:p>11,124800</text:p>
          </table:table-cell>
          <table:table-cell office:value-type="float" office:value="5.49044" calcext:value-type="float">
            <text:p>5,4904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5368467658556986 <text:s text:c="4"/></text:p>
          </table:table-cell>
          <table:table-cell office:value-type="float" office:value="5.12128" calcext:value-type="float">
            <text:p>5,121280</text:p>
          </table:table-cell>
          <table:table-cell office:value-type="float" office:value="23.3748" calcext:value-type="float">
            <text:p>23,374800</text:p>
          </table:table-cell>
          <table:table-cell office:value-type="float" office:value="19.8812" calcext:value-type="float">
            <text:p>19,881200</text:p>
          </table:table-cell>
          <table:table-cell office:value-type="float" office:value="11.2204" calcext:value-type="float">
            <text:p>11,220400</text:p>
          </table:table-cell>
          <table:table-cell office:value-type="float" office:value="5.53685" calcext:value-type="float">
            <text:p>5,5368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5832572879326001 <text:s text:c="4"/></text:p>
          </table:table-cell>
          <table:table-cell office:value-type="float" office:value="4.47745" calcext:value-type="float">
            <text:p>4,477450</text:p>
          </table:table-cell>
          <table:table-cell office:value-type="float" office:value="23.4237" calcext:value-type="float">
            <text:p>23,423700</text:p>
          </table:table-cell>
          <table:table-cell office:value-type="float" office:value="19.9388" calcext:value-type="float">
            <text:p>19,938800</text:p>
          </table:table-cell>
          <table:table-cell office:value-type="float" office:value="11.3161" calcext:value-type="float">
            <text:p>11,316100</text:p>
          </table:table-cell>
          <table:table-cell office:value-type="float" office:value="5.58326" calcext:value-type="float">
            <text:p>5,5832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6296745363677934 <text:s text:c="4"/></text:p>
          </table:table-cell>
          <table:table-cell office:value-type="float" office:value="3.83522" calcext:value-type="float">
            <text:p>3,835220</text:p>
          </table:table-cell>
          <table:table-cell office:value-type="float" office:value="23.4744" calcext:value-type="float">
            <text:p>23,474400</text:p>
          </table:table-cell>
          <table:table-cell office:value-type="float" office:value="19.9967" calcext:value-type="float">
            <text:p>19,996700</text:p>
          </table:table-cell>
          <table:table-cell office:value-type="float" office:value="11.4118" calcext:value-type="float">
            <text:p>11,411800</text:p>
          </table:table-cell>
          <table:table-cell office:value-type="float" office:value="5.62967" calcext:value-type="float">
            <text:p>5,6296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6760985667951287 <text:s text:c="4"/></text:p>
          </table:table-cell>
          <table:table-cell office:value-type="float" office:value="3.19422" calcext:value-type="float">
            <text:p>3,194220</text:p>
          </table:table-cell>
          <table:table-cell office:value-type="float" office:value="23.5269" calcext:value-type="float">
            <text:p>23,526900</text:p>
          </table:table-cell>
          <table:table-cell office:value-type="float" office:value="20.0551" calcext:value-type="float">
            <text:p>20,055100</text:p>
          </table:table-cell>
          <table:table-cell office:value-type="float" office:value="11.5076" calcext:value-type="float">
            <text:p>11,507600</text:p>
          </table:table-cell>
          <table:table-cell office:value-type="float" office:value="5.6761" calcext:value-type="float">
            <text:p>5,676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7225294348495606 <text:s text:c="4"/></text:p>
          </table:table-cell>
          <table:table-cell office:value-type="float" office:value="2.55419" calcext:value-type="float">
            <text:p>2,554190</text:p>
          </table:table-cell>
          <table:table-cell office:value-type="float" office:value="23.581" calcext:value-type="float">
            <text:p>23,581000</text:p>
          </table:table-cell>
          <table:table-cell office:value-type="float" office:value="20.1138" calcext:value-type="float">
            <text:p>20,113800</text:p>
          </table:table-cell>
          <table:table-cell office:value-type="float" office:value="11.6034" calcext:value-type="float">
            <text:p>11,603400</text:p>
          </table:table-cell>
          <table:table-cell office:value-type="float" office:value="5.72253" calcext:value-type="float">
            <text:p>5,7225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7689671961670825 <text:s text:c="4"/></text:p>
          </table:table-cell>
          <table:table-cell office:value-type="float" office:value="1.91495" calcext:value-type="float">
            <text:p>1,914950</text:p>
          </table:table-cell>
          <table:table-cell office:value-type="float" office:value="23.6372" calcext:value-type="float">
            <text:p>23,637200</text:p>
          </table:table-cell>
          <table:table-cell office:value-type="float" office:value="20.1729" calcext:value-type="float">
            <text:p>20,172900</text:p>
          </table:table-cell>
          <table:table-cell office:value-type="float" office:value="11.6993" calcext:value-type="float">
            <text:p>11,699300</text:p>
          </table:table-cell>
          <table:table-cell office:value-type="float" office:value="5.76897" calcext:value-type="float">
            <text:p>5,7689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8154119063847958 <text:s text:c="4"/></text:p>
          </table:table-cell>
          <table:table-cell office:value-type="float" office:value="1.2763" calcext:value-type="float">
            <text:p>1,276300</text:p>
          </table:table-cell>
          <table:table-cell office:value-type="float" office:value="23.6972" calcext:value-type="float">
            <text:p>23,697200</text:p>
          </table:table-cell>
          <table:table-cell office:value-type="float" office:value="20.2324" calcext:value-type="float">
            <text:p>20,232400</text:p>
          </table:table-cell>
          <table:table-cell office:value-type="float" office:value="11.7953" calcext:value-type="float">
            <text:p>11,795300</text:p>
          </table:table-cell>
          <table:table-cell office:value-type="float" office:value="5.81541" calcext:value-type="float">
            <text:p>5,8154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8618636211408912 <text:s text:c="4"/></text:p>
          </table:table-cell>
          <table:table-cell office:value-type="float" office:value="0.0193953" calcext:value-type="float">
            <text:p>0,019395</text:p>
          </table:table-cell>
          <table:table-cell office:value-type="float" office:value="23.7615" calcext:value-type="float">
            <text:p>23,761500</text:p>
          </table:table-cell>
          <table:table-cell office:value-type="float" office:value="20.2923" calcext:value-type="float">
            <text:p>20,292300</text:p>
          </table:table-cell>
          <table:table-cell office:value-type="float" office:value="11.8913" calcext:value-type="float">
            <text:p>11,891300</text:p>
          </table:table-cell>
          <table:table-cell office:value-type="float" office:value="5.86186" calcext:value-type="float">
            <text:p>5,8618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9083223960746958 <text:s text:c="4"/></text:p>
          </table:table-cell>
          <table:table-cell office:value-type="string" calcext:value-type="string">
            <text:p>4,84184e-322</text:p>
          </table:table-cell>
          <table:table-cell office:value-type="float" office:value="23.8094" calcext:value-type="float">
            <text:p>23,809400</text:p>
          </table:table-cell>
          <table:table-cell office:value-type="float" office:value="20.3526" calcext:value-type="float">
            <text:p>20,352600</text:p>
          </table:table-cell>
          <table:table-cell office:value-type="float" office:value="11.9873" calcext:value-type="float">
            <text:p>11,987300</text:p>
          </table:table-cell>
          <table:table-cell office:value-type="float" office:value="5.90832" calcext:value-type="float">
            <text:p>5,9083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9547882868266582 <text:s text:c="4"/></text:p>
          </table:table-cell>
          <table:table-cell/>
          <table:table-cell office:value-type="float" office:value="23.7716" calcext:value-type="float">
            <text:p>23,771600</text:p>
          </table:table-cell>
          <table:table-cell office:value-type="float" office:value="20.4132" calcext:value-type="float">
            <text:p>20,413200</text:p>
          </table:table-cell>
          <table:table-cell office:value-type="float" office:value="12.0834" calcext:value-type="float">
            <text:p>12,083400</text:p>
          </table:table-cell>
          <table:table-cell office:value-type="float" office:value="5.95479" calcext:value-type="float">
            <text:p>5,9547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0012613490383329 <text:s text:c="4"/></text:p>
          </table:table-cell>
          <table:table-cell/>
          <table:table-cell office:value-type="float" office:value="23.7174" calcext:value-type="float">
            <text:p>23,717400</text:p>
          </table:table-cell>
          <table:table-cell office:value-type="float" office:value="20.4743" calcext:value-type="float">
            <text:p>20,474300</text:p>
          </table:table-cell>
          <table:table-cell office:value-type="float" office:value="12.1796" calcext:value-type="float">
            <text:p>12,179600</text:p>
          </table:table-cell>
          <table:table-cell office:value-type="float" office:value="6.00126" calcext:value-type="float">
            <text:p>6,0012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0477416383524556 <text:s text:c="4"/></text:p>
          </table:table-cell>
          <table:table-cell/>
          <table:table-cell office:value-type="float" office:value="23.6675" calcext:value-type="float">
            <text:p>23,667500</text:p>
          </table:table-cell>
          <table:table-cell office:value-type="float" office:value="20.5358" calcext:value-type="float">
            <text:p>20,535800</text:p>
          </table:table-cell>
          <table:table-cell office:value-type="float" office:value="12.2759" calcext:value-type="float">
            <text:p>12,275900</text:p>
          </table:table-cell>
          <table:table-cell office:value-type="float" office:value="6.04774" calcext:value-type="float">
            <text:p>6,047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0942292104128617 <text:s text:c="4"/></text:p>
          </table:table-cell>
          <table:table-cell/>
          <table:table-cell office:value-type="float" office:value="23.6214" calcext:value-type="float">
            <text:p>23,621400</text:p>
          </table:table-cell>
          <table:table-cell office:value-type="float" office:value="20.5977" calcext:value-type="float">
            <text:p>20,597700</text:p>
          </table:table-cell>
          <table:table-cell office:value-type="float" office:value="12.3721" calcext:value-type="float">
            <text:p>12,372100</text:p>
          </table:table-cell>
          <table:table-cell office:value-type="float" office:value="6.09423" calcext:value-type="float">
            <text:p>6,0942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1407241208645713 <text:s text:c="4"/></text:p>
          </table:table-cell>
          <table:table-cell/>
          <table:table-cell office:value-type="float" office:value="23.5773" calcext:value-type="float">
            <text:p>23,577300</text:p>
          </table:table-cell>
          <table:table-cell office:value-type="float" office:value="20.6599" calcext:value-type="float">
            <text:p>20,659900</text:p>
          </table:table-cell>
          <table:table-cell office:value-type="float" office:value="12.4685" calcext:value-type="float">
            <text:p>12,468500</text:p>
          </table:table-cell>
          <table:table-cell office:value-type="float" office:value="6.14072" calcext:value-type="float">
            <text:p>6,140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1872264253537352 <text:s text:c="4"/></text:p>
          </table:table-cell>
          <table:table-cell/>
          <table:table-cell office:value-type="float" office:value="23.535" calcext:value-type="float">
            <text:p>23,535000</text:p>
          </table:table-cell>
          <table:table-cell office:value-type="float" office:value="20.7226" calcext:value-type="float">
            <text:p>20,722600</text:p>
          </table:table-cell>
          <table:table-cell office:value-type="float" office:value="12.5649" calcext:value-type="float">
            <text:p>12,564900</text:p>
          </table:table-cell>
          <table:table-cell office:value-type="float" office:value="6.18723" calcext:value-type="float">
            <text:p>6,1872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2337361795277406 <text:s text:c="4"/></text:p>
          </table:table-cell>
          <table:table-cell/>
          <table:table-cell office:value-type="float" office:value="23.4943" calcext:value-type="float">
            <text:p>23,494300</text:p>
          </table:table-cell>
          <table:table-cell office:value-type="float" office:value="20.7857" calcext:value-type="float">
            <text:p>20,785700</text:p>
          </table:table-cell>
          <table:table-cell office:value-type="float" office:value="12.6614" calcext:value-type="float">
            <text:p>12,661400</text:p>
          </table:table-cell>
          <table:table-cell office:value-type="float" office:value="6.23374" calcext:value-type="float">
            <text:p>6,233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2802534390351061 <text:s text:c="4"/></text:p>
          </table:table-cell>
          <table:table-cell/>
          <table:table-cell office:value-type="float" office:value="23.4555" calcext:value-type="float">
            <text:p>23,455500</text:p>
          </table:table-cell>
          <table:table-cell office:value-type="float" office:value="20.8492" calcext:value-type="float">
            <text:p>20,849200</text:p>
          </table:table-cell>
          <table:table-cell office:value-type="float" office:value="12.7579" calcext:value-type="float">
            <text:p>12,757900</text:p>
          </table:table-cell>
          <table:table-cell office:value-type="float" office:value="6.28025" calcext:value-type="float">
            <text:p>6,280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3267782595255140 <text:s text:c="4"/></text:p>
          </table:table-cell>
          <table:table-cell/>
          <table:table-cell office:value-type="float" office:value="23.4187" calcext:value-type="float">
            <text:p>23,418700</text:p>
          </table:table-cell>
          <table:table-cell office:value-type="float" office:value="20.9131" calcext:value-type="float">
            <text:p>20,913100</text:p>
          </table:table-cell>
          <table:table-cell office:value-type="float" office:value="12.8545" calcext:value-type="float">
            <text:p>12,854500</text:p>
          </table:table-cell>
          <table:table-cell office:value-type="float" office:value="6.32678" calcext:value-type="float">
            <text:p>6,3267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3733106966498934 <text:s text:c="4"/></text:p>
          </table:table-cell>
          <table:table-cell/>
          <table:table-cell office:value-type="float" office:value="23.3837" calcext:value-type="float">
            <text:p>23,383700</text:p>
          </table:table-cell>
          <table:table-cell office:value-type="float" office:value="20.9774" calcext:value-type="float">
            <text:p>20,977400</text:p>
          </table:table-cell>
          <table:table-cell office:value-type="float" office:value="12.9512" calcext:value-type="float">
            <text:p>12,951200</text:p>
          </table:table-cell>
          <table:table-cell office:value-type="float" office:value="6.37331" calcext:value-type="float">
            <text:p>6,3733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4198508060603547 <text:s text:c="4"/></text:p>
          </table:table-cell>
          <table:table-cell/>
          <table:table-cell office:value-type="float" office:value="23.3507" calcext:value-type="float">
            <text:p>23,350700</text:p>
          </table:table-cell>
          <table:table-cell office:value-type="float" office:value="21.0421" calcext:value-type="float">
            <text:p>21,042100</text:p>
          </table:table-cell>
          <table:table-cell office:value-type="float" office:value="13.0479" calcext:value-type="float">
            <text:p>13,047900</text:p>
          </table:table-cell>
          <table:table-cell office:value-type="float" office:value="6.41985" calcext:value-type="float">
            <text:p>6,4198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4663986434102378 <text:s text:c="4"/></text:p>
          </table:table-cell>
          <table:table-cell/>
          <table:table-cell office:value-type="float" office:value="23.3196" calcext:value-type="float">
            <text:p>23,319600</text:p>
          </table:table-cell>
          <table:table-cell office:value-type="float" office:value="21.1072" calcext:value-type="float">
            <text:p>21,107200</text:p>
          </table:table-cell>
          <table:table-cell office:value-type="float" office:value="13.1447" calcext:value-type="float">
            <text:p>13,144700</text:p>
          </table:table-cell>
          <table:table-cell office:value-type="float" office:value="6.4664" calcext:value-type="float">
            <text:p>6,466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5129542643541027 <text:s text:c="4"/></text:p>
          </table:table-cell>
          <table:table-cell/>
          <table:table-cell office:value-type="float" office:value="23.2904" calcext:value-type="float">
            <text:p>23,290400</text:p>
          </table:table-cell>
          <table:table-cell office:value-type="float" office:value="21.1727" calcext:value-type="float">
            <text:p>21,172700</text:p>
          </table:table-cell>
          <table:table-cell office:value-type="float" office:value="13.2415" calcext:value-type="float">
            <text:p>13,241500</text:p>
          </table:table-cell>
          <table:table-cell office:value-type="float" office:value="6.51295" calcext:value-type="float">
            <text:p>6,5129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5595177245476908 <text:s text:c="4"/></text:p>
          </table:table-cell>
          <table:table-cell/>
          <table:table-cell office:value-type="float" office:value="23.263" calcext:value-type="float">
            <text:p>23,263000</text:p>
          </table:table-cell>
          <table:table-cell office:value-type="float" office:value="21.2387" calcext:value-type="float">
            <text:p>21,238700</text:p>
          </table:table-cell>
          <table:table-cell office:value-type="float" office:value="13.3384" calcext:value-type="float">
            <text:p>13,338400</text:p>
          </table:table-cell>
          <table:table-cell office:value-type="float" office:value="6.55952" calcext:value-type="float">
            <text:p>6,5595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6060890796480525 <text:s text:c="4"/></text:p>
          </table:table-cell>
          <table:table-cell/>
          <table:table-cell office:value-type="float" office:value="23.2375" calcext:value-type="float">
            <text:p>23,237500</text:p>
          </table:table-cell>
          <table:table-cell office:value-type="float" office:value="21.3051" calcext:value-type="float">
            <text:p>21,305100</text:p>
          </table:table-cell>
          <table:table-cell office:value-type="float" office:value="13.4354" calcext:value-type="float">
            <text:p>13,435400</text:p>
          </table:table-cell>
          <table:table-cell office:value-type="float" office:value="6.60609" calcext:value-type="float">
            <text:p>6,6060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6526683853134534 <text:s text:c="4"/></text:p>
          </table:table-cell>
          <table:table-cell/>
          <table:table-cell office:value-type="float" office:value="23.214" calcext:value-type="float">
            <text:p>23,214000</text:p>
          </table:table-cell>
          <table:table-cell office:value-type="float" office:value="21.3718" calcext:value-type="float">
            <text:p>21,371800</text:p>
          </table:table-cell>
          <table:table-cell office:value-type="float" office:value="13.5324" calcext:value-type="float">
            <text:p>13,532400</text:p>
          </table:table-cell>
          <table:table-cell office:value-type="float" office:value="6.65267" calcext:value-type="float">
            <text:p>6,6526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6992556972034221 <text:s text:c="4"/></text:p>
          </table:table-cell>
          <table:table-cell/>
          <table:table-cell office:value-type="float" office:value="23.1923" calcext:value-type="float">
            <text:p>23,192300</text:p>
          </table:table-cell>
          <table:table-cell office:value-type="float" office:value="21.439" calcext:value-type="float">
            <text:p>21,439000</text:p>
          </table:table-cell>
          <table:table-cell office:value-type="float" office:value="13.6295" calcext:value-type="float">
            <text:p>13,629500</text:p>
          </table:table-cell>
          <table:table-cell office:value-type="float" office:value="6.69926" calcext:value-type="float">
            <text:p>6,6992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7458510709787065 <text:s text:c="4"/></text:p>
          </table:table-cell>
          <table:table-cell/>
          <table:table-cell office:value-type="float" office:value="23.1725" calcext:value-type="float">
            <text:p>23,172500</text:p>
          </table:table-cell>
          <table:table-cell office:value-type="float" office:value="21.5067" calcext:value-type="float">
            <text:p>21,506700</text:p>
          </table:table-cell>
          <table:table-cell office:value-type="float" office:value="13.7267" calcext:value-type="float">
            <text:p>13,726700</text:p>
          </table:table-cell>
          <table:table-cell office:value-type="float" office:value="6.74585" calcext:value-type="float">
            <text:p>6,7458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7924545623013666 <text:s text:c="4"/></text:p>
          </table:table-cell>
          <table:table-cell/>
          <table:table-cell office:value-type="float" office:value="23.1546" calcext:value-type="float">
            <text:p>23,154600</text:p>
          </table:table-cell>
          <table:table-cell office:value-type="float" office:value="21.5747" calcext:value-type="float">
            <text:p>21,574700</text:p>
          </table:table-cell>
          <table:table-cell office:value-type="float" office:value="13.8239" calcext:value-type="float">
            <text:p>13,823900</text:p>
          </table:table-cell>
          <table:table-cell office:value-type="float" office:value="6.79245" calcext:value-type="float">
            <text:p>6,7924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8390662268347429 <text:s text:c="4"/></text:p>
          </table:table-cell>
          <table:table-cell/>
          <table:table-cell office:value-type="float" office:value="23.1386" calcext:value-type="float">
            <text:p>23,138600</text:p>
          </table:table-cell>
          <table:table-cell office:value-type="float" office:value="21.6432" calcext:value-type="float">
            <text:p>21,643200</text:p>
          </table:table-cell>
          <table:table-cell office:value-type="float" office:value="13.9212" calcext:value-type="float">
            <text:p>13,921200</text:p>
          </table:table-cell>
          <table:table-cell office:value-type="float" office:value="6.83907" calcext:value-type="float">
            <text:p>6,8390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8856861202434967 <text:s text:c="4"/></text:p>
          </table:table-cell>
          <table:table-cell/>
          <table:table-cell office:value-type="float" office:value="23.1242" calcext:value-type="float">
            <text:p>23,124200</text:p>
          </table:table-cell>
          <table:table-cell office:value-type="float" office:value="21.712" calcext:value-type="float">
            <text:p>21,712000</text:p>
          </table:table-cell>
          <table:table-cell office:value-type="float" office:value="14.0185" calcext:value-type="float">
            <text:p>14,018500</text:p>
          </table:table-cell>
          <table:table-cell office:value-type="float" office:value="6.88569" calcext:value-type="float">
            <text:p>6,885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9323142981934582 <text:s text:c="4"/></text:p>
          </table:table-cell>
          <table:table-cell/>
          <table:table-cell office:value-type="float" office:value="23.1113" calcext:value-type="float">
            <text:p>23,111300</text:p>
          </table:table-cell>
          <table:table-cell office:value-type="float" office:value="21.7812" calcext:value-type="float">
            <text:p>21,781200</text:p>
          </table:table-cell>
          <table:table-cell office:value-type="float" office:value="14.1159" calcext:value-type="float">
            <text:p>14,115900</text:p>
          </table:table-cell>
          <table:table-cell office:value-type="float" office:value="6.93231" calcext:value-type="float">
            <text:p>6,9323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9789508163518814 <text:s text:c="4"/></text:p>
          </table:table-cell>
          <table:table-cell/>
          <table:table-cell office:value-type="float" office:value="23.1005" calcext:value-type="float">
            <text:p>23,100500</text:p>
          </table:table-cell>
          <table:table-cell office:value-type="float" office:value="21.8508" calcext:value-type="float">
            <text:p>21,850800</text:p>
          </table:table-cell>
          <table:table-cell office:value-type="float" office:value="14.2134" calcext:value-type="float">
            <text:p>14,213400</text:p>
          </table:table-cell>
          <table:table-cell office:value-type="float" office:value="6.97895" calcext:value-type="float">
            <text:p>6,9789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0255957303873346 <text:s text:c="4"/></text:p>
          </table:table-cell>
          <table:table-cell/>
          <table:table-cell office:value-type="float" office:value="23.094" calcext:value-type="float">
            <text:p>23,094000</text:p>
          </table:table-cell>
          <table:table-cell office:value-type="float" office:value="21.9217" calcext:value-type="float">
            <text:p>21,921700</text:p>
          </table:table-cell>
          <table:table-cell office:value-type="float" office:value="14.3111" calcext:value-type="float">
            <text:p>14,311100</text:p>
          </table:table-cell>
          <table:table-cell office:value-type="float" office:value="7.0256" calcext:value-type="float">
            <text:p>7,025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0722490959696307 <text:s text:c="4"/></text:p>
          </table:table-cell>
          <table:table-cell/>
          <table:table-cell office:value-type="float" office:value="23.0924" calcext:value-type="float">
            <text:p>23,092400</text:p>
          </table:table-cell>
          <table:table-cell office:value-type="float" office:value="21.994" calcext:value-type="float">
            <text:p>21,994000</text:p>
          </table:table-cell>
          <table:table-cell office:value-type="float" office:value="14.4092" calcext:value-type="float">
            <text:p>14,409200</text:p>
          </table:table-cell>
          <table:table-cell office:value-type="float" office:value="7.07225" calcext:value-type="float">
            <text:p>7,072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1189109687699803 <text:s text:c="4"/></text:p>
          </table:table-cell>
          <table:table-cell/>
          <table:table-cell office:value-type="float" office:value="23.0691" calcext:value-type="float">
            <text:p>23,069100</text:p>
          </table:table-cell>
          <table:table-cell office:value-type="float" office:value="22.0589" calcext:value-type="float">
            <text:p>22,058900</text:p>
          </table:table-cell>
          <table:table-cell office:value-type="float" office:value="14.5052" calcext:value-type="float">
            <text:p>14,505200</text:p>
          </table:table-cell>
          <table:table-cell office:value-type="float" office:value="7.11891" calcext:value-type="float">
            <text:p>7,1189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1655814044608661 <text:s text:c="4"/></text:p>
          </table:table-cell>
          <table:table-cell/>
          <table:table-cell office:value-type="float" office:value="22.9339" calcext:value-type="float">
            <text:p>22,933900</text:p>
          </table:table-cell>
          <table:table-cell office:value-type="float" office:value="22.0867" calcext:value-type="float">
            <text:p>22,086700</text:p>
          </table:table-cell>
          <table:table-cell office:value-type="float" office:value="14.5907" calcext:value-type="float">
            <text:p>14,590700</text:p>
          </table:table-cell>
          <table:table-cell office:value-type="float" office:value="7.16558" calcext:value-type="float">
            <text:p>7,1655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2122604587161598 <text:s text:c="4"/></text:p>
          </table:table-cell>
          <table:table-cell/>
          <table:table-cell office:value-type="float" office:value="22.777" calcext:value-type="float">
            <text:p>22,777000</text:p>
          </table:table-cell>
          <table:table-cell office:value-type="float" office:value="22.1071" calcext:value-type="float">
            <text:p>22,107100</text:p>
          </table:table-cell>
          <table:table-cell office:value-type="float" office:value="14.6741" calcext:value-type="float">
            <text:p>14,674100</text:p>
          </table:table-cell>
          <table:table-cell office:value-type="float" office:value="7.21226" calcext:value-type="float">
            <text:p>7,2122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2589481872110531 <text:s text:c="4"/></text:p>
          </table:table-cell>
          <table:table-cell/>
          <table:table-cell office:value-type="float" office:value="22.6251" calcext:value-type="float">
            <text:p>22,625100</text:p>
          </table:table-cell>
          <table:table-cell office:value-type="float" office:value="22.129" calcext:value-type="float">
            <text:p>22,129000</text:p>
          </table:table-cell>
          <table:table-cell office:value-type="float" office:value="14.7578" calcext:value-type="float">
            <text:p>14,757800</text:p>
          </table:table-cell>
          <table:table-cell office:value-type="float" office:value="7.25895" calcext:value-type="float">
            <text:p>7,2589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3056446456221638 <text:s text:c="4"/></text:p>
          </table:table-cell>
          <table:table-cell/>
          <table:table-cell office:value-type="float" office:value="22.4773" calcext:value-type="float">
            <text:p>22,477300</text:p>
          </table:table-cell>
          <table:table-cell office:value-type="float" office:value="22.1521" calcext:value-type="float">
            <text:p>22,152100</text:p>
          </table:table-cell>
          <table:table-cell office:value-type="float" office:value="14.8418" calcext:value-type="float">
            <text:p>14,841800</text:p>
          </table:table-cell>
          <table:table-cell office:value-type="float" office:value="7.30564" calcext:value-type="float">
            <text:p>7,3056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3523498896273995 <text:s text:c="4"/></text:p>
          </table:table-cell>
          <table:table-cell/>
          <table:table-cell office:value-type="float" office:value="22.3315" calcext:value-type="float">
            <text:p>22,331500</text:p>
          </table:table-cell>
          <table:table-cell office:value-type="float" office:value="22.1757" calcext:value-type="float">
            <text:p>22,175700</text:p>
          </table:table-cell>
          <table:table-cell office:value-type="float" office:value="14.9259" calcext:value-type="float">
            <text:p>14,925900</text:p>
          </table:table-cell>
          <table:table-cell office:value-type="float" office:value="7.35235" calcext:value-type="float">
            <text:p>7,3523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3990639749060998 <text:s text:c="4"/></text:p>
          </table:table-cell>
          <table:table-cell/>
          <table:table-cell office:value-type="float" office:value="22.1873" calcext:value-type="float">
            <text:p>22,187300</text:p>
          </table:table-cell>
          <table:table-cell office:value-type="float" office:value="22.1996" calcext:value-type="float">
            <text:p>22,199600</text:p>
          </table:table-cell>
          <table:table-cell office:value-type="float" office:value="15.0101" calcext:value-type="float">
            <text:p>15,010100</text:p>
          </table:table-cell>
          <table:table-cell office:value-type="float" office:value="7.39906" calcext:value-type="float">
            <text:p>7,3990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4457869571389406 <text:s text:c="4"/></text:p>
          </table:table-cell>
          <table:table-cell/>
          <table:table-cell office:value-type="float" office:value="22.0445" calcext:value-type="float">
            <text:p>22,044500</text:p>
          </table:table-cell>
          <table:table-cell office:value-type="float" office:value="22.2239" calcext:value-type="float">
            <text:p>22,223900</text:p>
          </table:table-cell>
          <table:table-cell office:value-type="float" office:value="15.0943" calcext:value-type="float">
            <text:p>15,094300</text:p>
          </table:table-cell>
          <table:table-cell office:value-type="float" office:value="7.44579" calcext:value-type="float">
            <text:p>7,4457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4925188920080554 <text:s text:c="4"/></text:p>
          </table:table-cell>
          <table:table-cell/>
          <table:table-cell office:value-type="float" office:value="21.9036" calcext:value-type="float">
            <text:p>21,903600</text:p>
          </table:table-cell>
          <table:table-cell office:value-type="float" office:value="22.2487" calcext:value-type="float">
            <text:p>22,248700</text:p>
          </table:table-cell>
          <table:table-cell office:value-type="float" office:value="15.1786" calcext:value-type="float">
            <text:p>15,178600</text:p>
          </table:table-cell>
          <table:table-cell office:value-type="float" office:value="7.49252" calcext:value-type="float">
            <text:p>7,4925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5392598351968676 <text:s text:c="4"/></text:p>
          </table:table-cell>
          <table:table-cell/>
          <table:table-cell office:value-type="float" office:value="21.7644" calcext:value-type="float">
            <text:p>21,764400</text:p>
          </table:table-cell>
          <table:table-cell office:value-type="float" office:value="22.2738" calcext:value-type="float">
            <text:p>22,273800</text:p>
          </table:table-cell>
          <table:table-cell office:value-type="float" office:value="15.2629" calcext:value-type="float">
            <text:p>15,262900</text:p>
          </table:table-cell>
          <table:table-cell office:value-type="float" office:value="7.53926" calcext:value-type="float">
            <text:p>7,5392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5860098423903466 <text:s text:c="4"/></text:p>
          </table:table-cell>
          <table:table-cell/>
          <table:table-cell office:value-type="float" office:value="21.627" calcext:value-type="float">
            <text:p>21,627000</text:p>
          </table:table-cell>
          <table:table-cell office:value-type="float" office:value="22.2994" calcext:value-type="float">
            <text:p>22,299400</text:p>
          </table:table-cell>
          <table:table-cell office:value-type="float" office:value="15.3474" calcext:value-type="float">
            <text:p>15,347400</text:p>
          </table:table-cell>
          <table:table-cell office:value-type="float" office:value="7.58601" calcext:value-type="float">
            <text:p>7,5860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6327689692748466 <text:s text:c="4"/></text:p>
          </table:table-cell>
          <table:table-cell/>
          <table:table-cell office:value-type="float" office:value="21.4913" calcext:value-type="float">
            <text:p>21,491300</text:p>
          </table:table-cell>
          <table:table-cell office:value-type="float" office:value="22.3255" calcext:value-type="float">
            <text:p>22,325500</text:p>
          </table:table-cell>
          <table:table-cell office:value-type="float" office:value="15.4319" calcext:value-type="float">
            <text:p>15,431900</text:p>
          </table:table-cell>
          <table:table-cell office:value-type="float" office:value="7.63277" calcext:value-type="float">
            <text:p>7,6327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6795372715380417 <text:s text:c="4"/></text:p>
          </table:table-cell>
          <table:table-cell/>
          <table:table-cell office:value-type="float" office:value="21.3574" calcext:value-type="float">
            <text:p>21,357400</text:p>
          </table:table-cell>
          <table:table-cell office:value-type="float" office:value="22.352" calcext:value-type="float">
            <text:p>22,352000</text:p>
          </table:table-cell>
          <table:table-cell office:value-type="float" office:value="15.5164" calcext:value-type="float">
            <text:p>15,516400</text:p>
          </table:table-cell>
          <table:table-cell office:value-type="float" office:value="7.67954" calcext:value-type="float">
            <text:p>7,6795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7263148048691646 <text:s text:c="4"/></text:p>
          </table:table-cell>
          <table:table-cell/>
          <table:table-cell office:value-type="float" office:value="21.2253" calcext:value-type="float">
            <text:p>21,225300</text:p>
          </table:table-cell>
          <table:table-cell office:value-type="float" office:value="22.379" calcext:value-type="float">
            <text:p>22,379000</text:p>
          </table:table-cell>
          <table:table-cell office:value-type="float" office:value="15.6011" calcext:value-type="float">
            <text:p>15,601100</text:p>
          </table:table-cell>
          <table:table-cell office:value-type="float" office:value="7.72631" calcext:value-type="float">
            <text:p>7,7263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7731016249587999 <text:s text:c="4"/></text:p>
          </table:table-cell>
          <table:table-cell/>
          <table:table-cell office:value-type="float" office:value="21.0948" calcext:value-type="float">
            <text:p>21,094800</text:p>
          </table:table-cell>
          <table:table-cell office:value-type="float" office:value="22.4064" calcext:value-type="float">
            <text:p>22,406400</text:p>
          </table:table-cell>
          <table:table-cell office:value-type="float" office:value="15.6858" calcext:value-type="float">
            <text:p>15,685800</text:p>
          </table:table-cell>
          <table:table-cell office:value-type="float" office:value="7.7731" calcext:value-type="float">
            <text:p>7,773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8198977874990474 <text:s text:c="4"/></text:p>
          </table:table-cell>
          <table:table-cell/>
          <table:table-cell office:value-type="float" office:value="20.966" calcext:value-type="float">
            <text:p>20,966000</text:p>
          </table:table-cell>
          <table:table-cell office:value-type="float" office:value="22.4342" calcext:value-type="float">
            <text:p>22,434200</text:p>
          </table:table-cell>
          <table:table-cell office:value-type="float" office:value="15.7706" calcext:value-type="float">
            <text:p>15,770600</text:p>
          </table:table-cell>
          <table:table-cell office:value-type="float" office:value="7.8199" calcext:value-type="float">
            <text:p>7,819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8667033481834210 <text:s text:c="4"/></text:p>
          </table:table-cell>
          <table:table-cell/>
          <table:table-cell office:value-type="float" office:value="20.839" calcext:value-type="float">
            <text:p>20,839000</text:p>
          </table:table-cell>
          <table:table-cell office:value-type="float" office:value="22.4625" calcext:value-type="float">
            <text:p>22,462500</text:p>
          </table:table-cell>
          <table:table-cell office:value-type="float" office:value="15.8554" calcext:value-type="float">
            <text:p>15,855400</text:p>
          </table:table-cell>
          <table:table-cell office:value-type="float" office:value="7.8667" calcext:value-type="float">
            <text:p>7,866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9135183627069425 <text:s text:c="4"/></text:p>
          </table:table-cell>
          <table:table-cell/>
          <table:table-cell office:value-type="float" office:value="20.7136" calcext:value-type="float">
            <text:p>20,713600</text:p>
          </table:table-cell>
          <table:table-cell office:value-type="float" office:value="22.4912" calcext:value-type="float">
            <text:p>22,491200</text:p>
          </table:table-cell>
          <table:table-cell office:value-type="float" office:value="15.9404" calcext:value-type="float">
            <text:p>15,940400</text:p>
          </table:table-cell>
          <table:table-cell office:value-type="float" office:value="7.91352" calcext:value-type="float">
            <text:p>7,9135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9603428867660426 <text:s text:c="4"/></text:p>
          </table:table-cell>
          <table:table-cell/>
          <table:table-cell office:value-type="float" office:value="20.5899" calcext:value-type="float">
            <text:p>20,589900</text:p>
          </table:table-cell>
          <table:table-cell office:value-type="float" office:value="22.5204" calcext:value-type="float">
            <text:p>22,520400</text:p>
          </table:table-cell>
          <table:table-cell office:value-type="float" office:value="16.0254" calcext:value-type="float">
            <text:p>16,025400</text:p>
          </table:table-cell>
          <table:table-cell office:value-type="float" office:value="7.96034" calcext:value-type="float">
            <text:p>7,9603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0071769760586555 <text:s text:c="4"/></text:p>
          </table:table-cell>
          <table:table-cell/>
          <table:table-cell office:value-type="float" office:value="20.4678" calcext:value-type="float">
            <text:p>20,467800</text:p>
          </table:table-cell>
          <table:table-cell office:value-type="float" office:value="22.5501" calcext:value-type="float">
            <text:p>22,550100</text:p>
          </table:table-cell>
          <table:table-cell office:value-type="float" office:value="16.1105" calcext:value-type="float">
            <text:p>16,110500</text:p>
          </table:table-cell>
          <table:table-cell office:value-type="float" office:value="8.00718" calcext:value-type="float">
            <text:p>8,0071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0540206862842236 <text:s text:c="4"/></text:p>
          </table:table-cell>
          <table:table-cell/>
          <table:table-cell office:value-type="float" office:value="20.3474" calcext:value-type="float">
            <text:p>20,347400</text:p>
          </table:table-cell>
          <table:table-cell office:value-type="float" office:value="22.5801" calcext:value-type="float">
            <text:p>22,580100</text:p>
          </table:table-cell>
          <table:table-cell office:value-type="float" office:value="16.1957" calcext:value-type="float">
            <text:p>16,195700</text:p>
          </table:table-cell>
          <table:table-cell office:value-type="float" office:value="8.05402" calcext:value-type="float">
            <text:p>8,054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1008740731436699 <text:s text:c="4"/></text:p>
          </table:table-cell>
          <table:table-cell/>
          <table:table-cell office:value-type="float" office:value="20.2285" calcext:value-type="float">
            <text:p>20,228500</text:p>
          </table:table-cell>
          <table:table-cell office:value-type="float" office:value="22.6105" calcext:value-type="float">
            <text:p>22,610500</text:p>
          </table:table-cell>
          <table:table-cell office:value-type="float" office:value="16.2809" calcext:value-type="float">
            <text:p>16,280900</text:p>
          </table:table-cell>
          <table:table-cell office:value-type="float" office:value="8.10087" calcext:value-type="float">
            <text:p>8,1008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1477371923394841 <text:s text:c="4"/></text:p>
          </table:table-cell>
          <table:table-cell/>
          <table:table-cell office:value-type="float" office:value="20.1113" calcext:value-type="float">
            <text:p>20,111300</text:p>
          </table:table-cell>
          <table:table-cell office:value-type="float" office:value="22.6414" calcext:value-type="float">
            <text:p>22,641400</text:p>
          </table:table-cell>
          <table:table-cell office:value-type="float" office:value="16.3663" calcext:value-type="float">
            <text:p>16,366300</text:p>
          </table:table-cell>
          <table:table-cell office:value-type="float" office:value="8.14774" calcext:value-type="float">
            <text:p>8,147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1946100995755327 <text:s text:c="4"/></text:p>
          </table:table-cell>
          <table:table-cell/>
          <table:table-cell office:value-type="float" office:value="19.9962" calcext:value-type="float">
            <text:p>19,996200</text:p>
          </table:table-cell>
          <table:table-cell office:value-type="float" office:value="22.6733" calcext:value-type="float">
            <text:p>22,673300</text:p>
          </table:table-cell>
          <table:table-cell office:value-type="float" office:value="16.4517" calcext:value-type="float">
            <text:p>16,451700</text:p>
          </table:table-cell>
          <table:table-cell office:value-type="float" office:value="8.19461" calcext:value-type="float">
            <text:p>8,1946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2414928505573233 <text:s text:c="4"/></text:p>
          </table:table-cell>
          <table:table-cell/>
          <table:table-cell office:value-type="float" office:value="19.8833" calcext:value-type="float">
            <text:p>19,883300</text:p>
          </table:table-cell>
          <table:table-cell office:value-type="float" office:value="22.7065" calcext:value-type="float">
            <text:p>22,706500</text:p>
          </table:table-cell>
          <table:table-cell office:value-type="float" office:value="16.5371" calcext:value-type="float">
            <text:p>16,537100</text:p>
          </table:table-cell>
          <table:table-cell office:value-type="float" office:value="8.24149" calcext:value-type="float">
            <text:p>8,2414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2883855009918204 <text:s text:c="4"/></text:p>
          </table:table-cell>
          <table:table-cell/>
          <table:table-cell office:value-type="float" office:value="19.7675" calcext:value-type="float">
            <text:p>19,767500</text:p>
          </table:table-cell>
          <table:table-cell office:value-type="float" office:value="22.7343" calcext:value-type="float">
            <text:p>22,734300</text:p>
          </table:table-cell>
          <table:table-cell office:value-type="float" office:value="16.6227" calcext:value-type="float">
            <text:p>16,622700</text:p>
          </table:table-cell>
          <table:table-cell office:value-type="float" office:value="8.28839" calcext:value-type="float">
            <text:p>8,2883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3352881065875764 <text:s text:c="4"/></text:p>
          </table:table-cell>
          <table:table-cell/>
          <table:table-cell office:value-type="float" office:value="19.6316" calcext:value-type="float">
            <text:p>19,631600</text:p>
          </table:table-cell>
          <table:table-cell office:value-type="float" office:value="22.7347" calcext:value-type="float">
            <text:p>22,734700</text:p>
          </table:table-cell>
          <table:table-cell office:value-type="float" office:value="16.7083" calcext:value-type="float">
            <text:p>16,708300</text:p>
          </table:table-cell>
          <table:table-cell office:value-type="float" office:value="8.33529" calcext:value-type="float">
            <text:p>8,3352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3822007230546447 <text:s text:c="4"/></text:p>
          </table:table-cell>
          <table:table-cell/>
          <table:table-cell office:value-type="float" office:value="19.4928" calcext:value-type="float">
            <text:p>19,492800</text:p>
          </table:table-cell>
          <table:table-cell office:value-type="float" office:value="22.7297" calcext:value-type="float">
            <text:p>22,729700</text:p>
          </table:table-cell>
          <table:table-cell office:value-type="float" office:value="16.7941" calcext:value-type="float">
            <text:p>16,794100</text:p>
          </table:table-cell>
          <table:table-cell office:value-type="float" office:value="8.3822" calcext:value-type="float">
            <text:p>8,382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4291234061046580 <text:s text:c="4"/></text:p>
          </table:table-cell>
          <table:table-cell/>
          <table:table-cell office:value-type="float" office:value="19.3559" calcext:value-type="float">
            <text:p>19,355900</text:p>
          </table:table-cell>
          <table:table-cell office:value-type="float" office:value="22.726" calcext:value-type="float">
            <text:p>22,726000</text:p>
          </table:table-cell>
          <table:table-cell office:value-type="float" office:value="16.8799" calcext:value-type="float">
            <text:p>16,879900</text:p>
          </table:table-cell>
          <table:table-cell office:value-type="float" office:value="8.42912" calcext:value-type="float">
            <text:p>8,429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4760562114508033 <text:s text:c="4"/></text:p>
          </table:table-cell>
          <table:table-cell/>
          <table:table-cell office:value-type="float" office:value="19.221" calcext:value-type="float">
            <text:p>19,221000</text:p>
          </table:table-cell>
          <table:table-cell office:value-type="float" office:value="22.7233" calcext:value-type="float">
            <text:p>22,723300</text:p>
          </table:table-cell>
          <table:table-cell office:value-type="float" office:value="16.9657" calcext:value-type="float">
            <text:p>16,965700</text:p>
          </table:table-cell>
          <table:table-cell office:value-type="float" office:value="8.47606" calcext:value-type="float">
            <text:p>8,4760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5229991948078538 <text:s text:c="4"/></text:p>
          </table:table-cell>
          <table:table-cell/>
          <table:table-cell office:value-type="float" office:value="19.0877" calcext:value-type="float">
            <text:p>19,087700</text:p>
          </table:table-cell>
          <table:table-cell office:value-type="float" office:value="22.7211" calcext:value-type="float">
            <text:p>22,721100</text:p>
          </table:table-cell>
          <table:table-cell office:value-type="float" office:value="17.0517" calcext:value-type="float">
            <text:p>17,051700</text:p>
          </table:table-cell>
          <table:table-cell office:value-type="float" office:value="8.523" calcext:value-type="float">
            <text:p>8,52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5699524118920465 <text:s text:c="4"/></text:p>
          </table:table-cell>
          <table:table-cell/>
          <table:table-cell office:value-type="float" office:value="18.957" calcext:value-type="float">
            <text:p>18,957000</text:p>
          </table:table-cell>
          <table:table-cell office:value-type="float" office:value="22.7193" calcext:value-type="float">
            <text:p>22,719300</text:p>
          </table:table-cell>
          <table:table-cell office:value-type="float" office:value="17.1377" calcext:value-type="float">
            <text:p>17,137700</text:p>
          </table:table-cell>
          <table:table-cell office:value-type="float" office:value="8.56995" calcext:value-type="float">
            <text:p>8,5699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6169159184213502 <text:s text:c="4"/></text:p>
          </table:table-cell>
          <table:table-cell/>
          <table:table-cell office:value-type="float" office:value="18.8292" calcext:value-type="float">
            <text:p>18,829200</text:p>
          </table:table-cell>
          <table:table-cell office:value-type="float" office:value="22.7178" calcext:value-type="float">
            <text:p>22,717800</text:p>
          </table:table-cell>
          <table:table-cell office:value-type="float" office:value="17.2238" calcext:value-type="float">
            <text:p>17,223800</text:p>
          </table:table-cell>
          <table:table-cell office:value-type="float" office:value="8.61692" calcext:value-type="float">
            <text:p>8,6169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6638897701152437 <text:s text:c="4"/></text:p>
          </table:table-cell>
          <table:table-cell/>
          <table:table-cell office:value-type="float" office:value="18.692" calcext:value-type="float">
            <text:p>18,692000</text:p>
          </table:table-cell>
          <table:table-cell office:value-type="float" office:value="22.7169" calcext:value-type="float">
            <text:p>22,716900</text:p>
          </table:table-cell>
          <table:table-cell office:value-type="float" office:value="17.3101" calcext:value-type="float">
            <text:p>17,310100</text:p>
          </table:table-cell>
          <table:table-cell office:value-type="float" office:value="8.66389" calcext:value-type="float">
            <text:p>8,6638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7108740226948029 <text:s text:c="4"/></text:p>
          </table:table-cell>
          <table:table-cell/>
          <table:table-cell office:value-type="float" office:value="18.5043" calcext:value-type="float">
            <text:p>18,504300</text:p>
          </table:table-cell>
          <table:table-cell office:value-type="float" office:value="22.7164" calcext:value-type="float">
            <text:p>22,716400</text:p>
          </table:table-cell>
          <table:table-cell office:value-type="float" office:value="17.3963" calcext:value-type="float">
            <text:p>17,396300</text:p>
          </table:table-cell>
          <table:table-cell office:value-type="float" office:value="8.71087" calcext:value-type="float">
            <text:p>8,7108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7578687318827164 <text:s text:c="4"/></text:p>
          </table:table-cell>
          <table:table-cell/>
          <table:table-cell office:value-type="float" office:value="18.3072" calcext:value-type="float">
            <text:p>18,307200</text:p>
          </table:table-cell>
          <table:table-cell office:value-type="float" office:value="22.7163" calcext:value-type="float">
            <text:p>22,716300</text:p>
          </table:table-cell>
          <table:table-cell office:value-type="float" office:value="17.4827" calcext:value-type="float">
            <text:p>17,482700</text:p>
          </table:table-cell>
          <table:table-cell office:value-type="float" office:value="8.75787" calcext:value-type="float">
            <text:p>8,7578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8048739534032929 <text:s text:c="4"/></text:p>
          </table:table-cell>
          <table:table-cell/>
          <table:table-cell office:value-type="float" office:value="18.113" calcext:value-type="float">
            <text:p>18,113000</text:p>
          </table:table-cell>
          <table:table-cell office:value-type="float" office:value="22.7167" calcext:value-type="float">
            <text:p>22,716700</text:p>
          </table:table-cell>
          <table:table-cell office:value-type="float" office:value="17.5692" calcext:value-type="float">
            <text:p>17,569200</text:p>
          </table:table-cell>
          <table:table-cell office:value-type="float" office:value="8.80487" calcext:value-type="float">
            <text:p>8,8048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8518897429824754 <text:s text:c="4"/></text:p>
          </table:table-cell>
          <table:table-cell/>
          <table:table-cell office:value-type="float" office:value="17.9214" calcext:value-type="float">
            <text:p>17,921400</text:p>
          </table:table-cell>
          <table:table-cell office:value-type="float" office:value="22.7176" calcext:value-type="float">
            <text:p>22,717600</text:p>
          </table:table-cell>
          <table:table-cell office:value-type="float" office:value="17.6557" calcext:value-type="float">
            <text:p>17,655700</text:p>
          </table:table-cell>
          <table:table-cell office:value-type="float" office:value="8.85189" calcext:value-type="float">
            <text:p>8,8518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8989161563478323 <text:s text:c="4"/></text:p>
          </table:table-cell>
          <table:table-cell/>
          <table:table-cell office:value-type="float" office:value="17.7313" calcext:value-type="float">
            <text:p>17,731300</text:p>
          </table:table-cell>
          <table:table-cell office:value-type="float" office:value="22.7189" calcext:value-type="float">
            <text:p>22,718900</text:p>
          </table:table-cell>
          <table:table-cell office:value-type="float" office:value="17.7423" calcext:value-type="float">
            <text:p>17,742300</text:p>
          </table:table-cell>
          <table:table-cell office:value-type="float" office:value="8.89892" calcext:value-type="float">
            <text:p>8,8989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9459532492284950 <text:s text:c="4"/></text:p>
          </table:table-cell>
          <table:table-cell/>
          <table:table-cell office:value-type="float" office:value="17.5424" calcext:value-type="float">
            <text:p>17,542400</text:p>
          </table:table-cell>
          <table:table-cell office:value-type="float" office:value="22.7207" calcext:value-type="float">
            <text:p>22,720700</text:p>
          </table:table-cell>
          <table:table-cell office:value-type="float" office:value="17.829" calcext:value-type="float">
            <text:p>17,829000</text:p>
          </table:table-cell>
          <table:table-cell office:value-type="float" office:value="8.94595" calcext:value-type="float">
            <text:p>8,9459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9930010773553448 <text:s text:c="4"/></text:p>
          </table:table-cell>
          <table:table-cell/>
          <table:table-cell office:value-type="float" office:value="17.3549" calcext:value-type="float">
            <text:p>17,354900</text:p>
          </table:table-cell>
          <table:table-cell office:value-type="float" office:value="22.723" calcext:value-type="float">
            <text:p>22,723000</text:p>
          </table:table-cell>
          <table:table-cell office:value-type="float" office:value="17.9158" calcext:value-type="float">
            <text:p>17,915800</text:p>
          </table:table-cell>
          <table:table-cell office:value-type="float" office:value="8.993" calcext:value-type="float">
            <text:p>8,99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0400596964608688 <text:s text:c="4"/></text:p>
          </table:table-cell>
          <table:table-cell/>
          <table:table-cell office:value-type="float" office:value="17.1687" calcext:value-type="float">
            <text:p>17,168700</text:p>
          </table:table-cell>
          <table:table-cell office:value-type="float" office:value="22.7257" calcext:value-type="float">
            <text:p>22,725700</text:p>
          </table:table-cell>
          <table:table-cell office:value-type="float" office:value="18.0026" calcext:value-type="float">
            <text:p>18,002600</text:p>
          </table:table-cell>
          <table:table-cell office:value-type="float" office:value="9.04006" calcext:value-type="float">
            <text:p>9,0400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0871291622791759 <text:s text:c="4"/></text:p>
          </table:table-cell>
          <table:table-cell/>
          <table:table-cell office:value-type="float" office:value="16.9838" calcext:value-type="float">
            <text:p>16,983800</text:p>
          </table:table-cell>
          <table:table-cell office:value-type="float" office:value="22.7288" calcext:value-type="float">
            <text:p>22,728800</text:p>
          </table:table-cell>
          <table:table-cell office:value-type="float" office:value="18.0896" calcext:value-type="float">
            <text:p>18,089600</text:p>
          </table:table-cell>
          <table:table-cell office:value-type="float" office:value="9.08713" calcext:value-type="float">
            <text:p>9,0871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1342095305460891 <text:s text:c="4"/></text:p>
          </table:table-cell>
          <table:table-cell/>
          <table:table-cell office:value-type="float" office:value="16.8004" calcext:value-type="float">
            <text:p>16,800400</text:p>
          </table:table-cell>
          <table:table-cell office:value-type="float" office:value="22.7324" calcext:value-type="float">
            <text:p>22,732400</text:p>
          </table:table-cell>
          <table:table-cell office:value-type="float" office:value="18.1767" calcext:value-type="float">
            <text:p>18,176700</text:p>
          </table:table-cell>
          <table:table-cell office:value-type="float" office:value="9.13421" calcext:value-type="float">
            <text:p>9,1342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1813008569990764 <text:s text:c="4"/></text:p>
          </table:table-cell>
          <table:table-cell/>
          <table:table-cell office:value-type="float" office:value="16.6183" calcext:value-type="float">
            <text:p>16,618300</text:p>
          </table:table-cell>
          <table:table-cell office:value-type="float" office:value="22.7365" calcext:value-type="float">
            <text:p>22,736500</text:p>
          </table:table-cell>
          <table:table-cell office:value-type="float" office:value="18.2638" calcext:value-type="float">
            <text:p>18,263800</text:p>
          </table:table-cell>
          <table:table-cell office:value-type="float" office:value="9.1813" calcext:value-type="float">
            <text:p>9,181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2284031973772880 <text:s text:c="4"/></text:p>
          </table:table-cell>
          <table:table-cell/>
          <table:table-cell office:value-type="float" office:value="16.4375" calcext:value-type="float">
            <text:p>16,437500</text:p>
          </table:table-cell>
          <table:table-cell office:value-type="float" office:value="22.741" calcext:value-type="float">
            <text:p>22,741000</text:p>
          </table:table-cell>
          <table:table-cell office:value-type="float" office:value="18.3511" calcext:value-type="float">
            <text:p>18,351100</text:p>
          </table:table-cell>
          <table:table-cell office:value-type="float" office:value="9.2284" calcext:value-type="float">
            <text:p>9,228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2755166074216451 <text:s text:c="4"/></text:p>
          </table:table-cell>
          <table:table-cell/>
          <table:table-cell office:value-type="float" office:value="16.258" calcext:value-type="float">
            <text:p>16,258000</text:p>
          </table:table-cell>
          <table:table-cell office:value-type="float" office:value="22.746" calcext:value-type="float">
            <text:p>22,746000</text:p>
          </table:table-cell>
          <table:table-cell office:value-type="float" office:value="18.4383" calcext:value-type="float">
            <text:p>18,438300</text:p>
          </table:table-cell>
          <table:table-cell office:value-type="float" office:value="9.27552" calcext:value-type="float">
            <text:p>9,2755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3226411428746321 <text:s text:c="4"/></text:p>
          </table:table-cell>
          <table:table-cell/>
          <table:table-cell office:value-type="float" office:value="16.0798" calcext:value-type="float">
            <text:p>16,079800</text:p>
          </table:table-cell>
          <table:table-cell office:value-type="float" office:value="22.7515" calcext:value-type="float">
            <text:p>22,751500</text:p>
          </table:table-cell>
          <table:table-cell office:value-type="float" office:value="18.5254" calcext:value-type="float">
            <text:p>18,525400</text:p>
          </table:table-cell>
          <table:table-cell office:value-type="float" office:value="9.32264" calcext:value-type="float">
            <text:p>9,3226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3697768594805488 <text:s text:c="4"/></text:p>
          </table:table-cell>
          <table:table-cell/>
          <table:table-cell office:value-type="float" office:value="15.9029" calcext:value-type="float">
            <text:p>15,902900</text:p>
          </table:table-cell>
          <table:table-cell office:value-type="float" office:value="22.7574" calcext:value-type="float">
            <text:p>22,757400</text:p>
          </table:table-cell>
          <table:table-cell office:value-type="float" office:value="18.6128" calcext:value-type="float">
            <text:p>18,612800</text:p>
          </table:table-cell>
          <table:table-cell office:value-type="float" office:value="9.36978" calcext:value-type="float">
            <text:p>9,3697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4169238129852886 <text:s text:c="4"/></text:p>
          </table:table-cell>
          <table:table-cell/>
          <table:table-cell office:value-type="float" office:value="15.7272" calcext:value-type="float">
            <text:p>15,727200</text:p>
          </table:table-cell>
          <table:table-cell office:value-type="float" office:value="22.7638" calcext:value-type="float">
            <text:p>22,763800</text:p>
          </table:table-cell>
          <table:table-cell office:value-type="float" office:value="18.7012" calcext:value-type="float">
            <text:p>18,701200</text:p>
          </table:table-cell>
          <table:table-cell office:value-type="float" office:value="9.41692" calcext:value-type="float">
            <text:p>9,4169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4640820591365475 <text:s text:c="4"/></text:p>
          </table:table-cell>
          <table:table-cell/>
          <table:table-cell office:value-type="float" office:value="15.5528" calcext:value-type="float">
            <text:p>15,552800</text:p>
          </table:table-cell>
          <table:table-cell office:value-type="float" office:value="22.7706" calcext:value-type="float">
            <text:p>22,770600</text:p>
          </table:table-cell>
          <table:table-cell office:value-type="float" office:value="18.791" calcext:value-type="float">
            <text:p>18,791000</text:p>
          </table:table-cell>
          <table:table-cell office:value-type="float" office:value="9.46408" calcext:value-type="float">
            <text:p>9,4640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5112516536837273 <text:s text:c="4"/></text:p>
          </table:table-cell>
          <table:table-cell/>
          <table:table-cell office:value-type="float" office:value="15.3796" calcext:value-type="float">
            <text:p>15,379600</text:p>
          </table:table-cell>
          <table:table-cell office:value-type="float" office:value="22.7779" calcext:value-type="float">
            <text:p>22,777900</text:p>
          </table:table-cell>
          <table:table-cell office:value-type="float" office:value="18.8711" calcext:value-type="float">
            <text:p>18,871100</text:p>
          </table:table-cell>
          <table:table-cell office:value-type="float" office:value="9.51125" calcext:value-type="float">
            <text:p>9,511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5584326523779755 <text:s text:c="4"/></text:p>
          </table:table-cell>
          <table:table-cell/>
          <table:table-cell office:value-type="float" office:value="15.2076" calcext:value-type="float">
            <text:p>15,207600</text:p>
          </table:table-cell>
          <table:table-cell office:value-type="float" office:value="22.7857" calcext:value-type="float">
            <text:p>22,785700</text:p>
          </table:table-cell>
          <table:table-cell office:value-type="float" office:value="18.9047" calcext:value-type="float">
            <text:p>18,904700</text:p>
          </table:table-cell>
          <table:table-cell office:value-type="float" office:value="9.55843" calcext:value-type="float">
            <text:p>9,5584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6056251109721345 <text:s text:c="4"/></text:p>
          </table:table-cell>
          <table:table-cell/>
          <table:table-cell office:value-type="float" office:value="15.0368" calcext:value-type="float">
            <text:p>15,036800</text:p>
          </table:table-cell>
          <table:table-cell office:value-type="float" office:value="22.7939" calcext:value-type="float">
            <text:p>22,793900</text:p>
          </table:table-cell>
          <table:table-cell office:value-type="float" office:value="18.9288" calcext:value-type="float">
            <text:p>18,928800</text:p>
          </table:table-cell>
          <table:table-cell office:value-type="float" office:value="9.60563" calcext:value-type="float">
            <text:p>9,6056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6528290852208407 <text:s text:c="4"/></text:p>
          </table:table-cell>
          <table:table-cell/>
          <table:table-cell office:value-type="float" office:value="14.8672" calcext:value-type="float">
            <text:p>14,867200</text:p>
          </table:table-cell>
          <table:table-cell office:value-type="float" office:value="22.8026" calcext:value-type="float">
            <text:p>22,802600</text:p>
          </table:table-cell>
          <table:table-cell office:value-type="float" office:value="18.9542" calcext:value-type="float">
            <text:p>18,954200</text:p>
          </table:table-cell>
          <table:table-cell office:value-type="float" office:value="9.65283" calcext:value-type="float">
            <text:p>9,6528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7000446308804680 <text:s text:c="4"/></text:p>
          </table:table-cell>
          <table:table-cell/>
          <table:table-cell office:value-type="float" office:value="14.6988" calcext:value-type="float">
            <text:p>14,698800</text:p>
          </table:table-cell>
          <table:table-cell office:value-type="float" office:value="22.8117" calcext:value-type="float">
            <text:p>22,811700</text:p>
          </table:table-cell>
          <table:table-cell office:value-type="float" office:value="18.9806" calcext:value-type="float">
            <text:p>18,980600</text:p>
          </table:table-cell>
          <table:table-cell office:value-type="float" office:value="9.70004" calcext:value-type="float">
            <text:p>9,7000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7472718037092143 <text:s text:c="4"/></text:p>
          </table:table-cell>
          <table:table-cell/>
          <table:table-cell office:value-type="float" office:value="14.5316" calcext:value-type="float">
            <text:p>14,531600</text:p>
          </table:table-cell>
          <table:table-cell office:value-type="float" office:value="22.8213" calcext:value-type="float">
            <text:p>22,821300</text:p>
          </table:table-cell>
          <table:table-cell office:value-type="float" office:value="19.0072" calcext:value-type="float">
            <text:p>19,007200</text:p>
          </table:table-cell>
          <table:table-cell office:value-type="float" office:value="9.74727" calcext:value-type="float">
            <text:p>9,7472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7945106594669671 <text:s text:c="4"/></text:p>
          </table:table-cell>
          <table:table-cell/>
          <table:table-cell office:value-type="float" office:value="14.3656" calcext:value-type="float">
            <text:p>14,365600</text:p>
          </table:table-cell>
          <table:table-cell office:value-type="float" office:value="22.8314" calcext:value-type="float">
            <text:p>22,831400</text:p>
          </table:table-cell>
          <table:table-cell office:value-type="float" office:value="19.0338" calcext:value-type="float">
            <text:p>19,033800</text:p>
          </table:table-cell>
          <table:table-cell office:value-type="float" office:value="9.79451" calcext:value-type="float">
            <text:p>9,7945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8417612539153918 <text:s text:c="4"/></text:p>
          </table:table-cell>
          <table:table-cell/>
          <table:table-cell office:value-type="float" office:value="14.2006" calcext:value-type="float">
            <text:p>14,200600</text:p>
          </table:table-cell>
          <table:table-cell office:value-type="float" office:value="22.8419" calcext:value-type="float">
            <text:p>22,841900</text:p>
          </table:table-cell>
          <table:table-cell office:value-type="float" office:value="19.0604" calcext:value-type="float">
            <text:p>19,060400</text:p>
          </table:table-cell>
          <table:table-cell office:value-type="float" office:value="9.84176" calcext:value-type="float">
            <text:p>9,8417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8890236428179410 <text:s text:c="4"/></text:p>
          </table:table-cell>
          <table:table-cell/>
          <table:table-cell office:value-type="float" office:value="14.0364" calcext:value-type="float">
            <text:p>14,036400</text:p>
          </table:table-cell>
          <table:table-cell office:value-type="float" office:value="22.8529" calcext:value-type="float">
            <text:p>22,852900</text:p>
          </table:table-cell>
          <table:table-cell office:value-type="float" office:value="19.087" calcext:value-type="float">
            <text:p>19,087000</text:p>
          </table:table-cell>
          <table:table-cell office:value-type="float" office:value="9.88902" calcext:value-type="float">
            <text:p>9,889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9362978819398933 <text:s text:c="4"/></text:p>
          </table:table-cell>
          <table:table-cell/>
          <table:table-cell office:value-type="float" office:value="13.8728" calcext:value-type="float">
            <text:p>13,872800</text:p>
          </table:table-cell>
          <table:table-cell office:value-type="float" office:value="22.8644" calcext:value-type="float">
            <text:p>22,864400</text:p>
          </table:table-cell>
          <table:table-cell office:value-type="float" office:value="19.1138" calcext:value-type="float">
            <text:p>19,113800</text:p>
          </table:table-cell>
          <table:table-cell office:value-type="float" office:value="9.9363" calcext:value-type="float">
            <text:p>9,936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9835840270482912 <text:s text:c="4"/></text:p>
          </table:table-cell>
          <table:table-cell/>
          <table:table-cell office:value-type="float" office:value="13.7106" calcext:value-type="float">
            <text:p>13,710600</text:p>
          </table:table-cell>
          <table:table-cell office:value-type="float" office:value="22.8763" calcext:value-type="float">
            <text:p>22,876300</text:p>
          </table:table-cell>
          <table:table-cell office:value-type="float" office:value="19.1406" calcext:value-type="float">
            <text:p>19,140600</text:p>
          </table:table-cell>
          <table:table-cell office:value-type="float" office:value="9.98358" calcext:value-type="float">
            <text:p>9,9835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030882133912083 <text:s text:c="4"/></text:p>
          </table:table-cell>
          <table:table-cell/>
          <table:table-cell office:value-type="float" office:value="13.5528" calcext:value-type="float">
            <text:p>13,552800</text:p>
          </table:table-cell>
          <table:table-cell office:value-type="float" office:value="22.8887" calcext:value-type="float">
            <text:p>22,888700</text:p>
          </table:table-cell>
          <table:table-cell office:value-type="float" office:value="19.1676" calcext:value-type="float">
            <text:p>19,167600</text:p>
          </table:table-cell>
          <table:table-cell office:value-type="float" office:value="10.0309" calcext:value-type="float">
            <text:p>10,030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078192258301854 <text:s text:c="4"/></text:p>
          </table:table-cell>
          <table:table-cell/>
          <table:table-cell office:value-type="float" office:value="13.4004" calcext:value-type="float">
            <text:p>13,400400</text:p>
          </table:table-cell>
          <table:table-cell office:value-type="float" office:value="22.9016" calcext:value-type="float">
            <text:p>22,901600</text:p>
          </table:table-cell>
          <table:table-cell office:value-type="float" office:value="19.1946" calcext:value-type="float">
            <text:p>19,194600</text:p>
          </table:table-cell>
          <table:table-cell office:value-type="float" office:value="10.0782" calcext:value-type="float">
            <text:p>10,078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125514455990198 <text:s text:c="4"/></text:p>
          </table:table-cell>
          <table:table-cell/>
          <table:table-cell office:value-type="float" office:value="13.2158" calcext:value-type="float">
            <text:p>13,215800</text:p>
          </table:table-cell>
          <table:table-cell office:value-type="float" office:value="22.9149" calcext:value-type="float">
            <text:p>22,914900</text:p>
          </table:table-cell>
          <table:table-cell office:value-type="float" office:value="19.2218" calcext:value-type="float">
            <text:p>19,221800</text:p>
          </table:table-cell>
          <table:table-cell office:value-type="float" office:value="10.1255" calcext:value-type="float">
            <text:p>10,125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172848782751357 <text:s text:c="4"/></text:p>
          </table:table-cell>
          <table:table-cell/>
          <table:table-cell office:value-type="float" office:value="12.8726" calcext:value-type="float">
            <text:p>12,872600</text:p>
          </table:table-cell>
          <table:table-cell office:value-type="float" office:value="22.9287" calcext:value-type="float">
            <text:p>22,928700</text:p>
          </table:table-cell>
          <table:table-cell office:value-type="float" office:value="19.249" calcext:value-type="float">
            <text:p>19,249000</text:p>
          </table:table-cell>
          <table:table-cell office:value-type="float" office:value="10.1728" calcext:value-type="float">
            <text:p>10,17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220195294361545 <text:s text:c="4"/></text:p>
          </table:table-cell>
          <table:table-cell/>
          <table:table-cell office:value-type="float" office:value="12.4973" calcext:value-type="float">
            <text:p>12,497300</text:p>
          </table:table-cell>
          <table:table-cell office:value-type="float" office:value="22.943" calcext:value-type="float">
            <text:p>22,943000</text:p>
          </table:table-cell>
          <table:table-cell office:value-type="float" office:value="19.2763" calcext:value-type="float">
            <text:p>19,276300</text:p>
          </table:table-cell>
          <table:table-cell office:value-type="float" office:value="10.2202" calcext:value-type="float">
            <text:p>10,220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267554046598756 <text:s text:c="4"/></text:p>
          </table:table-cell>
          <table:table-cell/>
          <table:table-cell office:value-type="float" office:value="12.1272" calcext:value-type="float">
            <text:p>12,127200</text:p>
          </table:table-cell>
          <table:table-cell office:value-type="float" office:value="22.9577" calcext:value-type="float">
            <text:p>22,957700</text:p>
          </table:table-cell>
          <table:table-cell office:value-type="float" office:value="19.3037" calcext:value-type="float">
            <text:p>19,303700</text:p>
          </table:table-cell>
          <table:table-cell office:value-type="float" office:value="10.2676" calcext:value-type="float">
            <text:p>10,267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314925095242856 <text:s text:c="4"/></text:p>
          </table:table-cell>
          <table:table-cell/>
          <table:table-cell office:value-type="float" office:value="11.7613" calcext:value-type="float">
            <text:p>11,761300</text:p>
          </table:table-cell>
          <table:table-cell office:value-type="float" office:value="22.9729" calcext:value-type="float">
            <text:p>22,972900</text:p>
          </table:table-cell>
          <table:table-cell office:value-type="float" office:value="19.3312" calcext:value-type="float">
            <text:p>19,331200</text:p>
          </table:table-cell>
          <table:table-cell office:value-type="float" office:value="10.3149" calcext:value-type="float">
            <text:p>10,314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362308496075549 <text:s text:c="4"/></text:p>
          </table:table-cell>
          <table:table-cell/>
          <table:table-cell office:value-type="float" office:value="11.3967" calcext:value-type="float">
            <text:p>11,396700</text:p>
          </table:table-cell>
          <table:table-cell office:value-type="float" office:value="22.9886" calcext:value-type="float">
            <text:p>22,988600</text:p>
          </table:table-cell>
          <table:table-cell office:value-type="float" office:value="19.3588" calcext:value-type="float">
            <text:p>19,358800</text:p>
          </table:table-cell>
          <table:table-cell office:value-type="float" office:value="10.3623" calcext:value-type="float">
            <text:p>10,362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409704304880401 <text:s text:c="4"/></text:p>
          </table:table-cell>
          <table:table-cell/>
          <table:table-cell office:value-type="float" office:value="11.0325" calcext:value-type="float">
            <text:p>11,032500</text:p>
          </table:table-cell>
          <table:table-cell office:value-type="float" office:value="23.0047" calcext:value-type="float">
            <text:p>23,004700</text:p>
          </table:table-cell>
          <table:table-cell office:value-type="float" office:value="19.3865" calcext:value-type="float">
            <text:p>19,386500</text:p>
          </table:table-cell>
          <table:table-cell office:value-type="float" office:value="10.4097" calcext:value-type="float">
            <text:p>10,409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457112577442812 <text:s text:c="4"/></text:p>
          </table:table-cell>
          <table:table-cell/>
          <table:table-cell office:value-type="float" office:value="10.6689" calcext:value-type="float">
            <text:p>10,668900</text:p>
          </table:table-cell>
          <table:table-cell office:value-type="float" office:value="23.0213" calcext:value-type="float">
            <text:p>23,021300</text:p>
          </table:table-cell>
          <table:table-cell office:value-type="float" office:value="19.4143" calcext:value-type="float">
            <text:p>19,414300</text:p>
          </table:table-cell>
          <table:table-cell office:value-type="float" office:value="10.4571" calcext:value-type="float">
            <text:p>10,457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504533369550231 <text:s text:c="4"/></text:p>
          </table:table-cell>
          <table:table-cell/>
          <table:table-cell office:value-type="float" office:value="10.306" calcext:value-type="float">
            <text:p>10,306000</text:p>
          </table:table-cell>
          <table:table-cell office:value-type="float" office:value="23.0384" calcext:value-type="float">
            <text:p>23,038400</text:p>
          </table:table-cell>
          <table:table-cell office:value-type="float" office:value="19.4421" calcext:value-type="float">
            <text:p>19,442100</text:p>
          </table:table-cell>
          <table:table-cell office:value-type="float" office:value="10.5045" calcext:value-type="float">
            <text:p>10,504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551966736991728 <text:s text:c="4"/></text:p>
          </table:table-cell>
          <table:table-cell/>
          <table:table-cell office:value-type="float" office:value="9.94392" calcext:value-type="float">
            <text:p>9,943920</text:p>
          </table:table-cell>
          <table:table-cell office:value-type="float" office:value="23.0559" calcext:value-type="float">
            <text:p>23,055900</text:p>
          </table:table-cell>
          <table:table-cell office:value-type="float" office:value="19.4701" calcext:value-type="float">
            <text:p>19,470100</text:p>
          </table:table-cell>
          <table:table-cell office:value-type="float" office:value="10.552" calcext:value-type="float">
            <text:p>10,55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599412735558479 <text:s text:c="4"/></text:p>
          </table:table-cell>
          <table:table-cell/>
          <table:table-cell office:value-type="float" office:value="9.58248" calcext:value-type="float">
            <text:p>9,582480</text:p>
          </table:table-cell>
          <table:table-cell office:value-type="float" office:value="23.0739" calcext:value-type="float">
            <text:p>23,073900</text:p>
          </table:table-cell>
          <table:table-cell office:value-type="float" office:value="19.4982" calcext:value-type="float">
            <text:p>19,498200</text:p>
          </table:table-cell>
          <table:table-cell office:value-type="float" office:value="10.5994" calcext:value-type="float">
            <text:p>10,599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646871421043551 <text:s text:c="4"/></text:p>
          </table:table-cell>
          <table:table-cell/>
          <table:table-cell office:value-type="float" office:value="9.22155" calcext:value-type="float">
            <text:p>9,221550</text:p>
          </table:table-cell>
          <table:table-cell office:value-type="float" office:value="23.0924" calcext:value-type="float">
            <text:p>23,092400</text:p>
          </table:table-cell>
          <table:table-cell office:value-type="float" office:value="19.5263" calcext:value-type="float">
            <text:p>19,526300</text:p>
          </table:table-cell>
          <table:table-cell office:value-type="float" office:value="10.6469" calcext:value-type="float">
            <text:p>10,646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694342849241677 <text:s text:c="4"/></text:p>
          </table:table-cell>
          <table:table-cell/>
          <table:table-cell office:value-type="float" office:value="8.86332" calcext:value-type="float">
            <text:p>8,863320</text:p>
          </table:table-cell>
          <table:table-cell office:value-type="float" office:value="23.1113" calcext:value-type="float">
            <text:p>23,111300</text:p>
          </table:table-cell>
          <table:table-cell office:value-type="float" office:value="19.5546" calcext:value-type="float">
            <text:p>19,554600</text:p>
          </table:table-cell>
          <table:table-cell office:value-type="float" office:value="10.6943" calcext:value-type="float">
            <text:p>10,694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741827075949759 <text:s text:c="4"/></text:p>
          </table:table-cell>
          <table:table-cell/>
          <table:table-cell office:value-type="float" office:value="8.51531" calcext:value-type="float">
            <text:p>8,515310</text:p>
          </table:table-cell>
          <table:table-cell office:value-type="float" office:value="23.1307" calcext:value-type="float">
            <text:p>23,130700</text:p>
          </table:table-cell>
          <table:table-cell office:value-type="float" office:value="19.5829" calcext:value-type="float">
            <text:p>19,582900</text:p>
          </table:table-cell>
          <table:table-cell office:value-type="float" office:value="10.7418" calcext:value-type="float">
            <text:p>10,74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789324156966579 <text:s text:c="4"/></text:p>
          </table:table-cell>
          <table:table-cell/>
          <table:table-cell office:value-type="float" office:value="8.16994" calcext:value-type="float">
            <text:p>8,169940</text:p>
          </table:table-cell>
          <table:table-cell office:value-type="float" office:value="23.1506" calcext:value-type="float">
            <text:p>23,150600</text:p>
          </table:table-cell>
          <table:table-cell office:value-type="float" office:value="19.6113" calcext:value-type="float">
            <text:p>19,611300</text:p>
          </table:table-cell>
          <table:table-cell office:value-type="float" office:value="10.7893" calcext:value-type="float">
            <text:p>10,789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836834148092736 <text:s text:c="4"/></text:p>
          </table:table-cell>
          <table:table-cell/>
          <table:table-cell office:value-type="float" office:value="7.82494" calcext:value-type="float">
            <text:p>7,824940</text:p>
          </table:table-cell>
          <table:table-cell office:value-type="float" office:value="23.171" calcext:value-type="float">
            <text:p>23,171000</text:p>
          </table:table-cell>
          <table:table-cell office:value-type="float" office:value="19.6399" calcext:value-type="float">
            <text:p>19,639900</text:p>
          </table:table-cell>
          <table:table-cell office:value-type="float" office:value="10.8368" calcext:value-type="float">
            <text:p>10,836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884357105130839 <text:s text:c="4"/></text:p>
          </table:table-cell>
          <table:table-cell/>
          <table:table-cell office:value-type="float" office:value="7.48035" calcext:value-type="float">
            <text:p>7,480350</text:p>
          </table:table-cell>
          <table:table-cell office:value-type="float" office:value="23.1918" calcext:value-type="float">
            <text:p>23,191800</text:p>
          </table:table-cell>
          <table:table-cell office:value-type="float" office:value="19.6685" calcext:value-type="float">
            <text:p>19,668500</text:p>
          </table:table-cell>
          <table:table-cell office:value-type="float" office:value="10.8844" calcext:value-type="float">
            <text:p>10,884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931893083885461 <text:s text:c="4"/></text:p>
          </table:table-cell>
          <table:table-cell/>
          <table:table-cell office:value-type="float" office:value="7.13631" calcext:value-type="float">
            <text:p>7,136310</text:p>
          </table:table-cell>
          <table:table-cell office:value-type="float" office:value="23.2131" calcext:value-type="float">
            <text:p>23,213100</text:p>
          </table:table-cell>
          <table:table-cell office:value-type="float" office:value="19.6972" calcext:value-type="float">
            <text:p>19,697200</text:p>
          </table:table-cell>
          <table:table-cell office:value-type="float" office:value="10.9319" calcext:value-type="float">
            <text:p>10,931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979442140163027 <text:s text:c="4"/></text:p>
          </table:table-cell>
          <table:table-cell/>
          <table:table-cell office:value-type="float" office:value="6.79287" calcext:value-type="float">
            <text:p>6,792870</text:p>
          </table:table-cell>
          <table:table-cell office:value-type="float" office:value="23.2349" calcext:value-type="float">
            <text:p>23,234900</text:p>
          </table:table-cell>
          <table:table-cell office:value-type="float" office:value="19.726" calcext:value-type="float">
            <text:p>19,726000</text:p>
          </table:table-cell>
          <table:table-cell office:value-type="float" office:value="10.9794" calcext:value-type="float">
            <text:p>10,979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027004329772090 <text:s text:c="4"/></text:p>
          </table:table-cell>
          <table:table-cell/>
          <table:table-cell office:value-type="float" office:value="6.44996" calcext:value-type="float">
            <text:p>6,449960</text:p>
          </table:table-cell>
          <table:table-cell office:value-type="float" office:value="23.2571" calcext:value-type="float">
            <text:p>23,257100</text:p>
          </table:table-cell>
          <table:table-cell office:value-type="float" office:value="19.7549" calcext:value-type="float">
            <text:p>19,754900</text:p>
          </table:table-cell>
          <table:table-cell office:value-type="float" office:value="11.027" calcext:value-type="float">
            <text:p>11,027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074579708522863 <text:s text:c="4"/></text:p>
          </table:table-cell>
          <table:table-cell/>
          <table:table-cell office:value-type="float" office:value="6.10757" calcext:value-type="float">
            <text:p>6,107570</text:p>
          </table:table-cell>
          <table:table-cell office:value-type="float" office:value="23.2799" calcext:value-type="float">
            <text:p>23,279900</text:p>
          </table:table-cell>
          <table:table-cell office:value-type="float" office:value="19.7839" calcext:value-type="float">
            <text:p>19,783900</text:p>
          </table:table-cell>
          <table:table-cell office:value-type="float" office:value="11.0746" calcext:value-type="float">
            <text:p>11,074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122168332227846 <text:s text:c="4"/></text:p>
          </table:table-cell>
          <table:table-cell/>
          <table:table-cell office:value-type="float" office:value="5.76565" calcext:value-type="float">
            <text:p>5,765650</text:p>
          </table:table-cell>
          <table:table-cell office:value-type="float" office:value="23.3031" calcext:value-type="float">
            <text:p>23,303100</text:p>
          </table:table-cell>
          <table:table-cell office:value-type="float" office:value="19.813" calcext:value-type="float">
            <text:p>19,813000</text:p>
          </table:table-cell>
          <table:table-cell office:value-type="float" office:value="11.1222" calcext:value-type="float">
            <text:p>11,122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169770256701357 <text:s text:c="4"/></text:p>
          </table:table-cell>
          <table:table-cell/>
          <table:table-cell office:value-type="float" office:value="5.42417" calcext:value-type="float">
            <text:p>5,424170</text:p>
          </table:table-cell>
          <table:table-cell office:value-type="float" office:value="23.3267" calcext:value-type="float">
            <text:p>23,326700</text:p>
          </table:table-cell>
          <table:table-cell office:value-type="float" office:value="19.8422" calcext:value-type="float">
            <text:p>19,842200</text:p>
          </table:table-cell>
          <table:table-cell office:value-type="float" office:value="11.1698" calcext:value-type="float">
            <text:p>11,169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217385537759711 <text:s text:c="4"/></text:p>
          </table:table-cell>
          <table:table-cell/>
          <table:table-cell office:value-type="float" office:value="5.08312" calcext:value-type="float">
            <text:p>5,083120</text:p>
          </table:table-cell>
          <table:table-cell office:value-type="float" office:value="23.3509" calcext:value-type="float">
            <text:p>23,350900</text:p>
          </table:table-cell>
          <table:table-cell office:value-type="float" office:value="19.8715" calcext:value-type="float">
            <text:p>19,871500</text:p>
          </table:table-cell>
          <table:table-cell office:value-type="float" office:value="11.2174" calcext:value-type="float">
            <text:p>11,217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265014231221240 <text:s text:c="4"/></text:p>
          </table:table-cell>
          <table:table-cell/>
          <table:table-cell office:value-type="float" office:value="4.74246" calcext:value-type="float">
            <text:p>4,742460</text:p>
          </table:table-cell>
          <table:table-cell office:value-type="float" office:value="23.3755" calcext:value-type="float">
            <text:p>23,375500</text:p>
          </table:table-cell>
          <table:table-cell office:value-type="float" office:value="19.9009" calcext:value-type="float">
            <text:p>19,900900</text:p>
          </table:table-cell>
          <table:table-cell office:value-type="float" office:value="11.265" calcext:value-type="float">
            <text:p>11,26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312656392906206 <text:s text:c="4"/></text:p>
          </table:table-cell>
          <table:table-cell/>
          <table:table-cell office:value-type="float" office:value="4.40217" calcext:value-type="float">
            <text:p>4,402170</text:p>
          </table:table-cell>
          <table:table-cell office:value-type="float" office:value="23.4006" calcext:value-type="float">
            <text:p>23,400600</text:p>
          </table:table-cell>
          <table:table-cell office:value-type="float" office:value="19.9304" calcext:value-type="float">
            <text:p>19,930400</text:p>
          </table:table-cell>
          <table:table-cell office:value-type="float" office:value="11.3127" calcext:value-type="float">
            <text:p>11,312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360312078636943 <text:s text:c="4"/></text:p>
          </table:table-cell>
          <table:table-cell/>
          <table:table-cell office:value-type="float" office:value="4.06222" calcext:value-type="float">
            <text:p>4,062220</text:p>
          </table:table-cell>
          <table:table-cell office:value-type="float" office:value="23.4262" calcext:value-type="float">
            <text:p>23,426200</text:p>
          </table:table-cell>
          <table:table-cell office:value-type="float" office:value="19.9599" calcext:value-type="float">
            <text:p>19,959900</text:p>
          </table:table-cell>
          <table:table-cell office:value-type="float" office:value="11.3603" calcext:value-type="float">
            <text:p>11,360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407981344237749 <text:s text:c="4"/></text:p>
          </table:table-cell>
          <table:table-cell/>
          <table:table-cell office:value-type="float" office:value="3.72259" calcext:value-type="float">
            <text:p>3,722590</text:p>
          </table:table-cell>
          <table:table-cell office:value-type="float" office:value="23.4522" calcext:value-type="float">
            <text:p>23,452200</text:p>
          </table:table-cell>
          <table:table-cell office:value-type="float" office:value="19.9896" calcext:value-type="float">
            <text:p>19,989600</text:p>
          </table:table-cell>
          <table:table-cell office:value-type="float" office:value="11.408" calcext:value-type="float">
            <text:p>11,40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455664245534965 <text:s text:c="4"/></text:p>
          </table:table-cell>
          <table:table-cell/>
          <table:table-cell office:value-type="float" office:value="3.38325" calcext:value-type="float">
            <text:p>3,383250</text:p>
          </table:table-cell>
          <table:table-cell office:value-type="float" office:value="23.4787" calcext:value-type="float">
            <text:p>23,478700</text:p>
          </table:table-cell>
          <table:table-cell office:value-type="float" office:value="20.0194" calcext:value-type="float">
            <text:p>20,019400</text:p>
          </table:table-cell>
          <table:table-cell office:value-type="float" office:value="11.4557" calcext:value-type="float">
            <text:p>11,455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503360838356908 <text:s text:c="4"/></text:p>
          </table:table-cell>
          <table:table-cell/>
          <table:table-cell office:value-type="float" office:value="3.04417" calcext:value-type="float">
            <text:p>3,044170</text:p>
          </table:table-cell>
          <table:table-cell office:value-type="float" office:value="23.5057" calcext:value-type="float">
            <text:p>23,505700</text:p>
          </table:table-cell>
          <table:table-cell office:value-type="float" office:value="20.0492" calcext:value-type="float">
            <text:p>20,049200</text:p>
          </table:table-cell>
          <table:table-cell office:value-type="float" office:value="11.5034" calcext:value-type="float">
            <text:p>11,503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551071178534025 <text:s text:c="4"/></text:p>
          </table:table-cell>
          <table:table-cell/>
          <table:table-cell office:value-type="float" office:value="2.70533" calcext:value-type="float">
            <text:p>2,705330</text:p>
          </table:table-cell>
          <table:table-cell office:value-type="float" office:value="23.5332" calcext:value-type="float">
            <text:p>23,533200</text:p>
          </table:table-cell>
          <table:table-cell office:value-type="float" office:value="20.0792" calcext:value-type="float">
            <text:p>20,079200</text:p>
          </table:table-cell>
          <table:table-cell office:value-type="float" office:value="11.5511" calcext:value-type="float">
            <text:p>11,551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598795321898663 <text:s text:c="4"/></text:p>
          </table:table-cell>
          <table:table-cell/>
          <table:table-cell office:value-type="float" office:value="2.3667" calcext:value-type="float">
            <text:p>2,366700</text:p>
          </table:table-cell>
          <table:table-cell office:value-type="float" office:value="23.5612" calcext:value-type="float">
            <text:p>23,561200</text:p>
          </table:table-cell>
          <table:table-cell office:value-type="float" office:value="20.1093" calcext:value-type="float">
            <text:p>20,109300</text:p>
          </table:table-cell>
          <table:table-cell office:value-type="float" office:value="11.5988" calcext:value-type="float">
            <text:p>11,598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646533324285290 <text:s text:c="4"/></text:p>
          </table:table-cell>
          <table:table-cell/>
          <table:table-cell office:value-type="float" office:value="2.02826" calcext:value-type="float">
            <text:p>2,028260</text:p>
          </table:table-cell>
          <table:table-cell office:value-type="float" office:value="23.5896" calcext:value-type="float">
            <text:p>23,589600</text:p>
          </table:table-cell>
          <table:table-cell office:value-type="float" office:value="20.1394" calcext:value-type="float">
            <text:p>20,139400</text:p>
          </table:table-cell>
          <table:table-cell office:value-type="float" office:value="11.6465" calcext:value-type="float">
            <text:p>11,646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694285241530455 <text:s text:c="4"/></text:p>
          </table:table-cell>
          <table:table-cell/>
          <table:table-cell office:value-type="float" office:value="1.68998" calcext:value-type="float">
            <text:p>1,689980</text:p>
          </table:table-cell>
          <table:table-cell office:value-type="float" office:value="23.6185" calcext:value-type="float">
            <text:p>23,618500</text:p>
          </table:table-cell>
          <table:table-cell office:value-type="float" office:value="20.1697" calcext:value-type="float">
            <text:p>20,169700</text:p>
          </table:table-cell>
          <table:table-cell office:value-type="float" office:value="11.6943" calcext:value-type="float">
            <text:p>11,694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742051129472713 <text:s text:c="4"/></text:p>
          </table:table-cell>
          <table:table-cell/>
          <table:table-cell office:value-type="float" office:value="1.35182" calcext:value-type="float">
            <text:p>1,351820</text:p>
          </table:table-cell>
          <table:table-cell office:value-type="float" office:value="23.6477" calcext:value-type="float">
            <text:p>23,647700</text:p>
          </table:table-cell>
          <table:table-cell office:value-type="float" office:value="20.2" calcext:value-type="float">
            <text:p>20,200000</text:p>
          </table:table-cell>
          <table:table-cell office:value-type="float" office:value="11.7421" calcext:value-type="float">
            <text:p>11,742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789831043952731 <text:s text:c="4"/></text:p>
          </table:table-cell>
          <table:table-cell/>
          <table:table-cell office:value-type="float" office:value="1.01377" calcext:value-type="float">
            <text:p>1,013770</text:p>
          </table:table-cell>
          <table:table-cell office:value-type="float" office:value="23.6774" calcext:value-type="float">
            <text:p>23,677400</text:p>
          </table:table-cell>
          <table:table-cell office:value-type="float" office:value="20.2305" calcext:value-type="float">
            <text:p>20,230500</text:p>
          </table:table-cell>
          <table:table-cell office:value-type="float" office:value="11.7898" calcext:value-type="float">
            <text:p>11,789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837625040813299 <text:s text:c="4"/></text:p>
          </table:table-cell>
          <table:table-cell/>
          <table:table-cell office:value-type="float" office:value="0.675806" calcext:value-type="float">
            <text:p>0,675806</text:p>
          </table:table-cell>
          <table:table-cell office:value-type="float" office:value="23.7085" calcext:value-type="float">
            <text:p>23,708500</text:p>
          </table:table-cell>
          <table:table-cell office:value-type="float" office:value="20.261" calcext:value-type="float">
            <text:p>20,261000</text:p>
          </table:table-cell>
          <table:table-cell office:value-type="float" office:value="11.8376" calcext:value-type="float">
            <text:p>11,837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885433175899264 <text:s text:c="4"/></text:p>
          </table:table-cell>
          <table:table-cell/>
          <table:table-cell office:value-type="float" office:value="0.00551068" calcext:value-type="float">
            <text:p>0,005511</text:p>
          </table:table-cell>
          <table:table-cell office:value-type="float" office:value="23.7413" calcext:value-type="float">
            <text:p>23,741300</text:p>
          </table:table-cell>
          <table:table-cell office:value-type="float" office:value="20.2917" calcext:value-type="float">
            <text:p>20,291700</text:p>
          </table:table-cell>
          <table:table-cell office:value-type="float" office:value="11.8854" calcext:value-type="float">
            <text:p>11,885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933255505057515 <text:s text:c="4"/></text:p>
          </table:table-cell>
          <table:table-cell/>
          <table:table-cell office:value-type="string" calcext:value-type="string">
            <text:p>5,2371e-322</text:p>
          </table:table-cell>
          <table:table-cell office:value-type="float" office:value="23.7658" calcext:value-type="float">
            <text:p>23,765800</text:p>
          </table:table-cell>
          <table:table-cell office:value-type="float" office:value="20.3224" calcext:value-type="float">
            <text:p>20,322400</text:p>
          </table:table-cell>
          <table:table-cell office:value-type="float" office:value="11.9333" calcext:value-type="float">
            <text:p>11,933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981092084136975 <text:s text:c="4"/></text:p>
          </table:table-cell>
          <table:table-cell table:number-columns-repeated="2"/>
          <table:table-cell office:value-type="float" office:value="23.7489" calcext:value-type="float">
            <text:p>23,748900</text:p>
          </table:table-cell>
          <table:table-cell office:value-type="float" office:value="20.3533" calcext:value-type="float">
            <text:p>20,353300</text:p>
          </table:table-cell>
          <table:table-cell office:value-type="float" office:value="11.9811" calcext:value-type="float">
            <text:p>11,981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028942968988446 <text:s text:c="4"/></text:p>
          </table:table-cell>
          <table:table-cell table:number-columns-repeated="2"/>
          <table:table-cell office:value-type="float" office:value="23.7239" calcext:value-type="float">
            <text:p>23,723900</text:p>
          </table:table-cell>
          <table:table-cell office:value-type="float" office:value="20.3842" calcext:value-type="float">
            <text:p>20,384200</text:p>
          </table:table-cell>
          <table:table-cell office:value-type="float" office:value="12.0289" calcext:value-type="float">
            <text:p>12,028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076808215464885 <text:s text:c="4"/></text:p>
          </table:table-cell>
          <table:table-cell table:number-columns-repeated="2"/>
          <table:table-cell office:value-type="float" office:value="23.7004" calcext:value-type="float">
            <text:p>23,700400</text:p>
          </table:table-cell>
          <table:table-cell office:value-type="float" office:value="20.4153" calcext:value-type="float">
            <text:p>20,415300</text:p>
          </table:table-cell>
          <table:table-cell office:value-type="float" office:value="12.0768" calcext:value-type="float">
            <text:p>12,076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124687879421076 <text:s text:c="4"/></text:p>
          </table:table-cell>
          <table:table-cell table:number-columns-repeated="2"/>
          <table:table-cell office:value-type="float" office:value="23.6784" calcext:value-type="float">
            <text:p>23,678400</text:p>
          </table:table-cell>
          <table:table-cell office:value-type="float" office:value="20.4464" calcext:value-type="float">
            <text:p>20,446400</text:p>
          </table:table-cell>
          <table:table-cell office:value-type="float" office:value="12.1247" calcext:value-type="float">
            <text:p>12,124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172582016713926 <text:s text:c="4"/></text:p>
          </table:table-cell>
          <table:table-cell table:number-columns-repeated="2"/>
          <table:table-cell office:value-type="float" office:value="23.6568" calcext:value-type="float">
            <text:p>23,656800</text:p>
          </table:table-cell>
          <table:table-cell office:value-type="float" office:value="20.4776" calcext:value-type="float">
            <text:p>20,477600</text:p>
          </table:table-cell>
          <table:table-cell office:value-type="float" office:value="12.1726" calcext:value-type="float">
            <text:p>12,172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220490683202353 <text:s text:c="4"/></text:p>
          </table:table-cell>
          <table:table-cell table:number-columns-repeated="2"/>
          <table:table-cell office:value-type="float" office:value="23.6357" calcext:value-type="float">
            <text:p>23,635700</text:p>
          </table:table-cell>
          <table:table-cell office:value-type="float" office:value="20.509" calcext:value-type="float">
            <text:p>20,509000</text:p>
          </table:table-cell>
          <table:table-cell office:value-type="float" office:value="12.2205" calcext:value-type="float">
            <text:p>12,220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268413934747889 <text:s text:c="4"/></text:p>
          </table:table-cell>
          <table:table-cell table:number-columns-repeated="2"/>
          <table:table-cell office:value-type="float" office:value="23.6149" calcext:value-type="float">
            <text:p>23,614900</text:p>
          </table:table-cell>
          <table:table-cell office:value-type="float" office:value="20.5404" calcext:value-type="float">
            <text:p>20,540400</text:p>
          </table:table-cell>
          <table:table-cell office:value-type="float" office:value="12.2684" calcext:value-type="float">
            <text:p>12,268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316351827214733 <text:s text:c="4"/></text:p>
          </table:table-cell>
          <table:table-cell table:number-columns-repeated="2"/>
          <table:table-cell office:value-type="float" office:value="23.5946" calcext:value-type="float">
            <text:p>23,594600</text:p>
          </table:table-cell>
          <table:table-cell office:value-type="float" office:value="20.572" calcext:value-type="float">
            <text:p>20,572000</text:p>
          </table:table-cell>
          <table:table-cell office:value-type="float" office:value="12.3164" calcext:value-type="float">
            <text:p>12,316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364304416470146 <text:s text:c="4"/></text:p>
          </table:table-cell>
          <table:table-cell table:number-columns-repeated="2"/>
          <table:table-cell office:value-type="float" office:value="23.5748" calcext:value-type="float">
            <text:p>23,574800</text:p>
          </table:table-cell>
          <table:table-cell office:value-type="float" office:value="20.6036" calcext:value-type="float">
            <text:p>20,603600</text:p>
          </table:table-cell>
          <table:table-cell office:value-type="float" office:value="12.3643" calcext:value-type="float">
            <text:p>12,364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412271758384490 <text:s text:c="4"/></text:p>
          </table:table-cell>
          <table:table-cell table:number-columns-repeated="2"/>
          <table:table-cell office:value-type="float" office:value="23.5554" calcext:value-type="float">
            <text:p>23,555400</text:p>
          </table:table-cell>
          <table:table-cell office:value-type="float" office:value="20.6353" calcext:value-type="float">
            <text:p>20,635300</text:p>
          </table:table-cell>
          <table:table-cell office:value-type="float" office:value="12.4123" calcext:value-type="float">
            <text:p>12,412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460253908831357 <text:s text:c="4"/></text:p>
          </table:table-cell>
          <table:table-cell table:number-columns-repeated="2"/>
          <table:table-cell office:value-type="float" office:value="23.5366" calcext:value-type="float">
            <text:p>23,536600</text:p>
          </table:table-cell>
          <table:table-cell office:value-type="float" office:value="20.6672" calcext:value-type="float">
            <text:p>20,667200</text:p>
          </table:table-cell>
          <table:table-cell office:value-type="float" office:value="12.4603" calcext:value-type="float">
            <text:p>12,460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508250923686505 <text:s text:c="4"/></text:p>
          </table:table-cell>
          <table:table-cell table:number-columns-repeated="2"/>
          <table:table-cell office:value-type="float" office:value="23.5182" calcext:value-type="float">
            <text:p>23,518200</text:p>
          </table:table-cell>
          <table:table-cell office:value-type="float" office:value="20.6991" calcext:value-type="float">
            <text:p>20,699100</text:p>
          </table:table-cell>
          <table:table-cell office:value-type="float" office:value="12.5083" calcext:value-type="float">
            <text:p>12,508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556262858826324 <text:s text:c="4"/></text:p>
          </table:table-cell>
          <table:table-cell table:number-columns-repeated="2"/>
          <table:table-cell office:value-type="float" office:value="23.5003" calcext:value-type="float">
            <text:p>23,500300</text:p>
          </table:table-cell>
          <table:table-cell office:value-type="float" office:value="20.7312" calcext:value-type="float">
            <text:p>20,731200</text:p>
          </table:table-cell>
          <table:table-cell office:value-type="float" office:value="12.5563" calcext:value-type="float">
            <text:p>12,556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604289770125646 <text:s text:c="4"/></text:p>
          </table:table-cell>
          <table:table-cell table:number-columns-repeated="2"/>
          <table:table-cell office:value-type="float" office:value="23.4829" calcext:value-type="float">
            <text:p>23,482900</text:p>
          </table:table-cell>
          <table:table-cell office:value-type="float" office:value="20.7633" calcext:value-type="float">
            <text:p>20,763300</text:p>
          </table:table-cell>
          <table:table-cell office:value-type="float" office:value="12.6043" calcext:value-type="float">
            <text:p>12,604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652331713455142 <text:s text:c="4"/></text:p>
          </table:table-cell>
          <table:table-cell table:number-columns-repeated="2"/>
          <table:table-cell office:value-type="float" office:value="23.4659" calcext:value-type="float">
            <text:p>23,465900</text:p>
          </table:table-cell>
          <table:table-cell office:value-type="float" office:value="20.7955" calcext:value-type="float">
            <text:p>20,795500</text:p>
          </table:table-cell>
          <table:table-cell office:value-type="float" office:value="12.6523" calcext:value-type="float">
            <text:p>12,652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700388744679547 <text:s text:c="4"/></text:p>
          </table:table-cell>
          <table:table-cell table:number-columns-repeated="2"/>
          <table:table-cell office:value-type="float" office:value="23.4495" calcext:value-type="float">
            <text:p>23,449500</text:p>
          </table:table-cell>
          <table:table-cell office:value-type="float" office:value="20.8279" calcext:value-type="float">
            <text:p>20,827900</text:p>
          </table:table-cell>
          <table:table-cell office:value-type="float" office:value="12.7004" calcext:value-type="float">
            <text:p>12,700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748460919658616 <text:s text:c="4"/></text:p>
          </table:table-cell>
          <table:table-cell table:number-columns-repeated="2"/>
          <table:table-cell office:value-type="float" office:value="23.4335" calcext:value-type="float">
            <text:p>23,433500</text:p>
          </table:table-cell>
          <table:table-cell office:value-type="float" office:value="20.8603" calcext:value-type="float">
            <text:p>20,860300</text:p>
          </table:table-cell>
          <table:table-cell office:value-type="float" office:value="12.7485" calcext:value-type="float">
            <text:p>12,748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796548294252654 <text:s text:c="4"/></text:p>
          </table:table-cell>
          <table:table-cell table:number-columns-repeated="2"/>
          <table:table-cell office:value-type="float" office:value="23.418" calcext:value-type="float">
            <text:p>23,418000</text:p>
          </table:table-cell>
          <table:table-cell office:value-type="float" office:value="20.8929" calcext:value-type="float">
            <text:p>20,892900</text:p>
          </table:table-cell>
          <table:table-cell office:value-type="float" office:value="12.7965" calcext:value-type="float">
            <text:p>12,796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844650924334927 <text:s text:c="4"/></text:p>
          </table:table-cell>
          <table:table-cell table:number-columns-repeated="2"/>
          <table:table-cell office:value-type="float" office:value="23.4029" calcext:value-type="float">
            <text:p>23,402900</text:p>
          </table:table-cell>
          <table:table-cell office:value-type="float" office:value="20.9255" calcext:value-type="float">
            <text:p>20,925500</text:p>
          </table:table-cell>
          <table:table-cell office:value-type="float" office:value="12.8447" calcext:value-type="float">
            <text:p>12,844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892768865810041 <text:s text:c="4"/></text:p>
          </table:table-cell>
          <table:table-cell table:number-columns-repeated="2"/>
          <table:table-cell office:value-type="float" office:value="23.3884" calcext:value-type="float">
            <text:p>23,388400</text:p>
          </table:table-cell>
          <table:table-cell office:value-type="float" office:value="20.9583" calcext:value-type="float">
            <text:p>20,958300</text:p>
          </table:table-cell>
          <table:table-cell office:value-type="float" office:value="12.8928" calcext:value-type="float">
            <text:p>12,89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940902174635106 <text:s text:c="4"/></text:p>
          </table:table-cell>
          <table:table-cell table:number-columns-repeated="2"/>
          <table:table-cell office:value-type="float" office:value="23.3743" calcext:value-type="float">
            <text:p>23,374300</text:p>
          </table:table-cell>
          <table:table-cell office:value-type="float" office:value="20.9911" calcext:value-type="float">
            <text:p>20,991100</text:p>
          </table:table-cell>
          <table:table-cell office:value-type="float" office:value="12.9409" calcext:value-type="float">
            <text:p>12,940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989050906832940 <text:s text:c="4"/></text:p>
          </table:table-cell>
          <table:table-cell table:number-columns-repeated="2"/>
          <table:table-cell office:value-type="float" office:value="23.3607" calcext:value-type="float">
            <text:p>23,360700</text:p>
          </table:table-cell>
          <table:table-cell office:value-type="float" office:value="21.0241" calcext:value-type="float">
            <text:p>21,024100</text:p>
          </table:table-cell>
          <table:table-cell office:value-type="float" office:value="12.9891" calcext:value-type="float">
            <text:p>12,989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037215118480107 <text:s text:c="4"/></text:p>
          </table:table-cell>
          <table:table-cell table:number-columns-repeated="2"/>
          <table:table-cell office:value-type="float" office:value="23.3475" calcext:value-type="float">
            <text:p>23,347500</text:p>
          </table:table-cell>
          <table:table-cell office:value-type="float" office:value="21.0572" calcext:value-type="float">
            <text:p>21,057200</text:p>
          </table:table-cell>
          <table:table-cell office:value-type="float" office:value="13.0372" calcext:value-type="float">
            <text:p>13,037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085394865649620 <text:s text:c="4"/></text:p>
          </table:table-cell>
          <table:table-cell table:number-columns-repeated="2"/>
          <table:table-cell office:value-type="float" office:value="23.3348" calcext:value-type="float">
            <text:p>23,334800</text:p>
          </table:table-cell>
          <table:table-cell office:value-type="float" office:value="21.0903" calcext:value-type="float">
            <text:p>21,090300</text:p>
          </table:table-cell>
          <table:table-cell office:value-type="float" office:value="13.0854" calcext:value-type="float">
            <text:p>13,085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133590204292329 <text:s text:c="4"/></text:p>
          </table:table-cell>
          <table:table-cell table:number-columns-repeated="2"/>
          <table:table-cell office:value-type="float" office:value="23.3227" calcext:value-type="float">
            <text:p>23,322700</text:p>
          </table:table-cell>
          <table:table-cell office:value-type="float" office:value="21.1236" calcext:value-type="float">
            <text:p>21,123600</text:p>
          </table:table-cell>
          <table:table-cell office:value-type="float" office:value="13.1336" calcext:value-type="float">
            <text:p>13,13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181801190065466 <text:s text:c="4"/></text:p>
          </table:table-cell>
          <table:table-cell table:number-columns-repeated="2"/>
          <table:table-cell office:value-type="float" office:value="23.3109" calcext:value-type="float">
            <text:p>23,310900</text:p>
          </table:table-cell>
          <table:table-cell office:value-type="float" office:value="21.157" calcext:value-type="float">
            <text:p>21,157000</text:p>
          </table:table-cell>
          <table:table-cell office:value-type="float" office:value="13.1818" calcext:value-type="float">
            <text:p>13,18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230027878165506 <text:s text:c="4"/></text:p>
          </table:table-cell>
          <table:table-cell table:number-columns-repeated="2"/>
          <table:table-cell office:value-type="float" office:value="23.2997" calcext:value-type="float">
            <text:p>23,299700</text:p>
          </table:table-cell>
          <table:table-cell office:value-type="float" office:value="21.1904" calcext:value-type="float">
            <text:p>21,190400</text:p>
          </table:table-cell>
          <table:table-cell office:value-type="float" office:value="13.23" calcext:value-type="float">
            <text:p>13,23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278270323291983 <text:s text:c="4"/></text:p>
          </table:table-cell>
          <table:table-cell table:number-columns-repeated="2"/>
          <table:table-cell office:value-type="float" office:value="23.2889" calcext:value-type="float">
            <text:p>23,288900</text:p>
          </table:table-cell>
          <table:table-cell office:value-type="float" office:value="21.224" calcext:value-type="float">
            <text:p>21,224000</text:p>
          </table:table-cell>
          <table:table-cell office:value-type="float" office:value="13.2783" calcext:value-type="float">
            <text:p>13,278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326528579938500 <text:s text:c="4"/></text:p>
          </table:table-cell>
          <table:table-cell table:number-columns-repeated="2"/>
          <table:table-cell office:value-type="float" office:value="23.2786" calcext:value-type="float">
            <text:p>23,278600</text:p>
          </table:table-cell>
          <table:table-cell office:value-type="float" office:value="21.2577" calcext:value-type="float">
            <text:p>21,257700</text:p>
          </table:table-cell>
          <table:table-cell office:value-type="float" office:value="13.3265" calcext:value-type="float">
            <text:p>13,326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374802703214012 <text:s text:c="4"/></text:p>
          </table:table-cell>
          <table:table-cell table:number-columns-repeated="2"/>
          <table:table-cell office:value-type="float" office:value="23.2688" calcext:value-type="float">
            <text:p>23,268800</text:p>
          </table:table-cell>
          <table:table-cell office:value-type="float" office:value="21.2915" calcext:value-type="float">
            <text:p>21,291500</text:p>
          </table:table-cell>
          <table:table-cell office:value-type="float" office:value="13.3748" calcext:value-type="float">
            <text:p>13,374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423092750242917 <text:s text:c="4"/></text:p>
          </table:table-cell>
          <table:table-cell table:number-columns-repeated="2"/>
          <table:table-cell office:value-type="float" office:value="23.2594" calcext:value-type="float">
            <text:p>23,259400</text:p>
          </table:table-cell>
          <table:table-cell office:value-type="float" office:value="21.3254" calcext:value-type="float">
            <text:p>21,325400</text:p>
          </table:table-cell>
          <table:table-cell office:value-type="float" office:value="13.4231" calcext:value-type="float">
            <text:p>13,423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471398781764409 <text:s text:c="4"/></text:p>
          </table:table-cell>
          <table:table-cell table:number-columns-repeated="2"/>
          <table:table-cell office:value-type="float" office:value="23.2505" calcext:value-type="float">
            <text:p>23,250500</text:p>
          </table:table-cell>
          <table:table-cell office:value-type="float" office:value="21.3594" calcext:value-type="float">
            <text:p>21,359400</text:p>
          </table:table-cell>
          <table:table-cell office:value-type="float" office:value="13.4714" calcext:value-type="float">
            <text:p>13,471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519720862797808 <text:s text:c="4"/></text:p>
          </table:table-cell>
          <table:table-cell table:number-columns-repeated="2"/>
          <table:table-cell office:value-type="float" office:value="23.2421" calcext:value-type="float">
            <text:p>23,242100</text:p>
          </table:table-cell>
          <table:table-cell office:value-type="float" office:value="21.3935" calcext:value-type="float">
            <text:p>21,393500</text:p>
          </table:table-cell>
          <table:table-cell office:value-type="float" office:value="13.5197" calcext:value-type="float">
            <text:p>13,519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568059060362607 <text:s text:c="4"/></text:p>
          </table:table-cell>
          <table:table-cell table:number-columns-repeated="2"/>
          <table:table-cell office:value-type="float" office:value="23.2341" calcext:value-type="float">
            <text:p>23,234100</text:p>
          </table:table-cell>
          <table:table-cell office:value-type="float" office:value="21.4277" calcext:value-type="float">
            <text:p>21,427700</text:p>
          </table:table-cell>
          <table:table-cell office:value-type="float" office:value="13.5681" calcext:value-type="float">
            <text:p>13,568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616413435908733 <text:s text:c="4"/></text:p>
          </table:table-cell>
          <table:table-cell table:number-columns-repeated="2"/>
          <table:table-cell office:value-type="float" office:value="23.2267" calcext:value-type="float">
            <text:p>23,226700</text:p>
          </table:table-cell>
          <table:table-cell office:value-type="float" office:value="21.462" calcext:value-type="float">
            <text:p>21,462000</text:p>
          </table:table-cell>
          <table:table-cell office:value-type="float" office:value="13.6164" calcext:value-type="float">
            <text:p>13,616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664784031699057 <text:s text:c="4"/></text:p>
          </table:table-cell>
          <table:table-cell table:number-columns-repeated="2"/>
          <table:table-cell office:value-type="float" office:value="23.2196" calcext:value-type="float">
            <text:p>23,219600</text:p>
          </table:table-cell>
          <table:table-cell office:value-type="float" office:value="21.4964" calcext:value-type="float">
            <text:p>21,496400</text:p>
          </table:table-cell>
          <table:table-cell office:value-type="float" office:value="13.6648" calcext:value-type="float">
            <text:p>13,664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713170855729576 <text:s text:c="4"/></text:p>
          </table:table-cell>
          <table:table-cell table:number-columns-repeated="2"/>
          <table:table-cell office:value-type="float" office:value="23.2131" calcext:value-type="float">
            <text:p>23,213100</text:p>
          </table:table-cell>
          <table:table-cell office:value-type="float" office:value="21.5309" calcext:value-type="float">
            <text:p>21,530900</text:p>
          </table:table-cell>
          <table:table-cell office:value-type="float" office:value="13.7132" calcext:value-type="float">
            <text:p>13,71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761573879940501 <text:s text:c="4"/></text:p>
          </table:table-cell>
          <table:table-cell table:number-columns-repeated="2"/>
          <table:table-cell office:value-type="float" office:value="23.207" calcext:value-type="float">
            <text:p>23,207000</text:p>
          </table:table-cell>
          <table:table-cell office:value-type="float" office:value="21.5655" calcext:value-type="float">
            <text:p>21,565500</text:p>
          </table:table-cell>
          <table:table-cell office:value-type="float" office:value="13.7616" calcext:value-type="float">
            <text:p>13,761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809993078467798 <text:s text:c="4"/></text:p>
          </table:table-cell>
          <table:table-cell table:number-columns-repeated="2"/>
          <table:table-cell office:value-type="float" office:value="23.2014" calcext:value-type="float">
            <text:p>23,201400</text:p>
          </table:table-cell>
          <table:table-cell office:value-type="float" office:value="21.6003" calcext:value-type="float">
            <text:p>21,600300</text:p>
          </table:table-cell>
          <table:table-cell office:value-type="float" office:value="13.81" calcext:value-type="float">
            <text:p>13,81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858428533907979 <text:s text:c="4"/></text:p>
          </table:table-cell>
          <table:table-cell table:number-columns-repeated="2"/>
          <table:table-cell office:value-type="float" office:value="23.1963" calcext:value-type="float">
            <text:p>23,196300</text:p>
          </table:table-cell>
          <table:table-cell office:value-type="float" office:value="21.6351" calcext:value-type="float">
            <text:p>21,635100</text:p>
          </table:table-cell>
          <table:table-cell office:value-type="float" office:value="13.8584" calcext:value-type="float">
            <text:p>13,858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906880602273564 <text:s text:c="4"/></text:p>
          </table:table-cell>
          <table:table-cell table:number-columns-repeated="2"/>
          <table:table-cell office:value-type="float" office:value="23.1916" calcext:value-type="float">
            <text:p>23,191600</text:p>
          </table:table-cell>
          <table:table-cell office:value-type="float" office:value="21.67" calcext:value-type="float">
            <text:p>21,670000</text:p>
          </table:table-cell>
          <table:table-cell office:value-type="float" office:value="13.9069" calcext:value-type="float">
            <text:p>13,906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955350013235739 <text:s text:c="4"/></text:p>
          </table:table-cell>
          <table:table-cell table:number-columns-repeated="2"/>
          <table:table-cell office:value-type="float" office:value="23.1874" calcext:value-type="float">
            <text:p>23,187400</text:p>
          </table:table-cell>
          <table:table-cell office:value-type="float" office:value="21.7051" calcext:value-type="float">
            <text:p>21,705100</text:p>
          </table:table-cell>
          <table:table-cell office:value-type="float" office:value="13.9554" calcext:value-type="float">
            <text:p>13,955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003837582117486 <text:s text:c="4"/></text:p>
          </table:table-cell>
          <table:table-cell table:number-columns-repeated="2"/>
          <table:table-cell office:value-type="float" office:value="23.1837" calcext:value-type="float">
            <text:p>23,183700</text:p>
          </table:table-cell>
          <table:table-cell office:value-type="float" office:value="21.7402" calcext:value-type="float">
            <text:p>21,740200</text:p>
          </table:table-cell>
          <table:table-cell office:value-type="float" office:value="14.0038" calcext:value-type="float">
            <text:p>14,003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052343061326710 <text:s text:c="4"/></text:p>
          </table:table-cell>
          <table:table-cell table:number-columns-repeated="2"/>
          <table:table-cell office:value-type="float" office:value="23.1805" calcext:value-type="float">
            <text:p>23,180500</text:p>
          </table:table-cell>
          <table:table-cell office:value-type="float" office:value="21.7755" calcext:value-type="float">
            <text:p>21,775500</text:p>
          </table:table-cell>
          <table:table-cell office:value-type="float" office:value="14.0523" calcext:value-type="float">
            <text:p>14,052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100863074986329 <text:s text:c="4"/></text:p>
          </table:table-cell>
          <table:table-cell table:number-columns-repeated="2"/>
          <table:table-cell office:value-type="float" office:value="23.1777" calcext:value-type="float">
            <text:p>23,177700</text:p>
          </table:table-cell>
          <table:table-cell office:value-type="float" office:value="21.8109" calcext:value-type="float">
            <text:p>21,810900</text:p>
          </table:table-cell>
          <table:table-cell office:value-type="float" office:value="14.1009" calcext:value-type="float">
            <text:p>14,100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149390166892340 <text:s text:c="4"/></text:p>
          </table:table-cell>
          <table:table-cell table:number-columns-repeated="2"/>
          <table:table-cell office:value-type="float" office:value="23.1753" calcext:value-type="float">
            <text:p>23,175300</text:p>
          </table:table-cell>
          <table:table-cell office:value-type="float" office:value="21.8463" calcext:value-type="float">
            <text:p>21,846300</text:p>
          </table:table-cell>
          <table:table-cell office:value-type="float" office:value="14.1494" calcext:value-type="float">
            <text:p>14,149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197919842017427 <text:s text:c="4"/></text:p>
          </table:table-cell>
          <table:table-cell table:number-columns-repeated="2"/>
          <table:table-cell office:value-type="float" office:value="23.1731" calcext:value-type="float">
            <text:p>23,173100</text:p>
          </table:table-cell>
          <table:table-cell office:value-type="float" office:value="21.8818" calcext:value-type="float">
            <text:p>21,881800</text:p>
          </table:table-cell>
          <table:table-cell office:value-type="float" office:value="14.1979" calcext:value-type="float">
            <text:p>14,197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246476712636683 <text:s text:c="4"/></text:p>
          </table:table-cell>
          <table:table-cell table:number-columns-repeated="2"/>
          <table:table-cell office:value-type="float" office:value="23.1716" calcext:value-type="float">
            <text:p>23,171600</text:p>
          </table:table-cell>
          <table:table-cell office:value-type="float" office:value="21.9175" calcext:value-type="float">
            <text:p>21,917500</text:p>
          </table:table-cell>
          <table:table-cell office:value-type="float" office:value="14.2465" calcext:value-type="float">
            <text:p>14,246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295148832141651 <text:s text:c="4"/></text:p>
          </table:table-cell>
          <table:table-cell table:number-columns-repeated="2"/>
          <table:table-cell office:value-type="float" office:value="23.1717" calcext:value-type="float">
            <text:p>23,171700</text:p>
          </table:table-cell>
          <table:table-cell office:value-type="float" office:value="21.9536" calcext:value-type="float">
            <text:p>21,953600</text:p>
          </table:table-cell>
          <table:table-cell office:value-type="float" office:value="14.2951" calcext:value-type="float">
            <text:p>14,295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343965588989665 <text:s text:c="4"/></text:p>
          </table:table-cell>
          <table:table-cell table:number-columns-repeated="2"/>
          <table:table-cell office:value-type="float" office:value="23.1739" calcext:value-type="float">
            <text:p>23,173900</text:p>
          </table:table-cell>
          <table:table-cell office:value-type="float" office:value="21.9904" calcext:value-type="float">
            <text:p>21,990400</text:p>
          </table:table-cell>
          <table:table-cell office:value-type="float" office:value="14.344" calcext:value-type="float">
            <text:p>14,34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391817856997465 <text:s text:c="4"/></text:p>
          </table:table-cell>
          <table:table-cell table:number-columns-repeated="2"/>
          <table:table-cell office:value-type="float" office:value="23.1644" calcext:value-type="float">
            <text:p>23,164400</text:p>
          </table:table-cell>
          <table:table-cell office:value-type="float" office:value="22.0233" calcext:value-type="float">
            <text:p>22,023300</text:p>
          </table:table-cell>
          <table:table-cell office:value-type="float" office:value="14.3918" calcext:value-type="float">
            <text:p>14,39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434955469328477 <text:s text:c="4"/></text:p>
          </table:table-cell>
          <table:table-cell table:number-columns-repeated="2"/>
          <table:table-cell office:value-type="float" office:value="23.0972" calcext:value-type="float">
            <text:p>23,097200</text:p>
          </table:table-cell>
          <table:table-cell office:value-type="float" office:value="22.0375" calcext:value-type="float">
            <text:p>22,037500</text:p>
          </table:table-cell>
          <table:table-cell office:value-type="float" office:value="14.435" calcext:value-type="float">
            <text:p>14,43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477128699167020 <text:s text:c="4"/></text:p>
          </table:table-cell>
          <table:table-cell table:number-columns-repeated="2"/>
          <table:table-cell office:value-type="float" office:value="23.0184" calcext:value-type="float">
            <text:p>23,018400</text:p>
          </table:table-cell>
          <table:table-cell office:value-type="float" office:value="22.0479" calcext:value-type="float">
            <text:p>22,047900</text:p>
          </table:table-cell>
          <table:table-cell office:value-type="float" office:value="14.4771" calcext:value-type="float">
            <text:p>14,477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519446779044049 <text:s text:c="4"/></text:p>
          </table:table-cell>
          <table:table-cell table:number-columns-repeated="2"/>
          <table:table-cell office:value-type="float" office:value="22.9416" calcext:value-type="float">
            <text:p>22,941600</text:p>
          </table:table-cell>
          <table:table-cell office:value-type="float" office:value="22.0588" calcext:value-type="float">
            <text:p>22,058800</text:p>
          </table:table-cell>
          <table:table-cell office:value-type="float" office:value="14.5194" calcext:value-type="float">
            <text:p>14,519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561880426849980 <text:s text:c="4"/></text:p>
          </table:table-cell>
          <table:table-cell table:number-columns-repeated="2"/>
          <table:table-cell office:value-type="float" office:value="22.8664" calcext:value-type="float">
            <text:p>22,866400</text:p>
          </table:table-cell>
          <table:table-cell office:value-type="float" office:value="22.0703" calcext:value-type="float">
            <text:p>22,070300</text:p>
          </table:table-cell>
          <table:table-cell office:value-type="float" office:value="14.5619" calcext:value-type="float">
            <text:p>14,561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604341695541137 <text:s text:c="4"/></text:p>
          </table:table-cell>
          <table:table-cell table:number-columns-repeated="2"/>
          <table:table-cell office:value-type="float" office:value="22.7919" calcext:value-type="float">
            <text:p>22,791900</text:p>
          </table:table-cell>
          <table:table-cell office:value-type="float" office:value="22.082" calcext:value-type="float">
            <text:p>22,082000</text:p>
          </table:table-cell>
          <table:table-cell office:value-type="float" office:value="14.6043" calcext:value-type="float">
            <text:p>14,604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646806079190318 <text:s text:c="4"/></text:p>
          </table:table-cell>
          <table:table-cell table:number-columns-repeated="2"/>
          <table:table-cell office:value-type="float" office:value="22.7176" calcext:value-type="float">
            <text:p>22,717600</text:p>
          </table:table-cell>
          <table:table-cell office:value-type="float" office:value="22.0937" calcext:value-type="float">
            <text:p>22,093700</text:p>
          </table:table-cell>
          <table:table-cell office:value-type="float" office:value="14.6468" calcext:value-type="float">
            <text:p>14,646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689278179172623 <text:s text:c="4"/></text:p>
          </table:table-cell>
          <table:table-cell table:number-columns-repeated="2"/>
          <table:table-cell office:value-type="float" office:value="22.6437" calcext:value-type="float">
            <text:p>22,643700</text:p>
          </table:table-cell>
          <table:table-cell office:value-type="float" office:value="22.1054" calcext:value-type="float">
            <text:p>22,105400</text:p>
          </table:table-cell>
          <table:table-cell office:value-type="float" office:value="14.6893" calcext:value-type="float">
            <text:p>14,689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731765558040211 <text:s text:c="4"/></text:p>
          </table:table-cell>
          <table:table-cell table:number-columns-repeated="2"/>
          <table:table-cell office:value-type="float" office:value="22.5702" calcext:value-type="float">
            <text:p>22,570200</text:p>
          </table:table-cell>
          <table:table-cell office:value-type="float" office:value="22.1173" calcext:value-type="float">
            <text:p>22,117300</text:p>
          </table:table-cell>
          <table:table-cell office:value-type="float" office:value="14.7318" calcext:value-type="float">
            <text:p>14,73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774271698018120 <text:s text:c="4"/></text:p>
          </table:table-cell>
          <table:table-cell table:number-columns-repeated="2"/>
          <table:table-cell office:value-type="float" office:value="22.4972" calcext:value-type="float">
            <text:p>22,497200</text:p>
          </table:table-cell>
          <table:table-cell office:value-type="float" office:value="22.1293" calcext:value-type="float">
            <text:p>22,129300</text:p>
          </table:table-cell>
          <table:table-cell office:value-type="float" office:value="14.7743" calcext:value-type="float">
            <text:p>14,774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816796953046628 <text:s text:c="4"/></text:p>
          </table:table-cell>
          <table:table-cell table:number-columns-repeated="2"/>
          <table:table-cell office:value-type="float" office:value="22.4246" calcext:value-type="float">
            <text:p>22,424600</text:p>
          </table:table-cell>
          <table:table-cell office:value-type="float" office:value="22.1414" calcext:value-type="float">
            <text:p>22,141400</text:p>
          </table:table-cell>
          <table:table-cell office:value-type="float" office:value="14.8168" calcext:value-type="float">
            <text:p>14,816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859340614151135 <text:s text:c="4"/></text:p>
          </table:table-cell>
          <table:table-cell table:number-columns-repeated="2"/>
          <table:table-cell office:value-type="float" office:value="22.3525" calcext:value-type="float">
            <text:p>22,352500</text:p>
          </table:table-cell>
          <table:table-cell office:value-type="float" office:value="22.1536" calcext:value-type="float">
            <text:p>22,153600</text:p>
          </table:table-cell>
          <table:table-cell office:value-type="float" office:value="14.8593" calcext:value-type="float">
            <text:p>14,859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901902058008803 <text:s text:c="4"/></text:p>
          </table:table-cell>
          <table:table-cell table:number-columns-repeated="2"/>
          <table:table-cell office:value-type="float" office:value="22.2809" calcext:value-type="float">
            <text:p>22,280900</text:p>
          </table:table-cell>
          <table:table-cell office:value-type="float" office:value="22.1659" calcext:value-type="float">
            <text:p>22,165900</text:p>
          </table:table-cell>
          <table:table-cell office:value-type="float" office:value="14.9019" calcext:value-type="float">
            <text:p>14,901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944481034955656 <text:s text:c="4"/></text:p>
          </table:table-cell>
          <table:table-cell table:number-columns-repeated="2"/>
          <table:table-cell office:value-type="float" office:value="22.2097" calcext:value-type="float">
            <text:p>22,209700</text:p>
          </table:table-cell>
          <table:table-cell office:value-type="float" office:value="22.1783" calcext:value-type="float">
            <text:p>22,178300</text:p>
          </table:table-cell>
          <table:table-cell office:value-type="float" office:value="14.9445" calcext:value-type="float">
            <text:p>14,944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987077568743867 <text:s text:c="4"/></text:p>
          </table:table-cell>
          <table:table-cell table:number-columns-repeated="2"/>
          <table:table-cell office:value-type="float" office:value="22.1389" calcext:value-type="float">
            <text:p>22,138900</text:p>
          </table:table-cell>
          <table:table-cell office:value-type="float" office:value="22.1908" calcext:value-type="float">
            <text:p>22,190800</text:p>
          </table:table-cell>
          <table:table-cell office:value-type="float" office:value="14.9871" calcext:value-type="float">
            <text:p>14,987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029691791586327 <text:s text:c="4"/></text:p>
          </table:table-cell>
          <table:table-cell table:number-columns-repeated="2"/>
          <table:table-cell office:value-type="float" office:value="22.0686" calcext:value-type="float">
            <text:p>22,068600</text:p>
          </table:table-cell>
          <table:table-cell office:value-type="float" office:value="22.2035" calcext:value-type="float">
            <text:p>22,203500</text:p>
          </table:table-cell>
          <table:table-cell office:value-type="float" office:value="15.0297" calcext:value-type="float">
            <text:p>15,029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072323837892069 <text:s text:c="4"/></text:p>
          </table:table-cell>
          <table:table-cell table:number-columns-repeated="2"/>
          <table:table-cell office:value-type="float" office:value="21.9987" calcext:value-type="float">
            <text:p>21,998700</text:p>
          </table:table-cell>
          <table:table-cell office:value-type="float" office:value="22.2162" calcext:value-type="float">
            <text:p>22,216200</text:p>
          </table:table-cell>
          <table:table-cell office:value-type="float" office:value="15.0723" calcext:value-type="float">
            <text:p>15,072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114973806014127 <text:s text:c="4"/></text:p>
          </table:table-cell>
          <table:table-cell table:number-columns-repeated="2"/>
          <table:table-cell office:value-type="float" office:value="21.9293" calcext:value-type="float">
            <text:p>21,929300</text:p>
          </table:table-cell>
          <table:table-cell office:value-type="float" office:value="22.2291" calcext:value-type="float">
            <text:p>22,229100</text:p>
          </table:table-cell>
          <table:table-cell office:value-type="float" office:value="15.115" calcext:value-type="float">
            <text:p>15,11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157641760039279 <text:s text:c="4"/></text:p>
          </table:table-cell>
          <table:table-cell table:number-columns-repeated="2"/>
          <table:table-cell office:value-type="float" office:value="21.8604" calcext:value-type="float">
            <text:p>21,860400</text:p>
          </table:table-cell>
          <table:table-cell office:value-type="float" office:value="22.242" calcext:value-type="float">
            <text:p>22,242000</text:p>
          </table:table-cell>
          <table:table-cell office:value-type="float" office:value="15.1576" calcext:value-type="float">
            <text:p>15,157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200327744867083 <text:s text:c="4"/></text:p>
          </table:table-cell>
          <table:table-cell table:number-columns-repeated="2"/>
          <table:table-cell office:value-type="float" office:value="21.7918" calcext:value-type="float">
            <text:p>21,791800</text:p>
          </table:table-cell>
          <table:table-cell office:value-type="float" office:value="22.2551" calcext:value-type="float">
            <text:p>22,255100</text:p>
          </table:table-cell>
          <table:table-cell office:value-type="float" office:value="15.2003" calcext:value-type="float">
            <text:p>15,200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243031799827971 <text:s text:c="4"/></text:p>
          </table:table-cell>
          <table:table-cell table:number-columns-repeated="2"/>
          <table:table-cell office:value-type="float" office:value="21.7237" calcext:value-type="float">
            <text:p>21,723700</text:p>
          </table:table-cell>
          <table:table-cell office:value-type="float" office:value="22.2683" calcext:value-type="float">
            <text:p>22,268300</text:p>
          </table:table-cell>
          <table:table-cell office:value-type="float" office:value="15.243" calcext:value-type="float">
            <text:p>15,24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285753966252784 <text:s text:c="4"/></text:p>
          </table:table-cell>
          <table:table-cell table:number-columns-repeated="2"/>
          <table:table-cell office:value-type="float" office:value="21.6561" calcext:value-type="float">
            <text:p>21,656100</text:p>
          </table:table-cell>
          <table:table-cell office:value-type="float" office:value="22.2816" calcext:value-type="float">
            <text:p>22,281600</text:p>
          </table:table-cell>
          <table:table-cell office:value-type="float" office:value="15.2858" calcext:value-type="float">
            <text:p>15,285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328494289752665 <text:s text:c="4"/></text:p>
          </table:table-cell>
          <table:table-cell table:number-columns-repeated="2"/>
          <table:table-cell office:value-type="float" office:value="21.5889" calcext:value-type="float">
            <text:p>21,588900</text:p>
          </table:table-cell>
          <table:table-cell office:value-type="float" office:value="22.295" calcext:value-type="float">
            <text:p>22,295000</text:p>
          </table:table-cell>
          <table:table-cell office:value-type="float" office:value="15.3285" calcext:value-type="float">
            <text:p>15,328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371252819553844 <text:s text:c="4"/></text:p>
          </table:table-cell>
          <table:table-cell table:number-columns-repeated="2"/>
          <table:table-cell office:value-type="float" office:value="21.5221" calcext:value-type="float">
            <text:p>21,522100</text:p>
          </table:table-cell>
          <table:table-cell office:value-type="float" office:value="22.3085" calcext:value-type="float">
            <text:p>22,308500</text:p>
          </table:table-cell>
          <table:table-cell office:value-type="float" office:value="15.3713" calcext:value-type="float">
            <text:p>15,371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414029606898287 <text:s text:c="4"/></text:p>
          </table:table-cell>
          <table:table-cell table:number-columns-repeated="2"/>
          <table:table-cell office:value-type="float" office:value="21.4557" calcext:value-type="float">
            <text:p>21,455700</text:p>
          </table:table-cell>
          <table:table-cell office:value-type="float" office:value="22.3222" calcext:value-type="float">
            <text:p>22,322200</text:p>
          </table:table-cell>
          <table:table-cell office:value-type="float" office:value="15.414" calcext:value-type="float">
            <text:p>15,41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456824703643576 <text:s text:c="4"/></text:p>
          </table:table-cell>
          <table:table-cell table:number-columns-repeated="2"/>
          <table:table-cell office:value-type="float" office:value="21.3898" calcext:value-type="float">
            <text:p>21,389800</text:p>
          </table:table-cell>
          <table:table-cell office:value-type="float" office:value="22.3359" calcext:value-type="float">
            <text:p>22,335900</text:p>
          </table:table-cell>
          <table:table-cell office:value-type="float" office:value="15.4568" calcext:value-type="float">
            <text:p>15,456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499638161441672 <text:s text:c="4"/></text:p>
          </table:table-cell>
          <table:table-cell table:number-columns-repeated="2"/>
          <table:table-cell office:value-type="float" office:value="21.3243" calcext:value-type="float">
            <text:p>21,324300</text:p>
          </table:table-cell>
          <table:table-cell office:value-type="float" office:value="22.3498" calcext:value-type="float">
            <text:p>22,349800</text:p>
          </table:table-cell>
          <table:table-cell office:value-type="float" office:value="15.4996" calcext:value-type="float">
            <text:p>15,499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542470031447962 <text:s text:c="4"/></text:p>
          </table:table-cell>
          <table:table-cell table:number-columns-repeated="2"/>
          <table:table-cell office:value-type="float" office:value="21.2593" calcext:value-type="float">
            <text:p>21,259300</text:p>
          </table:table-cell>
          <table:table-cell office:value-type="float" office:value="22.3637" calcext:value-type="float">
            <text:p>22,363700</text:p>
          </table:table-cell>
          <table:table-cell office:value-type="float" office:value="15.5425" calcext:value-type="float">
            <text:p>15,542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585320364357353 <text:s text:c="4"/></text:p>
          </table:table-cell>
          <table:table-cell table:number-columns-repeated="2"/>
          <table:table-cell office:value-type="float" office:value="21.1947" calcext:value-type="float">
            <text:p>21,194700</text:p>
          </table:table-cell>
          <table:table-cell office:value-type="float" office:value="22.3778" calcext:value-type="float">
            <text:p>22,377800</text:p>
          </table:table-cell>
          <table:table-cell office:value-type="float" office:value="15.5853" calcext:value-type="float">
            <text:p>15,585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628189210571547 <text:s text:c="4"/></text:p>
          </table:table-cell>
          <table:table-cell table:number-columns-repeated="2"/>
          <table:table-cell office:value-type="float" office:value="21.1305" calcext:value-type="float">
            <text:p>21,130500</text:p>
          </table:table-cell>
          <table:table-cell office:value-type="float" office:value="22.392" calcext:value-type="float">
            <text:p>22,392000</text:p>
          </table:table-cell>
          <table:table-cell office:value-type="float" office:value="15.6282" calcext:value-type="float">
            <text:p>15,628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671076620370354 <text:s text:c="4"/></text:p>
          </table:table-cell>
          <table:table-cell table:number-columns-repeated="2"/>
          <table:table-cell office:value-type="float" office:value="21.0667" calcext:value-type="float">
            <text:p>21,066700</text:p>
          </table:table-cell>
          <table:table-cell office:value-type="float" office:value="22.4063" calcext:value-type="float">
            <text:p>22,406300</text:p>
          </table:table-cell>
          <table:table-cell office:value-type="float" office:value="15.6711" calcext:value-type="float">
            <text:p>15,671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713982644030356 <text:s text:c="4"/></text:p>
          </table:table-cell>
          <table:table-cell table:number-columns-repeated="2"/>
          <table:table-cell office:value-type="float" office:value="21.0034" calcext:value-type="float">
            <text:p>21,003400</text:p>
          </table:table-cell>
          <table:table-cell office:value-type="float" office:value="22.4207" calcext:value-type="float">
            <text:p>22,420700</text:p>
          </table:table-cell>
          <table:table-cell office:value-type="float" office:value="15.714" calcext:value-type="float">
            <text:p>15,71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756907331882317 <text:s text:c="4"/></text:p>
          </table:table-cell>
          <table:table-cell table:number-columns-repeated="2"/>
          <table:table-cell office:value-type="float" office:value="20.9404" calcext:value-type="float">
            <text:p>20,940400</text:p>
          </table:table-cell>
          <table:table-cell office:value-type="float" office:value="22.4352" calcext:value-type="float">
            <text:p>22,435200</text:p>
          </table:table-cell>
          <table:table-cell office:value-type="float" office:value="15.7569" calcext:value-type="float">
            <text:p>15,756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799850734323186 <text:s text:c="4"/></text:p>
          </table:table-cell>
          <table:table-cell table:number-columns-repeated="2"/>
          <table:table-cell office:value-type="float" office:value="20.878" calcext:value-type="float">
            <text:p>20,878000</text:p>
          </table:table-cell>
          <table:table-cell office:value-type="float" office:value="22.4498" calcext:value-type="float">
            <text:p>22,449800</text:p>
          </table:table-cell>
          <table:table-cell office:value-type="float" office:value="15.7999" calcext:value-type="float">
            <text:p>15,799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842812901802560 <text:s text:c="4"/></text:p>
          </table:table-cell>
          <table:table-cell table:number-columns-repeated="2"/>
          <table:table-cell office:value-type="float" office:value="20.8159" calcext:value-type="float">
            <text:p>20,815900</text:p>
          </table:table-cell>
          <table:table-cell office:value-type="float" office:value="22.4646" calcext:value-type="float">
            <text:p>22,464600</text:p>
          </table:table-cell>
          <table:table-cell office:value-type="float" office:value="15.8428" calcext:value-type="float">
            <text:p>15,84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885793884802224 <text:s text:c="4"/></text:p>
          </table:table-cell>
          <table:table-cell table:number-columns-repeated="2"/>
          <table:table-cell office:value-type="float" office:value="20.7542" calcext:value-type="float">
            <text:p>20,754200</text:p>
          </table:table-cell>
          <table:table-cell office:value-type="float" office:value="22.4794" calcext:value-type="float">
            <text:p>22,479400</text:p>
          </table:table-cell>
          <table:table-cell office:value-type="float" office:value="15.8858" calcext:value-type="float">
            <text:p>15,885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928793733816930 <text:s text:c="4"/></text:p>
          </table:table-cell>
          <table:table-cell table:number-columns-repeated="2"/>
          <table:table-cell office:value-type="float" office:value="20.693" calcext:value-type="float">
            <text:p>20,693000</text:p>
          </table:table-cell>
          <table:table-cell office:value-type="float" office:value="22.4944" calcext:value-type="float">
            <text:p>22,494400</text:p>
          </table:table-cell>
          <table:table-cell office:value-type="float" office:value="15.9288" calcext:value-type="float">
            <text:p>15,928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971812499342601 <text:s text:c="4"/></text:p>
          </table:table-cell>
          <table:table-cell table:number-columns-repeated="2"/>
          <table:table-cell office:value-type="float" office:value="20.6322" calcext:value-type="float">
            <text:p>20,632200</text:p>
          </table:table-cell>
          <table:table-cell office:value-type="float" office:value="22.5095" calcext:value-type="float">
            <text:p>22,509500</text:p>
          </table:table-cell>
          <table:table-cell office:value-type="float" office:value="15.9718" calcext:value-type="float">
            <text:p>15,97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014850231870675 <text:s text:c="4"/></text:p>
          </table:table-cell>
          <table:table-cell table:number-columns-repeated="2"/>
          <table:table-cell office:value-type="float" office:value="20.5718" calcext:value-type="float">
            <text:p>20,571800</text:p>
          </table:table-cell>
          <table:table-cell office:value-type="float" office:value="22.5246" calcext:value-type="float">
            <text:p>22,524600</text:p>
          </table:table-cell>
          <table:table-cell office:value-type="float" office:value="16.0149" calcext:value-type="float">
            <text:p>16,014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057906981886987 <text:s text:c="4"/></text:p>
          </table:table-cell>
          <table:table-cell table:number-columns-repeated="2"/>
          <table:table-cell office:value-type="float" office:value="20.5118" calcext:value-type="float">
            <text:p>20,511800</text:p>
          </table:table-cell>
          <table:table-cell office:value-type="float" office:value="22.5399" calcext:value-type="float">
            <text:p>22,539900</text:p>
          </table:table-cell>
          <table:table-cell office:value-type="float" office:value="16.0579" calcext:value-type="float">
            <text:p>16,057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100982799873762 <text:s text:c="4"/></text:p>
          </table:table-cell>
          <table:table-cell table:number-columns-repeated="2"/>
          <table:table-cell office:value-type="float" office:value="20.4522" calcext:value-type="float">
            <text:p>20,452200</text:p>
          </table:table-cell>
          <table:table-cell office:value-type="float" office:value="22.5554" calcext:value-type="float">
            <text:p>22,555400</text:p>
          </table:table-cell>
          <table:table-cell office:value-type="float" office:value="16.101" calcext:value-type="float">
            <text:p>16,10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144077736312077 <text:s text:c="4"/></text:p>
          </table:table-cell>
          <table:table-cell table:number-columns-repeated="2"/>
          <table:table-cell office:value-type="float" office:value="20.3931" calcext:value-type="float">
            <text:p>20,393100</text:p>
          </table:table-cell>
          <table:table-cell office:value-type="float" office:value="22.5709" calcext:value-type="float">
            <text:p>22,570900</text:p>
          </table:table-cell>
          <table:table-cell office:value-type="float" office:value="16.1441" calcext:value-type="float">
            <text:p>16,144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187191841684307 <text:s text:c="4"/></text:p>
          </table:table-cell>
          <table:table-cell table:number-columns-repeated="2"/>
          <table:table-cell office:value-type="float" office:value="20.3343" calcext:value-type="float">
            <text:p>20,334300</text:p>
          </table:table-cell>
          <table:table-cell office:value-type="float" office:value="22.5865" calcext:value-type="float">
            <text:p>22,586500</text:p>
          </table:table-cell>
          <table:table-cell office:value-type="float" office:value="16.1872" calcext:value-type="float">
            <text:p>16,187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230325166475389 <text:s text:c="4"/></text:p>
          </table:table-cell>
          <table:table-cell table:number-columns-repeated="2"/>
          <table:table-cell office:value-type="float" office:value="20.276" calcext:value-type="float">
            <text:p>20,276000</text:p>
          </table:table-cell>
          <table:table-cell office:value-type="float" office:value="22.6023" calcext:value-type="float">
            <text:p>22,602300</text:p>
          </table:table-cell>
          <table:table-cell office:value-type="float" office:value="16.2303" calcext:value-type="float">
            <text:p>16,230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273477761173854 <text:s text:c="4"/></text:p>
          </table:table-cell>
          <table:table-cell table:number-columns-repeated="2"/>
          <table:table-cell office:value-type="float" office:value="20.218" calcext:value-type="float">
            <text:p>20,218000</text:p>
          </table:table-cell>
          <table:table-cell office:value-type="float" office:value="22.6181" calcext:value-type="float">
            <text:p>22,618100</text:p>
          </table:table-cell>
          <table:table-cell office:value-type="float" office:value="16.2735" calcext:value-type="float">
            <text:p>16,273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316649676272139 <text:s text:c="4"/></text:p>
          </table:table-cell>
          <table:table-cell table:number-columns-repeated="2"/>
          <table:table-cell office:value-type="float" office:value="20.1605" calcext:value-type="float">
            <text:p>20,160500</text:p>
          </table:table-cell>
          <table:table-cell office:value-type="float" office:value="22.6341" calcext:value-type="float">
            <text:p>22,634100</text:p>
          </table:table-cell>
          <table:table-cell office:value-type="float" office:value="16.3166" calcext:value-type="float">
            <text:p>16,316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359840962266226 <text:s text:c="4"/></text:p>
          </table:table-cell>
          <table:table-cell table:number-columns-repeated="2"/>
          <table:table-cell office:value-type="float" office:value="20.1034" calcext:value-type="float">
            <text:p>20,103400</text:p>
          </table:table-cell>
          <table:table-cell office:value-type="float" office:value="22.6502" calcext:value-type="float">
            <text:p>22,650200</text:p>
          </table:table-cell>
          <table:table-cell office:value-type="float" office:value="16.3598" calcext:value-type="float">
            <text:p>16,359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403051669655515 <text:s text:c="4"/></text:p>
          </table:table-cell>
          <table:table-cell table:number-columns-repeated="2"/>
          <table:table-cell office:value-type="float" office:value="20.0466" calcext:value-type="float">
            <text:p>20,046600</text:p>
          </table:table-cell>
          <table:table-cell office:value-type="float" office:value="22.6663" calcext:value-type="float">
            <text:p>22,666300</text:p>
          </table:table-cell>
          <table:table-cell office:value-type="float" office:value="16.4031" calcext:value-type="float">
            <text:p>16,403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446281848942355 <text:s text:c="4"/></text:p>
          </table:table-cell>
          <table:table-cell table:number-columns-repeated="2"/>
          <table:table-cell office:value-type="float" office:value="19.9903" calcext:value-type="float">
            <text:p>19,990300</text:p>
          </table:table-cell>
          <table:table-cell office:value-type="float" office:value="22.6826" calcext:value-type="float">
            <text:p>22,682600</text:p>
          </table:table-cell>
          <table:table-cell office:value-type="float" office:value="16.4463" calcext:value-type="float">
            <text:p>16,446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489531550632190 <text:s text:c="4"/></text:p>
          </table:table-cell>
          <table:table-cell table:number-columns-repeated="2"/>
          <table:table-cell office:value-type="float" office:value="19.9346" calcext:value-type="float">
            <text:p>19,934600</text:p>
          </table:table-cell>
          <table:table-cell office:value-type="float" office:value="22.6993" calcext:value-type="float">
            <text:p>22,699300</text:p>
          </table:table-cell>
          <table:table-cell office:value-type="float" office:value="16.4895" calcext:value-type="float">
            <text:p>16,489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532800825233053 <text:s text:c="4"/></text:p>
          </table:table-cell>
          <table:table-cell table:number-columns-repeated="2"/>
          <table:table-cell office:value-type="float" office:value="19.8795" calcext:value-type="float">
            <text:p>19,879500</text:p>
          </table:table-cell>
          <table:table-cell office:value-type="float" office:value="22.7164" calcext:value-type="float">
            <text:p>22,716400</text:p>
          </table:table-cell>
          <table:table-cell office:value-type="float" office:value="16.5328" calcext:value-type="float">
            <text:p>16,53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576089723255549 <text:s text:c="4"/></text:p>
          </table:table-cell>
          <table:table-cell table:number-columns-repeated="2"/>
          <table:table-cell office:value-type="float" office:value="19.8227" calcext:value-type="float">
            <text:p>19,822700</text:p>
          </table:table-cell>
          <table:table-cell office:value-type="float" office:value="22.7308" calcext:value-type="float">
            <text:p>22,730800</text:p>
          </table:table-cell>
          <table:table-cell office:value-type="float" office:value="16.5761" calcext:value-type="float">
            <text:p>16,576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619398295212665 <text:s text:c="4"/></text:p>
          </table:table-cell>
          <table:table-cell table:number-columns-repeated="2"/>
          <table:table-cell office:value-type="float" office:value="19.7557" calcext:value-type="float">
            <text:p>19,755700</text:p>
          </table:table-cell>
          <table:table-cell office:value-type="float" office:value="22.7311" calcext:value-type="float">
            <text:p>22,731100</text:p>
          </table:table-cell>
          <table:table-cell office:value-type="float" office:value="16.6194" calcext:value-type="float">
            <text:p>16,619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662726591619897 <text:s text:c="4"/></text:p>
          </table:table-cell>
          <table:table-cell table:number-columns-repeated="2"/>
          <table:table-cell office:value-type="float" office:value="19.6868" calcext:value-type="float">
            <text:p>19,686800</text:p>
          </table:table-cell>
          <table:table-cell office:value-type="float" office:value="22.7286" calcext:value-type="float">
            <text:p>22,728600</text:p>
          </table:table-cell>
          <table:table-cell office:value-type="float" office:value="16.6627" calcext:value-type="float">
            <text:p>16,662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706074662994659 <text:s text:c="4"/></text:p>
          </table:table-cell>
          <table:table-cell table:number-columns-repeated="2"/>
          <table:table-cell office:value-type="float" office:value="19.6187" calcext:value-type="float">
            <text:p>19,618700</text:p>
          </table:table-cell>
          <table:table-cell office:value-type="float" office:value="22.7265" calcext:value-type="float">
            <text:p>22,726500</text:p>
          </table:table-cell>
          <table:table-cell office:value-type="float" office:value="16.7061" calcext:value-type="float">
            <text:p>16,706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749442559856512 <text:s text:c="4"/></text:p>
          </table:table-cell>
          <table:table-cell table:number-columns-repeated="2"/>
          <table:table-cell office:value-type="float" office:value="19.5511" calcext:value-type="float">
            <text:p>19,551100</text:p>
          </table:table-cell>
          <table:table-cell office:value-type="float" office:value="22.7249" calcext:value-type="float">
            <text:p>22,724900</text:p>
          </table:table-cell>
          <table:table-cell office:value-type="float" office:value="16.7494" calcext:value-type="float">
            <text:p>16,749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792830332726982 <text:s text:c="4"/></text:p>
          </table:table-cell>
          <table:table-cell table:number-columns-repeated="2"/>
          <table:table-cell office:value-type="float" office:value="19.484" calcext:value-type="float">
            <text:p>19,484000</text:p>
          </table:table-cell>
          <table:table-cell office:value-type="float" office:value="22.7234" calcext:value-type="float">
            <text:p>22,723400</text:p>
          </table:table-cell>
          <table:table-cell office:value-type="float" office:value="16.7928" calcext:value-type="float">
            <text:p>16,79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836238032130019 <text:s text:c="4"/></text:p>
          </table:table-cell>
          <table:table-cell table:number-columns-repeated="2"/>
          <table:table-cell office:value-type="float" office:value="19.4173" calcext:value-type="float">
            <text:p>19,417300</text:p>
          </table:table-cell>
          <table:table-cell office:value-type="float" office:value="22.722" calcext:value-type="float">
            <text:p>22,722000</text:p>
          </table:table-cell>
          <table:table-cell office:value-type="float" office:value="16.8362" calcext:value-type="float">
            <text:p>16,836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879665708592626 <text:s text:c="4"/></text:p>
          </table:table-cell>
          <table:table-cell table:number-columns-repeated="2"/>
          <table:table-cell office:value-type="float" office:value="19.3509" calcext:value-type="float">
            <text:p>19,350900</text:p>
          </table:table-cell>
          <table:table-cell office:value-type="float" office:value="22.7207" calcext:value-type="float">
            <text:p>22,720700</text:p>
          </table:table-cell>
          <table:table-cell office:value-type="float" office:value="16.8797" calcext:value-type="float">
            <text:p>16,879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923113412646082 <text:s text:c="4"/></text:p>
          </table:table-cell>
          <table:table-cell table:number-columns-repeated="2"/>
          <table:table-cell office:value-type="float" office:value="19.2849" calcext:value-type="float">
            <text:p>19,284900</text:p>
          </table:table-cell>
          <table:table-cell office:value-type="float" office:value="22.7195" calcext:value-type="float">
            <text:p>22,719500</text:p>
          </table:table-cell>
          <table:table-cell office:value-type="float" office:value="16.9231" calcext:value-type="float">
            <text:p>16,923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966581194827512 <text:s text:c="4"/></text:p>
          </table:table-cell>
          <table:table-cell table:number-columns-repeated="2"/>
          <table:table-cell office:value-type="float" office:value="19.2192" calcext:value-type="float">
            <text:p>19,219200</text:p>
          </table:table-cell>
          <table:table-cell office:value-type="float" office:value="22.7184" calcext:value-type="float">
            <text:p>22,718400</text:p>
          </table:table-cell>
          <table:table-cell office:value-type="float" office:value="16.9666" calcext:value-type="float">
            <text:p>16,966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010069105681264 <text:s text:c="4"/></text:p>
          </table:table-cell>
          <table:table-cell table:number-columns-repeated="2"/>
          <table:table-cell office:value-type="float" office:value="19.154" calcext:value-type="float">
            <text:p>19,154000</text:p>
          </table:table-cell>
          <table:table-cell office:value-type="float" office:value="22.7174" calcext:value-type="float">
            <text:p>22,717400</text:p>
          </table:table-cell>
          <table:table-cell office:value-type="float" office:value="17.0101" calcext:value-type="float">
            <text:p>17,010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053577195759988 <text:s text:c="4"/></text:p>
          </table:table-cell>
          <table:table-cell table:number-columns-repeated="2"/>
          <table:table-cell office:value-type="float" office:value="19.0891" calcext:value-type="float">
            <text:p>19,089100</text:p>
          </table:table-cell>
          <table:table-cell office:value-type="float" office:value="22.7165" calcext:value-type="float">
            <text:p>22,716500</text:p>
          </table:table-cell>
          <table:table-cell office:value-type="float" office:value="17.0536" calcext:value-type="float">
            <text:p>17,05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097105515623564 <text:s text:c="4"/></text:p>
          </table:table-cell>
          <table:table-cell table:number-columns-repeated="2"/>
          <table:table-cell office:value-type="float" office:value="19.0245" calcext:value-type="float">
            <text:p>19,024500</text:p>
          </table:table-cell>
          <table:table-cell office:value-type="float" office:value="22.7158" calcext:value-type="float">
            <text:p>22,715800</text:p>
          </table:table-cell>
          <table:table-cell office:value-type="float" office:value="17.0971" calcext:value-type="float">
            <text:p>17,097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140654115834980 <text:s text:c="4"/></text:p>
          </table:table-cell>
          <table:table-cell table:number-columns-repeated="2"/>
          <table:table-cell office:value-type="float" office:value="18.9604" calcext:value-type="float">
            <text:p>18,960400</text:p>
          </table:table-cell>
          <table:table-cell office:value-type="float" office:value="22.7152" calcext:value-type="float">
            <text:p>22,715200</text:p>
          </table:table-cell>
          <table:table-cell office:value-type="float" office:value="17.1407" calcext:value-type="float">
            <text:p>17,140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184223046952727 <text:s text:c="4"/></text:p>
          </table:table-cell>
          <table:table-cell table:number-columns-repeated="2"/>
          <table:table-cell office:value-type="float" office:value="18.8971" calcext:value-type="float">
            <text:p>18,897100</text:p>
          </table:table-cell>
          <table:table-cell office:value-type="float" office:value="22.7146" calcext:value-type="float">
            <text:p>22,714600</text:p>
          </table:table-cell>
          <table:table-cell office:value-type="float" office:value="17.1842" calcext:value-type="float">
            <text:p>17,184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227812359519177 <text:s text:c="4"/></text:p>
          </table:table-cell>
          <table:table-cell table:number-columns-repeated="2"/>
          <table:table-cell office:value-type="float" office:value="18.835" calcext:value-type="float">
            <text:p>18,835000</text:p>
          </table:table-cell>
          <table:table-cell office:value-type="float" office:value="22.7142" calcext:value-type="float">
            <text:p>22,714200</text:p>
          </table:table-cell>
          <table:table-cell office:value-type="float" office:value="17.2278" calcext:value-type="float">
            <text:p>17,227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271422104047769 <text:s text:c="4"/></text:p>
          </table:table-cell>
          <table:table-cell table:number-columns-repeated="2"/>
          <table:table-cell office:value-type="float" office:value="18.7678" calcext:value-type="float">
            <text:p>18,767800</text:p>
          </table:table-cell>
          <table:table-cell office:value-type="float" office:value="22.7139" calcext:value-type="float">
            <text:p>22,713900</text:p>
          </table:table-cell>
          <table:table-cell office:value-type="float" office:value="17.2714" calcext:value-type="float">
            <text:p>17,271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315052331014492 <text:s text:c="4"/></text:p>
          </table:table-cell>
          <table:table-cell table:number-columns-repeated="2"/>
          <table:table-cell office:value-type="float" office:value="18.6753" calcext:value-type="float">
            <text:p>18,675300</text:p>
          </table:table-cell>
          <table:table-cell office:value-type="float" office:value="22.7137" calcext:value-type="float">
            <text:p>22,713700</text:p>
          </table:table-cell>
          <table:table-cell office:value-type="float" office:value="17.3151" calcext:value-type="float">
            <text:p>17,315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358703090862051 <text:s text:c="4"/></text:p>
          </table:table-cell>
          <table:table-cell table:number-columns-repeated="2"/>
          <table:table-cell office:value-type="float" office:value="18.5779" calcext:value-type="float">
            <text:p>18,577900</text:p>
          </table:table-cell>
          <table:table-cell office:value-type="float" office:value="22.7137" calcext:value-type="float">
            <text:p>22,713700</text:p>
          </table:table-cell>
          <table:table-cell office:value-type="float" office:value="17.3587" calcext:value-type="float">
            <text:p>17,358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402374434028037 <text:s text:c="4"/></text:p>
          </table:table-cell>
          <table:table-cell table:number-columns-repeated="2"/>
          <table:table-cell office:value-type="float" office:value="18.4815" calcext:value-type="float">
            <text:p>18,481500</text:p>
          </table:table-cell>
          <table:table-cell office:value-type="float" office:value="22.7137" calcext:value-type="float">
            <text:p>22,713700</text:p>
          </table:table-cell>
          <table:table-cell office:value-type="float" office:value="17.4024" calcext:value-type="float">
            <text:p>17,402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446066411006012 <text:s text:c="4"/></text:p>
          </table:table-cell>
          <table:table-cell table:number-columns-repeated="2"/>
          <table:table-cell office:value-type="float" office:value="18.386" calcext:value-type="float">
            <text:p>18,386000</text:p>
          </table:table-cell>
          <table:table-cell office:value-type="float" office:value="22.7139" calcext:value-type="float">
            <text:p>22,713900</text:p>
          </table:table-cell>
          <table:table-cell office:value-type="float" office:value="17.4461" calcext:value-type="float">
            <text:p>17,446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489779072438701 <text:s text:c="4"/></text:p>
          </table:table-cell>
          <table:table-cell table:number-columns-repeated="2"/>
          <table:table-cell office:value-type="float" office:value="18.2909" calcext:value-type="float">
            <text:p>18,290900</text:p>
          </table:table-cell>
          <table:table-cell office:value-type="float" office:value="22.7141" calcext:value-type="float">
            <text:p>22,714100</text:p>
          </table:table-cell>
          <table:table-cell office:value-type="float" office:value="17.4898" calcext:value-type="float">
            <text:p>17,489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533512469222892 <text:s text:c="4"/></text:p>
          </table:table-cell>
          <table:table-cell table:number-columns-repeated="2"/>
          <table:table-cell office:value-type="float" office:value="18.1962" calcext:value-type="float">
            <text:p>18,196200</text:p>
          </table:table-cell>
          <table:table-cell office:value-type="float" office:value="22.7145" calcext:value-type="float">
            <text:p>22,714500</text:p>
          </table:table-cell>
          <table:table-cell office:value-type="float" office:value="17.5335" calcext:value-type="float">
            <text:p>17,533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577266652575563 <text:s text:c="4"/></text:p>
          </table:table-cell>
          <table:table-cell table:number-columns-repeated="2"/>
          <table:table-cell office:value-type="float" office:value="18.1017" calcext:value-type="float">
            <text:p>18,101700</text:p>
          </table:table-cell>
          <table:table-cell office:value-type="float" office:value="22.715" calcext:value-type="float">
            <text:p>22,715000</text:p>
          </table:table-cell>
          <table:table-cell office:value-type="float" office:value="17.5773" calcext:value-type="float">
            <text:p>17,577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621041673974592 <text:s text:c="4"/></text:p>
          </table:table-cell>
          <table:table-cell table:number-columns-repeated="2"/>
          <table:table-cell office:value-type="float" office:value="18.0076" calcext:value-type="float">
            <text:p>18,007600</text:p>
          </table:table-cell>
          <table:table-cell office:value-type="float" office:value="22.7157" calcext:value-type="float">
            <text:p>22,715700</text:p>
          </table:table-cell>
          <table:table-cell office:value-type="float" office:value="17.621" calcext:value-type="float">
            <text:p>17,62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664837584871389 <text:s text:c="4"/></text:p>
          </table:table-cell>
          <table:table-cell table:number-columns-repeated="2"/>
          <table:table-cell office:value-type="float" office:value="17.9138" calcext:value-type="float">
            <text:p>17,913800</text:p>
          </table:table-cell>
          <table:table-cell office:value-type="float" office:value="22.7164" calcext:value-type="float">
            <text:p>22,716400</text:p>
          </table:table-cell>
          <table:table-cell office:value-type="float" office:value="17.6648" calcext:value-type="float">
            <text:p>17,664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708654436098193 <text:s text:c="4"/></text:p>
          </table:table-cell>
          <table:table-cell table:number-columns-repeated="2"/>
          <table:table-cell office:value-type="float" office:value="17.8205" calcext:value-type="float">
            <text:p>17,820500</text:p>
          </table:table-cell>
          <table:table-cell office:value-type="float" office:value="22.7172" calcext:value-type="float">
            <text:p>22,717200</text:p>
          </table:table-cell>
          <table:table-cell office:value-type="float" office:value="17.7087" calcext:value-type="float">
            <text:p>17,708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752492277011147 <text:s text:c="4"/></text:p>
          </table:table-cell>
          <table:table-cell table:number-columns-repeated="2"/>
          <table:table-cell office:value-type="float" office:value="17.7274" calcext:value-type="float">
            <text:p>17,727400</text:p>
          </table:table-cell>
          <table:table-cell office:value-type="float" office:value="22.7182" calcext:value-type="float">
            <text:p>22,718200</text:p>
          </table:table-cell>
          <table:table-cell office:value-type="float" office:value="17.7525" calcext:value-type="float">
            <text:p>17,752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796351154653951 <text:s text:c="4"/></text:p>
          </table:table-cell>
          <table:table-cell table:number-columns-repeated="2"/>
          <table:table-cell office:value-type="float" office:value="17.6348" calcext:value-type="float">
            <text:p>17,634800</text:p>
          </table:table-cell>
          <table:table-cell office:value-type="float" office:value="22.7193" calcext:value-type="float">
            <text:p>22,719300</text:p>
          </table:table-cell>
          <table:table-cell office:value-type="float" office:value="17.7964" calcext:value-type="float">
            <text:p>17,796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840231113577339 <text:s text:c="4"/></text:p>
          </table:table-cell>
          <table:table-cell table:number-columns-repeated="2"/>
          <table:table-cell office:value-type="float" office:value="17.5424" calcext:value-type="float">
            <text:p>17,542400</text:p>
          </table:table-cell>
          <table:table-cell office:value-type="float" office:value="22.7205" calcext:value-type="float">
            <text:p>22,720500</text:p>
          </table:table-cell>
          <table:table-cell office:value-type="float" office:value="17.8402" calcext:value-type="float">
            <text:p>17,840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884132197294083 <text:s text:c="4"/></text:p>
          </table:table-cell>
          <table:table-cell table:number-columns-repeated="2"/>
          <table:table-cell office:value-type="float" office:value="17.4505" calcext:value-type="float">
            <text:p>17,450500</text:p>
          </table:table-cell>
          <table:table-cell office:value-type="float" office:value="22.7218" calcext:value-type="float">
            <text:p>22,721800</text:p>
          </table:table-cell>
          <table:table-cell office:value-type="float" office:value="17.8841" calcext:value-type="float">
            <text:p>17,884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928054452384963 <text:s text:c="4"/></text:p>
          </table:table-cell>
          <table:table-cell table:number-columns-repeated="2"/>
          <table:table-cell office:value-type="float" office:value="17.3589" calcext:value-type="float">
            <text:p>17,358900</text:p>
          </table:table-cell>
          <table:table-cell office:value-type="float" office:value="22.7232" calcext:value-type="float">
            <text:p>22,723200</text:p>
          </table:table-cell>
          <table:table-cell office:value-type="float" office:value="17.9281" calcext:value-type="float">
            <text:p>17,928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971997935500116 <text:s text:c="4"/></text:p>
          </table:table-cell>
          <table:table-cell table:number-columns-repeated="2"/>
          <table:table-cell office:value-type="float" office:value="17.2676" calcext:value-type="float">
            <text:p>17,267600</text:p>
          </table:table-cell>
          <table:table-cell office:value-type="float" office:value="22.7247" calcext:value-type="float">
            <text:p>22,724700</text:p>
          </table:table-cell>
          <table:table-cell office:value-type="float" office:value="17.972" calcext:value-type="float">
            <text:p>17,97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015962721354104 <text:s text:c="4"/></text:p>
          </table:table-cell>
          <table:table-cell table:number-columns-repeated="2"/>
          <table:table-cell office:value-type="float" office:value="17.1766" calcext:value-type="float">
            <text:p>17,176600</text:p>
          </table:table-cell>
          <table:table-cell office:value-type="float" office:value="22.7263" calcext:value-type="float">
            <text:p>22,726300</text:p>
          </table:table-cell>
          <table:table-cell office:value-type="float" office:value="18.016" calcext:value-type="float">
            <text:p>18,01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059948906054807 <text:s text:c="4"/></text:p>
          </table:table-cell>
          <table:table-cell table:number-columns-repeated="2"/>
          <table:table-cell office:value-type="float" office:value="17.086" calcext:value-type="float">
            <text:p>17,086000</text:p>
          </table:table-cell>
          <table:table-cell office:value-type="float" office:value="22.7281" calcext:value-type="float">
            <text:p>22,728100</text:p>
          </table:table-cell>
          <table:table-cell office:value-type="float" office:value="18.0599" calcext:value-type="float">
            <text:p>18,059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103956595701543 <text:s text:c="4"/></text:p>
          </table:table-cell>
          <table:table-cell table:number-columns-repeated="2"/>
          <table:table-cell office:value-type="float" office:value="16.9958" calcext:value-type="float">
            <text:p>16,995800</text:p>
          </table:table-cell>
          <table:table-cell office:value-type="float" office:value="22.73" calcext:value-type="float">
            <text:p>22,730000</text:p>
          </table:table-cell>
          <table:table-cell office:value-type="float" office:value="18.104" calcext:value-type="float">
            <text:p>18,10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147985868538118 <text:s text:c="4"/></text:p>
          </table:table-cell>
          <table:table-cell table:number-columns-repeated="2"/>
          <table:table-cell office:value-type="float" office:value="16.9059" calcext:value-type="float">
            <text:p>16,905900</text:p>
          </table:table-cell>
          <table:table-cell office:value-type="float" office:value="22.732" calcext:value-type="float">
            <text:p>22,732000</text:p>
          </table:table-cell>
          <table:table-cell office:value-type="float" office:value="18.148" calcext:value-type="float">
            <text:p>18,1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192036706863458 <text:s text:c="4"/></text:p>
          </table:table-cell>
          <table:table-cell table:number-columns-repeated="2"/>
          <table:table-cell office:value-type="float" office:value="16.8163" calcext:value-type="float">
            <text:p>16,816300</text:p>
          </table:table-cell>
          <table:table-cell office:value-type="float" office:value="22.7341" calcext:value-type="float">
            <text:p>22,734100</text:p>
          </table:table-cell>
          <table:table-cell office:value-type="float" office:value="18.192" calcext:value-type="float">
            <text:p>18,19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236108921634418 <text:s text:c="4"/></text:p>
          </table:table-cell>
          <table:table-cell table:number-columns-repeated="2"/>
          <table:table-cell office:value-type="float" office:value="16.727" calcext:value-type="float">
            <text:p>16,727000</text:p>
          </table:table-cell>
          <table:table-cell office:value-type="float" office:value="22.7363" calcext:value-type="float">
            <text:p>22,736300</text:p>
          </table:table-cell>
          <table:table-cell office:value-type="float" office:value="18.2361" calcext:value-type="float">
            <text:p>18,236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280202143519418 <text:s text:c="4"/></text:p>
          </table:table-cell>
          <table:table-cell table:number-columns-repeated="2"/>
          <table:table-cell office:value-type="float" office:value="16.6381" calcext:value-type="float">
            <text:p>16,638100</text:p>
          </table:table-cell>
          <table:table-cell office:value-type="float" office:value="22.7386" calcext:value-type="float">
            <text:p>22,738600</text:p>
          </table:table-cell>
          <table:table-cell office:value-type="float" office:value="18.2802" calcext:value-type="float">
            <text:p>18,280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324316014157617 <text:s text:c="4"/></text:p>
          </table:table-cell>
          <table:table-cell table:number-columns-repeated="2"/>
          <table:table-cell office:value-type="float" office:value="16.5495" calcext:value-type="float">
            <text:p>16,549500</text:p>
          </table:table-cell>
          <table:table-cell office:value-type="float" office:value="22.7411" calcext:value-type="float">
            <text:p>22,741100</text:p>
          </table:table-cell>
          <table:table-cell office:value-type="float" office:value="18.3243" calcext:value-type="float">
            <text:p>18,324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368450717481991 <text:s text:c="4"/></text:p>
          </table:table-cell>
          <table:table-cell table:number-columns-repeated="2"/>
          <table:table-cell office:value-type="float" office:value="16.4613" calcext:value-type="float">
            <text:p>16,461300</text:p>
          </table:table-cell>
          <table:table-cell office:value-type="float" office:value="22.7436" calcext:value-type="float">
            <text:p>22,743600</text:p>
          </table:table-cell>
          <table:table-cell office:value-type="float" office:value="18.3685" calcext:value-type="float">
            <text:p>18,368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412607804496748 <text:s text:c="4"/></text:p>
          </table:table-cell>
          <table:table-cell table:number-columns-repeated="2"/>
          <table:table-cell office:value-type="float" office:value="16.3734" calcext:value-type="float">
            <text:p>16,373400</text:p>
          </table:table-cell>
          <table:table-cell office:value-type="float" office:value="22.7463" calcext:value-type="float">
            <text:p>22,746300</text:p>
          </table:table-cell>
          <table:table-cell office:value-type="float" office:value="18.4126" calcext:value-type="float">
            <text:p>18,412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456790694491946 <text:s text:c="4"/></text:p>
          </table:table-cell>
          <table:table-cell table:number-columns-repeated="2"/>
          <table:table-cell office:value-type="float" office:value="16.2858" calcext:value-type="float">
            <text:p>16,285800</text:p>
          </table:table-cell>
          <table:table-cell office:value-type="float" office:value="22.7491" calcext:value-type="float">
            <text:p>22,749100</text:p>
          </table:table-cell>
          <table:table-cell office:value-type="float" office:value="18.4568" calcext:value-type="float">
            <text:p>18,456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501003235005768 <text:s text:c="4"/></text:p>
          </table:table-cell>
          <table:table-cell table:number-columns-repeated="2"/>
          <table:table-cell office:value-type="float" office:value="16.1985" calcext:value-type="float">
            <text:p>16,198500</text:p>
          </table:table-cell>
          <table:table-cell office:value-type="float" office:value="22.752" calcext:value-type="float">
            <text:p>22,752000</text:p>
          </table:table-cell>
          <table:table-cell office:value-type="float" office:value="18.501" calcext:value-type="float">
            <text:p>18,50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545243958993915 <text:s text:c="4"/></text:p>
          </table:table-cell>
          <table:table-cell table:number-columns-repeated="2"/>
          <table:table-cell office:value-type="float" office:value="16.1115" calcext:value-type="float">
            <text:p>16,111500</text:p>
          </table:table-cell>
          <table:table-cell office:value-type="float" office:value="22.7551" calcext:value-type="float">
            <text:p>22,755100</text:p>
          </table:table-cell>
          <table:table-cell office:value-type="float" office:value="18.5452" calcext:value-type="float">
            <text:p>18,545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589495757977463 <text:s text:c="4"/></text:p>
          </table:table-cell>
          <table:table-cell table:number-columns-repeated="2"/>
          <table:table-cell office:value-type="float" office:value="16.0249" calcext:value-type="float">
            <text:p>16,024900</text:p>
          </table:table-cell>
          <table:table-cell office:value-type="float" office:value="22.7582" calcext:value-type="float">
            <text:p>22,758200</text:p>
          </table:table-cell>
          <table:table-cell office:value-type="float" office:value="18.5895" calcext:value-type="float">
            <text:p>18,589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633721121834320 <text:s text:c="4"/></text:p>
          </table:table-cell>
          <table:table-cell table:number-columns-repeated="2"/>
          <table:table-cell office:value-type="float" office:value="15.9385" calcext:value-type="float">
            <text:p>15,938500</text:p>
          </table:table-cell>
          <table:table-cell office:value-type="float" office:value="22.7615" calcext:value-type="float">
            <text:p>22,761500</text:p>
          </table:table-cell>
          <table:table-cell office:value-type="float" office:value="18.6337" calcext:value-type="float">
            <text:p>18,633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677897346317245 <text:s text:c="4"/></text:p>
          </table:table-cell>
          <table:table-cell table:number-columns-repeated="2"/>
          <table:table-cell office:value-type="float" office:value="15.8525" calcext:value-type="float">
            <text:p>15,852500</text:p>
          </table:table-cell>
          <table:table-cell office:value-type="float" office:value="22.7648" calcext:value-type="float">
            <text:p>22,764800</text:p>
          </table:table-cell>
          <table:table-cell office:value-type="float" office:value="18.6779" calcext:value-type="float">
            <text:p>18,677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722147263681826 <text:s text:c="4"/></text:p>
          </table:table-cell>
          <table:table-cell table:number-columns-repeated="2"/>
          <table:table-cell office:value-type="float" office:value="15.7668" calcext:value-type="float">
            <text:p>15,766800</text:p>
          </table:table-cell>
          <table:table-cell office:value-type="float" office:value="22.7683" calcext:value-type="float">
            <text:p>22,768300</text:p>
          </table:table-cell>
          <table:table-cell office:value-type="float" office:value="18.7221" calcext:value-type="float">
            <text:p>18,722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766910911757016 <text:s text:c="4"/></text:p>
          </table:table-cell>
          <table:table-cell table:number-columns-repeated="2"/>
          <table:table-cell office:value-type="float" office:value="15.6814" calcext:value-type="float">
            <text:p>15,681400</text:p>
          </table:table-cell>
          <table:table-cell office:value-type="float" office:value="22.7719" calcext:value-type="float">
            <text:p>22,771900</text:p>
          </table:table-cell>
          <table:table-cell office:value-type="float" office:value="18.7669" calcext:value-type="float">
            <text:p>18,766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812335003692169 <text:s text:c="4"/></text:p>
          </table:table-cell>
          <table:table-cell table:number-columns-repeated="2"/>
          <table:table-cell office:value-type="float" office:value="15.5964" calcext:value-type="float">
            <text:p>15,596400</text:p>
          </table:table-cell>
          <table:table-cell office:value-type="float" office:value="22.7756" calcext:value-type="float">
            <text:p>22,775600</text:p>
          </table:table-cell>
          <table:table-cell office:value-type="float" office:value="18.8123" calcext:value-type="float">
            <text:p>18,812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852873679424683 <text:s text:c="4"/></text:p>
          </table:table-cell>
          <table:table-cell table:number-columns-repeated="2"/>
          <table:table-cell office:value-type="float" office:value="15.5116" calcext:value-type="float">
            <text:p>15,511600</text:p>
          </table:table-cell>
          <table:table-cell office:value-type="float" office:value="22.7795" calcext:value-type="float">
            <text:p>22,779500</text:p>
          </table:table-cell>
          <table:table-cell office:value-type="float" office:value="18.8529" calcext:value-type="float">
            <text:p>18,852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869775875616007 <text:s text:c="4"/></text:p>
          </table:table-cell>
          <table:table-cell table:number-columns-repeated="2"/>
          <table:table-cell office:value-type="float" office:value="15.4271" calcext:value-type="float">
            <text:p>15,427100</text:p>
          </table:table-cell>
          <table:table-cell office:value-type="float" office:value="22.7834" calcext:value-type="float">
            <text:p>22,783400</text:p>
          </table:table-cell>
          <table:table-cell office:value-type="float" office:value="18.8698" calcext:value-type="float">
            <text:p>18,869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881792729023381 <text:s text:c="4"/></text:p>
          </table:table-cell>
          <table:table-cell table:number-columns-repeated="2"/>
          <table:table-cell office:value-type="float" office:value="15.343" calcext:value-type="float">
            <text:p>15,343000</text:p>
          </table:table-cell>
          <table:table-cell office:value-type="float" office:value="22.7875" calcext:value-type="float">
            <text:p>22,787500</text:p>
          </table:table-cell>
          <table:table-cell office:value-type="float" office:value="18.8818" calcext:value-type="float">
            <text:p>18,88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894470173128543 <text:s text:c="4"/></text:p>
          </table:table-cell>
          <table:table-cell table:number-columns-repeated="2"/>
          <table:table-cell office:value-type="float" office:value="15.2591" calcext:value-type="float">
            <text:p>15,259100</text:p>
          </table:table-cell>
          <table:table-cell office:value-type="float" office:value="22.7916" calcext:value-type="float">
            <text:p>22,791600</text:p>
          </table:table-cell>
          <table:table-cell office:value-type="float" office:value="18.8945" calcext:value-type="float">
            <text:p>18,894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907661568200986 <text:s text:c="4"/></text:p>
          </table:table-cell>
          <table:table-cell table:number-columns-repeated="2"/>
          <table:table-cell office:value-type="float" office:value="15.1755" calcext:value-type="float">
            <text:p>15,175500</text:p>
          </table:table-cell>
          <table:table-cell office:value-type="float" office:value="22.7959" calcext:value-type="float">
            <text:p>22,795900</text:p>
          </table:table-cell>
          <table:table-cell office:value-type="float" office:value="18.9077" calcext:value-type="float">
            <text:p>18,907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920926949830687 <text:s text:c="4"/></text:p>
          </table:table-cell>
          <table:table-cell table:number-columns-repeated="2"/>
          <table:table-cell office:value-type="float" office:value="15.0923" calcext:value-type="float">
            <text:p>15,092300</text:p>
          </table:table-cell>
          <table:table-cell office:value-type="float" office:value="22.8003" calcext:value-type="float">
            <text:p>22,800300</text:p>
          </table:table-cell>
          <table:table-cell office:value-type="float" office:value="18.9209" calcext:value-type="float">
            <text:p>18,920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934143559181209 <text:s text:c="4"/></text:p>
          </table:table-cell>
          <table:table-cell table:number-columns-repeated="2"/>
          <table:table-cell office:value-type="float" office:value="15.0093" calcext:value-type="float">
            <text:p>15,009300</text:p>
          </table:table-cell>
          <table:table-cell office:value-type="float" office:value="22.8049" calcext:value-type="float">
            <text:p>22,804900</text:p>
          </table:table-cell>
          <table:table-cell office:value-type="float" office:value="18.9341" calcext:value-type="float">
            <text:p>18,934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947334173918872 <text:s text:c="4"/></text:p>
          </table:table-cell>
          <table:table-cell table:number-columns-repeated="2"/>
          <table:table-cell office:value-type="float" office:value="14.9266" calcext:value-type="float">
            <text:p>14,926600</text:p>
          </table:table-cell>
          <table:table-cell office:value-type="float" office:value="22.8095" calcext:value-type="float">
            <text:p>22,809500</text:p>
          </table:table-cell>
          <table:table-cell office:value-type="float" office:value="18.9473" calcext:value-type="float">
            <text:p>18,947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960536377585008 <text:s text:c="4"/></text:p>
          </table:table-cell>
          <table:table-cell table:number-columns-repeated="2"/>
          <table:table-cell office:value-type="float" office:value="14.8442" calcext:value-type="float">
            <text:p>14,844200</text:p>
          </table:table-cell>
          <table:table-cell office:value-type="float" office:value="22.8143" calcext:value-type="float">
            <text:p>22,814300</text:p>
          </table:table-cell>
          <table:table-cell office:value-type="float" office:value="18.9605" calcext:value-type="float">
            <text:p>18,960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973767352077925 <text:s text:c="4"/></text:p>
          </table:table-cell>
          <table:table-cell table:number-columns-repeated="2"/>
          <table:table-cell office:value-type="float" office:value="14.7621" calcext:value-type="float">
            <text:p>14,762100</text:p>
          </table:table-cell>
          <table:table-cell office:value-type="float" office:value="22.8191" calcext:value-type="float">
            <text:p>22,819100</text:p>
          </table:table-cell>
          <table:table-cell office:value-type="float" office:value="18.9738" calcext:value-type="float">
            <text:p>18,973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987028637861602 <text:s text:c="4"/></text:p>
          </table:table-cell>
          <table:table-cell table:number-columns-repeated="2"/>
          <table:table-cell office:value-type="float" office:value="14.6803" calcext:value-type="float">
            <text:p>14,680300</text:p>
          </table:table-cell>
          <table:table-cell office:value-type="float" office:value="22.8241" calcext:value-type="float">
            <text:p>22,824100</text:p>
          </table:table-cell>
          <table:table-cell office:value-type="float" office:value="18.987" calcext:value-type="float">
            <text:p>18,987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00316460817377 <text:s text:c="4"/></text:p>
          </table:table-cell>
          <table:table-cell table:number-columns-repeated="2"/>
          <table:table-cell office:value-type="float" office:value="14.5988" calcext:value-type="float">
            <text:p>14,598800</text:p>
          </table:table-cell>
          <table:table-cell office:value-type="float" office:value="22.8292" calcext:value-type="float">
            <text:p>22,829200</text:p>
          </table:table-cell>
          <table:table-cell office:value-type="float" office:value="19.0003" calcext:value-type="float">
            <text:p>19,000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13627475075261 <text:s text:c="4"/></text:p>
          </table:table-cell>
          <table:table-cell table:number-columns-repeated="2"/>
          <table:table-cell office:value-type="float" office:value="14.5176" calcext:value-type="float">
            <text:p>14,517600</text:p>
          </table:table-cell>
          <table:table-cell office:value-type="float" office:value="22.8344" calcext:value-type="float">
            <text:p>22,834400</text:p>
          </table:table-cell>
          <table:table-cell office:value-type="float" office:value="19.0136" calcext:value-type="float">
            <text:p>19,01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26960203051029 <text:s text:c="4"/></text:p>
          </table:table-cell>
          <table:table-cell table:number-columns-repeated="2"/>
          <table:table-cell office:value-type="float" office:value="14.4366" calcext:value-type="float">
            <text:p>14,436600</text:p>
          </table:table-cell>
          <table:table-cell office:value-type="float" office:value="22.8398" calcext:value-type="float">
            <text:p>22,839800</text:p>
          </table:table-cell>
          <table:table-cell office:value-type="float" office:value="19.027" calcext:value-type="float">
            <text:p>19,027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40314534232049 <text:s text:c="4"/></text:p>
          </table:table-cell>
          <table:table-cell table:number-columns-repeated="2"/>
          <table:table-cell office:value-type="float" office:value="14.356" calcext:value-type="float">
            <text:p>14,356000</text:p>
          </table:table-cell>
          <table:table-cell office:value-type="float" office:value="22.8452" calcext:value-type="float">
            <text:p>22,845200</text:p>
          </table:table-cell>
          <table:table-cell office:value-type="float" office:value="19.0403" calcext:value-type="float">
            <text:p>19,040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53690900399690 <text:s text:c="4"/></text:p>
          </table:table-cell>
          <table:table-cell table:number-columns-repeated="2"/>
          <table:table-cell office:value-type="float" office:value="14.2756" calcext:value-type="float">
            <text:p>14,275600</text:p>
          </table:table-cell>
          <table:table-cell office:value-type="float" office:value="22.8508" calcext:value-type="float">
            <text:p>22,850800</text:p>
          </table:table-cell>
          <table:table-cell office:value-type="float" office:value="19.0537" calcext:value-type="float">
            <text:p>19,053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67089744306308 <text:s text:c="4"/></text:p>
          </table:table-cell>
          <table:table-cell table:number-columns-repeated="2"/>
          <table:table-cell office:value-type="float" office:value="14.1954" calcext:value-type="float">
            <text:p>14,195400</text:p>
          </table:table-cell>
          <table:table-cell office:value-type="float" office:value="22.8565" calcext:value-type="float">
            <text:p>22,856500</text:p>
          </table:table-cell>
          <table:table-cell office:value-type="float" office:value="19.0671" calcext:value-type="float">
            <text:p>19,067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80511328416296 <text:s text:c="4"/></text:p>
          </table:table-cell>
          <table:table-cell table:number-columns-repeated="2"/>
          <table:table-cell office:value-type="float" office:value="14.1156" calcext:value-type="float">
            <text:p>14,115600</text:p>
          </table:table-cell>
          <table:table-cell office:value-type="float" office:value="22.8623" calcext:value-type="float">
            <text:p>22,862300</text:p>
          </table:table-cell>
          <table:table-cell office:value-type="float" office:value="19.0805" calcext:value-type="float">
            <text:p>19,080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93955743852064 <text:s text:c="4"/></text:p>
          </table:table-cell>
          <table:table-cell table:number-columns-repeated="2"/>
          <table:table-cell office:value-type="float" office:value="14.0361" calcext:value-type="float">
            <text:p>14,036100</text:p>
          </table:table-cell>
          <table:table-cell office:value-type="float" office:value="22.8682" calcext:value-type="float">
            <text:p>22,868200</text:p>
          </table:table-cell>
          <table:table-cell office:value-type="float" office:value="19.094" calcext:value-type="float">
            <text:p>19,09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107422985791537 <text:s text:c="4"/></text:p>
          </table:table-cell>
          <table:table-cell table:number-columns-repeated="2"/>
          <table:table-cell office:value-type="float" office:value="13.9568" calcext:value-type="float">
            <text:p>13,956800</text:p>
          </table:table-cell>
          <table:table-cell office:value-type="float" office:value="22.8742" calcext:value-type="float">
            <text:p>22,874200</text:p>
          </table:table-cell>
          <table:table-cell office:value-type="float" office:value="19.1074" calcext:value-type="float">
            <text:p>19,107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120913021557421 <text:s text:c="4"/></text:p>
          </table:table-cell>
          <table:table-cell table:number-columns-repeated="2"/>
          <table:table-cell office:value-type="float" office:value="13.8777" calcext:value-type="float">
            <text:p>13,877700</text:p>
          </table:table-cell>
          <table:table-cell office:value-type="float" office:value="22.8804" calcext:value-type="float">
            <text:p>22,880400</text:p>
          </table:table-cell>
          <table:table-cell office:value-type="float" office:value="19.1209" calcext:value-type="float">
            <text:p>19,120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134425828464359 <text:s text:c="4"/></text:p>
          </table:table-cell>
          <table:table-cell table:number-columns-repeated="2"/>
          <table:table-cell office:value-type="float" office:value="13.7986" calcext:value-type="float">
            <text:p>13,798600</text:p>
          </table:table-cell>
          <table:table-cell office:value-type="float" office:value="22.8866" calcext:value-type="float">
            <text:p>22,886600</text:p>
          </table:table-cell>
          <table:table-cell office:value-type="float" office:value="19.1344" calcext:value-type="float">
            <text:p>19,134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147961405220510 <text:s text:c="4"/></text:p>
          </table:table-cell>
          <table:table-cell table:number-columns-repeated="2"/>
          <table:table-cell office:value-type="float" office:value="13.7199" calcext:value-type="float">
            <text:p>13,719900</text:p>
          </table:table-cell>
          <table:table-cell office:value-type="float" office:value="22.893" calcext:value-type="float">
            <text:p>22,893000</text:p>
          </table:table-cell>
          <table:table-cell office:value-type="float" office:value="19.148" calcext:value-type="float">
            <text:p>19,14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161519768598815 <text:s text:c="4"/></text:p>
          </table:table-cell>
          <table:table-cell table:number-columns-repeated="2"/>
          <table:table-cell office:value-type="float" office:value="13.643" calcext:value-type="float">
            <text:p>13,643000</text:p>
          </table:table-cell>
          <table:table-cell office:value-type="float" office:value="22.8995" calcext:value-type="float">
            <text:p>22,899500</text:p>
          </table:table-cell>
          <table:table-cell office:value-type="float" office:value="19.1615" calcext:value-type="float">
            <text:p>19,161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175100945442164 <text:s text:c="4"/></text:p>
          </table:table-cell>
          <table:table-cell table:number-columns-repeated="2"/>
          <table:table-cell office:value-type="float" office:value="13.5685" calcext:value-type="float">
            <text:p>13,568500</text:p>
          </table:table-cell>
          <table:table-cell office:value-type="float" office:value="22.9061" calcext:value-type="float">
            <text:p>22,906100</text:p>
          </table:table-cell>
          <table:table-cell office:value-type="float" office:value="19.1751" calcext:value-type="float">
            <text:p>19,175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188704965661749 <text:s text:c="4"/></text:p>
          </table:table-cell>
          <table:table-cell table:number-columns-repeated="2"/>
          <table:table-cell office:value-type="float" office:value="13.4784" calcext:value-type="float">
            <text:p>13,478400</text:p>
          </table:table-cell>
          <table:table-cell office:value-type="float" office:value="22.9129" calcext:value-type="float">
            <text:p>22,912900</text:p>
          </table:table-cell>
          <table:table-cell office:value-type="float" office:value="19.1887" calcext:value-type="float">
            <text:p>19,188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02331858131366 <text:s text:c="4"/></text:p>
          </table:table-cell>
          <table:table-cell table:number-columns-repeated="2"/>
          <table:table-cell office:value-type="float" office:value="13.3127" calcext:value-type="float">
            <text:p>13,312700</text:p>
          </table:table-cell>
          <table:table-cell office:value-type="float" office:value="22.9197" calcext:value-type="float">
            <text:p>22,919700</text:p>
          </table:table-cell>
          <table:table-cell office:value-type="float" office:value="19.2023" calcext:value-type="float">
            <text:p>19,202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15981649232198 <text:s text:c="4"/></text:p>
          </table:table-cell>
          <table:table-cell table:number-columns-repeated="2"/>
          <table:table-cell office:value-type="float" office:value="13.1315" calcext:value-type="float">
            <text:p>13,131500</text:p>
          </table:table-cell>
          <table:table-cell office:value-type="float" office:value="22.9267" calcext:value-type="float">
            <text:p>22,926700</text:p>
          </table:table-cell>
          <table:table-cell office:value-type="float" office:value="19.216" calcext:value-type="float">
            <text:p>19,21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29654363033386 <text:s text:c="4"/></text:p>
          </table:table-cell>
          <table:table-cell table:number-columns-repeated="2"/>
          <table:table-cell office:value-type="float" office:value="12.9526" calcext:value-type="float">
            <text:p>12,952600</text:p>
          </table:table-cell>
          <table:table-cell office:value-type="float" office:value="22.9338" calcext:value-type="float">
            <text:p>22,933800</text:p>
          </table:table-cell>
          <table:table-cell office:value-type="float" office:value="19.2297" calcext:value-type="float">
            <text:p>19,229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43350022128794 <text:s text:c="4"/></text:p>
          </table:table-cell>
          <table:table-cell table:number-columns-repeated="2"/>
          <table:table-cell office:value-type="float" office:value="12.7755" calcext:value-type="float">
            <text:p>12,775500</text:p>
          </table:table-cell>
          <table:table-cell office:value-type="float" office:value="22.941" calcext:value-type="float">
            <text:p>22,941000</text:p>
          </table:table-cell>
          <table:table-cell office:value-type="float" office:value="19.2434" calcext:value-type="float">
            <text:p>19,243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57068648493441 <text:s text:c="4"/></text:p>
          </table:table-cell>
          <table:table-cell table:number-columns-repeated="2"/>
          <table:table-cell office:value-type="float" office:value="12.5988" calcext:value-type="float">
            <text:p>12,598800</text:p>
          </table:table-cell>
          <table:table-cell office:value-type="float" office:value="22.9483" calcext:value-type="float">
            <text:p>22,948300</text:p>
          </table:table-cell>
          <table:table-cell office:value-type="float" office:value="19.2571" calcext:value-type="float">
            <text:p>19,257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70810264076260 <text:s text:c="4"/></text:p>
          </table:table-cell>
          <table:table-cell table:number-columns-repeated="2"/>
          <table:table-cell office:value-type="float" office:value="12.4222" calcext:value-type="float">
            <text:p>12,422200</text:p>
          </table:table-cell>
          <table:table-cell office:value-type="float" office:value="22.9557" calcext:value-type="float">
            <text:p>22,955700</text:p>
          </table:table-cell>
          <table:table-cell office:value-type="float" office:value="19.2708" calcext:value-type="float">
            <text:p>19,270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84574891088084 <text:s text:c="4"/></text:p>
          </table:table-cell>
          <table:table-cell table:number-columns-repeated="2"/>
          <table:table-cell office:value-type="float" office:value="12.2456" calcext:value-type="float">
            <text:p>12,245600</text:p>
          </table:table-cell>
          <table:table-cell office:value-type="float" office:value="22.9632" calcext:value-type="float">
            <text:p>22,963200</text:p>
          </table:table-cell>
          <table:table-cell office:value-type="float" office:value="19.2846" calcext:value-type="float">
            <text:p>19,284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98362552060055 <text:s text:c="4"/></text:p>
          </table:table-cell>
          <table:table-cell table:number-columns-repeated="2"/>
          <table:table-cell office:value-type="float" office:value="12.0692" calcext:value-type="float">
            <text:p>12,069200</text:p>
          </table:table-cell>
          <table:table-cell office:value-type="float" office:value="22.9709" calcext:value-type="float">
            <text:p>22,970900</text:p>
          </table:table-cell>
          <table:table-cell office:value-type="float" office:value="19.2984" calcext:value-type="float">
            <text:p>19,298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312173269778164 <text:s text:c="4"/></text:p>
          </table:table-cell>
          <table:table-cell table:number-columns-repeated="2"/>
          <table:table-cell office:value-type="float" office:value="11.8931" calcext:value-type="float">
            <text:p>11,893100</text:p>
          </table:table-cell>
          <table:table-cell office:value-type="float" office:value="22.9787" calcext:value-type="float">
            <text:p>22,978700</text:p>
          </table:table-cell>
          <table:table-cell office:value-type="float" office:value="19.3122" calcext:value-type="float">
            <text:p>19,312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326007067178264 <text:s text:c="4"/></text:p>
          </table:table-cell>
          <table:table-cell table:number-columns-repeated="2"/>
          <table:table-cell office:value-type="float" office:value="11.7172" calcext:value-type="float">
            <text:p>11,717200</text:p>
          </table:table-cell>
          <table:table-cell office:value-type="float" office:value="22.9866" calcext:value-type="float">
            <text:p>22,986600</text:p>
          </table:table-cell>
          <table:table-cell office:value-type="float" office:value="19.326" calcext:value-type="float">
            <text:p>19,32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339863967252576 <text:s text:c="4"/></text:p>
          </table:table-cell>
          <table:table-cell table:number-columns-repeated="2"/>
          <table:table-cell office:value-type="float" office:value="11.5416" calcext:value-type="float">
            <text:p>11,541600</text:p>
          </table:table-cell>
          <table:table-cell office:value-type="float" office:value="22.9946" calcext:value-type="float">
            <text:p>22,994600</text:p>
          </table:table-cell>
          <table:table-cell office:value-type="float" office:value="19.3399" calcext:value-type="float">
            <text:p>19,339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353743992989063 <text:s text:c="4"/></text:p>
          </table:table-cell>
          <table:table-cell table:number-columns-repeated="2"/>
          <table:table-cell office:value-type="float" office:value="11.3661" calcext:value-type="float">
            <text:p>11,366100</text:p>
          </table:table-cell>
          <table:table-cell office:value-type="float" office:value="23.0027" calcext:value-type="float">
            <text:p>23,002700</text:p>
          </table:table-cell>
          <table:table-cell office:value-type="float" office:value="19.3537" calcext:value-type="float">
            <text:p>19,353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367647167343101 <text:s text:c="4"/></text:p>
          </table:table-cell>
          <table:table-cell table:number-columns-repeated="2"/>
          <table:table-cell office:value-type="float" office:value="11.1909" calcext:value-type="float">
            <text:p>11,190900</text:p>
          </table:table-cell>
          <table:table-cell office:value-type="float" office:value="23.011" calcext:value-type="float">
            <text:p>23,011000</text:p>
          </table:table-cell>
          <table:table-cell office:value-type="float" office:value="19.3676" calcext:value-type="float">
            <text:p>19,367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381573513233153 <text:s text:c="4"/></text:p>
          </table:table-cell>
          <table:table-cell table:number-columns-repeated="2"/>
          <table:table-cell office:value-type="float" office:value="11.016" calcext:value-type="float">
            <text:p>11,016000</text:p>
          </table:table-cell>
          <table:table-cell office:value-type="float" office:value="23.0193" calcext:value-type="float">
            <text:p>23,019300</text:p>
          </table:table-cell>
          <table:table-cell office:value-type="float" office:value="19.3816" calcext:value-type="float">
            <text:p>19,381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395523053549486 <text:s text:c="4"/></text:p>
          </table:table-cell>
          <table:table-cell table:number-columns-repeated="2"/>
          <table:table-cell office:value-type="float" office:value="10.8412" calcext:value-type="float">
            <text:p>10,841200</text:p>
          </table:table-cell>
          <table:table-cell office:value-type="float" office:value="23.0278" calcext:value-type="float">
            <text:p>23,027800</text:p>
          </table:table-cell>
          <table:table-cell office:value-type="float" office:value="19.3955" calcext:value-type="float">
            <text:p>19,395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409495811167151 <text:s text:c="4"/></text:p>
          </table:table-cell>
          <table:table-cell table:number-columns-repeated="2"/>
          <table:table-cell office:value-type="float" office:value="10.6666" calcext:value-type="float">
            <text:p>10,666600</text:p>
          </table:table-cell>
          <table:table-cell office:value-type="float" office:value="23.0364" calcext:value-type="float">
            <text:p>23,036400</text:p>
          </table:table-cell>
          <table:table-cell office:value-type="float" office:value="19.4095" calcext:value-type="float">
            <text:p>19,409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423491808957188 <text:s text:c="4"/></text:p>
          </table:table-cell>
          <table:table-cell table:number-columns-repeated="2"/>
          <table:table-cell office:value-type="float" office:value="10.4922" calcext:value-type="float">
            <text:p>10,492200</text:p>
          </table:table-cell>
          <table:table-cell office:value-type="float" office:value="23.0451" calcext:value-type="float">
            <text:p>23,045100</text:p>
          </table:table-cell>
          <table:table-cell office:value-type="float" office:value="19.4235" calcext:value-type="float">
            <text:p>19,423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437511069794741 <text:s text:c="4"/></text:p>
          </table:table-cell>
          <table:table-cell table:number-columns-repeated="2"/>
          <table:table-cell office:value-type="float" office:value="10.3181" calcext:value-type="float">
            <text:p>10,318100</text:p>
          </table:table-cell>
          <table:table-cell office:value-type="float" office:value="23.054" calcext:value-type="float">
            <text:p>23,054000</text:p>
          </table:table-cell>
          <table:table-cell office:value-type="float" office:value="19.4375" calcext:value-type="float">
            <text:p>19,437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451553616562876 <text:s text:c="4"/></text:p>
          </table:table-cell>
          <table:table-cell table:number-columns-repeated="2"/>
          <table:table-cell office:value-type="float" office:value="10.1441" calcext:value-type="float">
            <text:p>10,144100</text:p>
          </table:table-cell>
          <table:table-cell office:value-type="float" office:value="23.0629" calcext:value-type="float">
            <text:p>23,062900</text:p>
          </table:table-cell>
          <table:table-cell office:value-type="float" office:value="19.4516" calcext:value-type="float">
            <text:p>19,451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465619472153652 <text:s text:c="4"/></text:p>
          </table:table-cell>
          <table:table-cell table:number-columns-repeated="2"/>
          <table:table-cell office:value-type="float" office:value="9.97035" calcext:value-type="float">
            <text:p>9,970350</text:p>
          </table:table-cell>
          <table:table-cell office:value-type="float" office:value="23.072" calcext:value-type="float">
            <text:p>23,072000</text:p>
          </table:table-cell>
          <table:table-cell office:value-type="float" office:value="19.4656" calcext:value-type="float">
            <text:p>19,465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479708659467274 <text:s text:c="4"/></text:p>
          </table:table-cell>
          <table:table-cell table:number-columns-repeated="2"/>
          <table:table-cell office:value-type="float" office:value="9.79676" calcext:value-type="float">
            <text:p>9,796760</text:p>
          </table:table-cell>
          <table:table-cell office:value-type="float" office:value="23.0812" calcext:value-type="float">
            <text:p>23,081200</text:p>
          </table:table-cell>
          <table:table-cell office:value-type="float" office:value="19.4797" calcext:value-type="float">
            <text:p>19,479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493821201410679 <text:s text:c="4"/></text:p>
          </table:table-cell>
          <table:table-cell table:number-columns-repeated="2"/>
          <table:table-cell office:value-type="float" office:value="9.62335" calcext:value-type="float">
            <text:p>9,623350</text:p>
          </table:table-cell>
          <table:table-cell office:value-type="float" office:value="23.0905" calcext:value-type="float">
            <text:p>23,090500</text:p>
          </table:table-cell>
          <table:table-cell office:value-type="float" office:value="19.4938" calcext:value-type="float">
            <text:p>19,493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507957120895774 <text:s text:c="4"/></text:p>
          </table:table-cell>
          <table:table-cell table:number-columns-repeated="2"/>
          <table:table-cell office:value-type="float" office:value="9.45014" calcext:value-type="float">
            <text:p>9,450140</text:p>
          </table:table-cell>
          <table:table-cell office:value-type="float" office:value="23.0999" calcext:value-type="float">
            <text:p>23,099900</text:p>
          </table:table-cell>
          <table:table-cell office:value-type="float" office:value="19.508" calcext:value-type="float">
            <text:p>19,50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522116440838463 <text:s text:c="4"/></text:p>
          </table:table-cell>
          <table:table-cell table:number-columns-repeated="2"/>
          <table:table-cell office:value-type="float" office:value="9.27719" calcext:value-type="float">
            <text:p>9,277190</text:p>
          </table:table-cell>
          <table:table-cell office:value-type="float" office:value="23.1095" calcext:value-type="float">
            <text:p>23,109500</text:p>
          </table:table-cell>
          <table:table-cell office:value-type="float" office:value="19.5221" calcext:value-type="float">
            <text:p>19,522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536299184157869 <text:s text:c="4"/></text:p>
          </table:table-cell>
          <table:table-cell table:number-columns-repeated="2"/>
          <table:table-cell office:value-type="float" office:value="9.10454" calcext:value-type="float">
            <text:p>9,104540</text:p>
          </table:table-cell>
          <table:table-cell office:value-type="float" office:value="23.1191" calcext:value-type="float">
            <text:p>23,119100</text:p>
          </table:table-cell>
          <table:table-cell office:value-type="float" office:value="19.5363" calcext:value-type="float">
            <text:p>19,536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550505373776115 <text:s text:c="4"/></text:p>
          </table:table-cell>
          <table:table-cell table:number-columns-repeated="2"/>
          <table:table-cell office:value-type="float" office:value="8.9312" calcext:value-type="float">
            <text:p>8,931200</text:p>
          </table:table-cell>
          <table:table-cell office:value-type="float" office:value="23.1289" calcext:value-type="float">
            <text:p>23,128900</text:p>
          </table:table-cell>
          <table:table-cell office:value-type="float" office:value="19.5505" calcext:value-type="float">
            <text:p>19,550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564735032618316 <text:s text:c="4"/></text:p>
          </table:table-cell>
          <table:table-cell table:number-columns-repeated="2"/>
          <table:table-cell office:value-type="float" office:value="8.7539" calcext:value-type="float">
            <text:p>8,753900</text:p>
          </table:table-cell>
          <table:table-cell office:value-type="float" office:value="23.1388" calcext:value-type="float">
            <text:p>23,138800</text:p>
          </table:table-cell>
          <table:table-cell office:value-type="float" office:value="19.5647" calcext:value-type="float">
            <text:p>19,564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578988183612594 <text:s text:c="4"/></text:p>
          </table:table-cell>
          <table:table-cell table:number-columns-repeated="2"/>
          <table:table-cell office:value-type="float" office:value="8.57592" calcext:value-type="float">
            <text:p>8,575920</text:p>
          </table:table-cell>
          <table:table-cell office:value-type="float" office:value="23.1488" calcext:value-type="float">
            <text:p>23,148800</text:p>
          </table:table-cell>
          <table:table-cell office:value-type="float" office:value="19.579" calcext:value-type="float">
            <text:p>19,57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593264849690726 <text:s text:c="4"/></text:p>
          </table:table-cell>
          <table:table-cell table:number-columns-repeated="2"/>
          <table:table-cell office:value-type="float" office:value="8.39821" calcext:value-type="float">
            <text:p>8,398210</text:p>
          </table:table-cell>
          <table:table-cell office:value-type="float" office:value="23.1589" calcext:value-type="float">
            <text:p>23,158900</text:p>
          </table:table-cell>
          <table:table-cell office:value-type="float" office:value="19.5933" calcext:value-type="float">
            <text:p>19,593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607565053787781 <text:s text:c="4"/></text:p>
          </table:table-cell>
          <table:table-cell table:number-columns-repeated="2"/>
          <table:table-cell office:value-type="float" office:value="8.22075" calcext:value-type="float">
            <text:p>8,220750</text:p>
          </table:table-cell>
          <table:table-cell office:value-type="float" office:value="23.1692" calcext:value-type="float">
            <text:p>23,169200</text:p>
          </table:table-cell>
          <table:table-cell office:value-type="float" office:value="19.6076" calcext:value-type="float">
            <text:p>19,607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621888818842670 <text:s text:c="4"/></text:p>
          </table:table-cell>
          <table:table-cell table:number-columns-repeated="2"/>
          <table:table-cell office:value-type="float" office:value="8.04346" calcext:value-type="float">
            <text:p>8,043460</text:p>
          </table:table-cell>
          <table:table-cell office:value-type="float" office:value="23.1795" calcext:value-type="float">
            <text:p>23,179500</text:p>
          </table:table-cell>
          <table:table-cell office:value-type="float" office:value="19.6219" calcext:value-type="float">
            <text:p>19,621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636236167798192 <text:s text:c="4"/></text:p>
          </table:table-cell>
          <table:table-cell table:number-columns-repeated="2"/>
          <table:table-cell office:value-type="float" office:value="7.86631" calcext:value-type="float">
            <text:p>7,866310</text:p>
          </table:table-cell>
          <table:table-cell office:value-type="float" office:value="23.19" calcext:value-type="float">
            <text:p>23,190000</text:p>
          </table:table-cell>
          <table:table-cell office:value-type="float" office:value="19.6362" calcext:value-type="float">
            <text:p>19,636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650607123600818 <text:s text:c="4"/></text:p>
          </table:table-cell>
          <table:table-cell table:number-columns-repeated="2"/>
          <table:table-cell office:value-type="float" office:value="7.6893" calcext:value-type="float">
            <text:p>7,689300</text:p>
          </table:table-cell>
          <table:table-cell office:value-type="float" office:value="23.2006" calcext:value-type="float">
            <text:p>23,200600</text:p>
          </table:table-cell>
          <table:table-cell office:value-type="float" office:value="19.6506" calcext:value-type="float">
            <text:p>19,650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665001709201071 <text:s text:c="4"/></text:p>
          </table:table-cell>
          <table:table-cell table:number-columns-repeated="2"/>
          <table:table-cell office:value-type="float" office:value="7.51244" calcext:value-type="float">
            <text:p>7,512440</text:p>
          </table:table-cell>
          <table:table-cell office:value-type="float" office:value="23.2113" calcext:value-type="float">
            <text:p>23,211300</text:p>
          </table:table-cell>
          <table:table-cell office:value-type="float" office:value="19.665" calcext:value-type="float">
            <text:p>19,66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679419947553125 <text:s text:c="4"/></text:p>
          </table:table-cell>
          <table:table-cell table:number-columns-repeated="2"/>
          <table:table-cell office:value-type="float" office:value="7.33572" calcext:value-type="float">
            <text:p>7,335720</text:p>
          </table:table-cell>
          <table:table-cell office:value-type="float" office:value="23.2222" calcext:value-type="float">
            <text:p>23,222200</text:p>
          </table:table-cell>
          <table:table-cell office:value-type="float" office:value="19.6794" calcext:value-type="float">
            <text:p>19,679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693861861615130 <text:s text:c="4"/></text:p>
          </table:table-cell>
          <table:table-cell table:number-columns-repeated="2"/>
          <table:table-cell office:value-type="float" office:value="7.15915" calcext:value-type="float">
            <text:p>7,159150</text:p>
          </table:table-cell>
          <table:table-cell office:value-type="float" office:value="23.2331" calcext:value-type="float">
            <text:p>23,233100</text:p>
          </table:table-cell>
          <table:table-cell office:value-type="float" office:value="19.6939" calcext:value-type="float">
            <text:p>19,693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708327474348870 <text:s text:c="4"/></text:p>
          </table:table-cell>
          <table:table-cell table:number-columns-repeated="2"/>
          <table:table-cell office:value-type="float" office:value="6.98272" calcext:value-type="float">
            <text:p>6,982720</text:p>
          </table:table-cell>
          <table:table-cell office:value-type="float" office:value="23.2442" calcext:value-type="float">
            <text:p>23,244200</text:p>
          </table:table-cell>
          <table:table-cell office:value-type="float" office:value="19.7083" calcext:value-type="float">
            <text:p>19,708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722816808720253 <text:s text:c="4"/></text:p>
          </table:table-cell>
          <table:table-cell table:number-columns-repeated="2"/>
          <table:table-cell office:value-type="float" office:value="6.80642" calcext:value-type="float">
            <text:p>6,806420</text:p>
          </table:table-cell>
          <table:table-cell office:value-type="float" office:value="23.2554" calcext:value-type="float">
            <text:p>23,255400</text:p>
          </table:table-cell>
          <table:table-cell office:value-type="float" office:value="19.7228" calcext:value-type="float">
            <text:p>19,72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737329887698788 <text:s text:c="4"/></text:p>
          </table:table-cell>
          <table:table-cell table:number-columns-repeated="2"/>
          <table:table-cell office:value-type="float" office:value="6.63026" calcext:value-type="float">
            <text:p>6,630260</text:p>
          </table:table-cell>
          <table:table-cell office:value-type="float" office:value="23.2667" calcext:value-type="float">
            <text:p>23,266700</text:p>
          </table:table-cell>
          <table:table-cell office:value-type="float" office:value="19.7373" calcext:value-type="float">
            <text:p>19,737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751866734257682 <text:s text:c="4"/></text:p>
          </table:table-cell>
          <table:table-cell table:number-columns-repeated="2"/>
          <table:table-cell office:value-type="float" office:value="6.45422" calcext:value-type="float">
            <text:p>6,454220</text:p>
          </table:table-cell>
          <table:table-cell office:value-type="float" office:value="23.2781" calcext:value-type="float">
            <text:p>23,278100</text:p>
          </table:table-cell>
          <table:table-cell office:value-type="float" office:value="19.7519" calcext:value-type="float">
            <text:p>19,751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766427371374288 <text:s text:c="4"/></text:p>
          </table:table-cell>
          <table:table-cell table:number-columns-repeated="2"/>
          <table:table-cell office:value-type="float" office:value="6.2783" calcext:value-type="float">
            <text:p>6,278300</text:p>
          </table:table-cell>
          <table:table-cell office:value-type="float" office:value="23.2897" calcext:value-type="float">
            <text:p>23,289700</text:p>
          </table:table-cell>
          <table:table-cell office:value-type="float" office:value="19.7664" calcext:value-type="float">
            <text:p>19,766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781011822029647 <text:s text:c="4"/></text:p>
          </table:table-cell>
          <table:table-cell table:number-columns-repeated="2"/>
          <table:table-cell office:value-type="float" office:value="6.10251" calcext:value-type="float">
            <text:p>6,102510</text:p>
          </table:table-cell>
          <table:table-cell office:value-type="float" office:value="23.3013" calcext:value-type="float">
            <text:p>23,301300</text:p>
          </table:table-cell>
          <table:table-cell office:value-type="float" office:value="19.781" calcext:value-type="float">
            <text:p>19,78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795620109208642 <text:s text:c="4"/></text:p>
          </table:table-cell>
          <table:table-cell table:number-columns-repeated="2"/>
          <table:table-cell office:value-type="float" office:value="5.92684" calcext:value-type="float">
            <text:p>5,926840</text:p>
          </table:table-cell>
          <table:table-cell office:value-type="float" office:value="23.3131" calcext:value-type="float">
            <text:p>23,313100</text:p>
          </table:table-cell>
          <table:table-cell office:value-type="float" office:value="19.7956" calcext:value-type="float">
            <text:p>19,795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10252255900199 <text:s text:c="4"/></text:p>
          </table:table-cell>
          <table:table-cell table:number-columns-repeated="2"/>
          <table:table-cell office:value-type="float" office:value="5.75128" calcext:value-type="float">
            <text:p>5,751280</text:p>
          </table:table-cell>
          <table:table-cell office:value-type="float" office:value="23.325" calcext:value-type="float">
            <text:p>23,325000</text:p>
          </table:table-cell>
          <table:table-cell office:value-type="float" office:value="19.8103" calcext:value-type="float">
            <text:p>19,810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24908285096868 <text:s text:c="4"/></text:p>
          </table:table-cell>
          <table:table-cell table:number-columns-repeated="2"/>
          <table:table-cell office:value-type="float" office:value="5.57583" calcext:value-type="float">
            <text:p>5,575830</text:p>
          </table:table-cell>
          <table:table-cell office:value-type="float" office:value="23.337" calcext:value-type="float">
            <text:p>23,337000</text:p>
          </table:table-cell>
          <table:table-cell office:value-type="float" office:value="19.8249" calcext:value-type="float">
            <text:p>19,824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39588219795360 <text:s text:c="4"/></text:p>
          </table:table-cell>
          <table:table-cell table:number-columns-repeated="2"/>
          <table:table-cell office:value-type="float" office:value="5.40049" calcext:value-type="float">
            <text:p>5,400490</text:p>
          </table:table-cell>
          <table:table-cell office:value-type="float" office:value="23.3492" calcext:value-type="float">
            <text:p>23,349200</text:p>
          </table:table-cell>
          <table:table-cell office:value-type="float" office:value="19.8396" calcext:value-type="float">
            <text:p>19,839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54292082996071 <text:s text:c="4"/></text:p>
          </table:table-cell>
          <table:table-cell table:number-columns-repeated="2"/>
          <table:table-cell office:value-type="float" office:value="5.22525" calcext:value-type="float">
            <text:p>5,225250</text:p>
          </table:table-cell>
          <table:table-cell office:value-type="float" office:value="23.3614" calcext:value-type="float">
            <text:p>23,361400</text:p>
          </table:table-cell>
          <table:table-cell office:value-type="float" office:value="19.8543" calcext:value-type="float">
            <text:p>19,854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69019897703659 <text:s text:c="4"/></text:p>
          </table:table-cell>
          <table:table-cell table:number-columns-repeated="2"/>
          <table:table-cell office:value-type="float" office:value="5.05011" calcext:value-type="float">
            <text:p>5,050110</text:p>
          </table:table-cell>
          <table:table-cell office:value-type="float" office:value="23.3738" calcext:value-type="float">
            <text:p>23,373800</text:p>
          </table:table-cell>
          <table:table-cell office:value-type="float" office:value="19.869" calcext:value-type="float">
            <text:p>19,86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83771686926522 <text:s text:c="4"/></text:p>
          </table:table-cell>
          <table:table-cell table:number-columns-repeated="2"/>
          <table:table-cell office:value-type="float" office:value="4.87508" calcext:value-type="float">
            <text:p>4,875080</text:p>
          </table:table-cell>
          <table:table-cell office:value-type="float" office:value="23.3863" calcext:value-type="float">
            <text:p>23,386300</text:p>
          </table:table-cell>
          <table:table-cell office:value-type="float" office:value="19.8838" calcext:value-type="float">
            <text:p>19,883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98547473676953 <text:s text:c="4"/></text:p>
          </table:table-cell>
          <table:table-cell table:number-columns-repeated="2"/>
          <table:table-cell office:value-type="float" office:value="4.70013" calcext:value-type="float">
            <text:p>4,700130</text:p>
          </table:table-cell>
          <table:table-cell office:value-type="float" office:value="23.3989" calcext:value-type="float">
            <text:p>23,398900</text:p>
          </table:table-cell>
          <table:table-cell office:value-type="float" office:value="19.8985" calcext:value-type="float">
            <text:p>19,898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913347280971266 <text:s text:c="4"/></text:p>
          </table:table-cell>
          <table:table-cell table:number-columns-repeated="2"/>
          <table:table-cell office:value-type="float" office:value="4.52528" calcext:value-type="float">
            <text:p>4,525280</text:p>
          </table:table-cell>
          <table:table-cell office:value-type="float" office:value="23.4117" calcext:value-type="float">
            <text:p>23,411700</text:p>
          </table:table-cell>
          <table:table-cell office:value-type="float" office:value="19.9133" calcext:value-type="float">
            <text:p>19,913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928171131829963 <text:s text:c="4"/></text:p>
          </table:table-cell>
          <table:table-cell table:number-columns-repeated="2"/>
          <table:table-cell office:value-type="float" office:value="4.35051" calcext:value-type="float">
            <text:p>4,350510</text:p>
          </table:table-cell>
          <table:table-cell office:value-type="float" office:value="23.4245" calcext:value-type="float">
            <text:p>23,424500</text:p>
          </table:table-cell>
          <table:table-cell office:value-type="float" office:value="19.9282" calcext:value-type="float">
            <text:p>19,928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943019049277208 <text:s text:c="4"/></text:p>
          </table:table-cell>
          <table:table-cell table:number-columns-repeated="2"/>
          <table:table-cell office:value-type="float" office:value="4.17583" calcext:value-type="float">
            <text:p>4,175830</text:p>
          </table:table-cell>
          <table:table-cell office:value-type="float" office:value="23.4375" calcext:value-type="float">
            <text:p>23,437500</text:p>
          </table:table-cell>
          <table:table-cell office:value-type="float" office:value="19.943" calcext:value-type="float">
            <text:p>19,94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957891056341374 <text:s text:c="4"/></text:p>
          </table:table-cell>
          <table:table-cell table:number-columns-repeated="2"/>
          <table:table-cell office:value-type="float" office:value="4.00123" calcext:value-type="float">
            <text:p>4,001230</text:p>
          </table:table-cell>
          <table:table-cell office:value-type="float" office:value="23.4506" calcext:value-type="float">
            <text:p>23,450600</text:p>
          </table:table-cell>
          <table:table-cell office:value-type="float" office:value="19.9579" calcext:value-type="float">
            <text:p>19,957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972787176054840 <text:s text:c="4"/></text:p>
          </table:table-cell>
          <table:table-cell table:number-columns-repeated="2"/>
          <table:table-cell office:value-type="float" office:value="3.82671" calcext:value-type="float">
            <text:p>3,826710</text:p>
          </table:table-cell>
          <table:table-cell office:value-type="float" office:value="23.4638" calcext:value-type="float">
            <text:p>23,463800</text:p>
          </table:table-cell>
          <table:table-cell office:value-type="float" office:value="19.9728" calcext:value-type="float">
            <text:p>19,97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987707431453931 <text:s text:c="4"/></text:p>
          </table:table-cell>
          <table:table-cell table:number-columns-repeated="2"/>
          <table:table-cell office:value-type="float" office:value="3.65226" calcext:value-type="float">
            <text:p>3,652260</text:p>
          </table:table-cell>
          <table:table-cell office:value-type="float" office:value="23.4771" calcext:value-type="float">
            <text:p>23,477100</text:p>
          </table:table-cell>
          <table:table-cell office:value-type="float" office:value="19.9877" calcext:value-type="float">
            <text:p>19,987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02651845579049 <text:s text:c="4"/></text:p>
          </table:table-cell>
          <table:table-cell table:number-columns-repeated="2"/>
          <table:table-cell office:value-type="float" office:value="3.47789" calcext:value-type="float">
            <text:p>3,477890</text:p>
          </table:table-cell>
          <table:table-cell office:value-type="float" office:value="23.4906" calcext:value-type="float">
            <text:p>23,490600</text:p>
          </table:table-cell>
          <table:table-cell office:value-type="float" office:value="20.0027" calcext:value-type="float">
            <text:p>20,002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17620441474730 <text:s text:c="4"/></text:p>
          </table:table-cell>
          <table:table-cell table:number-columns-repeated="2"/>
          <table:table-cell office:value-type="float" office:value="3.30358" calcext:value-type="float">
            <text:p>3,303580</text:p>
          </table:table-cell>
          <table:table-cell office:value-type="float" office:value="23.5041" calcext:value-type="float">
            <text:p>23,504100</text:p>
          </table:table-cell>
          <table:table-cell office:value-type="float" office:value="20.0176" calcext:value-type="float">
            <text:p>20,017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32613242189488 <text:s text:c="4"/></text:p>
          </table:table-cell>
          <table:table-cell table:number-columns-repeated="2"/>
          <table:table-cell office:value-type="float" office:value="3.12933" calcext:value-type="float">
            <text:p>3,129330</text:p>
          </table:table-cell>
          <table:table-cell office:value-type="float" office:value="23.5178" calcext:value-type="float">
            <text:p>23,517800</text:p>
          </table:table-cell>
          <table:table-cell office:value-type="float" office:value="20.0326" calcext:value-type="float">
            <text:p>20,032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47630270775919 <text:s text:c="4"/></text:p>
          </table:table-cell>
          <table:table-cell table:number-columns-repeated="2"/>
          <table:table-cell office:value-type="float" office:value="2.95514" calcext:value-type="float">
            <text:p>2,955140</text:p>
          </table:table-cell>
          <table:table-cell office:value-type="float" office:value="23.5316" calcext:value-type="float">
            <text:p>23,531600</text:p>
          </table:table-cell>
          <table:table-cell office:value-type="float" office:value="20.0476" calcext:value-type="float">
            <text:p>20,047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62671550290652 <text:s text:c="4"/></text:p>
          </table:table-cell>
          <table:table-cell table:number-columns-repeated="2"/>
          <table:table-cell office:value-type="float" office:value="2.78101" calcext:value-type="float">
            <text:p>2,781010</text:p>
          </table:table-cell>
          <table:table-cell office:value-type="float" office:value="23.5455" calcext:value-type="float">
            <text:p>23,545500</text:p>
          </table:table-cell>
          <table:table-cell office:value-type="float" office:value="20.0627" calcext:value-type="float">
            <text:p>20,062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77737103794568 <text:s text:c="4"/></text:p>
          </table:table-cell>
          <table:table-cell table:number-columns-repeated="2"/>
          <table:table-cell office:value-type="float" office:value="2.60694" calcext:value-type="float">
            <text:p>2,606940</text:p>
          </table:table-cell>
          <table:table-cell office:value-type="float" office:value="23.5596" calcext:value-type="float">
            <text:p>23,559600</text:p>
          </table:table-cell>
          <table:table-cell office:value-type="float" office:value="20.0777" calcext:value-type="float">
            <text:p>20,077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92826954352400 <text:s text:c="4"/></text:p>
          </table:table-cell>
          <table:table-cell table:number-columns-repeated="2"/>
          <table:table-cell office:value-type="float" office:value="2.43292" calcext:value-type="float">
            <text:p>2,432920</text:p>
          </table:table-cell>
          <table:table-cell office:value-type="float" office:value="23.5738" calcext:value-type="float">
            <text:p>23,573800</text:p>
          </table:table-cell>
          <table:table-cell office:value-type="float" office:value="20.0928" calcext:value-type="float">
            <text:p>20,09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07941125033271 <text:s text:c="4"/></text:p>
          </table:table-cell>
          <table:table-cell table:number-columns-repeated="2"/>
          <table:table-cell office:value-type="float" office:value="2.25894" calcext:value-type="float">
            <text:p>2,258940</text:p>
          </table:table-cell>
          <table:table-cell office:value-type="float" office:value="23.588" calcext:value-type="float">
            <text:p>23,588000</text:p>
          </table:table-cell>
          <table:table-cell office:value-type="float" office:value="20.1079" calcext:value-type="float">
            <text:p>20,107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23079638910255 <text:s text:c="4"/></text:p>
          </table:table-cell>
          <table:table-cell table:number-columns-repeated="2"/>
          <table:table-cell office:value-type="float" office:value="2.08501" calcext:value-type="float">
            <text:p>2,085010</text:p>
          </table:table-cell>
          <table:table-cell office:value-type="float" office:value="23.6024" calcext:value-type="float">
            <text:p>23,602400</text:p>
          </table:table-cell>
          <table:table-cell office:value-type="float" office:value="20.1231" calcext:value-type="float">
            <text:p>20,123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38242519060803 <text:s text:c="4"/></text:p>
          </table:table-cell>
          <table:table-cell table:number-columns-repeated="2"/>
          <table:table-cell office:value-type="float" office:value="1.91111" calcext:value-type="float">
            <text:p>1,911110</text:p>
          </table:table-cell>
          <table:table-cell office:value-type="float" office:value="23.617" calcext:value-type="float">
            <text:p>23,617000</text:p>
          </table:table-cell>
          <table:table-cell office:value-type="float" office:value="20.1382" calcext:value-type="float">
            <text:p>20,138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53429788566211 <text:s text:c="4"/></text:p>
          </table:table-cell>
          <table:table-cell table:number-columns-repeated="2"/>
          <table:table-cell office:value-type="float" office:value="1.73726" calcext:value-type="float">
            <text:p>1,737260</text:p>
          </table:table-cell>
          <table:table-cell office:value-type="float" office:value="23.6316" calcext:value-type="float">
            <text:p>23,631600</text:p>
          </table:table-cell>
          <table:table-cell office:value-type="float" office:value="20.1534" calcext:value-type="float">
            <text:p>20,153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68641470512132 <text:s text:c="4"/></text:p>
          </table:table-cell>
          <table:table-cell table:number-columns-repeated="2"/>
          <table:table-cell office:value-type="float" office:value="1.56344" calcext:value-type="float">
            <text:p>1,563440</text:p>
          </table:table-cell>
          <table:table-cell office:value-type="float" office:value="23.6464" calcext:value-type="float">
            <text:p>23,646400</text:p>
          </table:table-cell>
          <table:table-cell office:value-type="float" office:value="20.1686" calcext:value-type="float">
            <text:p>20,168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83877587988306 <text:s text:c="4"/></text:p>
          </table:table-cell>
          <table:table-cell table:number-columns-repeated="2"/>
          <table:table-cell office:value-type="float" office:value="1.38965" calcext:value-type="float">
            <text:p>1,389650</text:p>
          </table:table-cell>
          <table:table-cell office:value-type="float" office:value="23.6613" calcext:value-type="float">
            <text:p>23,661300</text:p>
          </table:table-cell>
          <table:table-cell office:value-type="float" office:value="20.1839" calcext:value-type="float">
            <text:p>20,183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99138164088744 <text:s text:c="4"/></text:p>
          </table:table-cell>
          <table:table-cell table:number-columns-repeated="2"/>
          <table:table-cell office:value-type="float" office:value="1.21588" calcext:value-type="float">
            <text:p>1,215880</text:p>
          </table:table-cell>
          <table:table-cell office:value-type="float" office:value="23.6763" calcext:value-type="float">
            <text:p>23,676300</text:p>
          </table:table-cell>
          <table:table-cell office:value-type="float" office:value="20.1991" calcext:value-type="float">
            <text:p>20,199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214423221911591 <text:s text:c="4"/></text:p>
          </table:table-cell>
          <table:table-cell table:number-columns-repeated="2"/>
          <table:table-cell office:value-type="float" office:value="1.04214" calcext:value-type="float">
            <text:p>1,042140</text:p>
          </table:table-cell>
          <table:table-cell office:value-type="float" office:value="23.6914" calcext:value-type="float">
            <text:p>23,691400</text:p>
          </table:table-cell>
          <table:table-cell office:value-type="float" office:value="20.2144" calcext:value-type="float">
            <text:p>20,214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229732784559229 <text:s text:c="4"/></text:p>
          </table:table-cell>
          <table:table-cell table:number-columns-repeated="2"/>
          <table:table-cell office:value-type="float" office:value="0.868419" calcext:value-type="float">
            <text:p>0,868419</text:p>
          </table:table-cell>
          <table:table-cell office:value-type="float" office:value="23.7066" calcext:value-type="float">
            <text:p>23,706600</text:p>
          </table:table-cell>
          <table:table-cell office:value-type="float" office:value="20.2297" calcext:value-type="float">
            <text:p>20,229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245066875138210 <text:s text:c="4"/></text:p>
          </table:table-cell>
          <table:table-cell table:number-columns-repeated="2"/>
          <table:table-cell office:value-type="float" office:value="0.694715" calcext:value-type="float">
            <text:p>0,694715</text:p>
          </table:table-cell>
          <table:table-cell office:value-type="float" office:value="23.7219" calcext:value-type="float">
            <text:p>23,721900</text:p>
          </table:table-cell>
          <table:table-cell office:value-type="float" office:value="20.2451" calcext:value-type="float">
            <text:p>20,245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260425516759501 <text:s text:c="4"/></text:p>
          </table:table-cell>
          <table:table-cell table:number-columns-repeated="2"/>
          <table:table-cell office:value-type="float" office:value="0.521024" calcext:value-type="float">
            <text:p>0,521024</text:p>
          </table:table-cell>
          <table:table-cell office:value-type="float" office:value="23.7373" calcext:value-type="float">
            <text:p>23,737300</text:p>
          </table:table-cell>
          <table:table-cell office:value-type="float" office:value="20.2604" calcext:value-type="float">
            <text:p>20,260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275808732538106 <text:s text:c="4"/></text:p>
          </table:table-cell>
          <table:table-cell table:number-columns-repeated="2"/>
          <table:table-cell office:value-type="float" office:value="0.347344" calcext:value-type="float">
            <text:p>0,347344</text:p>
          </table:table-cell>
          <table:table-cell office:value-type="float" office:value="23.7533" calcext:value-type="float">
            <text:p>23,753300</text:p>
          </table:table-cell>
          <table:table-cell office:value-type="float" office:value="20.2758" calcext:value-type="float">
            <text:p>20,275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291216545593347 <text:s text:c="4"/></text:p>
          </table:table-cell>
          <table:table-cell table:number-columns-repeated="2"/>
          <table:table-cell office:value-type="float" office:value="0.00205398" calcext:value-type="float">
            <text:p>0,002054</text:p>
          </table:table-cell>
          <table:table-cell office:value-type="float" office:value="23.77" calcext:value-type="float">
            <text:p>23,770000</text:p>
          </table:table-cell>
          <table:table-cell office:value-type="float" office:value="20.2912" calcext:value-type="float">
            <text:p>20,291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06648979048958 <text:s text:c="4"/></text:p>
          </table:table-cell>
          <table:table-cell table:number-columns-repeated="2"/>
          <table:table-cell office:value-type="string" calcext:value-type="string">
            <text:p>5,78057e-322</text:p>
          </table:table-cell>
          <table:table-cell office:value-type="float" office:value="23.7824" calcext:value-type="float">
            <text:p>23,782400</text:p>
          </table:table-cell>
          <table:table-cell office:value-type="float" office:value="20.3066" calcext:value-type="float">
            <text:p>20,306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22106056032567 <text:s text:c="4"/></text:p>
          </table:table-cell>
          <table:table-cell table:number-columns-repeated="3"/>
          <table:table-cell office:value-type="float" office:value="23.7741" calcext:value-type="float">
            <text:p>23,774100</text:p>
          </table:table-cell>
          <table:table-cell office:value-type="float" office:value="20.3221" calcext:value-type="float">
            <text:p>20,322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37587799676449 <text:s text:c="4"/></text:p>
          </table:table-cell>
          <table:table-cell table:number-columns-repeated="3"/>
          <table:table-cell office:value-type="float" office:value="23.7616" calcext:value-type="float">
            <text:p>23,761600</text:p>
          </table:table-cell>
          <table:table-cell office:value-type="float" office:value="20.3376" calcext:value-type="float">
            <text:p>20,337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53094233117051 <text:s text:c="4"/></text:p>
          </table:table-cell>
          <table:table-cell table:number-columns-repeated="3"/>
          <table:table-cell office:value-type="float" office:value="23.7498" calcext:value-type="float">
            <text:p>23,749800</text:p>
          </table:table-cell>
          <table:table-cell office:value-type="float" office:value="20.3531" calcext:value-type="float">
            <text:p>20,353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68625379495036 <text:s text:c="4"/></text:p>
          </table:table-cell>
          <table:table-cell table:number-columns-repeated="3"/>
          <table:table-cell office:value-type="float" office:value="23.7386" calcext:value-type="float">
            <text:p>23,738600</text:p>
          </table:table-cell>
          <table:table-cell office:value-type="float" office:value="20.3686" calcext:value-type="float">
            <text:p>20,368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84181261955632 <text:s text:c="4"/></text:p>
          </table:table-cell>
          <table:table-cell table:number-columns-repeated="3"/>
          <table:table-cell office:value-type="float" office:value="23.7275" calcext:value-type="float">
            <text:p>23,727500</text:p>
          </table:table-cell>
          <table:table-cell office:value-type="float" office:value="20.3842" calcext:value-type="float">
            <text:p>20,384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99761903648198 <text:s text:c="4"/></text:p>
          </table:table-cell>
          <table:table-cell table:number-columns-repeated="3"/>
          <table:table-cell office:value-type="float" office:value="23.7164" calcext:value-type="float">
            <text:p>23,716400</text:p>
          </table:table-cell>
          <table:table-cell office:value-type="float" office:value="20.3998" calcext:value-type="float">
            <text:p>20,399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415367327726507 <text:s text:c="4"/></text:p>
          </table:table-cell>
          <table:table-cell table:number-columns-repeated="3"/>
          <table:table-cell office:value-type="float" office:value="23.7055" calcext:value-type="float">
            <text:p>23,705500</text:p>
          </table:table-cell>
          <table:table-cell office:value-type="float" office:value="20.4154" calcext:value-type="float">
            <text:p>20,415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430997557348697 <text:s text:c="4"/></text:p>
          </table:table-cell>
          <table:table-cell table:number-columns-repeated="3"/>
          <table:table-cell office:value-type="float" office:value="23.6946" calcext:value-type="float">
            <text:p>23,694600</text:p>
          </table:table-cell>
          <table:table-cell office:value-type="float" office:value="20.431" calcext:value-type="float">
            <text:p>20,43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446652615677127 <text:s text:c="4"/></text:p>
          </table:table-cell>
          <table:table-cell table:number-columns-repeated="3"/>
          <table:table-cell office:value-type="float" office:value="23.6839" calcext:value-type="float">
            <text:p>23,683900</text:p>
          </table:table-cell>
          <table:table-cell office:value-type="float" office:value="20.4467" calcext:value-type="float">
            <text:p>20,446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462332525878697 <text:s text:c="4"/></text:p>
          </table:table-cell>
          <table:table-cell table:number-columns-repeated="3"/>
          <table:table-cell office:value-type="float" office:value="23.6733" calcext:value-type="float">
            <text:p>23,673300</text:p>
          </table:table-cell>
          <table:table-cell office:value-type="float" office:value="20.4623" calcext:value-type="float">
            <text:p>20,462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478037311124627 <text:s text:c="4"/></text:p>
          </table:table-cell>
          <table:table-cell table:number-columns-repeated="3"/>
          <table:table-cell office:value-type="float" office:value="23.6628" calcext:value-type="float">
            <text:p>23,662800</text:p>
          </table:table-cell>
          <table:table-cell office:value-type="float" office:value="20.478" calcext:value-type="float">
            <text:p>20,47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493766994590587 <text:s text:c="4"/></text:p>
          </table:table-cell>
          <table:table-cell table:number-columns-repeated="3"/>
          <table:table-cell office:value-type="float" office:value="23.6525" calcext:value-type="float">
            <text:p>23,652500</text:p>
          </table:table-cell>
          <table:table-cell office:value-type="float" office:value="20.4938" calcext:value-type="float">
            <text:p>20,493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509521599456402 <text:s text:c="4"/></text:p>
          </table:table-cell>
          <table:table-cell table:number-columns-repeated="3"/>
          <table:table-cell office:value-type="float" office:value="23.6423" calcext:value-type="float">
            <text:p>23,642300</text:p>
          </table:table-cell>
          <table:table-cell office:value-type="float" office:value="20.5095" calcext:value-type="float">
            <text:p>20,509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525301148906745 <text:s text:c="4"/></text:p>
          </table:table-cell>
          <table:table-cell table:number-columns-repeated="3"/>
          <table:table-cell office:value-type="float" office:value="23.6321" calcext:value-type="float">
            <text:p>23,632100</text:p>
          </table:table-cell>
          <table:table-cell office:value-type="float" office:value="20.5253" calcext:value-type="float">
            <text:p>20,525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541105666130253 <text:s text:c="4"/></text:p>
          </table:table-cell>
          <table:table-cell table:number-columns-repeated="3"/>
          <table:table-cell office:value-type="float" office:value="23.6222" calcext:value-type="float">
            <text:p>23,622200</text:p>
          </table:table-cell>
          <table:table-cell office:value-type="float" office:value="20.5411" calcext:value-type="float">
            <text:p>20,541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556935174320365 <text:s text:c="4"/></text:p>
          </table:table-cell>
          <table:table-cell table:number-columns-repeated="3"/>
          <table:table-cell office:value-type="float" office:value="23.6123" calcext:value-type="float">
            <text:p>23,612300</text:p>
          </table:table-cell>
          <table:table-cell office:value-type="float" office:value="20.5569" calcext:value-type="float">
            <text:p>20,556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572789696674825 <text:s text:c="4"/></text:p>
          </table:table-cell>
          <table:table-cell table:number-columns-repeated="3"/>
          <table:table-cell office:value-type="float" office:value="23.6025" calcext:value-type="float">
            <text:p>23,602500</text:p>
          </table:table-cell>
          <table:table-cell office:value-type="float" office:value="20.5728" calcext:value-type="float">
            <text:p>20,57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588669256395647 <text:s text:c="4"/></text:p>
          </table:table-cell>
          <table:table-cell table:number-columns-repeated="3"/>
          <table:table-cell office:value-type="float" office:value="23.5929" calcext:value-type="float">
            <text:p>23,592900</text:p>
          </table:table-cell>
          <table:table-cell office:value-type="float" office:value="20.5887" calcext:value-type="float">
            <text:p>20,588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604573876689809 <text:s text:c="4"/></text:p>
          </table:table-cell>
          <table:table-cell table:number-columns-repeated="3"/>
          <table:table-cell office:value-type="float" office:value="23.5834" calcext:value-type="float">
            <text:p>23,583400</text:p>
          </table:table-cell>
          <table:table-cell office:value-type="float" office:value="20.6046" calcext:value-type="float">
            <text:p>20,604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620503580768247 <text:s text:c="4"/></text:p>
          </table:table-cell>
          <table:table-cell table:number-columns-repeated="3"/>
          <table:table-cell office:value-type="float" office:value="23.574" calcext:value-type="float">
            <text:p>23,574000</text:p>
          </table:table-cell>
          <table:table-cell office:value-type="float" office:value="20.6205" calcext:value-type="float">
            <text:p>20,620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636458391846514 <text:s text:c="4"/></text:p>
          </table:table-cell>
          <table:table-cell table:number-columns-repeated="3"/>
          <table:table-cell office:value-type="float" office:value="23.5647" calcext:value-type="float">
            <text:p>23,564700</text:p>
          </table:table-cell>
          <table:table-cell office:value-type="float" office:value="20.6365" calcext:value-type="float">
            <text:p>20,636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652438333144936 <text:s text:c="4"/></text:p>
          </table:table-cell>
          <table:table-cell table:number-columns-repeated="3"/>
          <table:table-cell office:value-type="float" office:value="23.5555" calcext:value-type="float">
            <text:p>23,555500</text:p>
          </table:table-cell>
          <table:table-cell office:value-type="float" office:value="20.6524" calcext:value-type="float">
            <text:p>20,652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668443427887965 <text:s text:c="4"/></text:p>
          </table:table-cell>
          <table:table-cell table:number-columns-repeated="3"/>
          <table:table-cell office:value-type="float" office:value="23.5465" calcext:value-type="float">
            <text:p>23,546500</text:p>
          </table:table-cell>
          <table:table-cell office:value-type="float" office:value="20.6684" calcext:value-type="float">
            <text:p>20,668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684473699304881 <text:s text:c="4"/></text:p>
          </table:table-cell>
          <table:table-cell table:number-columns-repeated="3"/>
          <table:table-cell office:value-type="float" office:value="23.5376" calcext:value-type="float">
            <text:p>23,537600</text:p>
          </table:table-cell>
          <table:table-cell office:value-type="float" office:value="20.6845" calcext:value-type="float">
            <text:p>20,684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00529170629252 <text:s text:c="4"/></text:p>
          </table:table-cell>
          <table:table-cell table:number-columns-repeated="3"/>
          <table:table-cell office:value-type="float" office:value="23.5288" calcext:value-type="float">
            <text:p>23,528800</text:p>
          </table:table-cell>
          <table:table-cell office:value-type="float" office:value="20.7005" calcext:value-type="float">
            <text:p>20,700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16609865099304 <text:s text:c="4"/></text:p>
          </table:table-cell>
          <table:table-cell table:number-columns-repeated="3"/>
          <table:table-cell office:value-type="float" office:value="23.5201" calcext:value-type="float">
            <text:p>23,520100</text:p>
          </table:table-cell>
          <table:table-cell office:value-type="float" office:value="20.7166" calcext:value-type="float">
            <text:p>20,716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32715805957856 <text:s text:c="4"/></text:p>
          </table:table-cell>
          <table:table-cell table:number-columns-repeated="3"/>
          <table:table-cell office:value-type="float" office:value="23.5116" calcext:value-type="float">
            <text:p>23,511600</text:p>
          </table:table-cell>
          <table:table-cell office:value-type="float" office:value="20.7327" calcext:value-type="float">
            <text:p>20,732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48847016452089 <text:s text:c="4"/></text:p>
          </table:table-cell>
          <table:table-cell table:number-columns-repeated="3"/>
          <table:table-cell office:value-type="float" office:value="23.5031" calcext:value-type="float">
            <text:p>23,503100</text:p>
          </table:table-cell>
          <table:table-cell office:value-type="float" office:value="20.7488" calcext:value-type="float">
            <text:p>20,748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65003519834075 <text:s text:c="4"/></text:p>
          </table:table-cell>
          <table:table-cell table:number-columns-repeated="3"/>
          <table:table-cell office:value-type="float" office:value="23.4948" calcext:value-type="float">
            <text:p>23,494800</text:p>
          </table:table-cell>
          <table:table-cell office:value-type="float" office:value="20.765" calcext:value-type="float">
            <text:p>20,76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81185339360128 <text:s text:c="4"/></text:p>
          </table:table-cell>
          <table:table-cell table:number-columns-repeated="3"/>
          <table:table-cell office:value-type="float" office:value="23.4866" calcext:value-type="float">
            <text:p>23,486600</text:p>
          </table:table-cell>
          <table:table-cell office:value-type="float" office:value="20.7812" calcext:value-type="float">
            <text:p>20,781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97392498291302 <text:s text:c="4"/></text:p>
          </table:table-cell>
          <table:table-cell table:number-columns-repeated="3"/>
          <table:table-cell office:value-type="float" office:value="23.4785" calcext:value-type="float">
            <text:p>23,478500</text:p>
          </table:table-cell>
          <table:table-cell office:value-type="float" office:value="20.7974" calcext:value-type="float">
            <text:p>20,797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813625019893269 <text:s text:c="4"/></text:p>
          </table:table-cell>
          <table:table-cell table:number-columns-repeated="3"/>
          <table:table-cell office:value-type="float" office:value="23.4705" calcext:value-type="float">
            <text:p>23,470500</text:p>
          </table:table-cell>
          <table:table-cell office:value-type="float" office:value="20.8136" calcext:value-type="float">
            <text:p>20,81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829882927436138 <text:s text:c="4"/></text:p>
          </table:table-cell>
          <table:table-cell table:number-columns-repeated="3"/>
          <table:table-cell office:value-type="float" office:value="23.4627" calcext:value-type="float">
            <text:p>23,462700</text:p>
          </table:table-cell>
          <table:table-cell office:value-type="float" office:value="20.8299" calcext:value-type="float">
            <text:p>20,829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846166244195008 <text:s text:c="4"/></text:p>
          </table:table-cell>
          <table:table-cell table:number-columns-repeated="3"/>
          <table:table-cell office:value-type="float" office:value="23.455" calcext:value-type="float">
            <text:p>23,455000</text:p>
          </table:table-cell>
          <table:table-cell office:value-type="float" office:value="20.8462" calcext:value-type="float">
            <text:p>20,846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862474993449176 <text:s text:c="4"/></text:p>
          </table:table-cell>
          <table:table-cell table:number-columns-repeated="3"/>
          <table:table-cell office:value-type="float" office:value="23.4474" calcext:value-type="float">
            <text:p>23,447400</text:p>
          </table:table-cell>
          <table:table-cell office:value-type="float" office:value="20.8625" calcext:value-type="float">
            <text:p>20,862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878809198482845 <text:s text:c="4"/></text:p>
          </table:table-cell>
          <table:table-cell table:number-columns-repeated="3"/>
          <table:table-cell office:value-type="float" office:value="23.4399" calcext:value-type="float">
            <text:p>23,439900</text:p>
          </table:table-cell>
          <table:table-cell office:value-type="float" office:value="20.8788" calcext:value-type="float">
            <text:p>20,878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895168882584862 <text:s text:c="4"/></text:p>
          </table:table-cell>
          <table:table-cell table:number-columns-repeated="3"/>
          <table:table-cell office:value-type="float" office:value="23.4325" calcext:value-type="float">
            <text:p>23,432500</text:p>
          </table:table-cell>
          <table:table-cell office:value-type="float" office:value="20.8952" calcext:value-type="float">
            <text:p>20,895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911554069048421 <text:s text:c="4"/></text:p>
          </table:table-cell>
          <table:table-cell table:number-columns-repeated="3"/>
          <table:table-cell office:value-type="float" office:value="23.4253" calcext:value-type="float">
            <text:p>23,425300</text:p>
          </table:table-cell>
          <table:table-cell office:value-type="float" office:value="20.9116" calcext:value-type="float">
            <text:p>20,911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927964781171823 <text:s text:c="4"/></text:p>
          </table:table-cell>
          <table:table-cell table:number-columns-repeated="3"/>
          <table:table-cell office:value-type="float" office:value="23.4181" calcext:value-type="float">
            <text:p>23,418100</text:p>
          </table:table-cell>
          <table:table-cell office:value-type="float" office:value="20.928" calcext:value-type="float">
            <text:p>20,92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944401042257713 <text:s text:c="4"/></text:p>
          </table:table-cell>
          <table:table-cell table:number-columns-repeated="3"/>
          <table:table-cell office:value-type="float" office:value="23.4111" calcext:value-type="float">
            <text:p>23,411100</text:p>
          </table:table-cell>
          <table:table-cell office:value-type="float" office:value="20.9444" calcext:value-type="float">
            <text:p>20,944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960862875613476 <text:s text:c="4"/></text:p>
          </table:table-cell>
          <table:table-cell table:number-columns-repeated="3"/>
          <table:table-cell office:value-type="float" office:value="23.4042" calcext:value-type="float">
            <text:p>23,404200</text:p>
          </table:table-cell>
          <table:table-cell office:value-type="float" office:value="20.9609" calcext:value-type="float">
            <text:p>20,960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977350304551432 <text:s text:c="4"/></text:p>
          </table:table-cell>
          <table:table-cell table:number-columns-repeated="3"/>
          <table:table-cell office:value-type="float" office:value="23.3974" calcext:value-type="float">
            <text:p>23,397400</text:p>
          </table:table-cell>
          <table:table-cell office:value-type="float" office:value="20.9774" calcext:value-type="float">
            <text:p>20,977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993863352388107 <text:s text:c="4"/></text:p>
          </table:table-cell>
          <table:table-cell table:number-columns-repeated="3"/>
          <table:table-cell office:value-type="float" office:value="23.3908" calcext:value-type="float">
            <text:p>23,390800</text:p>
          </table:table-cell>
          <table:table-cell office:value-type="float" office:value="20.9939" calcext:value-type="float">
            <text:p>20,993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010402042445246 <text:s text:c="4"/></text:p>
          </table:table-cell>
          <table:table-cell table:number-columns-repeated="3"/>
          <table:table-cell office:value-type="float" office:value="23.3843" calcext:value-type="float">
            <text:p>23,384300</text:p>
          </table:table-cell>
          <table:table-cell office:value-type="float" office:value="21.0104" calcext:value-type="float">
            <text:p>21,010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026966398049030 <text:s text:c="4"/></text:p>
          </table:table-cell>
          <table:table-cell table:number-columns-repeated="3"/>
          <table:table-cell office:value-type="float" office:value="23.3778" calcext:value-type="float">
            <text:p>23,377800</text:p>
          </table:table-cell>
          <table:table-cell office:value-type="float" office:value="21.027" calcext:value-type="float">
            <text:p>21,027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043556442530509 <text:s text:c="4"/></text:p>
          </table:table-cell>
          <table:table-cell table:number-columns-repeated="3"/>
          <table:table-cell office:value-type="float" office:value="23.3715" calcext:value-type="float">
            <text:p>23,371500</text:p>
          </table:table-cell>
          <table:table-cell office:value-type="float" office:value="21.0436" calcext:value-type="float">
            <text:p>21,04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060172199225445 <text:s text:c="4"/></text:p>
          </table:table-cell>
          <table:table-cell table:number-columns-repeated="3"/>
          <table:table-cell office:value-type="float" office:value="23.3653" calcext:value-type="float">
            <text:p>23,365300</text:p>
          </table:table-cell>
          <table:table-cell office:value-type="float" office:value="21.0602" calcext:value-type="float">
            <text:p>21,060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076813691474591 <text:s text:c="4"/></text:p>
          </table:table-cell>
          <table:table-cell table:number-columns-repeated="3"/>
          <table:table-cell office:value-type="float" office:value="23.3593" calcext:value-type="float">
            <text:p>23,359300</text:p>
          </table:table-cell>
          <table:table-cell office:value-type="float" office:value="21.0768" calcext:value-type="float">
            <text:p>21,076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093480942623057 <text:s text:c="4"/></text:p>
          </table:table-cell>
          <table:table-cell table:number-columns-repeated="3"/>
          <table:table-cell office:value-type="float" office:value="23.3533" calcext:value-type="float">
            <text:p>23,353300</text:p>
          </table:table-cell>
          <table:table-cell office:value-type="float" office:value="21.0935" calcext:value-type="float">
            <text:p>21,093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110173976021184 <text:s text:c="4"/></text:p>
          </table:table-cell>
          <table:table-cell table:number-columns-repeated="3"/>
          <table:table-cell office:value-type="float" office:value="23.3475" calcext:value-type="float">
            <text:p>23,347500</text:p>
          </table:table-cell>
          <table:table-cell office:value-type="float" office:value="21.1102" calcext:value-type="float">
            <text:p>21,110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126892815023822 <text:s text:c="4"/></text:p>
          </table:table-cell>
          <table:table-cell table:number-columns-repeated="3"/>
          <table:table-cell office:value-type="float" office:value="23.3418" calcext:value-type="float">
            <text:p>23,341800</text:p>
          </table:table-cell>
          <table:table-cell office:value-type="float" office:value="21.1269" calcext:value-type="float">
            <text:p>21,126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143637482990464 <text:s text:c="4"/></text:p>
          </table:table-cell>
          <table:table-cell table:number-columns-repeated="3"/>
          <table:table-cell office:value-type="float" office:value="23.3362" calcext:value-type="float">
            <text:p>23,336200</text:p>
          </table:table-cell>
          <table:table-cell office:value-type="float" office:value="21.1436" calcext:value-type="float">
            <text:p>21,14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160408003285085 <text:s text:c="4"/></text:p>
          </table:table-cell>
          <table:table-cell table:number-columns-repeated="3"/>
          <table:table-cell office:value-type="float" office:value="23.3307" calcext:value-type="float">
            <text:p>23,330700</text:p>
          </table:table-cell>
          <table:table-cell office:value-type="float" office:value="21.1604" calcext:value-type="float">
            <text:p>21,160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177204399276480 <text:s text:c="4"/></text:p>
          </table:table-cell>
          <table:table-cell table:number-columns-repeated="3"/>
          <table:table-cell office:value-type="float" office:value="23.3254" calcext:value-type="float">
            <text:p>23,325400</text:p>
          </table:table-cell>
          <table:table-cell office:value-type="float" office:value="21.1772" calcext:value-type="float">
            <text:p>21,177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194026694337694 <text:s text:c="4"/></text:p>
          </table:table-cell>
          <table:table-cell table:number-columns-repeated="3"/>
          <table:table-cell office:value-type="float" office:value="23.3202" calcext:value-type="float">
            <text:p>23,320200</text:p>
          </table:table-cell>
          <table:table-cell office:value-type="float" office:value="21.194" calcext:value-type="float">
            <text:p>21,19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210874911846535 <text:s text:c="4"/></text:p>
          </table:table-cell>
          <table:table-cell table:number-columns-repeated="3"/>
          <table:table-cell office:value-type="float" office:value="23.315" calcext:value-type="float">
            <text:p>23,315000</text:p>
          </table:table-cell>
          <table:table-cell office:value-type="float" office:value="21.2109" calcext:value-type="float">
            <text:p>21,210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227749075185798 <text:s text:c="4"/></text:p>
          </table:table-cell>
          <table:table-cell table:number-columns-repeated="3"/>
          <table:table-cell office:value-type="float" office:value="23.31" calcext:value-type="float">
            <text:p>23,310000</text:p>
          </table:table-cell>
          <table:table-cell office:value-type="float" office:value="21.2277" calcext:value-type="float">
            <text:p>21,227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244649207743617 <text:s text:c="4"/></text:p>
          </table:table-cell>
          <table:table-cell table:number-columns-repeated="3"/>
          <table:table-cell office:value-type="float" office:value="23.3052" calcext:value-type="float">
            <text:p>23,305200</text:p>
          </table:table-cell>
          <table:table-cell office:value-type="float" office:value="21.2446" calcext:value-type="float">
            <text:p>21,244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261575332914333 <text:s text:c="4"/></text:p>
          </table:table-cell>
          <table:table-cell table:number-columns-repeated="3"/>
          <table:table-cell office:value-type="float" office:value="23.3004" calcext:value-type="float">
            <text:p>23,300400</text:p>
          </table:table-cell>
          <table:table-cell office:value-type="float" office:value="21.2616" calcext:value-type="float">
            <text:p>21,261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278527474098862 <text:s text:c="4"/></text:p>
          </table:table-cell>
          <table:table-cell table:number-columns-repeated="3"/>
          <table:table-cell office:value-type="float" office:value="23.2957" calcext:value-type="float">
            <text:p>23,295700</text:p>
          </table:table-cell>
          <table:table-cell office:value-type="float" office:value="21.2785" calcext:value-type="float">
            <text:p>21,278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295505654705114 <text:s text:c="4"/></text:p>
          </table:table-cell>
          <table:table-cell table:number-columns-repeated="3"/>
          <table:table-cell office:value-type="float" office:value="23.2912" calcext:value-type="float">
            <text:p>23,291200</text:p>
          </table:table-cell>
          <table:table-cell office:value-type="float" office:value="21.2955" calcext:value-type="float">
            <text:p>21,295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312509898147546 <text:s text:c="4"/></text:p>
          </table:table-cell>
          <table:table-cell table:number-columns-repeated="3"/>
          <table:table-cell office:value-type="float" office:value="23.2868" calcext:value-type="float">
            <text:p>23,286800</text:p>
          </table:table-cell>
          <table:table-cell office:value-type="float" office:value="21.3125" calcext:value-type="float">
            <text:p>21,312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329540227846074 <text:s text:c="4"/></text:p>
          </table:table-cell>
          <table:table-cell table:number-columns-repeated="3"/>
          <table:table-cell office:value-type="float" office:value="23.2825" calcext:value-type="float">
            <text:p>23,282500</text:p>
          </table:table-cell>
          <table:table-cell office:value-type="float" office:value="21.3295" calcext:value-type="float">
            <text:p>21,329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346596667222034 <text:s text:c="4"/></text:p>
          </table:table-cell>
          <table:table-cell table:number-columns-repeated="3"/>
          <table:table-cell office:value-type="float" office:value="23.2783" calcext:value-type="float">
            <text:p>23,278300</text:p>
          </table:table-cell>
          <table:table-cell office:value-type="float" office:value="21.3466" calcext:value-type="float">
            <text:p>21,346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363679239694424 <text:s text:c="4"/></text:p>
          </table:table-cell>
          <table:table-cell table:number-columns-repeated="3"/>
          <table:table-cell office:value-type="float" office:value="23.2743" calcext:value-type="float">
            <text:p>23,274300</text:p>
          </table:table-cell>
          <table:table-cell office:value-type="float" office:value="21.3637" calcext:value-type="float">
            <text:p>21,363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380787968674383 <text:s text:c="4"/></text:p>
          </table:table-cell>
          <table:table-cell table:number-columns-repeated="3"/>
          <table:table-cell office:value-type="float" office:value="23.2703" calcext:value-type="float">
            <text:p>23,270300</text:p>
          </table:table-cell>
          <table:table-cell office:value-type="float" office:value="21.3808" calcext:value-type="float">
            <text:p>21,380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397922877561708 <text:s text:c="4"/></text:p>
          </table:table-cell>
          <table:table-cell table:number-columns-repeated="3"/>
          <table:table-cell office:value-type="float" office:value="23.2665" calcext:value-type="float">
            <text:p>23,266500</text:p>
          </table:table-cell>
          <table:table-cell office:value-type="float" office:value="21.3979" calcext:value-type="float">
            <text:p>21,397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415083989747046 <text:s text:c="4"/></text:p>
          </table:table-cell>
          <table:table-cell table:number-columns-repeated="3"/>
          <table:table-cell office:value-type="float" office:value="23.2628" calcext:value-type="float">
            <text:p>23,262800</text:p>
          </table:table-cell>
          <table:table-cell office:value-type="float" office:value="21.4151" calcext:value-type="float">
            <text:p>21,415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432271328622342 <text:s text:c="4"/></text:p>
          </table:table-cell>
          <table:table-cell table:number-columns-repeated="3"/>
          <table:table-cell office:value-type="float" office:value="23.2592" calcext:value-type="float">
            <text:p>23,259200</text:p>
          </table:table-cell>
          <table:table-cell office:value-type="float" office:value="21.4323" calcext:value-type="float">
            <text:p>21,432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449484917606028 <text:s text:c="4"/></text:p>
          </table:table-cell>
          <table:table-cell table:number-columns-repeated="3"/>
          <table:table-cell office:value-type="float" office:value="23.2558" calcext:value-type="float">
            <text:p>23,255800</text:p>
          </table:table-cell>
          <table:table-cell office:value-type="float" office:value="21.4495" calcext:value-type="float">
            <text:p>21,449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466724780179995 <text:s text:c="4"/></text:p>
          </table:table-cell>
          <table:table-cell table:number-columns-repeated="3"/>
          <table:table-cell office:value-type="float" office:value="23.2524" calcext:value-type="float">
            <text:p>23,252400</text:p>
          </table:table-cell>
          <table:table-cell office:value-type="float" office:value="21.4667" calcext:value-type="float">
            <text:p>21,466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483990939931537 <text:s text:c="4"/></text:p>
          </table:table-cell>
          <table:table-cell table:number-columns-repeated="3"/>
          <table:table-cell office:value-type="float" office:value="23.2492" calcext:value-type="float">
            <text:p>23,249200</text:p>
          </table:table-cell>
          <table:table-cell office:value-type="float" office:value="21.484" calcext:value-type="float">
            <text:p>21,48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501283420579870 <text:s text:c="4"/></text:p>
          </table:table-cell>
          <table:table-cell table:number-columns-repeated="3"/>
          <table:table-cell office:value-type="float" office:value="23.2461" calcext:value-type="float">
            <text:p>23,246100</text:p>
          </table:table-cell>
          <table:table-cell office:value-type="float" office:value="21.5013" calcext:value-type="float">
            <text:p>21,501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518602245952270 <text:s text:c="4"/></text:p>
          </table:table-cell>
          <table:table-cell table:number-columns-repeated="3"/>
          <table:table-cell office:value-type="float" office:value="23.2431" calcext:value-type="float">
            <text:p>23,243100</text:p>
          </table:table-cell>
          <table:table-cell office:value-type="float" office:value="21.5186" calcext:value-type="float">
            <text:p>21,518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535947439869467 <text:s text:c="4"/></text:p>
          </table:table-cell>
          <table:table-cell table:number-columns-repeated="3"/>
          <table:table-cell office:value-type="float" office:value="23.2402" calcext:value-type="float">
            <text:p>23,240200</text:p>
          </table:table-cell>
          <table:table-cell office:value-type="float" office:value="21.5359" calcext:value-type="float">
            <text:p>21,535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553319025908213 <text:s text:c="4"/></text:p>
          </table:table-cell>
          <table:table-cell table:number-columns-repeated="3"/>
          <table:table-cell office:value-type="float" office:value="23.2374" calcext:value-type="float">
            <text:p>23,237400</text:p>
          </table:table-cell>
          <table:table-cell office:value-type="float" office:value="21.5533" calcext:value-type="float">
            <text:p>21,553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570717027058848 <text:s text:c="4"/></text:p>
          </table:table-cell>
          <table:table-cell table:number-columns-repeated="3"/>
          <table:table-cell office:value-type="float" office:value="23.2348" calcext:value-type="float">
            <text:p>23,234800</text:p>
          </table:table-cell>
          <table:table-cell office:value-type="float" office:value="21.5707" calcext:value-type="float">
            <text:p>21,570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588141465390354 <text:s text:c="4"/></text:p>
          </table:table-cell>
          <table:table-cell table:number-columns-repeated="3"/>
          <table:table-cell office:value-type="float" office:value="23.2323" calcext:value-type="float">
            <text:p>23,232300</text:p>
          </table:table-cell>
          <table:table-cell office:value-type="float" office:value="21.5881" calcext:value-type="float">
            <text:p>21,588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605592361978545 <text:s text:c="4"/></text:p>
          </table:table-cell>
          <table:table-cell table:number-columns-repeated="3"/>
          <table:table-cell office:value-type="float" office:value="23.2299" calcext:value-type="float">
            <text:p>23,229900</text:p>
          </table:table-cell>
          <table:table-cell office:value-type="float" office:value="21.6056" calcext:value-type="float">
            <text:p>21,605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623069737487761 <text:s text:c="4"/></text:p>
          </table:table-cell>
          <table:table-cell table:number-columns-repeated="3"/>
          <table:table-cell office:value-type="float" office:value="23.2276" calcext:value-type="float">
            <text:p>23,227600</text:p>
          </table:table-cell>
          <table:table-cell office:value-type="float" office:value="21.6231" calcext:value-type="float">
            <text:p>21,623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640573613813707 <text:s text:c="4"/></text:p>
          </table:table-cell>
          <table:table-cell table:number-columns-repeated="3"/>
          <table:table-cell office:value-type="float" office:value="23.2254" calcext:value-type="float">
            <text:p>23,225400</text:p>
          </table:table-cell>
          <table:table-cell office:value-type="float" office:value="21.6406" calcext:value-type="float">
            <text:p>21,640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658104016883577 <text:s text:c="4"/></text:p>
          </table:table-cell>
          <table:table-cell table:number-columns-repeated="3"/>
          <table:table-cell office:value-type="float" office:value="23.2233" calcext:value-type="float">
            <text:p>23,223300</text:p>
          </table:table-cell>
          <table:table-cell office:value-type="float" office:value="21.6581" calcext:value-type="float">
            <text:p>21,658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675660979854062 <text:s text:c="4"/></text:p>
          </table:table-cell>
          <table:table-cell table:number-columns-repeated="3"/>
          <table:table-cell office:value-type="float" office:value="23.2214" calcext:value-type="float">
            <text:p>23,221400</text:p>
          </table:table-cell>
          <table:table-cell office:value-type="float" office:value="21.6757" calcext:value-type="float">
            <text:p>21,675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693244544443228 <text:s text:c="4"/></text:p>
          </table:table-cell>
          <table:table-cell table:number-columns-repeated="3"/>
          <table:table-cell office:value-type="float" office:value="23.2196" calcext:value-type="float">
            <text:p>23,219600</text:p>
          </table:table-cell>
          <table:table-cell office:value-type="float" office:value="21.6932" calcext:value-type="float">
            <text:p>21,69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710854756369667 <text:s text:c="4"/></text:p>
          </table:table-cell>
          <table:table-cell table:number-columns-repeated="3"/>
          <table:table-cell office:value-type="float" office:value="23.2178" calcext:value-type="float">
            <text:p>23,217800</text:p>
          </table:table-cell>
          <table:table-cell office:value-type="float" office:value="21.7109" calcext:value-type="float">
            <text:p>21,710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728491650213464 <text:s text:c="4"/></text:p>
          </table:table-cell>
          <table:table-cell table:number-columns-repeated="3"/>
          <table:table-cell office:value-type="float" office:value="23.2163" calcext:value-type="float">
            <text:p>23,216300</text:p>
          </table:table-cell>
          <table:table-cell office:value-type="float" office:value="21.7285" calcext:value-type="float">
            <text:p>21,728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746155222180736 <text:s text:c="4"/></text:p>
          </table:table-cell>
          <table:table-cell table:number-columns-repeated="3"/>
          <table:table-cell office:value-type="float" office:value="23.2148" calcext:value-type="float">
            <text:p>23,214800</text:p>
          </table:table-cell>
          <table:table-cell office:value-type="float" office:value="21.7462" calcext:value-type="float">
            <text:p>21,746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763845399944824 <text:s text:c="4"/></text:p>
          </table:table-cell>
          <table:table-cell table:number-columns-repeated="3"/>
          <table:table-cell office:value-type="float" office:value="23.2134" calcext:value-type="float">
            <text:p>23,213400</text:p>
          </table:table-cell>
          <table:table-cell office:value-type="float" office:value="21.7638" calcext:value-type="float">
            <text:p>21,763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781562039067694 <text:s text:c="4"/></text:p>
          </table:table-cell>
          <table:table-cell table:number-columns-repeated="3"/>
          <table:table-cell office:value-type="float" office:value="23.2122" calcext:value-type="float">
            <text:p>23,212200</text:p>
          </table:table-cell>
          <table:table-cell office:value-type="float" office:value="21.7816" calcext:value-type="float">
            <text:p>21,781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799304999503040 <text:s text:c="4"/></text:p>
          </table:table-cell>
          <table:table-cell table:number-columns-repeated="3"/>
          <table:table-cell office:value-type="float" office:value="23.2111" calcext:value-type="float">
            <text:p>23,211100</text:p>
          </table:table-cell>
          <table:table-cell office:value-type="float" office:value="21.7993" calcext:value-type="float">
            <text:p>21,799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817074358126430 <text:s text:c="4"/></text:p>
          </table:table-cell>
          <table:table-cell table:number-columns-repeated="3"/>
          <table:table-cell office:value-type="float" office:value="23.2101" calcext:value-type="float">
            <text:p>23,210100</text:p>
          </table:table-cell>
          <table:table-cell office:value-type="float" office:value="21.8171" calcext:value-type="float">
            <text:p>21,817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834870738645929 <text:s text:c="4"/></text:p>
          </table:table-cell>
          <table:table-cell table:number-columns-repeated="3"/>
          <table:table-cell office:value-type="float" office:value="23.2092" calcext:value-type="float">
            <text:p>23,209200</text:p>
          </table:table-cell>
          <table:table-cell office:value-type="float" office:value="21.8349" calcext:value-type="float">
            <text:p>21,834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852695512087713 <text:s text:c="4"/></text:p>
          </table:table-cell>
          <table:table-cell table:number-columns-repeated="3"/>
          <table:table-cell office:value-type="float" office:value="23.2084" calcext:value-type="float">
            <text:p>23,208400</text:p>
          </table:table-cell>
          <table:table-cell office:value-type="float" office:value="21.8527" calcext:value-type="float">
            <text:p>21,852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870550220781123 <text:s text:c="4"/></text:p>
          </table:table-cell>
          <table:table-cell table:number-columns-repeated="3"/>
          <table:table-cell office:value-type="float" office:value="23.2078" calcext:value-type="float">
            <text:p>23,207800</text:p>
          </table:table-cell>
          <table:table-cell office:value-type="float" office:value="21.8706" calcext:value-type="float">
            <text:p>21,870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888434281226392 <text:s text:c="4"/></text:p>
          </table:table-cell>
          <table:table-cell table:number-columns-repeated="3"/>
          <table:table-cell office:value-type="float" office:value="23.2072" calcext:value-type="float">
            <text:p>23,207200</text:p>
          </table:table-cell>
          <table:table-cell office:value-type="float" office:value="21.8884" calcext:value-type="float">
            <text:p>21,888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906340853354099 <text:s text:c="4"/></text:p>
          </table:table-cell>
          <table:table-cell table:number-columns-repeated="3"/>
          <table:table-cell office:value-type="float" office:value="23.2068" calcext:value-type="float">
            <text:p>23,206800</text:p>
          </table:table-cell>
          <table:table-cell office:value-type="float" office:value="21.9063" calcext:value-type="float">
            <text:p>21,906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924254936441386 <text:s text:c="4"/></text:p>
          </table:table-cell>
          <table:table-cell table:number-columns-repeated="3"/>
          <table:table-cell office:value-type="float" office:value="23.2065" calcext:value-type="float">
            <text:p>23,206500</text:p>
          </table:table-cell>
          <table:table-cell office:value-type="float" office:value="21.9243" calcext:value-type="float">
            <text:p>21,924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942167452119346 <text:s text:c="4"/></text:p>
          </table:table-cell>
          <table:table-cell table:number-columns-repeated="3"/>
          <table:table-cell office:value-type="float" office:value="23.2061" calcext:value-type="float">
            <text:p>23,206100</text:p>
          </table:table-cell>
          <table:table-cell office:value-type="float" office:value="21.9422" calcext:value-type="float">
            <text:p>21,942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960127536624316 <text:s text:c="4"/></text:p>
          </table:table-cell>
          <table:table-cell table:number-columns-repeated="3"/>
          <table:table-cell office:value-type="float" office:value="23.206" calcext:value-type="float">
            <text:p>23,206000</text:p>
          </table:table-cell>
          <table:table-cell office:value-type="float" office:value="21.9601" calcext:value-type="float">
            <text:p>21,960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978311208425392 <text:s text:c="4"/></text:p>
          </table:table-cell>
          <table:table-cell table:number-columns-repeated="3"/>
          <table:table-cell office:value-type="float" office:value="23.2066" calcext:value-type="float">
            <text:p>23,206600</text:p>
          </table:table-cell>
          <table:table-cell office:value-type="float" office:value="21.9783" calcext:value-type="float">
            <text:p>21,978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996777156124669 <text:s text:c="4"/></text:p>
          </table:table-cell>
          <table:table-cell table:number-columns-repeated="3"/>
          <table:table-cell office:value-type="float" office:value="23.208" calcext:value-type="float">
            <text:p>23,208000</text:p>
          </table:table-cell>
          <table:table-cell office:value-type="float" office:value="21.9968" calcext:value-type="float">
            <text:p>21,996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13307039042814 <text:s text:c="4"/></text:p>
          </table:table-cell>
          <table:table-cell table:number-columns-repeated="3"/>
          <table:table-cell office:value-type="float" office:value="23.2036" calcext:value-type="float">
            <text:p>23,203600</text:p>
          </table:table-cell>
          <table:table-cell office:value-type="float" office:value="22.0133" calcext:value-type="float">
            <text:p>22,013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20400435194325 <text:s text:c="4"/></text:p>
          </table:table-cell>
          <table:table-cell table:number-columns-repeated="3"/>
          <table:table-cell office:value-type="float" office:value="23.17" calcext:value-type="float">
            <text:p>23,170000</text:p>
          </table:table-cell>
          <table:table-cell office:value-type="float" office:value="22.0204" calcext:value-type="float">
            <text:p>22,020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25557802636008 <text:s text:c="4"/></text:p>
          </table:table-cell>
          <table:table-cell table:number-columns-repeated="3"/>
          <table:table-cell office:value-type="float" office:value="23.1305" calcext:value-type="float">
            <text:p>23,130500</text:p>
          </table:table-cell>
          <table:table-cell office:value-type="float" office:value="22.0256" calcext:value-type="float">
            <text:p>22,025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30997518118593 <text:s text:c="4"/></text:p>
          </table:table-cell>
          <table:table-cell table:number-columns-repeated="3"/>
          <table:table-cell office:value-type="float" office:value="23.0919" calcext:value-type="float">
            <text:p>23,091900</text:p>
          </table:table-cell>
          <table:table-cell office:value-type="float" office:value="22.031" calcext:value-type="float">
            <text:p>22,03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36660929111697 <text:s text:c="4"/></text:p>
          </table:table-cell>
          <table:table-cell table:number-columns-repeated="3"/>
          <table:table-cell office:value-type="float" office:value="23.054" calcext:value-type="float">
            <text:p>23,054000</text:p>
          </table:table-cell>
          <table:table-cell office:value-type="float" office:value="22.0367" calcext:value-type="float">
            <text:p>22,036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42372053217353 <text:s text:c="4"/></text:p>
          </table:table-cell>
          <table:table-cell table:number-columns-repeated="3"/>
          <table:table-cell office:value-type="float" office:value="23.0163" calcext:value-type="float">
            <text:p>23,016300</text:p>
          </table:table-cell>
          <table:table-cell office:value-type="float" office:value="22.0424" calcext:value-type="float">
            <text:p>22,042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48081790270828 <text:s text:c="4"/></text:p>
          </table:table-cell>
          <table:table-cell table:number-columns-repeated="3"/>
          <table:table-cell office:value-type="float" office:value="22.9786" calcext:value-type="float">
            <text:p>22,978600</text:p>
          </table:table-cell>
          <table:table-cell office:value-type="float" office:value="22.0481" calcext:value-type="float">
            <text:p>22,048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53799254712853 <text:s text:c="4"/></text:p>
          </table:table-cell>
          <table:table-cell table:number-columns-repeated="3"/>
          <table:table-cell office:value-type="float" office:value="22.9409" calcext:value-type="float">
            <text:p>22,940900</text:p>
          </table:table-cell>
          <table:table-cell office:value-type="float" office:value="22.0538" calcext:value-type="float">
            <text:p>22,053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59539483337836 <text:s text:c="4"/></text:p>
          </table:table-cell>
          <table:table-cell table:number-columns-repeated="3"/>
          <table:table-cell office:value-type="float" office:value="22.9034" calcext:value-type="float">
            <text:p>22,903400</text:p>
          </table:table-cell>
          <table:table-cell office:value-type="float" office:value="22.0595" calcext:value-type="float">
            <text:p>22,059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65309352287333 <text:s text:c="4"/></text:p>
          </table:table-cell>
          <table:table-cell table:number-columns-repeated="3"/>
          <table:table-cell office:value-type="float" office:value="22.866" calcext:value-type="float">
            <text:p>22,866000</text:p>
          </table:table-cell>
          <table:table-cell office:value-type="float" office:value="22.0653" calcext:value-type="float">
            <text:p>22,065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71109481133007 <text:s text:c="4"/></text:p>
          </table:table-cell>
          <table:table-cell table:number-columns-repeated="3"/>
          <table:table-cell office:value-type="float" office:value="22.8287" calcext:value-type="float">
            <text:p>22,828700</text:p>
          </table:table-cell>
          <table:table-cell office:value-type="float" office:value="22.0711" calcext:value-type="float">
            <text:p>22,071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76938363617543 <text:s text:c="4"/></text:p>
          </table:table-cell>
          <table:table-cell table:number-columns-repeated="3"/>
          <table:table-cell office:value-type="float" office:value="22.7916" calcext:value-type="float">
            <text:p>22,791600</text:p>
          </table:table-cell>
          <table:table-cell office:value-type="float" office:value="22.0769" calcext:value-type="float">
            <text:p>22,076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82794664787233 <text:s text:c="4"/></text:p>
          </table:table-cell>
          <table:table-cell table:number-columns-repeated="3"/>
          <table:table-cell office:value-type="float" office:value="22.7545" calcext:value-type="float">
            <text:p>22,754500</text:p>
          </table:table-cell>
          <table:table-cell office:value-type="float" office:value="22.0828" calcext:value-type="float">
            <text:p>22,08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88677797006660 <text:s text:c="4"/></text:p>
          </table:table-cell>
          <table:table-cell table:number-columns-repeated="3"/>
          <table:table-cell office:value-type="float" office:value="22.7176" calcext:value-type="float">
            <text:p>22,717600</text:p>
          </table:table-cell>
          <table:table-cell office:value-type="float" office:value="22.0887" calcext:value-type="float">
            <text:p>22,088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94587719473253 <text:s text:c="4"/></text:p>
          </table:table-cell>
          <table:table-cell table:number-columns-repeated="3"/>
          <table:table-cell office:value-type="float" office:value="22.6808" calcext:value-type="float">
            <text:p>22,680800</text:p>
          </table:table-cell>
          <table:table-cell office:value-type="float" office:value="22.0946" calcext:value-type="float">
            <text:p>22,094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00524608305783 <text:s text:c="4"/></text:p>
          </table:table-cell>
          <table:table-cell table:number-columns-repeated="3"/>
          <table:table-cell office:value-type="float" office:value="22.6441" calcext:value-type="float">
            <text:p>22,644100</text:p>
          </table:table-cell>
          <table:table-cell office:value-type="float" office:value="22.1005" calcext:value-type="float">
            <text:p>22,100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06488644015997 <text:s text:c="4"/></text:p>
          </table:table-cell>
          <table:table-cell table:number-columns-repeated="3"/>
          <table:table-cell office:value-type="float" office:value="22.6075" calcext:value-type="float">
            <text:p>22,607500</text:p>
          </table:table-cell>
          <table:table-cell office:value-type="float" office:value="22.1065" calcext:value-type="float">
            <text:p>22,106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12479935004032 <text:s text:c="4"/></text:p>
          </table:table-cell>
          <table:table-cell table:number-columns-repeated="3"/>
          <table:table-cell office:value-type="float" office:value="22.571" calcext:value-type="float">
            <text:p>22,571000</text:p>
          </table:table-cell>
          <table:table-cell office:value-type="float" office:value="22.1125" calcext:value-type="float">
            <text:p>22,112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18498521137720 <text:s text:c="4"/></text:p>
          </table:table-cell>
          <table:table-cell table:number-columns-repeated="3"/>
          <table:table-cell office:value-type="float" office:value="22.5346" calcext:value-type="float">
            <text:p>22,534600</text:p>
          </table:table-cell>
          <table:table-cell office:value-type="float" office:value="22.1185" calcext:value-type="float">
            <text:p>22,118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24544403910861 <text:s text:c="4"/></text:p>
          </table:table-cell>
          <table:table-cell table:number-columns-repeated="3"/>
          <table:table-cell office:value-type="float" office:value="22.4984" calcext:value-type="float">
            <text:p>22,498400</text:p>
          </table:table-cell>
          <table:table-cell office:value-type="float" office:value="22.1245" calcext:value-type="float">
            <text:p>22,124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30617573679469 <text:s text:c="4"/></text:p>
          </table:table-cell>
          <table:table-cell table:number-columns-repeated="3"/>
          <table:table-cell office:value-type="float" office:value="22.4622" calcext:value-type="float">
            <text:p>22,462200</text:p>
          </table:table-cell>
          <table:table-cell office:value-type="float" office:value="22.1306" calcext:value-type="float">
            <text:p>22,130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36718024800384 <text:s text:c="4"/></text:p>
          </table:table-cell>
          <table:table-cell table:number-columns-repeated="3"/>
          <table:table-cell office:value-type="float" office:value="22.4262" calcext:value-type="float">
            <text:p>22,426200</text:p>
          </table:table-cell>
          <table:table-cell office:value-type="float" office:value="22.1367" calcext:value-type="float">
            <text:p>22,136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42845760191783 <text:s text:c="4"/></text:p>
          </table:table-cell>
          <table:table-cell table:number-columns-repeated="3"/>
          <table:table-cell office:value-type="float" office:value="22.3903" calcext:value-type="float">
            <text:p>22,390300</text:p>
          </table:table-cell>
          <table:table-cell office:value-type="float" office:value="22.1428" calcext:value-type="float">
            <text:p>22,14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49000790002216 <text:s text:c="4"/></text:p>
          </table:table-cell>
          <table:table-cell table:number-columns-repeated="3"/>
          <table:table-cell office:value-type="float" office:value="22.3545" calcext:value-type="float">
            <text:p>22,354500</text:p>
          </table:table-cell>
          <table:table-cell office:value-type="float" office:value="22.149" calcext:value-type="float">
            <text:p>22,14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55183128412190 <text:s text:c="4"/></text:p>
          </table:table-cell>
          <table:table-cell table:number-columns-repeated="3"/>
          <table:table-cell office:value-type="float" office:value="22.3188" calcext:value-type="float">
            <text:p>22,318800</text:p>
          </table:table-cell>
          <table:table-cell office:value-type="float" office:value="22.1552" calcext:value-type="float">
            <text:p>22,155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61392790833357 <text:s text:c="4"/></text:p>
          </table:table-cell>
          <table:table-cell table:number-columns-repeated="3"/>
          <table:table-cell office:value-type="float" office:value="22.2832" calcext:value-type="float">
            <text:p>22,283200</text:p>
          </table:table-cell>
          <table:table-cell office:value-type="float" office:value="22.1614" calcext:value-type="float">
            <text:p>22,161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67629792266975 <text:s text:c="4"/></text:p>
          </table:table-cell>
          <table:table-cell table:number-columns-repeated="3"/>
          <table:table-cell office:value-type="float" office:value="22.2478" calcext:value-type="float">
            <text:p>22,247800</text:p>
          </table:table-cell>
          <table:table-cell office:value-type="float" office:value="22.1676" calcext:value-type="float">
            <text:p>22,167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73894146721253 <text:s text:c="4"/></text:p>
          </table:table-cell>
          <table:table-cell table:number-columns-repeated="3"/>
          <table:table-cell office:value-type="float" office:value="22.2124" calcext:value-type="float">
            <text:p>22,212400</text:p>
          </table:table-cell>
          <table:table-cell office:value-type="float" office:value="22.1739" calcext:value-type="float">
            <text:p>22,173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80185867283544 <text:s text:c="4"/></text:p>
          </table:table-cell>
          <table:table-cell table:number-columns-repeated="3"/>
          <table:table-cell office:value-type="float" office:value="22.1772" calcext:value-type="float">
            <text:p>22,177200</text:p>
          </table:table-cell>
          <table:table-cell office:value-type="float" office:value="22.1802" calcext:value-type="float">
            <text:p>22,180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86504966455296 <text:s text:c="4"/></text:p>
          </table:table-cell>
          <table:table-cell table:number-columns-repeated="3"/>
          <table:table-cell office:value-type="float" office:value="22.1421" calcext:value-type="float">
            <text:p>22,142100</text:p>
          </table:table-cell>
          <table:table-cell office:value-type="float" office:value="22.1865" calcext:value-type="float">
            <text:p>22,186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92851456494754 <text:s text:c="4"/></text:p>
          </table:table-cell>
          <table:table-cell table:number-columns-repeated="3"/>
          <table:table-cell office:value-type="float" office:value="22.107" calcext:value-type="float">
            <text:p>22,107000</text:p>
          </table:table-cell>
          <table:table-cell office:value-type="float" office:value="22.1929" calcext:value-type="float">
            <text:p>22,192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99225349653673 <text:s text:c="4"/></text:p>
          </table:table-cell>
          <table:table-cell table:number-columns-repeated="3"/>
          <table:table-cell office:value-type="float" office:value="22.0721" calcext:value-type="float">
            <text:p>22,072100</text:p>
          </table:table-cell>
          <table:table-cell office:value-type="float" office:value="22.1992" calcext:value-type="float">
            <text:p>22,199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05626658292740 <text:s text:c="4"/></text:p>
          </table:table-cell>
          <table:table-cell table:number-columns-repeated="3"/>
          <table:table-cell office:value-type="float" office:value="22.0374" calcext:value-type="float">
            <text:p>22,037400</text:p>
          </table:table-cell>
          <table:table-cell office:value-type="float" office:value="22.2056" calcext:value-type="float">
            <text:p>22,205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12055394905104 <text:s text:c="4"/></text:p>
          </table:table-cell>
          <table:table-cell table:number-columns-repeated="3"/>
          <table:table-cell office:value-type="float" office:value="22.0027" calcext:value-type="float">
            <text:p>22,002700</text:p>
          </table:table-cell>
          <table:table-cell office:value-type="float" office:value="22.2121" calcext:value-type="float">
            <text:p>22,212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18511572089682 <text:s text:c="4"/></text:p>
          </table:table-cell>
          <table:table-cell table:number-columns-repeated="3"/>
          <table:table-cell office:value-type="float" office:value="21.9681" calcext:value-type="float">
            <text:p>21,968100</text:p>
          </table:table-cell>
          <table:table-cell office:value-type="float" office:value="22.2185" calcext:value-type="float">
            <text:p>22,218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24995202509856 <text:s text:c="4"/></text:p>
          </table:table-cell>
          <table:table-cell table:number-columns-repeated="3"/>
          <table:table-cell office:value-type="float" office:value="21.9336" calcext:value-type="float">
            <text:p>21,933600</text:p>
          </table:table-cell>
          <table:table-cell office:value-type="float" office:value="22.225" calcext:value-type="float">
            <text:p>22,22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31506298855642 <text:s text:c="4"/></text:p>
          </table:table-cell>
          <table:table-cell table:number-columns-repeated="3"/>
          <table:table-cell office:value-type="float" office:value="21.8993" calcext:value-type="float">
            <text:p>21,899300</text:p>
          </table:table-cell>
          <table:table-cell office:value-type="float" office:value="22.2315" calcext:value-type="float">
            <text:p>22,231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38044873819181 <text:s text:c="4"/></text:p>
          </table:table-cell>
          <table:table-cell table:number-columns-repeated="3"/>
          <table:table-cell office:value-type="float" office:value="21.8651" calcext:value-type="float">
            <text:p>21,865100</text:p>
          </table:table-cell>
          <table:table-cell office:value-type="float" office:value="22.238" calcext:value-type="float">
            <text:p>22,23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44610940084261 <text:s text:c="4"/></text:p>
          </table:table-cell>
          <table:table-cell table:number-columns-repeated="3"/>
          <table:table-cell office:value-type="float" office:value="21.8309" calcext:value-type="float">
            <text:p>21,830900</text:p>
          </table:table-cell>
          <table:table-cell office:value-type="float" office:value="22.2446" calcext:value-type="float">
            <text:p>22,244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51204510323756 <text:s text:c="4"/></text:p>
          </table:table-cell>
          <table:table-cell table:number-columns-repeated="3"/>
          <table:table-cell office:value-type="float" office:value="21.7969" calcext:value-type="float">
            <text:p>21,796900</text:p>
          </table:table-cell>
          <table:table-cell office:value-type="float" office:value="22.2512" calcext:value-type="float">
            <text:p>22,251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57825597203720 <text:s text:c="4"/></text:p>
          </table:table-cell>
          <table:table-cell table:number-columns-repeated="3"/>
          <table:table-cell office:value-type="float" office:value="21.763" calcext:value-type="float">
            <text:p>21,763000</text:p>
          </table:table-cell>
          <table:table-cell office:value-type="float" office:value="22.2578" calcext:value-type="float">
            <text:p>22,257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64474213387871 <text:s text:c="4"/></text:p>
          </table:table-cell>
          <table:table-cell table:number-columns-repeated="3"/>
          <table:table-cell office:value-type="float" office:value="21.7292" calcext:value-type="float">
            <text:p>21,729200</text:p>
          </table:table-cell>
          <table:table-cell office:value-type="float" office:value="22.2645" calcext:value-type="float">
            <text:p>22,264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71150371542895 <text:s text:c="4"/></text:p>
          </table:table-cell>
          <table:table-cell table:number-columns-repeated="3"/>
          <table:table-cell office:value-type="float" office:value="21.6955" calcext:value-type="float">
            <text:p>21,695500</text:p>
          </table:table-cell>
          <table:table-cell office:value-type="float" office:value="22.2712" calcext:value-type="float">
            <text:p>22,271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77854084341318 <text:s text:c="4"/></text:p>
          </table:table-cell>
          <table:table-cell table:number-columns-repeated="3"/>
          <table:table-cell office:value-type="float" office:value="21.6619" calcext:value-type="float">
            <text:p>21,661900</text:p>
          </table:table-cell>
          <table:table-cell office:value-type="float" office:value="22.2779" calcext:value-type="float">
            <text:p>22,277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84585364462824 <text:s text:c="4"/></text:p>
          </table:table-cell>
          <table:table-cell table:number-columns-repeated="3"/>
          <table:table-cell office:value-type="float" office:value="21.6285" calcext:value-type="float">
            <text:p>21,628500</text:p>
          </table:table-cell>
          <table:table-cell office:value-type="float" office:value="22.2846" calcext:value-type="float">
            <text:p>22,284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91344224594955 <text:s text:c="4"/></text:p>
          </table:table-cell>
          <table:table-cell table:number-columns-repeated="3"/>
          <table:table-cell office:value-type="float" office:value="21.5951" calcext:value-type="float">
            <text:p>21,595100</text:p>
          </table:table-cell>
          <table:table-cell office:value-type="float" office:value="22.2913" calcext:value-type="float">
            <text:p>22,291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98130677432930 <text:s text:c="4"/></text:p>
          </table:table-cell>
          <table:table-cell table:number-columns-repeated="3"/>
          <table:table-cell office:value-type="float" office:value="21.5619" calcext:value-type="float">
            <text:p>21,561900</text:p>
          </table:table-cell>
          <table:table-cell office:value-type="float" office:value="22.2981" calcext:value-type="float">
            <text:p>22,298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04944735678628 <text:s text:c="4"/></text:p>
          </table:table-cell>
          <table:table-cell table:number-columns-repeated="3"/>
          <table:table-cell office:value-type="float" office:value="21.5287" calcext:value-type="float">
            <text:p>21,528700</text:p>
          </table:table-cell>
          <table:table-cell office:value-type="float" office:value="22.3049" calcext:value-type="float">
            <text:p>22,304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11786412040526 <text:s text:c="4"/></text:p>
          </table:table-cell>
          <table:table-cell table:number-columns-repeated="3"/>
          <table:table-cell office:value-type="float" office:value="21.4957" calcext:value-type="float">
            <text:p>21,495700</text:p>
          </table:table-cell>
          <table:table-cell office:value-type="float" office:value="22.3118" calcext:value-type="float">
            <text:p>22,31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18655719232520 <text:s text:c="4"/></text:p>
          </table:table-cell>
          <table:table-cell table:number-columns-repeated="3"/>
          <table:table-cell office:value-type="float" office:value="21.4628" calcext:value-type="float">
            <text:p>21,462800</text:p>
          </table:table-cell>
          <table:table-cell office:value-type="float" office:value="22.3187" calcext:value-type="float">
            <text:p>22,318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25552669974407 <text:s text:c="4"/></text:p>
          </table:table-cell>
          <table:table-cell table:number-columns-repeated="3"/>
          <table:table-cell office:value-type="float" office:value="21.4299" calcext:value-type="float">
            <text:p>21,429900</text:p>
          </table:table-cell>
          <table:table-cell office:value-type="float" office:value="22.3256" calcext:value-type="float">
            <text:p>22,325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32477276991163 <text:s text:c="4"/></text:p>
          </table:table-cell>
          <table:table-cell table:number-columns-repeated="3"/>
          <table:table-cell office:value-type="float" office:value="21.3972" calcext:value-type="float">
            <text:p>21,397200</text:p>
          </table:table-cell>
          <table:table-cell office:value-type="float" office:value="22.3325" calcext:value-type="float">
            <text:p>22,332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39429553013211 <text:s text:c="4"/></text:p>
          </table:table-cell>
          <table:table-cell table:number-columns-repeated="3"/>
          <table:table-cell office:value-type="float" office:value="21.3646" calcext:value-type="float">
            <text:p>21,364600</text:p>
          </table:table-cell>
          <table:table-cell office:value-type="float" office:value="22.3394" calcext:value-type="float">
            <text:p>22,339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46409510776635 <text:s text:c="4"/></text:p>
          </table:table-cell>
          <table:table-cell table:number-columns-repeated="3"/>
          <table:table-cell office:value-type="float" office:value="21.3321" calcext:value-type="float">
            <text:p>21,332100</text:p>
          </table:table-cell>
          <table:table-cell office:value-type="float" office:value="22.3464" calcext:value-type="float">
            <text:p>22,346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53417163022637 <text:s text:c="4"/></text:p>
          </table:table-cell>
          <table:table-cell table:number-columns-repeated="3"/>
          <table:table-cell office:value-type="float" office:value="21.2998" calcext:value-type="float">
            <text:p>21,299800</text:p>
          </table:table-cell>
          <table:table-cell office:value-type="float" office:value="22.3534" calcext:value-type="float">
            <text:p>22,353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60452522497859 <text:s text:c="4"/></text:p>
          </table:table-cell>
          <table:table-cell table:number-columns-repeated="3"/>
          <table:table-cell office:value-type="float" office:value="21.2675" calcext:value-type="float">
            <text:p>21,267500</text:p>
          </table:table-cell>
          <table:table-cell office:value-type="float" office:value="22.3605" calcext:value-type="float">
            <text:p>22,360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67515601954910 <text:s text:c="4"/></text:p>
          </table:table-cell>
          <table:table-cell table:number-columns-repeated="3"/>
          <table:table-cell office:value-type="float" office:value="21.2353" calcext:value-type="float">
            <text:p>21,235300</text:p>
          </table:table-cell>
          <table:table-cell office:value-type="float" office:value="22.3675" calcext:value-type="float">
            <text:p>22,367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74606414151540 <text:s text:c="4"/></text:p>
          </table:table-cell>
          <table:table-cell table:number-columns-repeated="3"/>
          <table:table-cell office:value-type="float" office:value="21.2032" calcext:value-type="float">
            <text:p>21,203200</text:p>
          </table:table-cell>
          <table:table-cell office:value-type="float" office:value="22.3746" calcext:value-type="float">
            <text:p>22,374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81724971851721 <text:s text:c="4"/></text:p>
          </table:table-cell>
          <table:table-cell table:number-columns-repeated="3"/>
          <table:table-cell office:value-type="float" office:value="21.1713" calcext:value-type="float">
            <text:p>21,171300</text:p>
          </table:table-cell>
          <table:table-cell office:value-type="float" office:value="22.3817" calcext:value-type="float">
            <text:p>22,381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88871287825491 <text:s text:c="4"/></text:p>
          </table:table-cell>
          <table:table-cell table:number-columns-repeated="3"/>
          <table:table-cell office:value-type="float" office:value="21.1394" calcext:value-type="float">
            <text:p>21,139400</text:p>
          </table:table-cell>
          <table:table-cell office:value-type="float" office:value="22.3889" calcext:value-type="float">
            <text:p>22,388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96045374849756 <text:s text:c="4"/></text:p>
          </table:table-cell>
          <table:table-cell table:number-columns-repeated="3"/>
          <table:table-cell office:value-type="float" office:value="21.1077" calcext:value-type="float">
            <text:p>21,107700</text:p>
          </table:table-cell>
          <table:table-cell office:value-type="float" office:value="22.396" calcext:value-type="float">
            <text:p>22,39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03247245708467 <text:s text:c="4"/></text:p>
          </table:table-cell>
          <table:table-cell table:number-columns-repeated="3"/>
          <table:table-cell office:value-type="float" office:value="21.0761" calcext:value-type="float">
            <text:p>21,076100</text:p>
          </table:table-cell>
          <table:table-cell office:value-type="float" office:value="22.4032" calcext:value-type="float">
            <text:p>22,40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10476913193101 <text:s text:c="4"/></text:p>
          </table:table-cell>
          <table:table-cell table:number-columns-repeated="3"/>
          <table:table-cell office:value-type="float" office:value="21.0445" calcext:value-type="float">
            <text:p>21,044500</text:p>
          </table:table-cell>
          <table:table-cell office:value-type="float" office:value="22.4105" calcext:value-type="float">
            <text:p>22,410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17734390102083 <text:s text:c="4"/></text:p>
          </table:table-cell>
          <table:table-cell table:number-columns-repeated="3"/>
          <table:table-cell office:value-type="float" office:value="21.0131" calcext:value-type="float">
            <text:p>21,013100</text:p>
          </table:table-cell>
          <table:table-cell office:value-type="float" office:value="22.4177" calcext:value-type="float">
            <text:p>22,417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25019689240163 <text:s text:c="4"/></text:p>
          </table:table-cell>
          <table:table-cell table:number-columns-repeated="3"/>
          <table:table-cell office:value-type="float" office:value="20.9818" calcext:value-type="float">
            <text:p>20,981800</text:p>
          </table:table-cell>
          <table:table-cell office:value-type="float" office:value="22.425" calcext:value-type="float">
            <text:p>22,42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32332823415262 <text:s text:c="4"/></text:p>
          </table:table-cell>
          <table:table-cell table:number-columns-repeated="3"/>
          <table:table-cell office:value-type="float" office:value="20.9506" calcext:value-type="float">
            <text:p>20,950600</text:p>
          </table:table-cell>
          <table:table-cell office:value-type="float" office:value="22.4323" calcext:value-type="float">
            <text:p>22,432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39673805435753 <text:s text:c="4"/></text:p>
          </table:table-cell>
          <table:table-cell table:number-columns-repeated="3"/>
          <table:table-cell office:value-type="float" office:value="20.9195" calcext:value-type="float">
            <text:p>20,919500</text:p>
          </table:table-cell>
          <table:table-cell office:value-type="float" office:value="22.4397" calcext:value-type="float">
            <text:p>22,439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47042648106205 <text:s text:c="4"/></text:p>
          </table:table-cell>
          <table:table-cell table:number-columns-repeated="3"/>
          <table:table-cell office:value-type="float" office:value="20.8885" calcext:value-type="float">
            <text:p>20,888500</text:p>
          </table:table-cell>
          <table:table-cell office:value-type="float" office:value="22.447" calcext:value-type="float">
            <text:p>22,447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54439364224886 <text:s text:c="4"/></text:p>
          </table:table-cell>
          <table:table-cell table:number-columns-repeated="3"/>
          <table:table-cell office:value-type="float" office:value="20.8576" calcext:value-type="float">
            <text:p>20,857600</text:p>
          </table:table-cell>
          <table:table-cell office:value-type="float" office:value="22.4544" calcext:value-type="float">
            <text:p>22,454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61863966585206 <text:s text:c="4"/></text:p>
          </table:table-cell>
          <table:table-cell table:number-columns-repeated="3"/>
          <table:table-cell office:value-type="float" office:value="20.8268" calcext:value-type="float">
            <text:p>20,826800</text:p>
          </table:table-cell>
          <table:table-cell office:value-type="float" office:value="22.4619" calcext:value-type="float">
            <text:p>22,461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69316467984015 <text:s text:c="4"/></text:p>
          </table:table-cell>
          <table:table-cell table:number-columns-repeated="3"/>
          <table:table-cell office:value-type="float" office:value="20.7961" calcext:value-type="float">
            <text:p>20,796100</text:p>
          </table:table-cell>
          <table:table-cell office:value-type="float" office:value="22.4693" calcext:value-type="float">
            <text:p>22,469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76796881239810 <text:s text:c="4"/></text:p>
          </table:table-cell>
          <table:table-cell table:number-columns-repeated="3"/>
          <table:table-cell office:value-type="float" office:value="20.7655" calcext:value-type="float">
            <text:p>20,765500</text:p>
          </table:table-cell>
          <table:table-cell office:value-type="float" office:value="22.4768" calcext:value-type="float">
            <text:p>22,476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84305219221461 <text:s text:c="4"/></text:p>
          </table:table-cell>
          <table:table-cell table:number-columns-repeated="3"/>
          <table:table-cell office:value-type="float" office:value="20.735" calcext:value-type="float">
            <text:p>20,735000</text:p>
          </table:table-cell>
          <table:table-cell office:value-type="float" office:value="22.4843" calcext:value-type="float">
            <text:p>22,484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91841494878383 <text:s text:c="4"/></text:p>
          </table:table-cell>
          <table:table-cell table:number-columns-repeated="3"/>
          <table:table-cell office:value-type="float" office:value="20.7047" calcext:value-type="float">
            <text:p>20,704700</text:p>
          </table:table-cell>
          <table:table-cell office:value-type="float" office:value="22.4918" calcext:value-type="float">
            <text:p>22,49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99405721261489 <text:s text:c="4"/></text:p>
          </table:table-cell>
          <table:table-cell table:number-columns-repeated="3"/>
          <table:table-cell office:value-type="float" office:value="20.6744" calcext:value-type="float">
            <text:p>20,674400</text:p>
          </table:table-cell>
          <table:table-cell office:value-type="float" office:value="22.4994" calcext:value-type="float">
            <text:p>22,499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06997911504868 <text:s text:c="4"/></text:p>
          </table:table-cell>
          <table:table-cell table:number-columns-repeated="3"/>
          <table:table-cell office:value-type="float" office:value="20.6442" calcext:value-type="float">
            <text:p>20,644200</text:p>
          </table:table-cell>
          <table:table-cell office:value-type="float" office:value="22.507" calcext:value-type="float">
            <text:p>22,507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14618078739900 <text:s text:c="4"/></text:p>
          </table:table-cell>
          <table:table-cell table:number-columns-repeated="3"/>
          <table:table-cell office:value-type="float" office:value="20.6142" calcext:value-type="float">
            <text:p>20,614200</text:p>
          </table:table-cell>
          <table:table-cell office:value-type="float" office:value="22.5146" calcext:value-type="float">
            <text:p>22,514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22266235916902 <text:s text:c="4"/></text:p>
          </table:table-cell>
          <table:table-cell table:number-columns-repeated="3"/>
          <table:table-cell office:value-type="float" office:value="20.5842" calcext:value-type="float">
            <text:p>20,584200</text:p>
          </table:table-cell>
          <table:table-cell office:value-type="float" office:value="22.5223" calcext:value-type="float">
            <text:p>22,522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29942395548773 <text:s text:c="4"/></text:p>
          </table:table-cell>
          <table:table-cell table:number-columns-repeated="3"/>
          <table:table-cell office:value-type="float" office:value="20.5544" calcext:value-type="float">
            <text:p>20,554400</text:p>
          </table:table-cell>
          <table:table-cell office:value-type="float" office:value="22.5299" calcext:value-type="float">
            <text:p>22,529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37646569459749 <text:s text:c="4"/></text:p>
          </table:table-cell>
          <table:table-cell table:number-columns-repeated="3"/>
          <table:table-cell office:value-type="float" office:value="20.5246" calcext:value-type="float">
            <text:p>20,524600</text:p>
          </table:table-cell>
          <table:table-cell office:value-type="float" office:value="22.5376" calcext:value-type="float">
            <text:p>22,537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45378768731094 <text:s text:c="4"/></text:p>
          </table:table-cell>
          <table:table-cell table:number-columns-repeated="3"/>
          <table:table-cell office:value-type="float" office:value="20.495" calcext:value-type="float">
            <text:p>20,495000</text:p>
          </table:table-cell>
          <table:table-cell office:value-type="float" office:value="22.5454" calcext:value-type="float">
            <text:p>22,545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53139004137911 <text:s text:c="4"/></text:p>
          </table:table-cell>
          <table:table-cell table:number-columns-repeated="3"/>
          <table:table-cell office:value-type="float" office:value="20.4654" calcext:value-type="float">
            <text:p>20,465400</text:p>
          </table:table-cell>
          <table:table-cell office:value-type="float" office:value="22.5531" calcext:value-type="float">
            <text:p>22,553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60927287380601 <text:s text:c="4"/></text:p>
          </table:table-cell>
          <table:table-cell table:number-columns-repeated="3"/>
          <table:table-cell office:value-type="float" office:value="20.436" calcext:value-type="float">
            <text:p>20,436000</text:p>
          </table:table-cell>
          <table:table-cell office:value-type="float" office:value="22.5609" calcext:value-type="float">
            <text:p>22,560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68743633185765 <text:s text:c="4"/></text:p>
          </table:table-cell>
          <table:table-cell table:number-columns-repeated="3"/>
          <table:table-cell office:value-type="float" office:value="20.4067" calcext:value-type="float">
            <text:p>20,406700</text:p>
          </table:table-cell>
          <table:table-cell office:value-type="float" office:value="22.5687" calcext:value-type="float">
            <text:p>22,568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76588061704374 <text:s text:c="4"/></text:p>
          </table:table-cell>
          <table:table-cell table:number-columns-repeated="3"/>
          <table:table-cell office:value-type="float" office:value="20.3774" calcext:value-type="float">
            <text:p>20,377400</text:p>
          </table:table-cell>
          <table:table-cell office:value-type="float" office:value="22.5766" calcext:value-type="float">
            <text:p>22,576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84460599510283 <text:s text:c="4"/></text:p>
          </table:table-cell>
          <table:table-cell table:number-columns-repeated="3"/>
          <table:table-cell office:value-type="float" office:value="20.3483" calcext:value-type="float">
            <text:p>20,348300</text:p>
          </table:table-cell>
          <table:table-cell office:value-type="float" office:value="22.5845" calcext:value-type="float">
            <text:p>22,584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92361276180036 <text:s text:c="4"/></text:p>
          </table:table-cell>
          <table:table-cell table:number-columns-repeated="3"/>
          <table:table-cell office:value-type="float" office:value="20.3193" calcext:value-type="float">
            <text:p>20,319300</text:p>
          </table:table-cell>
          <table:table-cell office:value-type="float" office:value="22.5924" calcext:value-type="float">
            <text:p>22,592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00290112938719 <text:s text:c="4"/></text:p>
          </table:table-cell>
          <table:table-cell table:number-columns-repeated="3"/>
          <table:table-cell office:value-type="float" office:value="20.2904" calcext:value-type="float">
            <text:p>20,290400</text:p>
          </table:table-cell>
          <table:table-cell office:value-type="float" office:value="22.6003" calcext:value-type="float">
            <text:p>22,600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08247102232916 <text:s text:c="4"/></text:p>
          </table:table-cell>
          <table:table-cell table:number-columns-repeated="3"/>
          <table:table-cell office:value-type="float" office:value="20.2615" calcext:value-type="float">
            <text:p>20,261500</text:p>
          </table:table-cell>
          <table:table-cell office:value-type="float" office:value="22.6082" calcext:value-type="float">
            <text:p>22,608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16232185112001 <text:s text:c="4"/></text:p>
          </table:table-cell>
          <table:table-cell table:number-columns-repeated="3"/>
          <table:table-cell office:value-type="float" office:value="20.2328" calcext:value-type="float">
            <text:p>20,232800</text:p>
          </table:table-cell>
          <table:table-cell office:value-type="float" office:value="22.6162" calcext:value-type="float">
            <text:p>22,616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24245248543755 <text:s text:c="4"/></text:p>
          </table:table-cell>
          <table:table-cell table:number-columns-repeated="3"/>
          <table:table-cell office:value-type="float" office:value="20.2042" calcext:value-type="float">
            <text:p>20,204200</text:p>
          </table:table-cell>
          <table:table-cell office:value-type="float" office:value="22.6242" calcext:value-type="float">
            <text:p>22,624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32286182792317 <text:s text:c="4"/></text:p>
          </table:table-cell>
          <table:table-cell table:number-columns-repeated="3"/>
          <table:table-cell office:value-type="float" office:value="20.1757" calcext:value-type="float">
            <text:p>20,175700</text:p>
          </table:table-cell>
          <table:table-cell office:value-type="float" office:value="22.6323" calcext:value-type="float">
            <text:p>22,632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40355040815308 <text:s text:c="4"/></text:p>
          </table:table-cell>
          <table:table-cell table:number-columns-repeated="3"/>
          <table:table-cell office:value-type="float" office:value="20.1473" calcext:value-type="float">
            <text:p>20,147300</text:p>
          </table:table-cell>
          <table:table-cell office:value-type="float" office:value="22.6404" calcext:value-type="float">
            <text:p>22,640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48452285696717 <text:s text:c="4"/></text:p>
          </table:table-cell>
          <table:table-cell table:number-columns-repeated="3"/>
          <table:table-cell office:value-type="float" office:value="20.119" calcext:value-type="float">
            <text:p>20,119000</text:p>
          </table:table-cell>
          <table:table-cell office:value-type="float" office:value="22.6485" calcext:value-type="float">
            <text:p>22,648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56578941011524 <text:s text:c="4"/></text:p>
          </table:table-cell>
          <table:table-cell table:number-columns-repeated="3"/>
          <table:table-cell office:value-type="float" office:value="20.0907" calcext:value-type="float">
            <text:p>20,090700</text:p>
          </table:table-cell>
          <table:table-cell office:value-type="float" office:value="22.6566" calcext:value-type="float">
            <text:p>22,656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64736158814282 <text:s text:c="4"/></text:p>
          </table:table-cell>
          <table:table-cell table:number-columns-repeated="3"/>
          <table:table-cell office:value-type="float" office:value="20.0626" calcext:value-type="float">
            <text:p>20,062600</text:p>
          </table:table-cell>
          <table:table-cell office:value-type="float" office:value="22.6647" calcext:value-type="float">
            <text:p>22,664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72923496790077 <text:s text:c="4"/></text:p>
          </table:table-cell>
          <table:table-cell table:number-columns-repeated="3"/>
          <table:table-cell office:value-type="float" office:value="20.0346" calcext:value-type="float">
            <text:p>20,034600</text:p>
          </table:table-cell>
          <table:table-cell office:value-type="float" office:value="22.6729" calcext:value-type="float">
            <text:p>22,672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81135820198765 <text:s text:c="4"/></text:p>
          </table:table-cell>
          <table:table-cell table:number-columns-repeated="3"/>
          <table:table-cell office:value-type="float" office:value="20.0067" calcext:value-type="float">
            <text:p>20,006700</text:p>
          </table:table-cell>
          <table:table-cell office:value-type="float" office:value="22.6811" calcext:value-type="float">
            <text:p>22,681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89361873812327 <text:s text:c="4"/></text:p>
          </table:table-cell>
          <table:table-cell table:number-columns-repeated="3"/>
          <table:table-cell office:value-type="float" office:value="19.9789" calcext:value-type="float">
            <text:p>19,978900</text:p>
          </table:table-cell>
          <table:table-cell office:value-type="float" office:value="22.6894" calcext:value-type="float">
            <text:p>22,689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97594844170528 <text:s text:c="4"/></text:p>
          </table:table-cell>
          <table:table-cell table:number-columns-repeated="3"/>
          <table:table-cell office:value-type="float" office:value="19.9512" calcext:value-type="float">
            <text:p>19,951200</text:p>
          </table:table-cell>
          <table:table-cell office:value-type="float" office:value="22.6976" calcext:value-type="float">
            <text:p>22,697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05871578769262 <text:s text:c="4"/></text:p>
          </table:table-cell>
          <table:table-cell table:number-columns-repeated="3"/>
          <table:table-cell office:value-type="float" office:value="19.9235" calcext:value-type="float">
            <text:p>19,923500</text:p>
          </table:table-cell>
          <table:table-cell office:value-type="float" office:value="22.7059" calcext:value-type="float">
            <text:p>22,705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4324086781360 <text:s text:c="4"/></text:p>
          </table:table-cell>
          <table:table-cell table:number-columns-repeated="3"/>
          <table:table-cell office:value-type="float" office:value="19.8961" calcext:value-type="float">
            <text:p>19,896100</text:p>
          </table:table-cell>
          <table:table-cell office:value-type="float" office:value="22.7143" calcext:value-type="float">
            <text:p>22,714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2996379981243 <text:s text:c="4"/></text:p>
          </table:table-cell>
          <table:table-cell table:number-columns-repeated="3"/>
          <table:table-cell office:value-type="float" office:value="19.869" calcext:value-type="float">
            <text:p>19,869000</text:p>
          </table:table-cell>
          <table:table-cell office:value-type="float" office:value="22.723" calcext:value-type="float">
            <text:p>22,72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30224698184823 <text:s text:c="4"/></text:p>
          </table:table-cell>
          <table:table-cell table:number-columns-repeated="3"/>
          <table:table-cell office:value-type="float" office:value="19.8407" calcext:value-type="float">
            <text:p>19,840700</text:p>
          </table:table-cell>
          <table:table-cell office:value-type="float" office:value="22.7302" calcext:value-type="float">
            <text:p>22,730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30383720230613 <text:s text:c="4"/></text:p>
          </table:table-cell>
          <table:table-cell table:number-columns-repeated="3"/>
          <table:table-cell office:value-type="float" office:value="19.8063" calcext:value-type="float">
            <text:p>19,806300</text:p>
          </table:table-cell>
          <table:table-cell office:value-type="float" office:value="22.7304" calcext:value-type="float">
            <text:p>22,730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9098784990857 <text:s text:c="4"/></text:p>
          </table:table-cell>
          <table:table-cell table:number-columns-repeated="3"/>
          <table:table-cell office:value-type="float" office:value="19.7707" calcext:value-type="float">
            <text:p>19,770700</text:p>
          </table:table-cell>
          <table:table-cell office:value-type="float" office:value="22.7291" calcext:value-type="float">
            <text:p>22,729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8033670360816 <text:s text:c="4"/></text:p>
          </table:table-cell>
          <table:table-cell table:number-columns-repeated="3"/>
          <table:table-cell office:value-type="float" office:value="19.7353" calcext:value-type="float">
            <text:p>19,735300</text:p>
          </table:table-cell>
          <table:table-cell office:value-type="float" office:value="22.728" calcext:value-type="float">
            <text:p>22,72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7144382276826 <text:s text:c="4"/></text:p>
          </table:table-cell>
          <table:table-cell table:number-columns-repeated="3"/>
          <table:table-cell office:value-type="float" office:value="19.7002" calcext:value-type="float">
            <text:p>19,700200</text:p>
          </table:table-cell>
          <table:table-cell office:value-type="float" office:value="22.7271" calcext:value-type="float">
            <text:p>22,727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6298929276854 <text:s text:c="4"/></text:p>
          </table:table-cell>
          <table:table-cell table:number-columns-repeated="3"/>
          <table:table-cell office:value-type="float" office:value="19.6652" calcext:value-type="float">
            <text:p>19,665200</text:p>
          </table:table-cell>
          <table:table-cell office:value-type="float" office:value="22.7263" calcext:value-type="float">
            <text:p>22,726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5460481576256 <text:s text:c="4"/></text:p>
          </table:table-cell>
          <table:table-cell table:number-columns-repeated="3"/>
          <table:table-cell office:value-type="float" office:value="19.6303" calcext:value-type="float">
            <text:p>19,630300</text:p>
          </table:table-cell>
          <table:table-cell office:value-type="float" office:value="22.7255" calcext:value-type="float">
            <text:p>22,725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4635870346372 <text:s text:c="4"/></text:p>
          </table:table-cell>
          <table:table-cell table:number-columns-repeated="3"/>
          <table:table-cell office:value-type="float" office:value="19.5955" calcext:value-type="float">
            <text:p>19,595500</text:p>
          </table:table-cell>
          <table:table-cell office:value-type="float" office:value="22.7246" calcext:value-type="float">
            <text:p>22,724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3836368526413 <text:s text:c="4"/></text:p>
          </table:table-cell>
          <table:table-cell table:number-columns-repeated="3"/>
          <table:table-cell office:value-type="float" office:value="19.5607" calcext:value-type="float">
            <text:p>19,560700</text:p>
          </table:table-cell>
          <table:table-cell office:value-type="float" office:value="22.7238" calcext:value-type="float">
            <text:p>22,723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3067128567887 <text:s text:c="4"/></text:p>
          </table:table-cell>
          <table:table-cell table:number-columns-repeated="3"/>
          <table:table-cell office:value-type="float" office:value="19.5261" calcext:value-type="float">
            <text:p>19,526100</text:p>
          </table:table-cell>
          <table:table-cell office:value-type="float" office:value="22.7231" calcext:value-type="float">
            <text:p>22,723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2328610497243 <text:s text:c="4"/></text:p>
          </table:table-cell>
          <table:table-cell table:number-columns-repeated="3"/>
          <table:table-cell office:value-type="float" office:value="19.4916" calcext:value-type="float">
            <text:p>19,491600</text:p>
          </table:table-cell>
          <table:table-cell office:value-type="float" office:value="22.7223" calcext:value-type="float">
            <text:p>22,722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1619679971521 <text:s text:c="4"/></text:p>
          </table:table-cell>
          <table:table-cell table:number-columns-repeated="3"/>
          <table:table-cell office:value-type="float" office:value="19.4571" calcext:value-type="float">
            <text:p>19,457100</text:p>
          </table:table-cell>
          <table:table-cell office:value-type="float" office:value="22.7216" calcext:value-type="float">
            <text:p>22,721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0939331127649 <text:s text:c="4"/></text:p>
          </table:table-cell>
          <table:table-cell table:number-columns-repeated="3"/>
          <table:table-cell office:value-type="float" office:value="19.4228" calcext:value-type="float">
            <text:p>19,422800</text:p>
          </table:table-cell>
          <table:table-cell office:value-type="float" office:value="22.7209" calcext:value-type="float">
            <text:p>22,720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0287118593511 <text:s text:c="4"/></text:p>
          </table:table-cell>
          <table:table-cell table:number-columns-repeated="3"/>
          <table:table-cell office:value-type="float" office:value="19.3886" calcext:value-type="float">
            <text:p>19,388600</text:p>
          </table:table-cell>
          <table:table-cell office:value-type="float" office:value="22.7203" calcext:value-type="float">
            <text:p>22,720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9663007123629 <text:s text:c="4"/></text:p>
          </table:table-cell>
          <table:table-cell table:number-columns-repeated="3"/>
          <table:table-cell office:value-type="float" office:value="19.3544" calcext:value-type="float">
            <text:p>19,354400</text:p>
          </table:table-cell>
          <table:table-cell office:value-type="float" office:value="22.7197" calcext:value-type="float">
            <text:p>22,719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9067124166372 <text:s text:c="4"/></text:p>
          </table:table-cell>
          <table:table-cell table:number-columns-repeated="3"/>
          <table:table-cell office:value-type="float" office:value="19.3204" calcext:value-type="float">
            <text:p>19,320400</text:p>
          </table:table-cell>
          <table:table-cell office:value-type="float" office:value="22.7191" calcext:value-type="float">
            <text:p>22,719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8499600466572 <text:s text:c="4"/></text:p>
          </table:table-cell>
          <table:table-cell table:number-columns-repeated="3"/>
          <table:table-cell office:value-type="float" office:value="19.2864" calcext:value-type="float">
            <text:p>19,286400</text:p>
          </table:table-cell>
          <table:table-cell office:value-type="float" office:value="22.7185" calcext:value-type="float">
            <text:p>22,718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7960512687736 <text:s text:c="4"/></text:p>
          </table:table-cell>
          <table:table-cell table:number-columns-repeated="3"/>
          <table:table-cell office:value-type="float" office:value="19.2526" calcext:value-type="float">
            <text:p>19,252600</text:p>
          </table:table-cell>
          <table:table-cell office:value-type="float" office:value="22.718" calcext:value-type="float">
            <text:p>22,71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7449886096507 <text:s text:c="4"/></text:p>
          </table:table-cell>
          <table:table-cell table:number-columns-repeated="3"/>
          <table:table-cell office:value-type="float" office:value="19.2188" calcext:value-type="float">
            <text:p>19,218800</text:p>
          </table:table-cell>
          <table:table-cell office:value-type="float" office:value="22.7174" calcext:value-type="float">
            <text:p>22,717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6967717181369 <text:s text:c="4"/></text:p>
          </table:table-cell>
          <table:table-cell table:number-columns-repeated="3"/>
          <table:table-cell office:value-type="float" office:value="19.1851" calcext:value-type="float">
            <text:p>19,185100</text:p>
          </table:table-cell>
          <table:table-cell office:value-type="float" office:value="22.717" calcext:value-type="float">
            <text:p>22,717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6513994079460 <text:s text:c="4"/></text:p>
          </table:table-cell>
          <table:table-cell table:number-columns-repeated="3"/>
          <table:table-cell office:value-type="float" office:value="19.1516" calcext:value-type="float">
            <text:p>19,151600</text:p>
          </table:table-cell>
          <table:table-cell office:value-type="float" office:value="22.7165" calcext:value-type="float">
            <text:p>22,716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6088707930915 <text:s text:c="4"/></text:p>
          </table:table-cell>
          <table:table-cell table:number-columns-repeated="3"/>
          <table:table-cell office:value-type="float" office:value="19.1181" calcext:value-type="float">
            <text:p>19,118100</text:p>
          </table:table-cell>
          <table:table-cell office:value-type="float" office:value="22.7161" calcext:value-type="float">
            <text:p>22,716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5691856299262 <text:s text:c="4"/></text:p>
          </table:table-cell>
          <table:table-cell table:number-columns-repeated="3"/>
          <table:table-cell office:value-type="float" office:value="19.0847" calcext:value-type="float">
            <text:p>19,084700</text:p>
          </table:table-cell>
          <table:table-cell office:value-type="float" office:value="22.7157" calcext:value-type="float">
            <text:p>22,715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5323442172714 <text:s text:c="4"/></text:p>
          </table:table-cell>
          <table:table-cell table:number-columns-repeated="3"/>
          <table:table-cell office:value-type="float" office:value="19.0514" calcext:value-type="float">
            <text:p>19,051400</text:p>
          </table:table-cell>
          <table:table-cell office:value-type="float" office:value="22.7153" calcext:value-type="float">
            <text:p>22,715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4983471566001 <text:s text:c="4"/></text:p>
          </table:table-cell>
          <table:table-cell table:number-columns-repeated="3"/>
          <table:table-cell office:value-type="float" office:value="19.0183" calcext:value-type="float">
            <text:p>19,018300</text:p>
          </table:table-cell>
          <table:table-cell office:value-type="float" office:value="22.715" calcext:value-type="float">
            <text:p>22,71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4671951419533 <text:s text:c="4"/></text:p>
          </table:table-cell>
          <table:table-cell table:number-columns-repeated="3"/>
          <table:table-cell office:value-type="float" office:value="18.9852" calcext:value-type="float">
            <text:p>18,985200</text:p>
          </table:table-cell>
          <table:table-cell office:value-type="float" office:value="22.7147" calcext:value-type="float">
            <text:p>22,714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4388888368195 <text:s text:c="4"/></text:p>
          </table:table-cell>
          <table:table-cell table:number-columns-repeated="3"/>
          <table:table-cell office:value-type="float" office:value="18.9522" calcext:value-type="float">
            <text:p>18,952200</text:p>
          </table:table-cell>
          <table:table-cell office:value-type="float" office:value="22.7144" calcext:value-type="float">
            <text:p>22,714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4134288303999 <text:s text:c="4"/></text:p>
          </table:table-cell>
          <table:table-cell table:number-columns-repeated="3"/>
          <table:table-cell office:value-type="float" office:value="18.9192" calcext:value-type="float">
            <text:p>18,919200</text:p>
          </table:table-cell>
          <table:table-cell office:value-type="float" office:value="22.7141" calcext:value-type="float">
            <text:p>22,714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908156431035 <text:s text:c="4"/></text:p>
          </table:table-cell>
          <table:table-cell table:number-columns-repeated="3"/>
          <table:table-cell office:value-type="float" office:value="18.8864" calcext:value-type="float">
            <text:p>18,886400</text:p>
          </table:table-cell>
          <table:table-cell office:value-type="float" office:value="22.7139" calcext:value-type="float">
            <text:p>22,713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710497515926 <text:s text:c="4"/></text:p>
          </table:table-cell>
          <table:table-cell table:number-columns-repeated="3"/>
          <table:table-cell office:value-type="float" office:value="18.8539" calcext:value-type="float">
            <text:p>18,853900</text:p>
          </table:table-cell>
          <table:table-cell office:value-type="float" office:value="22.7137" calcext:value-type="float">
            <text:p>22,713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541316145303 <text:s text:c="4"/></text:p>
          </table:table-cell>
          <table:table-cell table:number-columns-repeated="3"/>
          <table:table-cell office:value-type="float" office:value="18.8218" calcext:value-type="float">
            <text:p>18,821800</text:p>
          </table:table-cell>
          <table:table-cell office:value-type="float" office:value="22.7135" calcext:value-type="float">
            <text:p>22,713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400616903137 <text:s text:c="4"/></text:p>
          </table:table-cell>
          <table:table-cell table:number-columns-repeated="3"/>
          <table:table-cell office:value-type="float" office:value="18.7873" calcext:value-type="float">
            <text:p>18,787300</text:p>
          </table:table-cell>
          <table:table-cell office:value-type="float" office:value="22.7134" calcext:value-type="float">
            <text:p>22,713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288404457494 <text:s text:c="4"/></text:p>
          </table:table-cell>
          <table:table-cell table:number-columns-repeated="3"/>
          <table:table-cell office:value-type="float" office:value="18.7412" calcext:value-type="float">
            <text:p>18,741200</text:p>
          </table:table-cell>
          <table:table-cell office:value-type="float" office:value="22.7133" calcext:value-type="float">
            <text:p>22,713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204683577914 <text:s text:c="4"/></text:p>
          </table:table-cell>
          <table:table-cell table:number-columns-repeated="3"/>
          <table:table-cell office:value-type="float" office:value="18.6927" calcext:value-type="float">
            <text:p>18,692700</text:p>
          </table:table-cell>
          <table:table-cell office:value-type="float" office:value="22.7132" calcext:value-type="float">
            <text:p>22,71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149459115765 <text:s text:c="4"/></text:p>
          </table:table-cell>
          <table:table-cell table:number-columns-repeated="3"/>
          <table:table-cell office:value-type="float" office:value="18.6446" calcext:value-type="float">
            <text:p>18,644600</text:p>
          </table:table-cell>
          <table:table-cell office:value-type="float" office:value="22.7131" calcext:value-type="float">
            <text:p>22,713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122735972608 <text:s text:c="4"/></text:p>
          </table:table-cell>
          <table:table-cell table:number-columns-repeated="3"/>
          <table:table-cell office:value-type="float" office:value="18.5968" calcext:value-type="float">
            <text:p>18,596800</text:p>
          </table:table-cell>
          <table:table-cell office:value-type="float" office:value="22.7131" calcext:value-type="float">
            <text:p>22,713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124519072764 <text:s text:c="4"/></text:p>
          </table:table-cell>
          <table:table-cell table:number-columns-repeated="3"/>
          <table:table-cell office:value-type="float" office:value="18.5492" calcext:value-type="float">
            <text:p>18,549200</text:p>
          </table:table-cell>
          <table:table-cell office:value-type="float" office:value="22.7131" calcext:value-type="float">
            <text:p>22,713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154813344190 <text:s text:c="4"/></text:p>
          </table:table-cell>
          <table:table-cell table:number-columns-repeated="3"/>
          <table:table-cell office:value-type="float" office:value="18.5016" calcext:value-type="float">
            <text:p>18,501600</text:p>
          </table:table-cell>
          <table:table-cell office:value-type="float" office:value="22.7132" calcext:value-type="float">
            <text:p>22,71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213623710800 <text:s text:c="4"/></text:p>
          </table:table-cell>
          <table:table-cell table:number-columns-repeated="3"/>
          <table:table-cell office:value-type="float" office:value="18.454" calcext:value-type="float">
            <text:p>18,454000</text:p>
          </table:table-cell>
          <table:table-cell office:value-type="float" office:value="22.7132" calcext:value-type="float">
            <text:p>22,71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300955090840 <text:s text:c="4"/></text:p>
          </table:table-cell>
          <table:table-cell table:number-columns-repeated="3"/>
          <table:table-cell office:value-type="float" office:value="18.4066" calcext:value-type="float">
            <text:p>18,406600</text:p>
          </table:table-cell>
          <table:table-cell office:value-type="float" office:value="22.7133" calcext:value-type="float">
            <text:p>22,713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416812399466 <text:s text:c="4"/></text:p>
          </table:table-cell>
          <table:table-cell table:number-columns-repeated="3"/>
          <table:table-cell office:value-type="float" office:value="18.3593" calcext:value-type="float">
            <text:p>18,359300</text:p>
          </table:table-cell>
          <table:table-cell office:value-type="float" office:value="22.7134" calcext:value-type="float">
            <text:p>22,713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561200552576 <text:s text:c="4"/></text:p>
          </table:table-cell>
          <table:table-cell table:number-columns-repeated="3"/>
          <table:table-cell office:value-type="float" office:value="18.312" calcext:value-type="float">
            <text:p>18,312000</text:p>
          </table:table-cell>
          <table:table-cell office:value-type="float" office:value="22.7136" calcext:value-type="float">
            <text:p>22,71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734124470555 <text:s text:c="4"/></text:p>
          </table:table-cell>
          <table:table-cell table:number-columns-repeated="3"/>
          <table:table-cell office:value-type="float" office:value="18.2649" calcext:value-type="float">
            <text:p>18,264900</text:p>
          </table:table-cell>
          <table:table-cell office:value-type="float" office:value="22.7137" calcext:value-type="float">
            <text:p>22,713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935589080371 <text:s text:c="4"/></text:p>
          </table:table-cell>
          <table:table-cell table:number-columns-repeated="3"/>
          <table:table-cell office:value-type="float" office:value="18.2178" calcext:value-type="float">
            <text:p>18,217800</text:p>
          </table:table-cell>
          <table:table-cell office:value-type="float" office:value="22.7139" calcext:value-type="float">
            <text:p>22,713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4165599316608 <text:s text:c="4"/></text:p>
          </table:table-cell>
          <table:table-cell table:number-columns-repeated="3"/>
          <table:table-cell office:value-type="float" office:value="18.1708" calcext:value-type="float">
            <text:p>18,170800</text:p>
          </table:table-cell>
          <table:table-cell office:value-type="float" office:value="22.7142" calcext:value-type="float">
            <text:p>22,714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4424160122377 <text:s text:c="4"/></text:p>
          </table:table-cell>
          <table:table-cell table:number-columns-repeated="3"/>
          <table:table-cell office:value-type="float" office:value="18.124" calcext:value-type="float">
            <text:p>18,124000</text:p>
          </table:table-cell>
          <table:table-cell office:value-type="float" office:value="22.7144" calcext:value-type="float">
            <text:p>22,714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4711276448245 <text:s text:c="4"/></text:p>
          </table:table-cell>
          <table:table-cell table:number-columns-repeated="3"/>
          <table:table-cell office:value-type="float" office:value="18.0772" calcext:value-type="float">
            <text:p>18,077200</text:p>
          </table:table-cell>
          <table:table-cell office:value-type="float" office:value="22.7147" calcext:value-type="float">
            <text:p>22,714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5026953252703 <text:s text:c="4"/></text:p>
          </table:table-cell>
          <table:table-cell table:number-columns-repeated="3"/>
          <table:table-cell office:value-type="float" office:value="18.0305" calcext:value-type="float">
            <text:p>18,030500</text:p>
          </table:table-cell>
          <table:table-cell office:value-type="float" office:value="22.715" calcext:value-type="float">
            <text:p>22,71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5371195500904 <text:s text:c="4"/></text:p>
          </table:table-cell>
          <table:table-cell table:number-columns-repeated="3"/>
          <table:table-cell office:value-type="float" office:value="17.9839" calcext:value-type="float">
            <text:p>17,983900</text:p>
          </table:table-cell>
          <table:table-cell office:value-type="float" office:value="22.7154" calcext:value-type="float">
            <text:p>22,715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5744008164720 <text:s text:c="4"/></text:p>
          </table:table-cell>
          <table:table-cell table:number-columns-repeated="3"/>
          <table:table-cell office:value-type="float" office:value="17.9373" calcext:value-type="float">
            <text:p>17,937300</text:p>
          </table:table-cell>
          <table:table-cell office:value-type="float" office:value="22.7157" calcext:value-type="float">
            <text:p>22,715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6145396222526 <text:s text:c="4"/></text:p>
          </table:table-cell>
          <table:table-cell table:number-columns-repeated="3"/>
          <table:table-cell office:value-type="float" office:value="17.8909" calcext:value-type="float">
            <text:p>17,890900</text:p>
          </table:table-cell>
          <table:table-cell office:value-type="float" office:value="22.7161" calcext:value-type="float">
            <text:p>22,716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6575364659132 <text:s text:c="4"/></text:p>
          </table:table-cell>
          <table:table-cell table:number-columns-repeated="3"/>
          <table:table-cell office:value-type="float" office:value="17.8446" calcext:value-type="float">
            <text:p>17,844600</text:p>
          </table:table-cell>
          <table:table-cell office:value-type="float" office:value="22.7166" calcext:value-type="float">
            <text:p>22,716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7033918465486 <text:s text:c="4"/></text:p>
          </table:table-cell>
          <table:table-cell table:number-columns-repeated="3"/>
          <table:table-cell office:value-type="float" office:value="17.7983" calcext:value-type="float">
            <text:p>17,798300</text:p>
          </table:table-cell>
          <table:table-cell office:value-type="float" office:value="22.717" calcext:value-type="float">
            <text:p>22,717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7521062639086 <text:s text:c="4"/></text:p>
          </table:table-cell>
          <table:table-cell table:number-columns-repeated="3"/>
          <table:table-cell office:value-type="float" office:value="17.7522" calcext:value-type="float">
            <text:p>17,752200</text:p>
          </table:table-cell>
          <table:table-cell office:value-type="float" office:value="22.7175" calcext:value-type="float">
            <text:p>22,717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8036802184088 <text:s text:c="4"/></text:p>
          </table:table-cell>
          <table:table-cell table:number-columns-repeated="3"/>
          <table:table-cell office:value-type="float" office:value="17.7061" calcext:value-type="float">
            <text:p>17,706100</text:p>
          </table:table-cell>
          <table:table-cell office:value-type="float" office:value="22.718" calcext:value-type="float">
            <text:p>22,71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8581142110953 <text:s text:c="4"/></text:p>
          </table:table-cell>
          <table:table-cell table:number-columns-repeated="3"/>
          <table:table-cell office:value-type="float" office:value="17.6601" calcext:value-type="float">
            <text:p>17,660100</text:p>
          </table:table-cell>
          <table:table-cell office:value-type="float" office:value="22.7186" calcext:value-type="float">
            <text:p>22,718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9154087436984 <text:s text:c="4"/></text:p>
          </table:table-cell>
          <table:table-cell table:number-columns-repeated="3"/>
          <table:table-cell office:value-type="float" office:value="17.6142" calcext:value-type="float">
            <text:p>17,614200</text:p>
          </table:table-cell>
          <table:table-cell office:value-type="float" office:value="22.7192" calcext:value-type="float">
            <text:p>22,719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9755643185941 <text:s text:c="4"/></text:p>
          </table:table-cell>
          <table:table-cell table:number-columns-repeated="3"/>
          <table:table-cell office:value-type="float" office:value="17.5684" calcext:value-type="float">
            <text:p>17,568400</text:p>
          </table:table-cell>
          <table:table-cell office:value-type="float" office:value="22.7198" calcext:value-type="float">
            <text:p>22,719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0385814388294 <text:s text:c="4"/></text:p>
          </table:table-cell>
          <table:table-cell table:number-columns-repeated="3"/>
          <table:table-cell office:value-type="float" office:value="17.5227" calcext:value-type="float">
            <text:p>17,522700</text:p>
          </table:table-cell>
          <table:table-cell office:value-type="float" office:value="22.7204" calcext:value-type="float">
            <text:p>22,720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1044606081229 <text:s text:c="4"/></text:p>
          </table:table-cell>
          <table:table-cell table:number-columns-repeated="3"/>
          <table:table-cell office:value-type="float" office:value="17.477" calcext:value-type="float">
            <text:p>17,477000</text:p>
          </table:table-cell>
          <table:table-cell office:value-type="float" office:value="22.721" calcext:value-type="float">
            <text:p>22,72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1732023308682 <text:s text:c="4"/></text:p>
          </table:table-cell>
          <table:table-cell table:number-columns-repeated="3"/>
          <table:table-cell office:value-type="float" office:value="17.4315" calcext:value-type="float">
            <text:p>17,431500</text:p>
          </table:table-cell>
          <table:table-cell office:value-type="float" office:value="22.7217" calcext:value-type="float">
            <text:p>22,721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2448071121075 <text:s text:c="4"/></text:p>
          </table:table-cell>
          <table:table-cell table:number-columns-repeated="3"/>
          <table:table-cell office:value-type="float" office:value="17.386" calcext:value-type="float">
            <text:p>17,386000</text:p>
          </table:table-cell>
          <table:table-cell office:value-type="float" office:value="22.7224" calcext:value-type="float">
            <text:p>22,722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3192754575685 <text:s text:c="4"/></text:p>
          </table:table-cell>
          <table:table-cell table:number-columns-repeated="3"/>
          <table:table-cell office:value-type="float" office:value="17.3406" calcext:value-type="float">
            <text:p>17,340600</text:p>
          </table:table-cell>
          <table:table-cell office:value-type="float" office:value="22.7232" calcext:value-type="float">
            <text:p>22,72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3966078736058 <text:s text:c="4"/></text:p>
          </table:table-cell>
          <table:table-cell table:number-columns-repeated="3"/>
          <table:table-cell office:value-type="float" office:value="17.2953" calcext:value-type="float">
            <text:p>17,295300</text:p>
          </table:table-cell>
          <table:table-cell office:value-type="float" office:value="22.724" calcext:value-type="float">
            <text:p>22,72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4768048672935 <text:s text:c="4"/></text:p>
          </table:table-cell>
          <table:table-cell table:number-columns-repeated="3"/>
          <table:table-cell office:value-type="float" office:value="17.2501" calcext:value-type="float">
            <text:p>17,250100</text:p>
          </table:table-cell>
          <table:table-cell office:value-type="float" office:value="22.7248" calcext:value-type="float">
            <text:p>22,724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5598669463430 <text:s text:c="4"/></text:p>
          </table:table-cell>
          <table:table-cell table:number-columns-repeated="3"/>
          <table:table-cell office:value-type="float" office:value="17.205" calcext:value-type="float">
            <text:p>17,205000</text:p>
          </table:table-cell>
          <table:table-cell office:value-type="float" office:value="22.7256" calcext:value-type="float">
            <text:p>22,725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6457946191452 <text:s text:c="4"/></text:p>
          </table:table-cell>
          <table:table-cell table:number-columns-repeated="3"/>
          <table:table-cell office:value-type="float" office:value="17.16" calcext:value-type="float">
            <text:p>17,160000</text:p>
          </table:table-cell>
          <table:table-cell office:value-type="float" office:value="22.7265" calcext:value-type="float">
            <text:p>22,726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7345883947489 <text:s text:c="4"/></text:p>
          </table:table-cell>
          <table:table-cell table:number-columns-repeated="3"/>
          <table:table-cell office:value-type="float" office:value="17.115" calcext:value-type="float">
            <text:p>17,115000</text:p>
          </table:table-cell>
          <table:table-cell office:value-type="float" office:value="22.7273" calcext:value-type="float">
            <text:p>22,727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8262487828868 <text:s text:c="4"/></text:p>
          </table:table-cell>
          <table:table-cell table:number-columns-repeated="3"/>
          <table:table-cell office:value-type="float" office:value="17.0702" calcext:value-type="float">
            <text:p>17,070200</text:p>
          </table:table-cell>
          <table:table-cell office:value-type="float" office:value="22.7283" calcext:value-type="float">
            <text:p>22,728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9207762939559 <text:s text:c="4"/></text:p>
          </table:table-cell>
          <table:table-cell table:number-columns-repeated="3"/>
          <table:table-cell office:value-type="float" office:value="17.0254" calcext:value-type="float">
            <text:p>17,025400</text:p>
          </table:table-cell>
          <table:table-cell office:value-type="float" office:value="22.7292" calcext:value-type="float">
            <text:p>22,729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30181714390316 <text:s text:c="4"/></text:p>
          </table:table-cell>
          <table:table-cell table:number-columns-repeated="3"/>
          <table:table-cell office:value-type="float" office:value="16.9807" calcext:value-type="float">
            <text:p>16,980700</text:p>
          </table:table-cell>
          <table:table-cell office:value-type="float" office:value="22.7302" calcext:value-type="float">
            <text:p>22,730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31184347298438 <text:s text:c="4"/></text:p>
          </table:table-cell>
          <table:table-cell table:number-columns-repeated="3"/>
          <table:table-cell office:value-type="float" office:value="16.9361" calcext:value-type="float">
            <text:p>16,936100</text:p>
          </table:table-cell>
          <table:table-cell office:value-type="float" office:value="22.7312" calcext:value-type="float">
            <text:p>22,731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32215666788179 <text:s text:c="4"/></text:p>
          </table:table-cell>
          <table:table-cell table:number-columns-repeated="3"/>
          <table:table-cell office:value-type="float" office:value="16.8916" calcext:value-type="float">
            <text:p>16,891600</text:p>
          </table:table-cell>
          <table:table-cell office:value-type="float" office:value="22.7322" calcext:value-type="float">
            <text:p>22,732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33275677990434 <text:s text:c="4"/></text:p>
          </table:table-cell>
          <table:table-cell table:number-columns-repeated="3"/>
          <table:table-cell office:value-type="float" office:value="16.8471" calcext:value-type="float">
            <text:p>16,847100</text:p>
          </table:table-cell>
          <table:table-cell office:value-type="float" office:value="22.7333" calcext:value-type="float">
            <text:p>22,733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34364386042849 <text:s text:c="4"/></text:p>
          </table:table-cell>
          <table:table-cell table:number-columns-repeated="3"/>
          <table:table-cell office:value-type="float" office:value="16.8028" calcext:value-type="float">
            <text:p>16,802800</text:p>
          </table:table-cell>
          <table:table-cell office:value-type="float" office:value="22.7344" calcext:value-type="float">
            <text:p>22,734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35481796089772 <text:s text:c="4"/></text:p>
          </table:table-cell>
          <table:table-cell table:number-columns-repeated="3"/>
          <table:table-cell office:value-type="float" office:value="16.7585" calcext:value-type="float">
            <text:p>16,758500</text:p>
          </table:table-cell>
          <table:table-cell office:value-type="float" office:value="22.7355" calcext:value-type="float">
            <text:p>22,735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36627913282426 <text:s text:c="4"/></text:p>
          </table:table-cell>
          <table:table-cell table:number-columns-repeated="3"/>
          <table:table-cell office:value-type="float" office:value="16.7143" calcext:value-type="float">
            <text:p>16,714300</text:p>
          </table:table-cell>
          <table:table-cell office:value-type="float" office:value="22.7366" calcext:value-type="float">
            <text:p>22,736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37802742778840 <text:s text:c="4"/></text:p>
          </table:table-cell>
          <table:table-cell table:number-columns-repeated="3"/>
          <table:table-cell office:value-type="float" office:value="16.6702" calcext:value-type="float">
            <text:p>16,670200</text:p>
          </table:table-cell>
          <table:table-cell office:value-type="float" office:value="22.7378" calcext:value-type="float">
            <text:p>22,737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39006289743635 <text:s text:c="4"/></text:p>
          </table:table-cell>
          <table:table-cell table:number-columns-repeated="3"/>
          <table:table-cell office:value-type="float" office:value="16.6262" calcext:value-type="float">
            <text:p>16,626200</text:p>
          </table:table-cell>
          <table:table-cell office:value-type="float" office:value="22.739" calcext:value-type="float">
            <text:p>22,73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40238559348185 <text:s text:c="4"/></text:p>
          </table:table-cell>
          <table:table-cell table:number-columns-repeated="3"/>
          <table:table-cell office:value-type="float" office:value="16.5822" calcext:value-type="float">
            <text:p>16,582200</text:p>
          </table:table-cell>
          <table:table-cell office:value-type="float" office:value="22.7402" calcext:value-type="float">
            <text:p>22,740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41499556770997 <text:s text:c="4"/></text:p>
          </table:table-cell>
          <table:table-cell table:number-columns-repeated="3"/>
          <table:table-cell office:value-type="float" office:value="16.5384" calcext:value-type="float">
            <text:p>16,538400</text:p>
          </table:table-cell>
          <table:table-cell office:value-type="float" office:value="22.7415" calcext:value-type="float">
            <text:p>22,741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42789287197109 <text:s text:c="4"/></text:p>
          </table:table-cell>
          <table:table-cell table:number-columns-repeated="3"/>
          <table:table-cell office:value-type="float" office:value="16.4946" calcext:value-type="float">
            <text:p>16,494600</text:p>
          </table:table-cell>
          <table:table-cell office:value-type="float" office:value="22.7428" calcext:value-type="float">
            <text:p>22,74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44107755818284 <text:s text:c="4"/></text:p>
          </table:table-cell>
          <table:table-cell table:number-columns-repeated="3"/>
          <table:table-cell office:value-type="float" office:value="16.4509" calcext:value-type="float">
            <text:p>16,450900</text:p>
          </table:table-cell>
          <table:table-cell office:value-type="float" office:value="22.7441" calcext:value-type="float">
            <text:p>22,744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45454967833304 <text:s text:c="4"/></text:p>
          </table:table-cell>
          <table:table-cell table:number-columns-repeated="3"/>
          <table:table-cell office:value-type="float" office:value="16.4073" calcext:value-type="float">
            <text:p>16,407300</text:p>
          </table:table-cell>
          <table:table-cell office:value-type="float" office:value="22.7455" calcext:value-type="float">
            <text:p>22,745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46830928447693 <text:s text:c="4"/></text:p>
          </table:table-cell>
          <table:table-cell table:number-columns-repeated="3"/>
          <table:table-cell office:value-type="float" office:value="16.3638" calcext:value-type="float">
            <text:p>16,363800</text:p>
          </table:table-cell>
          <table:table-cell office:value-type="float" office:value="22.7468" calcext:value-type="float">
            <text:p>22,746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48235642873720 <text:s text:c="4"/></text:p>
          </table:table-cell>
          <table:table-cell table:number-columns-repeated="3"/>
          <table:table-cell office:value-type="float" office:value="16.3203" calcext:value-type="float">
            <text:p>16,320300</text:p>
          </table:table-cell>
          <table:table-cell office:value-type="float" office:value="22.7482" calcext:value-type="float">
            <text:p>22,748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49669116330523 <text:s text:c="4"/></text:p>
          </table:table-cell>
          <table:table-cell table:number-columns-repeated="3"/>
          <table:table-cell office:value-type="float" office:value="16.2769" calcext:value-type="float">
            <text:p>16,276900</text:p>
          </table:table-cell>
          <table:table-cell office:value-type="float" office:value="22.7497" calcext:value-type="float">
            <text:p>22,749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51131354044226 <text:s text:c="4"/></text:p>
          </table:table-cell>
          <table:table-cell table:number-columns-repeated="3"/>
          <table:table-cell office:value-type="float" office:value="16.2336" calcext:value-type="float">
            <text:p>16,233600</text:p>
          </table:table-cell>
          <table:table-cell office:value-type="float" office:value="22.7511" calcext:value-type="float">
            <text:p>22,751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52622361247568 <text:s text:c="4"/></text:p>
          </table:table-cell>
          <table:table-cell table:number-columns-repeated="3"/>
          <table:table-cell office:value-type="float" office:value="16.1904" calcext:value-type="float">
            <text:p>16,190400</text:p>
          </table:table-cell>
          <table:table-cell office:value-type="float" office:value="22.7526" calcext:value-type="float">
            <text:p>22,752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54142143180374 <text:s text:c="4"/></text:p>
          </table:table-cell>
          <table:table-cell table:number-columns-repeated="3"/>
          <table:table-cell office:value-type="float" office:value="16.1473" calcext:value-type="float">
            <text:p>16,147300</text:p>
          </table:table-cell>
          <table:table-cell office:value-type="float" office:value="22.7541" calcext:value-type="float">
            <text:p>22,754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55690705088998 <text:s text:c="4"/></text:p>
          </table:table-cell>
          <table:table-cell table:number-columns-repeated="3"/>
          <table:table-cell office:value-type="float" office:value="16.1042" calcext:value-type="float">
            <text:p>16,104200</text:p>
          </table:table-cell>
          <table:table-cell office:value-type="float" office:value="22.7557" calcext:value-type="float">
            <text:p>22,755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57268052226980 <text:s text:c="4"/></text:p>
          </table:table-cell>
          <table:table-cell table:number-columns-repeated="3"/>
          <table:table-cell office:value-type="float" office:value="16.0613" calcext:value-type="float">
            <text:p>16,061300</text:p>
          </table:table-cell>
          <table:table-cell office:value-type="float" office:value="22.7573" calcext:value-type="float">
            <text:p>22,757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58874189854644 <text:s text:c="4"/></text:p>
          </table:table-cell>
          <table:table-cell table:number-columns-repeated="3"/>
          <table:table-cell office:value-type="float" office:value="16.0184" calcext:value-type="float">
            <text:p>16,018400</text:p>
          </table:table-cell>
          <table:table-cell office:value-type="float" office:value="22.7589" calcext:value-type="float">
            <text:p>22,758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60509123238958 <text:s text:c="4"/></text:p>
          </table:table-cell>
          <table:table-cell table:number-columns-repeated="3"/>
          <table:table-cell office:value-type="float" office:value="15.9756" calcext:value-type="float">
            <text:p>15,975600</text:p>
          </table:table-cell>
          <table:table-cell office:value-type="float" office:value="22.7605" calcext:value-type="float">
            <text:p>22,760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62172857654093 <text:s text:c="4"/></text:p>
          </table:table-cell>
          <table:table-cell table:number-columns-repeated="3"/>
          <table:table-cell office:value-type="float" office:value="15.9328" calcext:value-type="float">
            <text:p>15,932800</text:p>
          </table:table-cell>
          <table:table-cell office:value-type="float" office:value="22.7622" calcext:value-type="float">
            <text:p>22,762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63865398380950 <text:s text:c="4"/></text:p>
          </table:table-cell>
          <table:table-cell table:number-columns-repeated="3"/>
          <table:table-cell office:value-type="float" office:value="15.8902" calcext:value-type="float">
            <text:p>15,890200</text:p>
          </table:table-cell>
          <table:table-cell office:value-type="float" office:value="22.7639" calcext:value-type="float">
            <text:p>22,763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65586750707332 <text:s text:c="4"/></text:p>
          </table:table-cell>
          <table:table-cell table:number-columns-repeated="3"/>
          <table:table-cell office:value-type="float" office:value="15.8476" calcext:value-type="float">
            <text:p>15,847600</text:p>
          </table:table-cell>
          <table:table-cell office:value-type="float" office:value="22.7656" calcext:value-type="float">
            <text:p>22,765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67336919927907 <text:s text:c="4"/></text:p>
          </table:table-cell>
          <table:table-cell table:number-columns-repeated="3"/>
          <table:table-cell office:value-type="float" office:value="15.8051" calcext:value-type="float">
            <text:p>15,805100</text:p>
          </table:table-cell>
          <table:table-cell office:value-type="float" office:value="22.7673" calcext:value-type="float">
            <text:p>22,767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69115911344336 <text:s text:c="4"/></text:p>
          </table:table-cell>
          <table:table-cell table:number-columns-repeated="3"/>
          <table:table-cell office:value-type="float" office:value="15.7627" calcext:value-type="float">
            <text:p>15,762700</text:p>
          </table:table-cell>
          <table:table-cell office:value-type="float" office:value="22.7691" calcext:value-type="float">
            <text:p>22,769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70923730265142 <text:s text:c="4"/></text:p>
          </table:table-cell>
          <table:table-cell table:number-columns-repeated="3"/>
          <table:table-cell office:value-type="float" office:value="15.7203" calcext:value-type="float">
            <text:p>15,720300</text:p>
          </table:table-cell>
          <table:table-cell office:value-type="float" office:value="22.7709" calcext:value-type="float">
            <text:p>22,770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72760382005810 <text:s text:c="4"/></text:p>
          </table:table-cell>
          <table:table-cell table:number-columns-repeated="3"/>
          <table:table-cell office:value-type="float" office:value="15.6781" calcext:value-type="float">
            <text:p>15,678100</text:p>
          </table:table-cell>
          <table:table-cell office:value-type="float" office:value="22.7728" calcext:value-type="float">
            <text:p>22,77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74625871888691 <text:s text:c="4"/></text:p>
          </table:table-cell>
          <table:table-cell table:number-columns-repeated="3"/>
          <table:table-cell office:value-type="float" office:value="15.6359" calcext:value-type="float">
            <text:p>15,635900</text:p>
          </table:table-cell>
          <table:table-cell office:value-type="float" office:value="22.7746" calcext:value-type="float">
            <text:p>22,774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76520205243035 <text:s text:c="4"/></text:p>
          </table:table-cell>
          <table:table-cell table:number-columns-repeated="3"/>
          <table:table-cell office:value-type="float" office:value="15.5938" calcext:value-type="float">
            <text:p>15,593800</text:p>
          </table:table-cell>
          <table:table-cell office:value-type="float" office:value="22.7765" calcext:value-type="float">
            <text:p>22,776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78443387405176 <text:s text:c="4"/></text:p>
          </table:table-cell>
          <table:table-cell table:number-columns-repeated="3"/>
          <table:table-cell office:value-type="float" office:value="15.5517" calcext:value-type="float">
            <text:p>15,551700</text:p>
          </table:table-cell>
          <table:table-cell office:value-type="float" office:value="22.7784" calcext:value-type="float">
            <text:p>22,778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80395423718129 <text:s text:c="4"/></text:p>
          </table:table-cell>
          <table:table-cell table:number-columns-repeated="3"/>
          <table:table-cell office:value-type="float" office:value="15.5098" calcext:value-type="float">
            <text:p>15,509800</text:p>
          </table:table-cell>
          <table:table-cell office:value-type="float" office:value="22.7804" calcext:value-type="float">
            <text:p>22,780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82376319532002 <text:s text:c="4"/></text:p>
          </table:table-cell>
          <table:table-cell table:number-columns-repeated="3"/>
          <table:table-cell office:value-type="float" office:value="15.4679" calcext:value-type="float">
            <text:p>15,467900</text:p>
          </table:table-cell>
          <table:table-cell office:value-type="float" office:value="22.7824" calcext:value-type="float">
            <text:p>22,782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84386080203980 <text:s text:c="4"/></text:p>
          </table:table-cell>
          <table:table-cell table:number-columns-repeated="3"/>
          <table:table-cell office:value-type="float" office:value="15.4261" calcext:value-type="float">
            <text:p>15,426100</text:p>
          </table:table-cell>
          <table:table-cell office:value-type="float" office:value="22.7844" calcext:value-type="float">
            <text:p>22,784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86424711098135 <text:s text:c="4"/></text:p>
          </table:table-cell>
          <table:table-cell table:number-columns-repeated="3"/>
          <table:table-cell office:value-type="float" office:value="15.3844" calcext:value-type="float">
            <text:p>15,384400</text:p>
          </table:table-cell>
          <table:table-cell office:value-type="float" office:value="22.7864" calcext:value-type="float">
            <text:p>22,786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88492217585404 <text:s text:c="4"/></text:p>
          </table:table-cell>
          <table:table-cell table:number-columns-repeated="3"/>
          <table:table-cell office:value-type="float" office:value="15.3427" calcext:value-type="float">
            <text:p>15,342700</text:p>
          </table:table-cell>
          <table:table-cell office:value-type="float" office:value="22.7885" calcext:value-type="float">
            <text:p>22,788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90588605043734 <text:s text:c="4"/></text:p>
          </table:table-cell>
          <table:table-cell table:number-columns-repeated="3"/>
          <table:table-cell office:value-type="float" office:value="15.3011" calcext:value-type="float">
            <text:p>15,301100</text:p>
          </table:table-cell>
          <table:table-cell office:value-type="float" office:value="22.7906" calcext:value-type="float">
            <text:p>22,790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92713878858137 <text:s text:c="4"/></text:p>
          </table:table-cell>
          <table:table-cell table:number-columns-repeated="3"/>
          <table:table-cell office:value-type="float" office:value="15.2596" calcext:value-type="float">
            <text:p>15,259600</text:p>
          </table:table-cell>
          <table:table-cell office:value-type="float" office:value="22.7927" calcext:value-type="float">
            <text:p>22,792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94868044420397 <text:s text:c="4"/></text:p>
          </table:table-cell>
          <table:table-cell table:number-columns-repeated="3"/>
          <table:table-cell office:value-type="float" office:value="15.2182" calcext:value-type="float">
            <text:p>15,218200</text:p>
          </table:table-cell>
          <table:table-cell office:value-type="float" office:value="22.7949" calcext:value-type="float">
            <text:p>22,794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97051107129420 <text:s text:c="4"/></text:p>
          </table:table-cell>
          <table:table-cell table:number-columns-repeated="3"/>
          <table:table-cell office:value-type="float" office:value="15.1768" calcext:value-type="float">
            <text:p>15,176800</text:p>
          </table:table-cell>
          <table:table-cell office:value-type="float" office:value="22.7971" calcext:value-type="float">
            <text:p>22,797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99263072391305 <text:s text:c="4"/></text:p>
          </table:table-cell>
          <table:table-cell table:number-columns-repeated="3"/>
          <table:table-cell office:value-type="float" office:value="15.1355" calcext:value-type="float">
            <text:p>15,135500</text:p>
          </table:table-cell>
          <table:table-cell office:value-type="float" office:value="22.7993" calcext:value-type="float">
            <text:p>22,799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01503945618759 <text:s text:c="4"/></text:p>
          </table:table-cell>
          <table:table-cell table:number-columns-repeated="3"/>
          <table:table-cell office:value-type="float" office:value="15.0943" calcext:value-type="float">
            <text:p>15,094300</text:p>
          </table:table-cell>
          <table:table-cell office:value-type="float" office:value="22.8015" calcext:value-type="float">
            <text:p>22,801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03773732231644 <text:s text:c="4"/></text:p>
          </table:table-cell>
          <table:table-cell table:number-columns-repeated="3"/>
          <table:table-cell office:value-type="float" office:value="15.0532" calcext:value-type="float">
            <text:p>15,053200</text:p>
          </table:table-cell>
          <table:table-cell office:value-type="float" office:value="22.8038" calcext:value-type="float">
            <text:p>22,803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06072437656951 <text:s text:c="4"/></text:p>
          </table:table-cell>
          <table:table-cell table:number-columns-repeated="3"/>
          <table:table-cell office:value-type="float" office:value="15.0121" calcext:value-type="float">
            <text:p>15,012100</text:p>
          </table:table-cell>
          <table:table-cell office:value-type="float" office:value="22.8061" calcext:value-type="float">
            <text:p>22,806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08400067328670 <text:s text:c="4"/></text:p>
          </table:table-cell>
          <table:table-cell table:number-columns-repeated="3"/>
          <table:table-cell office:value-type="float" office:value="14.9712" calcext:value-type="float">
            <text:p>14,971200</text:p>
          </table:table-cell>
          <table:table-cell office:value-type="float" office:value="22.8084" calcext:value-type="float">
            <text:p>22,808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10756626687617 <text:s text:c="4"/></text:p>
          </table:table-cell>
          <table:table-cell table:number-columns-repeated="3"/>
          <table:table-cell office:value-type="float" office:value="14.9302" calcext:value-type="float">
            <text:p>14,930200</text:p>
          </table:table-cell>
          <table:table-cell office:value-type="float" office:value="22.8108" calcext:value-type="float">
            <text:p>22,810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13142121181766 <text:s text:c="4"/></text:p>
          </table:table-cell>
          <table:table-cell table:number-columns-repeated="3"/>
          <table:table-cell office:value-type="float" office:value="14.8894" calcext:value-type="float">
            <text:p>14,889400</text:p>
          </table:table-cell>
          <table:table-cell office:value-type="float" office:value="22.8131" calcext:value-type="float">
            <text:p>22,813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15556556266181 <text:s text:c="4"/></text:p>
          </table:table-cell>
          <table:table-cell table:number-columns-repeated="3"/>
          <table:table-cell office:value-type="float" office:value="14.8486" calcext:value-type="float">
            <text:p>14,848600</text:p>
          </table:table-cell>
          <table:table-cell office:value-type="float" office:value="22.8156" calcext:value-type="float">
            <text:p>22,815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17999937402718 <text:s text:c="4"/></text:p>
          </table:table-cell>
          <table:table-cell table:number-columns-repeated="3"/>
          <table:table-cell office:value-type="float" office:value="14.8079" calcext:value-type="float">
            <text:p>14,807900</text:p>
          </table:table-cell>
          <table:table-cell office:value-type="float" office:value="22.818" calcext:value-type="float">
            <text:p>22,81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20472270060591 <text:s text:c="4"/></text:p>
          </table:table-cell>
          <table:table-cell table:number-columns-repeated="3"/>
          <table:table-cell office:value-type="float" office:value="14.7673" calcext:value-type="float">
            <text:p>14,767300</text:p>
          </table:table-cell>
          <table:table-cell office:value-type="float" office:value="22.8205" calcext:value-type="float">
            <text:p>22,820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22973559715880 <text:s text:c="4"/></text:p>
          </table:table-cell>
          <table:table-cell table:number-columns-repeated="3"/>
          <table:table-cell office:value-type="float" office:value="14.7268" calcext:value-type="float">
            <text:p>14,726800</text:p>
          </table:table-cell>
          <table:table-cell office:value-type="float" office:value="22.823" calcext:value-type="float">
            <text:p>22,82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25503811851640 <text:s text:c="4"/></text:p>
          </table:table-cell>
          <table:table-cell table:number-columns-repeated="3"/>
          <table:table-cell office:value-type="float" office:value="14.6863" calcext:value-type="float">
            <text:p>14,686300</text:p>
          </table:table-cell>
          <table:table-cell office:value-type="float" office:value="22.8255" calcext:value-type="float">
            <text:p>22,825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28063031958113 <text:s text:c="4"/></text:p>
          </table:table-cell>
          <table:table-cell table:number-columns-repeated="3"/>
          <table:table-cell office:value-type="float" office:value="14.6459" calcext:value-type="float">
            <text:p>14,645900</text:p>
          </table:table-cell>
          <table:table-cell office:value-type="float" office:value="22.8281" calcext:value-type="float">
            <text:p>22,828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30651225532520 <text:s text:c="4"/></text:p>
          </table:table-cell>
          <table:table-cell table:number-columns-repeated="3"/>
          <table:table-cell office:value-type="float" office:value="14.6056" calcext:value-type="float">
            <text:p>14,605600</text:p>
          </table:table-cell>
          <table:table-cell office:value-type="float" office:value="22.8307" calcext:value-type="float">
            <text:p>22,830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33268398079397 <text:s text:c="4"/></text:p>
          </table:table-cell>
          <table:table-cell table:number-columns-repeated="3"/>
          <table:table-cell office:value-type="float" office:value="14.5653" calcext:value-type="float">
            <text:p>14,565300</text:p>
          </table:table-cell>
          <table:table-cell office:value-type="float" office:value="22.8333" calcext:value-type="float">
            <text:p>22,833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35914555109905 <text:s text:c="4"/></text:p>
          </table:table-cell>
          <table:table-cell table:number-columns-repeated="3"/>
          <table:table-cell office:value-type="float" office:value="14.5251" calcext:value-type="float">
            <text:p>14,525100</text:p>
          </table:table-cell>
          <table:table-cell office:value-type="float" office:value="22.8359" calcext:value-type="float">
            <text:p>22,835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38589702142556 <text:s text:c="4"/></text:p>
          </table:table-cell>
          <table:table-cell table:number-columns-repeated="3"/>
          <table:table-cell office:value-type="float" office:value="14.485" calcext:value-type="float">
            <text:p>14,485000</text:p>
          </table:table-cell>
          <table:table-cell office:value-type="float" office:value="22.8386" calcext:value-type="float">
            <text:p>22,838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41293844702939 <text:s text:c="4"/></text:p>
          </table:table-cell>
          <table:table-cell table:number-columns-repeated="3"/>
          <table:table-cell office:value-type="float" office:value="14.4449" calcext:value-type="float">
            <text:p>14,444900</text:p>
          </table:table-cell>
          <table:table-cell office:value-type="float" office:value="22.8413" calcext:value-type="float">
            <text:p>22,841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44026988323776 <text:s text:c="4"/></text:p>
          </table:table-cell>
          <table:table-cell table:number-columns-repeated="3"/>
          <table:table-cell office:value-type="float" office:value="14.4049" calcext:value-type="float">
            <text:p>14,404900</text:p>
          </table:table-cell>
          <table:table-cell office:value-type="float" office:value="22.844" calcext:value-type="float">
            <text:p>22,84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46789138544626 <text:s text:c="4"/></text:p>
          </table:table-cell>
          <table:table-cell table:number-columns-repeated="3"/>
          <table:table-cell office:value-type="float" office:value="14.365" calcext:value-type="float">
            <text:p>14,365000</text:p>
          </table:table-cell>
          <table:table-cell office:value-type="float" office:value="22.8468" calcext:value-type="float">
            <text:p>22,846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49580300912429 <text:s text:c="4"/></text:p>
          </table:table-cell>
          <table:table-cell table:number-columns-repeated="3"/>
          <table:table-cell office:value-type="float" office:value="14.3252" calcext:value-type="float">
            <text:p>14,325200</text:p>
          </table:table-cell>
          <table:table-cell office:value-type="float" office:value="22.8496" calcext:value-type="float">
            <text:p>22,849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52400480980922 <text:s text:c="4"/></text:p>
          </table:table-cell>
          <table:table-cell table:number-columns-repeated="3"/>
          <table:table-cell office:value-type="float" office:value="14.2854" calcext:value-type="float">
            <text:p>14,285400</text:p>
          </table:table-cell>
          <table:table-cell office:value-type="float" office:value="22.8524" calcext:value-type="float">
            <text:p>22,852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55249684311143 <text:s text:c="4"/></text:p>
          </table:table-cell>
          <table:table-cell table:number-columns-repeated="3"/>
          <table:table-cell office:value-type="float" office:value="14.2457" calcext:value-type="float">
            <text:p>14,245700</text:p>
          </table:table-cell>
          <table:table-cell office:value-type="float" office:value="22.8552" calcext:value-type="float">
            <text:p>22,855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58127916471375 <text:s text:c="4"/></text:p>
          </table:table-cell>
          <table:table-cell table:number-columns-repeated="3"/>
          <table:table-cell office:value-type="float" office:value="14.2061" calcext:value-type="float">
            <text:p>14,206100</text:p>
          </table:table-cell>
          <table:table-cell office:value-type="float" office:value="22.8581" calcext:value-type="float">
            <text:p>22,858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61035183036652 <text:s text:c="4"/></text:p>
          </table:table-cell>
          <table:table-cell table:number-columns-repeated="3"/>
          <table:table-cell office:value-type="float" office:value="14.1665" calcext:value-type="float">
            <text:p>14,166500</text:p>
          </table:table-cell>
          <table:table-cell office:value-type="float" office:value="22.861" calcext:value-type="float">
            <text:p>22,86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63971489589485 <text:s text:c="4"/></text:p>
          </table:table-cell>
          <table:table-cell table:number-columns-repeated="3"/>
          <table:table-cell office:value-type="float" office:value="14.127" calcext:value-type="float">
            <text:p>14,127000</text:p>
          </table:table-cell>
          <table:table-cell office:value-type="float" office:value="22.864" calcext:value-type="float">
            <text:p>22,86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66936841719149 <text:s text:c="4"/></text:p>
          </table:table-cell>
          <table:table-cell table:number-columns-repeated="3"/>
          <table:table-cell office:value-type="float" office:value="14.0876" calcext:value-type="float">
            <text:p>14,087600</text:p>
          </table:table-cell>
          <table:table-cell office:value-type="float" office:value="22.8669" calcext:value-type="float">
            <text:p>22,866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69931245022336 <text:s text:c="4"/></text:p>
          </table:table-cell>
          <table:table-cell table:number-columns-repeated="3"/>
          <table:table-cell office:value-type="float" office:value="14.0482" calcext:value-type="float">
            <text:p>14,048200</text:p>
          </table:table-cell>
          <table:table-cell office:value-type="float" office:value="22.8699" calcext:value-type="float">
            <text:p>22,869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72954705102696 <text:s text:c="4"/></text:p>
          </table:table-cell>
          <table:table-cell table:number-columns-repeated="3"/>
          <table:table-cell office:value-type="float" office:value="14.0089" calcext:value-type="float">
            <text:p>14,008900</text:p>
          </table:table-cell>
          <table:table-cell office:value-type="float" office:value="22.873" calcext:value-type="float">
            <text:p>22,87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76007227571076 <text:s text:c="4"/></text:p>
          </table:table-cell>
          <table:table-cell table:number-columns-repeated="3"/>
          <table:table-cell office:value-type="float" office:value="13.9697" calcext:value-type="float">
            <text:p>13,969700</text:p>
          </table:table-cell>
          <table:table-cell office:value-type="float" office:value="22.876" calcext:value-type="float">
            <text:p>22,87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79088818045584 <text:s text:c="4"/></text:p>
          </table:table-cell>
          <table:table-cell table:number-columns-repeated="3"/>
          <table:table-cell office:value-type="float" office:value="13.9305" calcext:value-type="float">
            <text:p>13,930500</text:p>
          </table:table-cell>
          <table:table-cell office:value-type="float" office:value="22.8791" calcext:value-type="float">
            <text:p>22,879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82199482151101 <text:s text:c="4"/></text:p>
          </table:table-cell>
          <table:table-cell table:number-columns-repeated="3"/>
          <table:table-cell office:value-type="float" office:value="13.8914" calcext:value-type="float">
            <text:p>13,891400</text:p>
          </table:table-cell>
          <table:table-cell office:value-type="float" office:value="22.8822" calcext:value-type="float">
            <text:p>22,882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85339225520109 <text:s text:c="4"/></text:p>
          </table:table-cell>
          <table:table-cell table:number-columns-repeated="3"/>
          <table:table-cell office:value-type="float" office:value="13.8524" calcext:value-type="float">
            <text:p>13,852400</text:p>
          </table:table-cell>
          <table:table-cell office:value-type="float" office:value="22.8853" calcext:value-type="float">
            <text:p>22,885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88508053791885 <text:s text:c="4"/></text:p>
          </table:table-cell>
          <table:table-cell table:number-columns-repeated="3"/>
          <table:table-cell office:value-type="float" office:value="13.8135" calcext:value-type="float">
            <text:p>13,813500</text:p>
          </table:table-cell>
          <table:table-cell office:value-type="float" office:value="22.8885" calcext:value-type="float">
            <text:p>22,888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91705972612936 <text:s text:c="4"/></text:p>
          </table:table-cell>
          <table:table-cell table:number-columns-repeated="3"/>
          <table:table-cell office:value-type="float" office:value="13.7746" calcext:value-type="float">
            <text:p>13,774600</text:p>
          </table:table-cell>
          <table:table-cell office:value-type="float" office:value="22.8917" calcext:value-type="float">
            <text:p>22,891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94932987637091 <text:s text:c="4"/></text:p>
          </table:table-cell>
          <table:table-cell table:number-columns-repeated="3"/>
          <table:table-cell office:value-type="float" office:value="13.7357" calcext:value-type="float">
            <text:p>13,735700</text:p>
          </table:table-cell>
          <table:table-cell office:value-type="float" office:value="22.8949" calcext:value-type="float">
            <text:p>22,894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98189104525240 <text:s text:c="4"/></text:p>
          </table:table-cell>
          <table:table-cell table:number-columns-repeated="3"/>
          <table:table-cell office:value-type="float" office:value="13.6968" calcext:value-type="float">
            <text:p>13,696800</text:p>
          </table:table-cell>
          <table:table-cell office:value-type="float" office:value="22.8982" calcext:value-type="float">
            <text:p>22,898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01474328945337 <text:s text:c="4"/></text:p>
          </table:table-cell>
          <table:table-cell table:number-columns-repeated="3"/>
          <table:table-cell office:value-type="float" office:value="13.658" calcext:value-type="float">
            <text:p>13,658000</text:p>
          </table:table-cell>
          <table:table-cell office:value-type="float" office:value="22.9015" calcext:value-type="float">
            <text:p>22,901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04788666572664 <text:s text:c="4"/></text:p>
          </table:table-cell>
          <table:table-cell table:number-columns-repeated="3"/>
          <table:table-cell office:value-type="float" office:value="13.62" calcext:value-type="float">
            <text:p>13,620000</text:p>
          </table:table-cell>
          <table:table-cell office:value-type="float" office:value="22.9048" calcext:value-type="float">
            <text:p>22,904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08132123089544 <text:s text:c="4"/></text:p>
          </table:table-cell>
          <table:table-cell table:number-columns-repeated="3"/>
          <table:table-cell office:value-type="float" office:value="13.5831" calcext:value-type="float">
            <text:p>13,583100</text:p>
          </table:table-cell>
          <table:table-cell office:value-type="float" office:value="22.9081" calcext:value-type="float">
            <text:p>22,908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11504704185457 <text:s text:c="4"/></text:p>
          </table:table-cell>
          <table:table-cell table:number-columns-repeated="3"/>
          <table:table-cell office:value-type="float" office:value="13.5386" calcext:value-type="float">
            <text:p>13,538600</text:p>
          </table:table-cell>
          <table:table-cell office:value-type="float" office:value="22.9115" calcext:value-type="float">
            <text:p>22,911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14906415557436 <text:s text:c="4"/></text:p>
          </table:table-cell>
          <table:table-cell table:number-columns-repeated="3"/>
          <table:table-cell office:value-type="float" office:value="13.4569" calcext:value-type="float">
            <text:p>13,456900</text:p>
          </table:table-cell>
          <table:table-cell office:value-type="float" office:value="22.9149" calcext:value-type="float">
            <text:p>22,914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18337262909084 <text:s text:c="4"/></text:p>
          </table:table-cell>
          <table:table-cell table:number-columns-repeated="3"/>
          <table:table-cell office:value-type="float" office:value="13.3675" calcext:value-type="float">
            <text:p>13,367500</text:p>
          </table:table-cell>
          <table:table-cell office:value-type="float" office:value="22.9183" calcext:value-type="float">
            <text:p>22,918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21797251951720 <text:s text:c="4"/></text:p>
          </table:table-cell>
          <table:table-cell table:number-columns-repeated="3"/>
          <table:table-cell office:value-type="float" office:value="13.2792" calcext:value-type="float">
            <text:p>13,279200</text:p>
          </table:table-cell>
          <table:table-cell office:value-type="float" office:value="22.9218" calcext:value-type="float">
            <text:p>22,92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25286388403411 <text:s text:c="4"/></text:p>
          </table:table-cell>
          <table:table-cell table:number-columns-repeated="3"/>
          <table:table-cell office:value-type="float" office:value="13.1918" calcext:value-type="float">
            <text:p>13,191800</text:p>
          </table:table-cell>
          <table:table-cell office:value-type="float" office:value="22.9253" calcext:value-type="float">
            <text:p>22,925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28804677989973 <text:s text:c="4"/></text:p>
          </table:table-cell>
          <table:table-cell table:number-columns-repeated="3"/>
          <table:table-cell office:value-type="float" office:value="13.1045" calcext:value-type="float">
            <text:p>13,104500</text:p>
          </table:table-cell>
          <table:table-cell office:value-type="float" office:value="22.9288" calcext:value-type="float">
            <text:p>22,928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32352126443941 <text:s text:c="4"/></text:p>
          </table:table-cell>
          <table:table-cell table:number-columns-repeated="3"/>
          <table:table-cell office:value-type="float" office:value="13.0171" calcext:value-type="float">
            <text:p>13,017100</text:p>
          </table:table-cell>
          <table:table-cell office:value-type="float" office:value="22.9324" calcext:value-type="float">
            <text:p>22,932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35928739505268 <text:s text:c="4"/></text:p>
          </table:table-cell>
          <table:table-cell table:number-columns-repeated="3"/>
          <table:table-cell office:value-type="float" office:value="12.9297" calcext:value-type="float">
            <text:p>12,929700</text:p>
          </table:table-cell>
          <table:table-cell office:value-type="float" office:value="22.9359" calcext:value-type="float">
            <text:p>22,935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39534522920866 <text:s text:c="4"/></text:p>
          </table:table-cell>
          <table:table-cell table:number-columns-repeated="3"/>
          <table:table-cell office:value-type="float" office:value="12.8424" calcext:value-type="float">
            <text:p>12,842400</text:p>
          </table:table-cell>
          <table:table-cell office:value-type="float" office:value="22.9395" calcext:value-type="float">
            <text:p>22,939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43169482445331 <text:s text:c="4"/></text:p>
          </table:table-cell>
          <table:table-cell table:number-columns-repeated="3"/>
          <table:table-cell office:value-type="float" office:value="12.7552" calcext:value-type="float">
            <text:p>12,755200</text:p>
          </table:table-cell>
          <table:table-cell office:value-type="float" office:value="22.9432" calcext:value-type="float">
            <text:p>22,94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46833623839918 <text:s text:c="4"/></text:p>
          </table:table-cell>
          <table:table-cell table:number-columns-repeated="3"/>
          <table:table-cell office:value-type="float" office:value="12.668" calcext:value-type="float">
            <text:p>12,668000</text:p>
          </table:table-cell>
          <table:table-cell office:value-type="float" office:value="22.9468" calcext:value-type="float">
            <text:p>22,946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50526952873542 <text:s text:c="4"/></text:p>
          </table:table-cell>
          <table:table-cell table:number-columns-repeated="3"/>
          <table:table-cell office:value-type="float" office:value="12.5809" calcext:value-type="float">
            <text:p>12,580900</text:p>
          </table:table-cell>
          <table:table-cell office:value-type="float" office:value="22.9505" calcext:value-type="float">
            <text:p>22,950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54249475322086 <text:s text:c="4"/></text:p>
          </table:table-cell>
          <table:table-cell table:number-columns-repeated="3"/>
          <table:table-cell office:value-type="float" office:value="12.4938" calcext:value-type="float">
            <text:p>12,493800</text:p>
          </table:table-cell>
          <table:table-cell office:value-type="float" office:value="22.9542" calcext:value-type="float">
            <text:p>22,954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58001196968720 <text:s text:c="4"/></text:p>
          </table:table-cell>
          <table:table-cell table:number-columns-repeated="3"/>
          <table:table-cell office:value-type="float" office:value="12.4068" calcext:value-type="float">
            <text:p>12,406800</text:p>
          </table:table-cell>
          <table:table-cell office:value-type="float" office:value="22.958" calcext:value-type="float">
            <text:p>22,95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61782123603790 <text:s text:c="4"/></text:p>
          </table:table-cell>
          <table:table-cell table:number-columns-repeated="3"/>
          <table:table-cell office:value-type="float" office:value="12.3199" calcext:value-type="float">
            <text:p>12,319900</text:p>
          </table:table-cell>
          <table:table-cell office:value-type="float" office:value="22.9618" calcext:value-type="float">
            <text:p>22,96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65592261025115 <text:s text:c="4"/></text:p>
          </table:table-cell>
          <table:table-cell table:number-columns-repeated="3"/>
          <table:table-cell office:value-type="float" office:value="12.233" calcext:value-type="float">
            <text:p>12,233000</text:p>
          </table:table-cell>
          <table:table-cell office:value-type="float" office:value="22.9656" calcext:value-type="float">
            <text:p>22,965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69431615037447 <text:s text:c="4"/></text:p>
          </table:table-cell>
          <table:table-cell table:number-columns-repeated="3"/>
          <table:table-cell office:value-type="float" office:value="12.1462" calcext:value-type="float">
            <text:p>12,146200</text:p>
          </table:table-cell>
          <table:table-cell office:value-type="float" office:value="22.9694" calcext:value-type="float">
            <text:p>22,969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73300191452836 <text:s text:c="4"/></text:p>
          </table:table-cell>
          <table:table-cell table:number-columns-repeated="3"/>
          <table:table-cell office:value-type="float" office:value="12.0594" calcext:value-type="float">
            <text:p>12,059400</text:p>
          </table:table-cell>
          <table:table-cell office:value-type="float" office:value="22.9733" calcext:value-type="float">
            <text:p>22,973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77197996090759 <text:s text:c="4"/></text:p>
          </table:table-cell>
          <table:table-cell table:number-columns-repeated="3"/>
          <table:table-cell office:value-type="float" office:value="11.9727" calcext:value-type="float">
            <text:p>11,972700</text:p>
          </table:table-cell>
          <table:table-cell office:value-type="float" office:value="22.9772" calcext:value-type="float">
            <text:p>22,977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81125034777619 <text:s text:c="4"/></text:p>
          </table:table-cell>
          <table:table-cell table:number-columns-repeated="3"/>
          <table:table-cell office:value-type="float" office:value="11.886" calcext:value-type="float">
            <text:p>11,886000</text:p>
          </table:table-cell>
          <table:table-cell office:value-type="float" office:value="22.9811" calcext:value-type="float">
            <text:p>22,981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85081313347361 <text:s text:c="4"/></text:p>
          </table:table-cell>
          <table:table-cell table:number-columns-repeated="3"/>
          <table:table-cell office:value-type="float" office:value="11.7995" calcext:value-type="float">
            <text:p>11,799500</text:p>
          </table:table-cell>
          <table:table-cell office:value-type="float" office:value="22.9851" calcext:value-type="float">
            <text:p>22,985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89066837640994 <text:s text:c="4"/></text:p>
          </table:table-cell>
          <table:table-cell table:number-columns-repeated="3"/>
          <table:table-cell office:value-type="float" office:value="11.7129" calcext:value-type="float">
            <text:p>11,712900</text:p>
          </table:table-cell>
          <table:table-cell office:value-type="float" office:value="22.9891" calcext:value-type="float">
            <text:p>22,989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93081613506920 <text:s text:c="4"/></text:p>
          </table:table-cell>
          <table:table-cell table:number-columns-repeated="3"/>
          <table:table-cell office:value-type="float" office:value="11.6264" calcext:value-type="float">
            <text:p>11,626400</text:p>
          </table:table-cell>
          <table:table-cell office:value-type="float" office:value="22.9931" calcext:value-type="float">
            <text:p>22,993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97125646800502 <text:s text:c="4"/></text:p>
          </table:table-cell>
          <table:table-cell table:number-columns-repeated="3"/>
          <table:table-cell office:value-type="float" office:value="11.54" calcext:value-type="float">
            <text:p>11,540000</text:p>
          </table:table-cell>
          <table:table-cell office:value-type="float" office:value="22.9971" calcext:value-type="float">
            <text:p>22,997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01198943384765 <text:s text:c="4"/></text:p>
          </table:table-cell>
          <table:table-cell table:number-columns-repeated="3"/>
          <table:table-cell office:value-type="float" office:value="11.4536" calcext:value-type="float">
            <text:p>11,453600</text:p>
          </table:table-cell>
          <table:table-cell office:value-type="float" office:value="23.0012" calcext:value-type="float">
            <text:p>23,001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05301509129758 <text:s text:c="4"/></text:p>
          </table:table-cell>
          <table:table-cell table:number-columns-repeated="3"/>
          <table:table-cell office:value-type="float" office:value="11.3673" calcext:value-type="float">
            <text:p>11,367300</text:p>
          </table:table-cell>
          <table:table-cell office:value-type="float" office:value="23.0053" calcext:value-type="float">
            <text:p>23,005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09433349912772 <text:s text:c="4"/></text:p>
          </table:table-cell>
          <table:table-cell table:number-columns-repeated="3"/>
          <table:table-cell office:value-type="float" office:value="11.2811" calcext:value-type="float">
            <text:p>11,281100</text:p>
          </table:table-cell>
          <table:table-cell office:value-type="float" office:value="23.0094" calcext:value-type="float">
            <text:p>23,009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13594471618454 <text:s text:c="4"/></text:p>
          </table:table-cell>
          <table:table-cell table:number-columns-repeated="3"/>
          <table:table-cell office:value-type="float" office:value="11.1949" calcext:value-type="float">
            <text:p>11,194900</text:p>
          </table:table-cell>
          <table:table-cell office:value-type="float" office:value="23.0136" calcext:value-type="float">
            <text:p>23,01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17784880138660 <text:s text:c="4"/></text:p>
          </table:table-cell>
          <table:table-cell table:number-columns-repeated="3"/>
          <table:table-cell office:value-type="float" office:value="11.1087" calcext:value-type="float">
            <text:p>11,108700</text:p>
          </table:table-cell>
          <table:table-cell office:value-type="float" office:value="23.0178" calcext:value-type="float">
            <text:p>23,017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22004581372638 <text:s text:c="4"/></text:p>
          </table:table-cell>
          <table:table-cell table:number-columns-repeated="3"/>
          <table:table-cell office:value-type="float" office:value="11.0226" calcext:value-type="float">
            <text:p>11,022600</text:p>
          </table:table-cell>
          <table:table-cell office:value-type="float" office:value="23.022" calcext:value-type="float">
            <text:p>23,02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26253581226644 <text:s text:c="4"/></text:p>
          </table:table-cell>
          <table:table-cell table:number-columns-repeated="3"/>
          <table:table-cell office:value-type="float" office:value="10.9366" calcext:value-type="float">
            <text:p>10,936600</text:p>
          </table:table-cell>
          <table:table-cell office:value-type="float" office:value="23.0263" calcext:value-type="float">
            <text:p>23,026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30531885614398 <text:s text:c="4"/></text:p>
          </table:table-cell>
          <table:table-cell table:number-columns-repeated="3"/>
          <table:table-cell office:value-type="float" office:value="10.8506" calcext:value-type="float">
            <text:p>10,850600</text:p>
          </table:table-cell>
          <table:table-cell office:value-type="float" office:value="23.0305" calcext:value-type="float">
            <text:p>23,030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34839500456943 <text:s text:c="4"/></text:p>
          </table:table-cell>
          <table:table-cell table:number-columns-repeated="3"/>
          <table:table-cell office:value-type="float" office:value="10.7646" calcext:value-type="float">
            <text:p>10,764600</text:p>
          </table:table-cell>
          <table:table-cell office:value-type="float" office:value="23.0348" calcext:value-type="float">
            <text:p>23,034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39176431682304 <text:s text:c="4"/></text:p>
          </table:table-cell>
          <table:table-cell table:number-columns-repeated="3"/>
          <table:table-cell office:value-type="float" office:value="10.6788" calcext:value-type="float">
            <text:p>10,678800</text:p>
          </table:table-cell>
          <table:table-cell office:value-type="float" office:value="23.0392" calcext:value-type="float">
            <text:p>23,039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43542685226285 <text:s text:c="4"/></text:p>
          </table:table-cell>
          <table:table-cell table:number-columns-repeated="3"/>
          <table:table-cell office:value-type="float" office:value="10.5929" calcext:value-type="float">
            <text:p>10,592900</text:p>
          </table:table-cell>
          <table:table-cell office:value-type="float" office:value="23.0435" calcext:value-type="float">
            <text:p>23,043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47938267031601 <text:s text:c="4"/></text:p>
          </table:table-cell>
          <table:table-cell table:number-columns-repeated="3"/>
          <table:table-cell office:value-type="float" office:value="10.5071" calcext:value-type="float">
            <text:p>10,507100</text:p>
          </table:table-cell>
          <table:table-cell office:value-type="float" office:value="23.0479" calcext:value-type="float">
            <text:p>23,047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52363183048286 <text:s text:c="4"/></text:p>
          </table:table-cell>
          <table:table-cell table:number-columns-repeated="3"/>
          <table:table-cell office:value-type="float" office:value="10.4214" calcext:value-type="float">
            <text:p>10,421400</text:p>
          </table:table-cell>
          <table:table-cell office:value-type="float" office:value="23.0524" calcext:value-type="float">
            <text:p>23,052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56817439233757 <text:s text:c="4"/></text:p>
          </table:table-cell>
          <table:table-cell table:number-columns-repeated="3"/>
          <table:table-cell office:value-type="float" office:value="10.3357" calcext:value-type="float">
            <text:p>10,335700</text:p>
          </table:table-cell>
          <table:table-cell office:value-type="float" office:value="23.0568" calcext:value-type="float">
            <text:p>23,056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61301041552738 <text:s text:c="4"/></text:p>
          </table:table-cell>
          <table:table-cell table:number-columns-repeated="3"/>
          <table:table-cell office:value-type="float" office:value="10.2501" calcext:value-type="float">
            <text:p>10,250100</text:p>
          </table:table-cell>
          <table:table-cell office:value-type="float" office:value="23.0613" calcext:value-type="float">
            <text:p>23,061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65813995977056 <text:s text:c="4"/></text:p>
          </table:table-cell>
          <table:table-cell table:number-columns-repeated="3"/>
          <table:table-cell office:value-type="float" office:value="10.1645" calcext:value-type="float">
            <text:p>10,164500</text:p>
          </table:table-cell>
          <table:table-cell office:value-type="float" office:value="23.0658" calcext:value-type="float">
            <text:p>23,065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70356308486222 <text:s text:c="4"/></text:p>
          </table:table-cell>
          <table:table-cell table:number-columns-repeated="3"/>
          <table:table-cell office:value-type="float" office:value="10.0789" calcext:value-type="float">
            <text:p>10,078900</text:p>
          </table:table-cell>
          <table:table-cell office:value-type="float" office:value="23.0704" calcext:value-type="float">
            <text:p>23,070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74927985066576 <text:s text:c="4"/></text:p>
          </table:table-cell>
          <table:table-cell table:number-columns-repeated="3"/>
          <table:table-cell office:value-type="float" office:value="9.99345" calcext:value-type="float">
            <text:p>9,993450</text:p>
          </table:table-cell>
          <table:table-cell office:value-type="float" office:value="23.0749" calcext:value-type="float">
            <text:p>23,074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79529031712017 <text:s text:c="4"/></text:p>
          </table:table-cell>
          <table:table-cell table:number-columns-repeated="3"/>
          <table:table-cell office:value-type="float" office:value="9.90801" calcext:value-type="float">
            <text:p>9,908010</text:p>
          </table:table-cell>
          <table:table-cell office:value-type="float" office:value="23.0795" calcext:value-type="float">
            <text:p>23,079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84159454423766 <text:s text:c="4"/></text:p>
          </table:table-cell>
          <table:table-cell table:number-columns-repeated="3"/>
          <table:table-cell office:value-type="float" office:value="9.82261" calcext:value-type="float">
            <text:p>9,822610</text:p>
          </table:table-cell>
          <table:table-cell office:value-type="float" office:value="23.0842" calcext:value-type="float">
            <text:p>23,084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88819259210187 <text:s text:c="4"/></text:p>
          </table:table-cell>
          <table:table-cell table:number-columns-repeated="3"/>
          <table:table-cell office:value-type="float" office:value="9.73727" calcext:value-type="float">
            <text:p>9,737270</text:p>
          </table:table-cell>
          <table:table-cell office:value-type="float" office:value="23.0888" calcext:value-type="float">
            <text:p>23,088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93508452087207 <text:s text:c="4"/></text:p>
          </table:table-cell>
          <table:table-cell table:number-columns-repeated="3"/>
          <table:table-cell office:value-type="float" office:value="9.65197" calcext:value-type="float">
            <text:p>9,651970</text:p>
          </table:table-cell>
          <table:table-cell office:value-type="float" office:value="23.0935" calcext:value-type="float">
            <text:p>23,093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98227039077631 <text:s text:c="4"/></text:p>
          </table:table-cell>
          <table:table-cell table:number-columns-repeated="3"/>
          <table:table-cell office:value-type="float" office:value="9.56672" calcext:value-type="float">
            <text:p>9,566720</text:p>
          </table:table-cell>
          <table:table-cell office:value-type="float" office:value="23.0982" calcext:value-type="float">
            <text:p>23,098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02975026212142 <text:s text:c="4"/></text:p>
          </table:table-cell>
          <table:table-cell table:number-columns-repeated="3"/>
          <table:table-cell office:value-type="float" office:value="9.4815" calcext:value-type="float">
            <text:p>9,481500</text:p>
          </table:table-cell>
          <table:table-cell office:value-type="float" office:value="23.103" calcext:value-type="float">
            <text:p>23,10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07752419528364 <text:s text:c="4"/></text:p>
          </table:table-cell>
          <table:table-cell table:number-columns-repeated="3"/>
          <table:table-cell office:value-type="float" office:value="9.39632" calcext:value-type="float">
            <text:p>9,396320</text:p>
          </table:table-cell>
          <table:table-cell office:value-type="float" office:value="23.1078" calcext:value-type="float">
            <text:p>23,107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12559225070974 <text:s text:c="4"/></text:p>
          </table:table-cell>
          <table:table-cell table:number-columns-repeated="3"/>
          <table:table-cell office:value-type="float" office:value="9.31119" calcext:value-type="float">
            <text:p>9,311190</text:p>
          </table:table-cell>
          <table:table-cell office:value-type="float" office:value="23.1126" calcext:value-type="float">
            <text:p>23,112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17395448892729 <text:s text:c="4"/></text:p>
          </table:table-cell>
          <table:table-cell table:number-columns-repeated="3"/>
          <table:table-cell office:value-type="float" office:value="9.22619" calcext:value-type="float">
            <text:p>9,226190</text:p>
          </table:table-cell>
          <table:table-cell office:value-type="float" office:value="23.1174" calcext:value-type="float">
            <text:p>23,117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22261097052935 <text:s text:c="4"/></text:p>
          </table:table-cell>
          <table:table-cell table:number-columns-repeated="3"/>
          <table:table-cell office:value-type="float" office:value="9.14134" calcext:value-type="float">
            <text:p>9,141340</text:p>
          </table:table-cell>
          <table:table-cell office:value-type="float" office:value="23.1223" calcext:value-type="float">
            <text:p>23,122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27156175618662 <text:s text:c="4"/></text:p>
          </table:table-cell>
          <table:table-cell table:number-columns-repeated="3"/>
          <table:table-cell office:value-type="float" office:value="9.0557" calcext:value-type="float">
            <text:p>9,055700</text:p>
          </table:table-cell>
          <table:table-cell office:value-type="float" office:value="23.1272" calcext:value-type="float">
            <text:p>23,127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32080690664310 <text:s text:c="4"/></text:p>
          </table:table-cell>
          <table:table-cell table:number-columns-repeated="3"/>
          <table:table-cell office:value-type="float" office:value="8.96611" calcext:value-type="float">
            <text:p>8,966110</text:p>
          </table:table-cell>
          <table:table-cell office:value-type="float" office:value="23.1321" calcext:value-type="float">
            <text:p>23,132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37034648271296 <text:s text:c="4"/></text:p>
          </table:table-cell>
          <table:table-cell table:number-columns-repeated="3"/>
          <table:table-cell office:value-type="float" office:value="8.87573" calcext:value-type="float">
            <text:p>8,875730</text:p>
          </table:table-cell>
          <table:table-cell office:value-type="float" office:value="23.137" calcext:value-type="float">
            <text:p>23,137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42018054528659 <text:s text:c="4"/></text:p>
          </table:table-cell>
          <table:table-cell table:number-columns-repeated="3"/>
          <table:table-cell office:value-type="float" office:value="8.7855" calcext:value-type="float">
            <text:p>8,785500</text:p>
          </table:table-cell>
          <table:table-cell office:value-type="float" office:value="23.142" calcext:value-type="float">
            <text:p>23,14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47030915532604 <text:s text:c="4"/></text:p>
          </table:table-cell>
          <table:table-cell table:number-columns-repeated="3"/>
          <table:table-cell office:value-type="float" office:value="8.6954" calcext:value-type="float">
            <text:p>8,695400</text:p>
          </table:table-cell>
          <table:table-cell office:value-type="float" office:value="23.147" calcext:value-type="float">
            <text:p>23,147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52073237386528 <text:s text:c="4"/></text:p>
          </table:table-cell>
          <table:table-cell table:number-columns-repeated="3"/>
          <table:table-cell office:value-type="float" office:value="8.60535" calcext:value-type="float">
            <text:p>8,605350</text:p>
          </table:table-cell>
          <table:table-cell office:value-type="float" office:value="23.1521" calcext:value-type="float">
            <text:p>23,152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57145026201526 <text:s text:c="4"/></text:p>
          </table:table-cell>
          <table:table-cell table:number-columns-repeated="3"/>
          <table:table-cell office:value-type="float" office:value="8.51533" calcext:value-type="float">
            <text:p>8,515330</text:p>
          </table:table-cell>
          <table:table-cell office:value-type="float" office:value="23.1571" calcext:value-type="float">
            <text:p>23,157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62246288095734 <text:s text:c="4"/></text:p>
          </table:table-cell>
          <table:table-cell table:number-columns-repeated="3"/>
          <table:table-cell office:value-type="float" office:value="8.42534" calcext:value-type="float">
            <text:p>8,425340</text:p>
          </table:table-cell>
          <table:table-cell office:value-type="float" office:value="23.1622" calcext:value-type="float">
            <text:p>23,162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67377029194672 <text:s text:c="4"/></text:p>
          </table:table-cell>
          <table:table-cell table:number-columns-repeated="3"/>
          <table:table-cell office:value-type="float" office:value="8.33539" calcext:value-type="float">
            <text:p>8,335390</text:p>
          </table:table-cell>
          <table:table-cell office:value-type="float" office:value="23.1674" calcext:value-type="float">
            <text:p>23,167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72537255631138 <text:s text:c="4"/></text:p>
          </table:table-cell>
          <table:table-cell table:number-columns-repeated="3"/>
          <table:table-cell office:value-type="float" office:value="8.24548" calcext:value-type="float">
            <text:p>8,245480</text:p>
          </table:table-cell>
          <table:table-cell office:value-type="float" office:value="23.1725" calcext:value-type="float">
            <text:p>23,172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77726973545553 <text:s text:c="4"/></text:p>
          </table:table-cell>
          <table:table-cell table:number-columns-repeated="3"/>
          <table:table-cell office:value-type="float" office:value="8.15561" calcext:value-type="float">
            <text:p>8,155610</text:p>
          </table:table-cell>
          <table:table-cell office:value-type="float" office:value="23.1777" calcext:value-type="float">
            <text:p>23,177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82946189085413 <text:s text:c="4"/></text:p>
          </table:table-cell>
          <table:table-cell table:number-columns-repeated="3"/>
          <table:table-cell office:value-type="float" office:value="8.06578" calcext:value-type="float">
            <text:p>8,065780</text:p>
          </table:table-cell>
          <table:table-cell office:value-type="float" office:value="23.1829" calcext:value-type="float">
            <text:p>23,182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88194908405464 <text:s text:c="4"/></text:p>
          </table:table-cell>
          <table:table-cell table:number-columns-repeated="3"/>
          <table:table-cell office:value-type="float" office:value="7.97599" calcext:value-type="float">
            <text:p>7,975990</text:p>
          </table:table-cell>
          <table:table-cell office:value-type="float" office:value="23.1882" calcext:value-type="float">
            <text:p>23,188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93473137668040 <text:s text:c="4"/></text:p>
          </table:table-cell>
          <table:table-cell table:number-columns-repeated="3"/>
          <table:table-cell office:value-type="float" office:value="7.88623" calcext:value-type="float">
            <text:p>7,886230</text:p>
          </table:table-cell>
          <table:table-cell office:value-type="float" office:value="23.1935" calcext:value-type="float">
            <text:p>23,193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98780883042602 <text:s text:c="4"/></text:p>
          </table:table-cell>
          <table:table-cell table:number-columns-repeated="3"/>
          <table:table-cell office:value-type="float" office:value="7.79652" calcext:value-type="float">
            <text:p>7,796520</text:p>
          </table:table-cell>
          <table:table-cell office:value-type="float" office:value="23.1988" calcext:value-type="float">
            <text:p>23,198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4118150706119 <text:s text:c="4"/></text:p>
          </table:table-cell>
          <table:table-cell table:number-columns-repeated="3"/>
          <table:table-cell office:value-type="float" office:value="7.70684" calcext:value-type="float">
            <text:p>7,706840</text:p>
          </table:table-cell>
          <table:table-cell office:value-type="float" office:value="23.2041" calcext:value-type="float">
            <text:p>23,204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9484946842672 <text:s text:c="4"/></text:p>
          </table:table-cell>
          <table:table-cell table:number-columns-repeated="3"/>
          <table:table-cell office:value-type="float" office:value="7.6172" calcext:value-type="float">
            <text:p>7,617200</text:p>
          </table:table-cell>
          <table:table-cell office:value-type="float" office:value="23.2095" calcext:value-type="float">
            <text:p>23,209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4881277643908 <text:s text:c="4"/></text:p>
          </table:table-cell>
          <table:table-cell table:number-columns-repeated="3"/>
          <table:table-cell office:value-type="float" office:value="7.5276" calcext:value-type="float">
            <text:p>7,527600</text:p>
          </table:table-cell>
          <table:table-cell office:value-type="float" office:value="23.2149" calcext:value-type="float">
            <text:p>23,214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20307149308656 <text:s text:c="4"/></text:p>
          </table:table-cell>
          <table:table-cell table:number-columns-repeated="3"/>
          <table:table-cell office:value-type="float" office:value="7.43803" calcext:value-type="float">
            <text:p>7,438030</text:p>
          </table:table-cell>
          <table:table-cell office:value-type="float" office:value="23.2203" calcext:value-type="float">
            <text:p>23,220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25762568043205 <text:s text:c="4"/></text:p>
          </table:table-cell>
          <table:table-cell table:number-columns-repeated="3"/>
          <table:table-cell office:value-type="float" office:value="7.3485" calcext:value-type="float">
            <text:p>7,348500</text:p>
          </table:table-cell>
          <table:table-cell office:value-type="float" office:value="23.2258" calcext:value-type="float">
            <text:p>23,225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31247540061254 <text:s text:c="4"/></text:p>
          </table:table-cell>
          <table:table-cell table:number-columns-repeated="3"/>
          <table:table-cell office:value-type="float" office:value="7.259" calcext:value-type="float">
            <text:p>7,259000</text:p>
          </table:table-cell>
          <table:table-cell office:value-type="float" office:value="23.2312" calcext:value-type="float">
            <text:p>23,231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36762071583613 <text:s text:c="4"/></text:p>
          </table:table-cell>
          <table:table-cell table:number-columns-repeated="3"/>
          <table:table-cell office:value-type="float" office:value="7.16954" calcext:value-type="float">
            <text:p>7,169540</text:p>
          </table:table-cell>
          <table:table-cell office:value-type="float" office:value="23.2368" calcext:value-type="float">
            <text:p>23,236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42306168838525 <text:s text:c="4"/></text:p>
          </table:table-cell>
          <table:table-cell table:number-columns-repeated="3"/>
          <table:table-cell office:value-type="float" office:value="7.08012" calcext:value-type="float">
            <text:p>7,080120</text:p>
          </table:table-cell>
          <table:table-cell office:value-type="float" office:value="23.2423" calcext:value-type="float">
            <text:p>23,242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47879838061689 <text:s text:c="4"/></text:p>
          </table:table-cell>
          <table:table-cell table:number-columns-repeated="3"/>
          <table:table-cell office:value-type="float" office:value="6.99072" calcext:value-type="float">
            <text:p>6,990720</text:p>
          </table:table-cell>
          <table:table-cell office:value-type="float" office:value="23.2479" calcext:value-type="float">
            <text:p>23,247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53483085496022 <text:s text:c="4"/></text:p>
          </table:table-cell>
          <table:table-cell table:number-columns-repeated="3"/>
          <table:table-cell office:value-type="float" office:value="6.90136" calcext:value-type="float">
            <text:p>6,901360</text:p>
          </table:table-cell>
          <table:table-cell office:value-type="float" office:value="23.2535" calcext:value-type="float">
            <text:p>23,253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59115917391778 <text:s text:c="4"/></text:p>
          </table:table-cell>
          <table:table-cell table:number-columns-repeated="3"/>
          <table:table-cell office:value-type="float" office:value="6.81204" calcext:value-type="float">
            <text:p>6,812040</text:p>
          </table:table-cell>
          <table:table-cell office:value-type="float" office:value="23.2591" calcext:value-type="float">
            <text:p>23,259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64778340006671 <text:s text:c="4"/></text:p>
          </table:table-cell>
          <table:table-cell table:number-columns-repeated="3"/>
          <table:table-cell office:value-type="float" office:value="6.72275" calcext:value-type="float">
            <text:p>6,722750</text:p>
          </table:table-cell>
          <table:table-cell office:value-type="float" office:value="23.2648" calcext:value-type="float">
            <text:p>23,264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70470359605660 <text:s text:c="4"/></text:p>
          </table:table-cell>
          <table:table-cell table:number-columns-repeated="3"/>
          <table:table-cell office:value-type="float" office:value="6.63348" calcext:value-type="float">
            <text:p>6,633480</text:p>
          </table:table-cell>
          <table:table-cell office:value-type="float" office:value="23.2705" calcext:value-type="float">
            <text:p>23,270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76191982461039 <text:s text:c="4"/></text:p>
          </table:table-cell>
          <table:table-cell table:number-columns-repeated="3"/>
          <table:table-cell office:value-type="float" office:value="6.54426" calcext:value-type="float">
            <text:p>6,544260</text:p>
          </table:table-cell>
          <table:table-cell office:value-type="float" office:value="23.2762" calcext:value-type="float">
            <text:p>23,276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81943214852550 <text:s text:c="4"/></text:p>
          </table:table-cell>
          <table:table-cell table:number-columns-repeated="3"/>
          <table:table-cell office:value-type="float" office:value="6.45506" calcext:value-type="float">
            <text:p>6,455060</text:p>
          </table:table-cell>
          <table:table-cell office:value-type="float" office:value="23.2819" calcext:value-type="float">
            <text:p>23,281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87724063067319 <text:s text:c="4"/></text:p>
          </table:table-cell>
          <table:table-cell table:number-columns-repeated="3"/>
          <table:table-cell office:value-type="float" office:value="6.36589" calcext:value-type="float">
            <text:p>6,365890</text:p>
          </table:table-cell>
          <table:table-cell office:value-type="float" office:value="23.2877" calcext:value-type="float">
            <text:p>23,287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93534533399608 <text:s text:c="4"/></text:p>
          </table:table-cell>
          <table:table-cell table:number-columns-repeated="3"/>
          <table:table-cell office:value-type="float" office:value="6.27676" calcext:value-type="float">
            <text:p>6,276760</text:p>
          </table:table-cell>
          <table:table-cell office:value-type="float" office:value="23.2935" calcext:value-type="float">
            <text:p>23,293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99374632151110 <text:s text:c="4"/></text:p>
          </table:table-cell>
          <table:table-cell table:number-columns-repeated="3"/>
          <table:table-cell office:value-type="float" office:value="6.18765" calcext:value-type="float">
            <text:p>6,187650</text:p>
          </table:table-cell>
          <table:table-cell office:value-type="float" office:value="23.2994" calcext:value-type="float">
            <text:p>23,299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05244365631108 <text:s text:c="4"/></text:p>
          </table:table-cell>
          <table:table-cell table:number-columns-repeated="3"/>
          <table:table-cell office:value-type="float" office:value="6.09858" calcext:value-type="float">
            <text:p>6,098580</text:p>
          </table:table-cell>
          <table:table-cell office:value-type="float" office:value="23.3052" calcext:value-type="float">
            <text:p>23,305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11143740155867 <text:s text:c="4"/></text:p>
          </table:table-cell>
          <table:table-cell table:number-columns-repeated="3"/>
          <table:table-cell office:value-type="float" office:value="6.00953" calcext:value-type="float">
            <text:p>6,009530</text:p>
          </table:table-cell>
          <table:table-cell office:value-type="float" office:value="23.3111" calcext:value-type="float">
            <text:p>23,311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17072762049161 <text:s text:c="4"/></text:p>
          </table:table-cell>
          <table:table-cell table:number-columns-repeated="3"/>
          <table:table-cell office:value-type="float" office:value="5.92051" calcext:value-type="float">
            <text:p>5,920510</text:p>
          </table:table-cell>
          <table:table-cell office:value-type="float" office:value="23.3171" calcext:value-type="float">
            <text:p>23,317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23031437642197 <text:s text:c="4"/></text:p>
          </table:table-cell>
          <table:table-cell table:number-columns-repeated="3"/>
          <table:table-cell office:value-type="float" office:value="5.83152" calcext:value-type="float">
            <text:p>5,831520</text:p>
          </table:table-cell>
          <table:table-cell office:value-type="float" office:value="23.323" calcext:value-type="float">
            <text:p>23,32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29019773273494 <text:s text:c="4"/></text:p>
          </table:table-cell>
          <table:table-cell table:number-columns-repeated="3"/>
          <table:table-cell office:value-type="float" office:value="5.74256" calcext:value-type="float">
            <text:p>5,742560</text:p>
          </table:table-cell>
          <table:table-cell office:value-type="float" office:value="23.329" calcext:value-type="float">
            <text:p>23,32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35037775288715 <text:s text:c="4"/></text:p>
          </table:table-cell>
          <table:table-cell table:number-columns-repeated="3"/>
          <table:table-cell office:value-type="float" office:value="5.65363" calcext:value-type="float">
            <text:p>5,653630</text:p>
          </table:table-cell>
          <table:table-cell office:value-type="float" office:value="23.335" calcext:value-type="float">
            <text:p>23,33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41085450041099 <text:s text:c="4"/></text:p>
          </table:table-cell>
          <table:table-cell table:number-columns-repeated="3"/>
          <table:table-cell office:value-type="float" office:value="5.56472" calcext:value-type="float">
            <text:p>5,564720</text:p>
          </table:table-cell>
          <table:table-cell office:value-type="float" office:value="23.3411" calcext:value-type="float">
            <text:p>23,341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47162803891198 <text:s text:c="4"/></text:p>
          </table:table-cell>
          <table:table-cell table:number-columns-repeated="3"/>
          <table:table-cell office:value-type="float" office:value="5.47585" calcext:value-type="float">
            <text:p>5,475850</text:p>
          </table:table-cell>
          <table:table-cell office:value-type="float" office:value="23.3472" calcext:value-type="float">
            <text:p>23,347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53269843206927 <text:s text:c="4"/></text:p>
          </table:table-cell>
          <table:table-cell table:number-columns-repeated="3"/>
          <table:table-cell office:value-type="float" office:value="5.38699" calcext:value-type="float">
            <text:p>5,386990</text:p>
          </table:table-cell>
          <table:table-cell office:value-type="float" office:value="23.3533" calcext:value-type="float">
            <text:p>23,353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59406574363387 <text:s text:c="4"/></text:p>
          </table:table-cell>
          <table:table-cell table:number-columns-repeated="3"/>
          <table:table-cell office:value-type="float" office:value="5.29817" calcext:value-type="float">
            <text:p>5,298170</text:p>
          </table:table-cell>
          <table:table-cell office:value-type="float" office:value="23.3594" calcext:value-type="float">
            <text:p>23,359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65573003743119 <text:s text:c="4"/></text:p>
          </table:table-cell>
          <table:table-cell table:number-columns-repeated="3"/>
          <table:table-cell office:value-type="float" office:value="5.20937" calcext:value-type="float">
            <text:p>5,209370</text:p>
          </table:table-cell>
          <table:table-cell office:value-type="float" office:value="23.3656" calcext:value-type="float">
            <text:p>23,365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71769137736088 <text:s text:c="4"/></text:p>
          </table:table-cell>
          <table:table-cell table:number-columns-repeated="3"/>
          <table:table-cell office:value-type="float" office:value="5.12059" calcext:value-type="float">
            <text:p>5,120590</text:p>
          </table:table-cell>
          <table:table-cell office:value-type="float" office:value="23.3718" calcext:value-type="float">
            <text:p>23,37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77994982739494 <text:s text:c="4"/></text:p>
          </table:table-cell>
          <table:table-cell table:number-columns-repeated="3"/>
          <table:table-cell office:value-type="float" office:value="5.03184" calcext:value-type="float">
            <text:p>5,031840</text:p>
          </table:table-cell>
          <table:table-cell office:value-type="float" office:value="23.378" calcext:value-type="float">
            <text:p>23,37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84250545158114 <text:s text:c="4"/></text:p>
          </table:table-cell>
          <table:table-cell table:number-columns-repeated="3"/>
          <table:table-cell office:value-type="float" office:value="4.94311" calcext:value-type="float">
            <text:p>4,943110</text:p>
          </table:table-cell>
          <table:table-cell office:value-type="float" office:value="23.3843" calcext:value-type="float">
            <text:p>23,384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90535831403852 <text:s text:c="4"/></text:p>
          </table:table-cell>
          <table:table-cell table:number-columns-repeated="3"/>
          <table:table-cell office:value-type="float" office:value="4.85441" calcext:value-type="float">
            <text:p>4,854410</text:p>
          </table:table-cell>
          <table:table-cell office:value-type="float" office:value="23.3905" calcext:value-type="float">
            <text:p>23,390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96850847896204 <text:s text:c="4"/></text:p>
          </table:table-cell>
          <table:table-cell table:number-columns-repeated="3"/>
          <table:table-cell office:value-type="float" office:value="4.76573" calcext:value-type="float">
            <text:p>4,765730</text:p>
          </table:table-cell>
          <table:table-cell office:value-type="float" office:value="23.3969" calcext:value-type="float">
            <text:p>23,396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03195601062006 <text:s text:c="4"/></text:p>
          </table:table-cell>
          <table:table-cell table:number-columns-repeated="3"/>
          <table:table-cell office:value-type="float" office:value="4.67707" calcext:value-type="float">
            <text:p>4,677070</text:p>
          </table:table-cell>
          <table:table-cell office:value-type="float" office:value="23.4032" calcext:value-type="float">
            <text:p>23,40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09570097335404 <text:s text:c="4"/></text:p>
          </table:table-cell>
          <table:table-cell table:number-columns-repeated="3"/>
          <table:table-cell office:value-type="float" office:value="4.58844" calcext:value-type="float">
            <text:p>4,588440</text:p>
          </table:table-cell>
          <table:table-cell office:value-type="float" office:value="23.4096" calcext:value-type="float">
            <text:p>23,409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15974343157824 <text:s text:c="4"/></text:p>
          </table:table-cell>
          <table:table-cell table:number-columns-repeated="3"/>
          <table:table-cell office:value-type="float" office:value="4.49983" calcext:value-type="float">
            <text:p>4,499830</text:p>
          </table:table-cell>
          <table:table-cell office:value-type="float" office:value="23.416" calcext:value-type="float">
            <text:p>23,41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22408344977910 <text:s text:c="4"/></text:p>
          </table:table-cell>
          <table:table-cell table:number-columns-repeated="3"/>
          <table:table-cell office:value-type="float" office:value="4.41124" calcext:value-type="float">
            <text:p>4,411240</text:p>
          </table:table-cell>
          <table:table-cell office:value-type="float" office:value="23.4224" calcext:value-type="float">
            <text:p>23,422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28872109251458 <text:s text:c="4"/></text:p>
          </table:table-cell>
          <table:table-cell table:number-columns-repeated="3"/>
          <table:table-cell office:value-type="float" office:value="4.32267" calcext:value-type="float">
            <text:p>4,322670</text:p>
          </table:table-cell>
          <table:table-cell office:value-type="float" office:value="23.4289" calcext:value-type="float">
            <text:p>23,428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35365642441322 <text:s text:c="4"/></text:p>
          </table:table-cell>
          <table:table-cell table:number-columns-repeated="3"/>
          <table:table-cell office:value-type="float" office:value="4.23412" calcext:value-type="float">
            <text:p>4,234120</text:p>
          </table:table-cell>
          <table:table-cell office:value-type="float" office:value="23.4354" calcext:value-type="float">
            <text:p>23,435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41888951017063 <text:s text:c="4"/></text:p>
          </table:table-cell>
          <table:table-cell table:number-columns-repeated="3"/>
          <table:table-cell office:value-type="float" office:value="4.14559" calcext:value-type="float">
            <text:p>4,145590</text:p>
          </table:table-cell>
          <table:table-cell office:value-type="float" office:value="23.4419" calcext:value-type="float">
            <text:p>23,441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48442041455873 <text:s text:c="4"/></text:p>
          </table:table-cell>
          <table:table-cell table:number-columns-repeated="3"/>
          <table:table-cell office:value-type="float" office:value="4.05709" calcext:value-type="float">
            <text:p>4,057090</text:p>
          </table:table-cell>
          <table:table-cell office:value-type="float" office:value="23.4484" calcext:value-type="float">
            <text:p>23,448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55024920242170 <text:s text:c="4"/></text:p>
          </table:table-cell>
          <table:table-cell table:number-columns-repeated="3"/>
          <table:table-cell office:value-type="float" office:value="3.9686" calcext:value-type="float">
            <text:p>3,968600</text:p>
          </table:table-cell>
          <table:table-cell office:value-type="float" office:value="23.455" calcext:value-type="float">
            <text:p>23,45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61637593868392 <text:s text:c="4"/></text:p>
          </table:table-cell>
          <table:table-cell table:number-columns-repeated="3"/>
          <table:table-cell office:value-type="float" office:value="3.88013" calcext:value-type="float">
            <text:p>3,880130</text:p>
          </table:table-cell>
          <table:table-cell office:value-type="float" office:value="23.4616" calcext:value-type="float">
            <text:p>23,461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68280068835689 <text:s text:c="4"/></text:p>
          </table:table-cell>
          <table:table-cell table:number-columns-repeated="3"/>
          <table:table-cell office:value-type="float" office:value="3.79168" calcext:value-type="float">
            <text:p>3,791680</text:p>
          </table:table-cell>
          <table:table-cell office:value-type="float" office:value="23.4683" calcext:value-type="float">
            <text:p>23,468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74952351654441 <text:s text:c="4"/></text:p>
          </table:table-cell>
          <table:table-cell table:number-columns-repeated="3"/>
          <table:table-cell office:value-type="float" office:value="3.70325" calcext:value-type="float">
            <text:p>3,703250</text:p>
          </table:table-cell>
          <table:table-cell office:value-type="float" office:value="23.475" calcext:value-type="float">
            <text:p>23,47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81654448845021 <text:s text:c="4"/></text:p>
          </table:table-cell>
          <table:table-cell table:number-columns-repeated="3"/>
          <table:table-cell office:value-type="float" office:value="3.61483" calcext:value-type="float">
            <text:p>3,614830</text:p>
          </table:table-cell>
          <table:table-cell office:value-type="float" office:value="23.4817" calcext:value-type="float">
            <text:p>23,481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88386366936634 <text:s text:c="4"/></text:p>
          </table:table-cell>
          <table:table-cell table:number-columns-repeated="3"/>
          <table:table-cell office:value-type="float" office:value="3.52644" calcext:value-type="float">
            <text:p>3,526440</text:p>
          </table:table-cell>
          <table:table-cell office:value-type="float" office:value="23.4884" calcext:value-type="float">
            <text:p>23,488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95148112466509 <text:s text:c="4"/></text:p>
          </table:table-cell>
          <table:table-cell table:number-columns-repeated="3"/>
          <table:table-cell office:value-type="float" office:value="3.43806" calcext:value-type="float">
            <text:p>3,438060</text:p>
          </table:table-cell>
          <table:table-cell office:value-type="float" office:value="23.4951" calcext:value-type="float">
            <text:p>23,495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01939691975664 <text:s text:c="4"/></text:p>
          </table:table-cell>
          <table:table-cell table:number-columns-repeated="3"/>
          <table:table-cell office:value-type="float" office:value="3.34969" calcext:value-type="float">
            <text:p>3,349690</text:p>
          </table:table-cell>
          <table:table-cell office:value-type="float" office:value="23.5019" calcext:value-type="float">
            <text:p>23,501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08761112004105 <text:s text:c="4"/></text:p>
          </table:table-cell>
          <table:table-cell table:number-columns-repeated="3"/>
          <table:table-cell office:value-type="float" office:value="3.26135" calcext:value-type="float">
            <text:p>3,261350</text:p>
          </table:table-cell>
          <table:table-cell office:value-type="float" office:value="23.5088" calcext:value-type="float">
            <text:p>23,508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15612379085326 <text:s text:c="4"/></text:p>
          </table:table-cell>
          <table:table-cell table:number-columns-repeated="3"/>
          <table:table-cell office:value-type="float" office:value="3.17302" calcext:value-type="float">
            <text:p>3,173020</text:p>
          </table:table-cell>
          <table:table-cell office:value-type="float" office:value="23.5156" calcext:value-type="float">
            <text:p>23,515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22493499742449 <text:s text:c="4"/></text:p>
          </table:table-cell>
          <table:table-cell table:number-columns-repeated="3"/>
          <table:table-cell office:value-type="float" office:value="3.0847" calcext:value-type="float">
            <text:p>3,084700</text:p>
          </table:table-cell>
          <table:table-cell office:value-type="float" office:value="23.5225" calcext:value-type="float">
            <text:p>23,522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29404480489866 <text:s text:c="4"/></text:p>
          </table:table-cell>
          <table:table-cell table:number-columns-repeated="3"/>
          <table:table-cell office:value-type="float" office:value="2.9964" calcext:value-type="float">
            <text:p>2,996400</text:p>
          </table:table-cell>
          <table:table-cell office:value-type="float" office:value="23.5294" calcext:value-type="float">
            <text:p>23,529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36345327845996 <text:s text:c="4"/></text:p>
          </table:table-cell>
          <table:table-cell table:number-columns-repeated="3"/>
          <table:table-cell office:value-type="float" office:value="2.90811" calcext:value-type="float">
            <text:p>2,908110</text:p>
          </table:table-cell>
          <table:table-cell office:value-type="float" office:value="23.5363" calcext:value-type="float">
            <text:p>23,536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43316048360012 <text:s text:c="4"/></text:p>
          </table:table-cell>
          <table:table-cell table:number-columns-repeated="3"/>
          <table:table-cell office:value-type="float" office:value="2.81984" calcext:value-type="float">
            <text:p>2,819840</text:p>
          </table:table-cell>
          <table:table-cell office:value-type="float" office:value="23.5433" calcext:value-type="float">
            <text:p>23,543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50316648652512 <text:s text:c="4"/></text:p>
          </table:table-cell>
          <table:table-cell table:number-columns-repeated="3"/>
          <table:table-cell office:value-type="float" office:value="2.73158" calcext:value-type="float">
            <text:p>2,731580</text:p>
          </table:table-cell>
          <table:table-cell office:value-type="float" office:value="23.5503" calcext:value-type="float">
            <text:p>23,550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57347135462265 <text:s text:c="4"/></text:p>
          </table:table-cell>
          <table:table-cell table:number-columns-repeated="3"/>
          <table:table-cell office:value-type="float" office:value="2.64334" calcext:value-type="float">
            <text:p>2,643340</text:p>
          </table:table-cell>
          <table:table-cell office:value-type="float" office:value="23.5573" calcext:value-type="float">
            <text:p>23,557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64407515674691 <text:s text:c="4"/></text:p>
          </table:table-cell>
          <table:table-cell table:number-columns-repeated="3"/>
          <table:table-cell office:value-type="float" office:value="2.55511" calcext:value-type="float">
            <text:p>2,555110</text:p>
          </table:table-cell>
          <table:table-cell office:value-type="float" office:value="23.5644" calcext:value-type="float">
            <text:p>23,564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71497796296516 <text:s text:c="4"/></text:p>
          </table:table-cell>
          <table:table-cell table:number-columns-repeated="3"/>
          <table:table-cell office:value-type="float" office:value="2.46688" calcext:value-type="float">
            <text:p>2,466880</text:p>
          </table:table-cell>
          <table:table-cell office:value-type="float" office:value="23.5715" calcext:value-type="float">
            <text:p>23,571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78617984328318 <text:s text:c="4"/></text:p>
          </table:table-cell>
          <table:table-cell table:number-columns-repeated="3"/>
          <table:table-cell office:value-type="float" office:value="2.37868" calcext:value-type="float">
            <text:p>2,378680</text:p>
          </table:table-cell>
          <table:table-cell office:value-type="float" office:value="23.5786" calcext:value-type="float">
            <text:p>23,578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85768086504743 <text:s text:c="4"/></text:p>
          </table:table-cell>
          <table:table-cell table:number-columns-repeated="3"/>
          <table:table-cell office:value-type="float" office:value="2.29048" calcext:value-type="float">
            <text:p>2,290480</text:p>
          </table:table-cell>
          <table:table-cell office:value-type="float" office:value="23.5858" calcext:value-type="float">
            <text:p>23,585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92948108916779 <text:s text:c="4"/></text:p>
          </table:table-cell>
          <table:table-cell table:number-columns-repeated="3"/>
          <table:table-cell office:value-type="float" office:value="2.20229" calcext:value-type="float">
            <text:p>2,202290</text:p>
          </table:table-cell>
          <table:table-cell office:value-type="float" office:value="23.5929" calcext:value-type="float">
            <text:p>23,592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00158056644066 <text:s text:c="4"/></text:p>
          </table:table-cell>
          <table:table-cell table:number-columns-repeated="3"/>
          <table:table-cell office:value-type="float" office:value="2.11412" calcext:value-type="float">
            <text:p>2,114120</text:p>
          </table:table-cell>
          <table:table-cell office:value-type="float" office:value="23.6002" calcext:value-type="float">
            <text:p>23,600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07397933675497 <text:s text:c="4"/></text:p>
          </table:table-cell>
          <table:table-cell table:number-columns-repeated="3"/>
          <table:table-cell office:value-type="float" office:value="2.02595" calcext:value-type="float">
            <text:p>2,025950</text:p>
          </table:table-cell>
          <table:table-cell office:value-type="float" office:value="23.6074" calcext:value-type="float">
            <text:p>23,607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14667743549067 <text:s text:c="4"/></text:p>
          </table:table-cell>
          <table:table-cell table:number-columns-repeated="3"/>
          <table:table-cell office:value-type="float" office:value="1.9378" calcext:value-type="float">
            <text:p>1,937800</text:p>
          </table:table-cell>
          <table:table-cell office:value-type="float" office:value="23.6147" calcext:value-type="float">
            <text:p>23,614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21967491158880 <text:s text:c="4"/></text:p>
          </table:table-cell>
          <table:table-cell table:number-columns-repeated="3"/>
          <table:table-cell office:value-type="float" office:value="1.84965" calcext:value-type="float">
            <text:p>1,849650</text:p>
          </table:table-cell>
          <table:table-cell office:value-type="float" office:value="23.622" calcext:value-type="float">
            <text:p>23,62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29297185835465 <text:s text:c="4"/></text:p>
          </table:table-cell>
          <table:table-cell table:number-columns-repeated="3"/>
          <table:table-cell office:value-type="float" office:value="1.76152" calcext:value-type="float">
            <text:p>1,761520</text:p>
          </table:table-cell>
          <table:table-cell office:value-type="float" office:value="23.6293" calcext:value-type="float">
            <text:p>23,629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36656844863964 <text:s text:c="4"/></text:p>
          </table:table-cell>
          <table:table-cell table:number-columns-repeated="3"/>
          <table:table-cell office:value-type="float" office:value="1.67339" calcext:value-type="float">
            <text:p>1,673390</text:p>
          </table:table-cell>
          <table:table-cell office:value-type="float" office:value="23.6367" calcext:value-type="float">
            <text:p>23,636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44046494948377 <text:s text:c="4"/></text:p>
          </table:table-cell>
          <table:table-cell table:number-columns-repeated="3"/>
          <table:table-cell office:value-type="float" office:value="1.58527" calcext:value-type="float">
            <text:p>1,585270</text:p>
          </table:table-cell>
          <table:table-cell office:value-type="float" office:value="23.644" calcext:value-type="float">
            <text:p>23,64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51466167195107 <text:s text:c="4"/></text:p>
          </table:table-cell>
          <table:table-cell table:number-columns-repeated="3"/>
          <table:table-cell office:value-type="float" office:value="1.49715" calcext:value-type="float">
            <text:p>1,497150</text:p>
          </table:table-cell>
          <table:table-cell office:value-type="float" office:value="23.6515" calcext:value-type="float">
            <text:p>23,651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58915880460086 <text:s text:c="4"/></text:p>
          </table:table-cell>
          <table:table-cell table:number-columns-repeated="3"/>
          <table:table-cell office:value-type="float" office:value="1.40905" calcext:value-type="float">
            <text:p>1,409050</text:p>
          </table:table-cell>
          <table:table-cell office:value-type="float" office:value="23.6589" calcext:value-type="float">
            <text:p>23,658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66395611389511 <text:s text:c="4"/></text:p>
          </table:table-cell>
          <table:table-cell table:number-columns-repeated="3"/>
          <table:table-cell office:value-type="float" office:value="1.32095" calcext:value-type="float">
            <text:p>1,320950</text:p>
          </table:table-cell>
          <table:table-cell office:value-type="float" office:value="23.6664" calcext:value-type="float">
            <text:p>23,666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73905261244975 <text:s text:c="4"/></text:p>
          </table:table-cell>
          <table:table-cell table:number-columns-repeated="3"/>
          <table:table-cell office:value-type="float" office:value="1.23286" calcext:value-type="float">
            <text:p>1,232860</text:p>
          </table:table-cell>
          <table:table-cell office:value-type="float" office:value="23.6739" calcext:value-type="float">
            <text:p>23,673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81444651967404 <text:s text:c="4"/></text:p>
          </table:table-cell>
          <table:table-cell table:number-columns-repeated="3"/>
          <table:table-cell office:value-type="float" office:value="1.14477" calcext:value-type="float">
            <text:p>1,144770</text:p>
          </table:table-cell>
          <table:table-cell office:value-type="float" office:value="23.6814" calcext:value-type="float">
            <text:p>23,681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89013610330623 <text:s text:c="4"/></text:p>
          </table:table-cell>
          <table:table-cell table:number-columns-repeated="3"/>
          <table:table-cell office:value-type="float" office:value="1.05669" calcext:value-type="float">
            <text:p>1,056690</text:p>
          </table:table-cell>
          <table:table-cell office:value-type="float" office:value="23.689" calcext:value-type="float">
            <text:p>23,68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96612201723891 <text:s text:c="4"/></text:p>
          </table:table-cell>
          <table:table-cell table:number-columns-repeated="3"/>
          <table:table-cell office:value-type="float" office:value="0.968616" calcext:value-type="float">
            <text:p>0,968616</text:p>
          </table:table-cell>
          <table:table-cell office:value-type="float" office:value="23.6966" calcext:value-type="float">
            <text:p>23,696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04241093053881 <text:s text:c="4"/></text:p>
          </table:table-cell>
          <table:table-cell table:number-columns-repeated="3"/>
          <table:table-cell office:value-type="float" office:value="0.880545" calcext:value-type="float">
            <text:p>0,880545</text:p>
          </table:table-cell>
          <table:table-cell office:value-type="float" office:value="23.7042" calcext:value-type="float">
            <text:p>23,704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11901773278669 <text:s text:c="4"/></text:p>
          </table:table-cell>
          <table:table-cell table:number-columns-repeated="3"/>
          <table:table-cell office:value-type="float" office:value="0.792479" calcext:value-type="float">
            <text:p>0,792479</text:p>
          </table:table-cell>
          <table:table-cell office:value-type="float" office:value="23.7119" calcext:value-type="float">
            <text:p>23,711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19595919791900 <text:s text:c="4"/></text:p>
          </table:table-cell>
          <table:table-cell table:number-columns-repeated="3"/>
          <table:table-cell office:value-type="float" office:value="0.704416" calcext:value-type="float">
            <text:p>0,704416</text:p>
          </table:table-cell>
          <table:table-cell office:value-type="float" office:value="23.7196" calcext:value-type="float">
            <text:p>23,719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27322871576632 <text:s text:c="4"/></text:p>
          </table:table-cell>
          <table:table-cell table:number-columns-repeated="3"/>
          <table:table-cell office:value-type="float" office:value="0.616356" calcext:value-type="float">
            <text:p>0,616356</text:p>
          </table:table-cell>
          <table:table-cell office:value-type="float" office:value="23.7273" calcext:value-type="float">
            <text:p>23,727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35075085390658 <text:s text:c="4"/></text:p>
          </table:table-cell>
          <table:table-cell table:number-columns-repeated="3"/>
          <table:table-cell office:value-type="float" office:value="0.5283" calcext:value-type="float">
            <text:p>0,528300</text:p>
          </table:table-cell>
          <table:table-cell office:value-type="float" office:value="23.7351" calcext:value-type="float">
            <text:p>23,735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42836041274806 <text:s text:c="4"/></text:p>
          </table:table-cell>
          <table:table-cell table:number-columns-repeated="3"/>
          <table:table-cell office:value-type="float" office:value="0.440246" calcext:value-type="float">
            <text:p>0,440246</text:p>
          </table:table-cell>
          <table:table-cell office:value-type="float" office:value="23.7428" calcext:value-type="float">
            <text:p>23,74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50595733861147 <text:s text:c="4"/></text:p>
          </table:table-cell>
          <table:table-cell table:number-columns-repeated="3"/>
          <table:table-cell office:value-type="float" office:value="0.352194" calcext:value-type="float">
            <text:p>0,352194</text:p>
          </table:table-cell>
          <table:table-cell office:value-type="float" office:value="23.7506" calcext:value-type="float">
            <text:p>23,750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58408193848329 <text:s text:c="4"/></text:p>
          </table:table-cell>
          <table:table-cell table:number-columns-repeated="3"/>
          <table:table-cell office:value-type="float" office:value="0.264144" calcext:value-type="float">
            <text:p>0,264144</text:p>
          </table:table-cell>
          <table:table-cell office:value-type="float" office:value="23.7584" calcext:value-type="float">
            <text:p>23,758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66467022393709 <text:s text:c="4"/></text:p>
          </table:table-cell>
          <table:table-cell table:number-columns-repeated="3"/>
          <table:table-cell office:value-type="float" office:value="0.176095" calcext:value-type="float">
            <text:p>0,176095</text:p>
          </table:table-cell>
          <table:table-cell office:value-type="float" office:value="23.7665" calcext:value-type="float">
            <text:p>23,766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74836757801342 <text:s text:c="4"/></text:p>
          </table:table-cell>
          <table:table-cell table:number-columns-repeated="3"/>
          <table:table-cell office:value-type="float" office:value="0.000958823" calcext:value-type="float">
            <text:p>0,000959</text:p>
          </table:table-cell>
          <table:table-cell office:value-type="float" office:value="23.7748" calcext:value-type="float">
            <text:p>23,774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81077206168018 <text:s text:c="4"/></text:p>
          </table:table-cell>
          <table:table-cell table:number-columns-repeated="3"/>
          <table:table-cell office:value-type="float" office:value="0" calcext:value-type="float">
            <text:p>0,000000</text:p>
          </table:table-cell>
          <table:table-cell office:value-type="float" office:value="23.7811" calcext:value-type="float">
            <text:p>23,781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76937884155110 <text:s text:c="4"/></text:p>
          </table:table-cell>
          <table:table-cell table:number-columns-repeated="4"/>
          <table:table-cell office:value-type="float" office:value="23.7769" calcext:value-type="float">
            <text:p>23,776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70669276472056 <text:s text:c="4"/></text:p>
          </table:table-cell>
          <table:table-cell table:number-columns-repeated="4"/>
          <table:table-cell office:value-type="float" office:value="23.7707" calcext:value-type="float">
            <text:p>23,770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64711578392983 <text:s text:c="4"/></text:p>
          </table:table-cell>
          <table:table-cell table:number-columns-repeated="4"/>
          <table:table-cell office:value-type="float" office:value="23.7647" calcext:value-type="float">
            <text:p>23,764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59000252984574 <text:s text:c="4"/></text:p>
          </table:table-cell>
          <table:table-cell table:number-columns-repeated="4"/>
          <table:table-cell office:value-type="float" office:value="23.759" calcext:value-type="float">
            <text:p>23,75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53341700460545 <text:s text:c="4"/></text:p>
          </table:table-cell>
          <table:table-cell table:number-columns-repeated="4"/>
          <table:table-cell office:value-type="float" office:value="23.7533" calcext:value-type="float">
            <text:p>23,753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47681891492668 <text:s text:c="4"/></text:p>
          </table:table-cell>
          <table:table-cell table:number-columns-repeated="4"/>
          <table:table-cell office:value-type="float" office:value="23.7477" calcext:value-type="float">
            <text:p>23,747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42030832820070 <text:s text:c="4"/></text:p>
          </table:table-cell>
          <table:table-cell table:number-columns-repeated="4"/>
          <table:table-cell office:value-type="float" office:value="23.742" calcext:value-type="float">
            <text:p>23,74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36405045772674 <text:s text:c="4"/></text:p>
          </table:table-cell>
          <table:table-cell table:number-columns-repeated="4"/>
          <table:table-cell office:value-type="float" office:value="23.7364" calcext:value-type="float">
            <text:p>23,736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30812074963403 <text:s text:c="4"/></text:p>
          </table:table-cell>
          <table:table-cell table:number-columns-repeated="4"/>
          <table:table-cell office:value-type="float" office:value="23.7308" calcext:value-type="float">
            <text:p>23,730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25252582779937 <text:s text:c="4"/></text:p>
          </table:table-cell>
          <table:table-cell table:number-columns-repeated="4"/>
          <table:table-cell office:value-type="float" office:value="23.7253" calcext:value-type="float">
            <text:p>23,725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19724893199675 <text:s text:c="4"/></text:p>
          </table:table-cell>
          <table:table-cell table:number-columns-repeated="4"/>
          <table:table-cell office:value-type="float" office:value="23.7197" calcext:value-type="float">
            <text:p>23,719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14227518635120 <text:s text:c="4"/></text:p>
          </table:table-cell>
          <table:table-cell table:number-columns-repeated="4"/>
          <table:table-cell office:value-type="float" office:value="23.7142" calcext:value-type="float">
            <text:p>23,714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08759793550378 <text:s text:c="4"/></text:p>
          </table:table-cell>
          <table:table-cell table:number-columns-repeated="4"/>
          <table:table-cell office:value-type="float" office:value="23.7088" calcext:value-type="float">
            <text:p>23,708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03321653926970 <text:s text:c="4"/></text:p>
          </table:table-cell>
          <table:table-cell table:number-columns-repeated="4"/>
          <table:table-cell office:value-type="float" office:value="23.7033" calcext:value-type="float">
            <text:p>23,703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97913274361934 <text:s text:c="4"/></text:p>
          </table:table-cell>
          <table:table-cell table:number-columns-repeated="4"/>
          <table:table-cell office:value-type="float" office:value="23.6979" calcext:value-type="float">
            <text:p>23,697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92534834285070 <text:s text:c="4"/></text:p>
          </table:table-cell>
          <table:table-cell table:number-columns-repeated="4"/>
          <table:table-cell office:value-type="float" office:value="23.6925" calcext:value-type="float">
            <text:p>23,692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87186433805380 <text:s text:c="4"/></text:p>
          </table:table-cell>
          <table:table-cell table:number-columns-repeated="4"/>
          <table:table-cell office:value-type="float" office:value="23.6872" calcext:value-type="float">
            <text:p>23,687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81868097647264 <text:s text:c="4"/></text:p>
          </table:table-cell>
          <table:table-cell table:number-columns-repeated="4"/>
          <table:table-cell office:value-type="float" office:value="23.6819" calcext:value-type="float">
            <text:p>23,681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76579808325510 <text:s text:c="4"/></text:p>
          </table:table-cell>
          <table:table-cell table:number-columns-repeated="4"/>
          <table:table-cell office:value-type="float" office:value="23.6766" calcext:value-type="float">
            <text:p>23,676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71321536104550 <text:s text:c="4"/></text:p>
          </table:table-cell>
          <table:table-cell table:number-columns-repeated="4"/>
          <table:table-cell office:value-type="float" office:value="23.6713" calcext:value-type="float">
            <text:p>23,671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66093255650640 <text:s text:c="4"/></text:p>
          </table:table-cell>
          <table:table-cell table:number-columns-repeated="4"/>
          <table:table-cell office:value-type="float" office:value="23.6661" calcext:value-type="float">
            <text:p>23,666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60894951049666 <text:s text:c="4"/></text:p>
          </table:table-cell>
          <table:table-cell table:number-columns-repeated="4"/>
          <table:table-cell office:value-type="float" office:value="23.6609" calcext:value-type="float">
            <text:p>23,660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55726614341312 <text:s text:c="4"/></text:p>
          </table:table-cell>
          <table:table-cell table:number-columns-repeated="4"/>
          <table:table-cell office:value-type="float" office:value="23.6557" calcext:value-type="float">
            <text:p>23,655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50588242002268 <text:s text:c="4"/></text:p>
          </table:table-cell>
          <table:table-cell table:number-columns-repeated="4"/>
          <table:table-cell office:value-type="float" office:value="23.6506" calcext:value-type="float">
            <text:p>23,650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45479831864847 <text:s text:c="4"/></text:p>
          </table:table-cell>
          <table:table-cell table:number-columns-repeated="4"/>
          <table:table-cell office:value-type="float" office:value="23.6455" calcext:value-type="float">
            <text:p>23,645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40401381310696 <text:s text:c="4"/></text:p>
          </table:table-cell>
          <table:table-cell table:number-columns-repeated="4"/>
          <table:table-cell office:value-type="float" office:value="23.6404" calcext:value-type="float">
            <text:p>23,640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35352886630834 <text:s text:c="4"/></text:p>
          </table:table-cell>
          <table:table-cell table:number-columns-repeated="4"/>
          <table:table-cell office:value-type="float" office:value="23.6354" calcext:value-type="float">
            <text:p>23,635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30334343104376 <text:s text:c="4"/></text:p>
          </table:table-cell>
          <table:table-cell table:number-columns-repeated="4"/>
          <table:table-cell office:value-type="float" office:value="23.6303" calcext:value-type="float">
            <text:p>23,630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25345745367444 <text:s text:c="4"/></text:p>
          </table:table-cell>
          <table:table-cell table:number-columns-repeated="4"/>
          <table:table-cell office:value-type="float" office:value="23.6253" calcext:value-type="float">
            <text:p>23,625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20387087789478 <text:s text:c="4"/></text:p>
          </table:table-cell>
          <table:table-cell table:number-columns-repeated="4"/>
          <table:table-cell office:value-type="float" office:value="23.6204" calcext:value-type="float">
            <text:p>23,620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15458364734369 <text:s text:c="4"/></text:p>
          </table:table-cell>
          <table:table-cell table:number-columns-repeated="4"/>
          <table:table-cell office:value-type="float" office:value="23.6155" calcext:value-type="float">
            <text:p>23,615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10559570686814 <text:s text:c="4"/></text:p>
          </table:table-cell>
          <table:table-cell table:number-columns-repeated="4"/>
          <table:table-cell office:value-type="float" office:value="23.6106" calcext:value-type="float">
            <text:p>23,610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05690700278377 <text:s text:c="4"/></text:p>
          </table:table-cell>
          <table:table-cell table:number-columns-repeated="4"/>
          <table:table-cell office:value-type="float" office:value="23.6057" calcext:value-type="float">
            <text:p>23,605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00851748258577 <text:s text:c="4"/></text:p>
          </table:table-cell>
          <table:table-cell table:number-columns-repeated="4"/>
          <table:table-cell office:value-type="float" office:value="23.6009" calcext:value-type="float">
            <text:p>23,600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96042709448572 <text:s text:c="4"/></text:p>
          </table:table-cell>
          <table:table-cell table:number-columns-repeated="4"/>
          <table:table-cell office:value-type="float" office:value="23.596" calcext:value-type="float">
            <text:p>23,59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91263578699945 <text:s text:c="4"/></text:p>
          </table:table-cell>
          <table:table-cell table:number-columns-repeated="4"/>
          <table:table-cell office:value-type="float" office:value="23.5913" calcext:value-type="float">
            <text:p>23,591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86514350868587 <text:s text:c="4"/></text:p>
          </table:table-cell>
          <table:table-cell table:number-columns-repeated="4"/>
          <table:table-cell office:value-type="float" office:value="23.5865" calcext:value-type="float">
            <text:p>23,586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81795020801273 <text:s text:c="4"/></text:p>
          </table:table-cell>
          <table:table-cell table:number-columns-repeated="4"/>
          <table:table-cell office:value-type="float" office:value="23.5818" calcext:value-type="float">
            <text:p>23,58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77105583334575 <text:s text:c="4"/></text:p>
          </table:table-cell>
          <table:table-cell table:number-columns-repeated="4"/>
          <table:table-cell office:value-type="float" office:value="23.5771" calcext:value-type="float">
            <text:p>23,577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72446033298498 <text:s text:c="4"/></text:p>
          </table:table-cell>
          <table:table-cell table:number-columns-repeated="4"/>
          <table:table-cell office:value-type="float" office:value="23.5724" calcext:value-type="float">
            <text:p>23,572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67816365521786 <text:s text:c="4"/></text:p>
          </table:table-cell>
          <table:table-cell table:number-columns-repeated="4"/>
          <table:table-cell office:value-type="float" office:value="23.5678" calcext:value-type="float">
            <text:p>23,567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63216574837288 <text:s text:c="4"/></text:p>
          </table:table-cell>
          <table:table-cell table:number-columns-repeated="4"/>
          <table:table-cell office:value-type="float" office:value="23.5632" calcext:value-type="float">
            <text:p>23,56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58646656085394 <text:s text:c="4"/></text:p>
          </table:table-cell>
          <table:table-cell table:number-columns-repeated="4"/>
          <table:table-cell office:value-type="float" office:value="23.5586" calcext:value-type="float">
            <text:p>23,558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54106604115770 <text:s text:c="4"/></text:p>
          </table:table-cell>
          <table:table-cell table:number-columns-repeated="4"/>
          <table:table-cell office:value-type="float" office:value="23.5541" calcext:value-type="float">
            <text:p>23,554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49596413787565 <text:s text:c="4"/></text:p>
          </table:table-cell>
          <table:table-cell table:number-columns-repeated="4"/>
          <table:table-cell office:value-type="float" office:value="23.5496" calcext:value-type="float">
            <text:p>23,549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45116079969421 <text:s text:c="4"/></text:p>
          </table:table-cell>
          <table:table-cell table:number-columns-repeated="4"/>
          <table:table-cell office:value-type="float" office:value="23.5451" calcext:value-type="float">
            <text:p>23,545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40665597538375 <text:s text:c="4"/></text:p>
          </table:table-cell>
          <table:table-cell table:number-columns-repeated="4"/>
          <table:table-cell office:value-type="float" office:value="23.5407" calcext:value-type="float">
            <text:p>23,540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36244961379598 <text:s text:c="4"/></text:p>
          </table:table-cell>
          <table:table-cell table:number-columns-repeated="4"/>
          <table:table-cell office:value-type="float" office:value="23.5362" calcext:value-type="float">
            <text:p>23,536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31854166385632 <text:s text:c="4"/></text:p>
          </table:table-cell>
          <table:table-cell table:number-columns-repeated="4"/>
          <table:table-cell office:value-type="float" office:value="23.5319" calcext:value-type="float">
            <text:p>23,531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27493207456082 <text:s text:c="4"/></text:p>
          </table:table-cell>
          <table:table-cell table:number-columns-repeated="4"/>
          <table:table-cell office:value-type="float" office:value="23.5275" calcext:value-type="float">
            <text:p>23,527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23162079497599 <text:s text:c="4"/></text:p>
          </table:table-cell>
          <table:table-cell table:number-columns-repeated="4"/>
          <table:table-cell office:value-type="float" office:value="23.5232" calcext:value-type="float">
            <text:p>23,52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18860777423672 <text:s text:c="4"/></text:p>
          </table:table-cell>
          <table:table-cell table:number-columns-repeated="4"/>
          <table:table-cell office:value-type="float" office:value="23.5189" calcext:value-type="float">
            <text:p>23,518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14589296154959 <text:s text:c="4"/></text:p>
          </table:table-cell>
          <table:table-cell table:number-columns-repeated="4"/>
          <table:table-cell office:value-type="float" office:value="23.5146" calcext:value-type="float">
            <text:p>23,514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10347630619233 <text:s text:c="4"/></text:p>
          </table:table-cell>
          <table:table-cell table:number-columns-repeated="4"/>
          <table:table-cell office:value-type="float" office:value="23.5103" calcext:value-type="float">
            <text:p>23,510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06135775751567 <text:s text:c="4"/></text:p>
          </table:table-cell>
          <table:table-cell table:number-columns-repeated="4"/>
          <table:table-cell office:value-type="float" office:value="23.5061" calcext:value-type="float">
            <text:p>23,506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01953726494186 <text:s text:c="4"/></text:p>
          </table:table-cell>
          <table:table-cell table:number-columns-repeated="4"/>
          <table:table-cell office:value-type="float" office:value="23.502" calcext:value-type="float">
            <text:p>23,50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97801477796678 <text:s text:c="4"/></text:p>
          </table:table-cell>
          <table:table-cell table:number-columns-repeated="4"/>
          <table:table-cell office:value-type="float" office:value="23.4978" calcext:value-type="float">
            <text:p>23,497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93679024615865 <text:s text:c="4"/></text:p>
          </table:table-cell>
          <table:table-cell table:number-columns-repeated="4"/>
          <table:table-cell office:value-type="float" office:value="23.4937" calcext:value-type="float">
            <text:p>23,493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89586361916139 <text:s text:c="4"/></text:p>
          </table:table-cell>
          <table:table-cell table:number-columns-repeated="4"/>
          <table:table-cell office:value-type="float" office:value="23.4896" calcext:value-type="float">
            <text:p>23,489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85523484668889 <text:s text:c="4"/></text:p>
          </table:table-cell>
          <table:table-cell table:number-columns-repeated="4"/>
          <table:table-cell office:value-type="float" office:value="23.4855" calcext:value-type="float">
            <text:p>23,485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81490387853011 <text:s text:c="4"/></text:p>
          </table:table-cell>
          <table:table-cell table:number-columns-repeated="4"/>
          <table:table-cell office:value-type="float" office:value="23.4815" calcext:value-type="float">
            <text:p>23,481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77487066454621 <text:s text:c="4"/></text:p>
          </table:table-cell>
          <table:table-cell table:number-columns-repeated="4"/>
          <table:table-cell office:value-type="float" office:value="23.4775" calcext:value-type="float">
            <text:p>23,477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73513515467065 <text:s text:c="4"/></text:p>
          </table:table-cell>
          <table:table-cell table:number-columns-repeated="4"/>
          <table:table-cell office:value-type="float" office:value="23.4735" calcext:value-type="float">
            <text:p>23,473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69569729891070 <text:s text:c="4"/></text:p>
          </table:table-cell>
          <table:table-cell table:number-columns-repeated="4"/>
          <table:table-cell office:value-type="float" office:value="23.4696" calcext:value-type="float">
            <text:p>23,469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65655704734623 <text:s text:c="4"/></text:p>
          </table:table-cell>
          <table:table-cell table:number-columns-repeated="4"/>
          <table:table-cell office:value-type="float" office:value="23.4657" calcext:value-type="float">
            <text:p>23,465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61771435012960 <text:s text:c="4"/></text:p>
          </table:table-cell>
          <table:table-cell table:number-columns-repeated="4"/>
          <table:table-cell office:value-type="float" office:value="23.4618" calcext:value-type="float">
            <text:p>23,46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57916915748399 <text:s text:c="4"/></text:p>
          </table:table-cell>
          <table:table-cell table:number-columns-repeated="4"/>
          <table:table-cell office:value-type="float" office:value="23.4579" calcext:value-type="float">
            <text:p>23,457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54092141970904 <text:s text:c="4"/></text:p>
          </table:table-cell>
          <table:table-cell table:number-columns-repeated="4"/>
          <table:table-cell office:value-type="float" office:value="23.4541" calcext:value-type="float">
            <text:p>23,454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50297108717226 <text:s text:c="4"/></text:p>
          </table:table-cell>
          <table:table-cell table:number-columns-repeated="4"/>
          <table:table-cell office:value-type="float" office:value="23.4503" calcext:value-type="float">
            <text:p>23,450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46531811031733 <text:s text:c="4"/></text:p>
          </table:table-cell>
          <table:table-cell table:number-columns-repeated="4"/>
          <table:table-cell office:value-type="float" office:value="23.4465" calcext:value-type="float">
            <text:p>23,446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42796243966018 <text:s text:c="4"/></text:p>
          </table:table-cell>
          <table:table-cell table:number-columns-repeated="4"/>
          <table:table-cell office:value-type="float" office:value="23.4428" calcext:value-type="float">
            <text:p>23,44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39090402578881 <text:s text:c="4"/></text:p>
          </table:table-cell>
          <table:table-cell table:number-columns-repeated="4"/>
          <table:table-cell office:value-type="float" office:value="23.4391" calcext:value-type="float">
            <text:p>23,439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35414281936445 <text:s text:c="4"/></text:p>
          </table:table-cell>
          <table:table-cell table:number-columns-repeated="4"/>
          <table:table-cell office:value-type="float" office:value="23.4354" calcext:value-type="float">
            <text:p>23,435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31767877111980 <text:s text:c="4"/></text:p>
          </table:table-cell>
          <table:table-cell table:number-columns-repeated="4"/>
          <table:table-cell office:value-type="float" office:value="23.4318" calcext:value-type="float">
            <text:p>23,43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28151183186095 <text:s text:c="4"/></text:p>
          </table:table-cell>
          <table:table-cell table:number-columns-repeated="4"/>
          <table:table-cell office:value-type="float" office:value="23.4282" calcext:value-type="float">
            <text:p>23,428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24564195246660 <text:s text:c="4"/></text:p>
          </table:table-cell>
          <table:table-cell table:number-columns-repeated="4"/>
          <table:table-cell office:value-type="float" office:value="23.4246" calcext:value-type="float">
            <text:p>23,424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21006908388904 <text:s text:c="4"/></text:p>
          </table:table-cell>
          <table:table-cell table:number-columns-repeated="4"/>
          <table:table-cell office:value-type="float" office:value="23.421" calcext:value-type="float">
            <text:p>23,42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17479317715056 <text:s text:c="4"/></text:p>
          </table:table-cell>
          <table:table-cell table:number-columns-repeated="4"/>
          <table:table-cell office:value-type="float" office:value="23.4175" calcext:value-type="float">
            <text:p>23,417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13981418334743 <text:s text:c="4"/></text:p>
          </table:table-cell>
          <table:table-cell table:number-columns-repeated="4"/>
          <table:table-cell office:value-type="float" office:value="23.414" calcext:value-type="float">
            <text:p>23,41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10513205364992 <text:s text:c="4"/></text:p>
          </table:table-cell>
          <table:table-cell table:number-columns-repeated="4"/>
          <table:table-cell office:value-type="float" office:value="23.4105" calcext:value-type="float">
            <text:p>23,410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07074673929714 <text:s text:c="4"/></text:p>
          </table:table-cell>
          <table:table-cell table:number-columns-repeated="4"/>
          <table:table-cell office:value-type="float" office:value="23.4071" calcext:value-type="float">
            <text:p>23,407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03665819160540 <text:s text:c="4"/></text:p>
          </table:table-cell>
          <table:table-cell table:number-columns-repeated="4"/>
          <table:table-cell office:value-type="float" office:value="23.4037" calcext:value-type="float">
            <text:p>23,403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00286636195926 <text:s text:c="4"/></text:p>
          </table:table-cell>
          <table:table-cell table:number-columns-repeated="4"/>
          <table:table-cell office:value-type="float" office:value="23.4003" calcext:value-type="float">
            <text:p>23,400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96937120181772 <text:s text:c="4"/></text:p>
          </table:table-cell>
          <table:table-cell table:number-columns-repeated="4"/>
          <table:table-cell office:value-type="float" office:value="23.3969" calcext:value-type="float">
            <text:p>23,396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93617266271338 <text:s text:c="4"/></text:p>
          </table:table-cell>
          <table:table-cell table:number-columns-repeated="4"/>
          <table:table-cell office:value-type="float" office:value="23.3936" calcext:value-type="float">
            <text:p>23,39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90327069624899 <text:s text:c="4"/></text:p>
          </table:table-cell>
          <table:table-cell table:number-columns-repeated="4"/>
          <table:table-cell office:value-type="float" office:value="23.3903" calcext:value-type="float">
            <text:p>23,390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87066525410120 <text:s text:c="4"/></text:p>
          </table:table-cell>
          <table:table-cell table:number-columns-repeated="4"/>
          <table:table-cell office:value-type="float" office:value="23.3871" calcext:value-type="float">
            <text:p>23,387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83835628801684 <text:s text:c="4"/></text:p>
          </table:table-cell>
          <table:table-cell table:number-columns-repeated="4"/>
          <table:table-cell office:value-type="float" office:value="23.3838" calcext:value-type="float">
            <text:p>23,383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80634374981774 <text:s text:c="4"/></text:p>
          </table:table-cell>
          <table:table-cell table:number-columns-repeated="4"/>
          <table:table-cell office:value-type="float" office:value="23.3806" calcext:value-type="float">
            <text:p>23,380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77462759139664 <text:s text:c="4"/></text:p>
          </table:table-cell>
          <table:table-cell table:number-columns-repeated="4"/>
          <table:table-cell office:value-type="float" office:value="23.3775" calcext:value-type="float">
            <text:p>23,377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74320776471883 <text:s text:c="4"/></text:p>
          </table:table-cell>
          <table:table-cell table:number-columns-repeated="4"/>
          <table:table-cell office:value-type="float" office:value="23.3743" calcext:value-type="float">
            <text:p>23,374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71208422182388 <text:s text:c="4"/></text:p>
          </table:table-cell>
          <table:table-cell table:number-columns-repeated="4"/>
          <table:table-cell office:value-type="float" office:value="23.3712" calcext:value-type="float">
            <text:p>23,371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68125691481943 <text:s text:c="4"/></text:p>
          </table:table-cell>
          <table:table-cell table:number-columns-repeated="4"/>
          <table:table-cell office:value-type="float" office:value="23.3681" calcext:value-type="float">
            <text:p>23,368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65072579588869 <text:s text:c="4"/></text:p>
          </table:table-cell>
          <table:table-cell table:number-columns-repeated="4"/>
          <table:table-cell office:value-type="float" office:value="23.3651" calcext:value-type="float">
            <text:p>23,365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62049081728681 <text:s text:c="4"/></text:p>
          </table:table-cell>
          <table:table-cell table:number-columns-repeated="4"/>
          <table:table-cell office:value-type="float" office:value="23.362" calcext:value-type="float">
            <text:p>23,36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59055193133951 <text:s text:c="4"/></text:p>
          </table:table-cell>
          <table:table-cell table:number-columns-repeated="4"/>
          <table:table-cell office:value-type="float" office:value="23.3591" calcext:value-type="float">
            <text:p>23,359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56090909044497 <text:s text:c="4"/></text:p>
          </table:table-cell>
          <table:table-cell table:number-columns-repeated="4"/>
          <table:table-cell office:value-type="float" office:value="23.3561" calcext:value-type="float">
            <text:p>23,356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53156224707554 <text:s text:c="4"/></text:p>
          </table:table-cell>
          <table:table-cell table:number-columns-repeated="4"/>
          <table:table-cell office:value-type="float" office:value="23.3532" calcext:value-type="float">
            <text:p>23,35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50251135377423 <text:s text:c="4"/></text:p>
          </table:table-cell>
          <table:table-cell table:number-columns-repeated="4"/>
          <table:table-cell office:value-type="float" office:value="23.3503" calcext:value-type="float">
            <text:p>23,350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47375636315586 <text:s text:c="4"/></text:p>
          </table:table-cell>
          <table:table-cell table:number-columns-repeated="4"/>
          <table:table-cell office:value-type="float" office:value="23.3474" calcext:value-type="float">
            <text:p>23,347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44529722790750 <text:s text:c="4"/></text:p>
          </table:table-cell>
          <table:table-cell table:number-columns-repeated="4"/>
          <table:table-cell office:value-type="float" office:value="23.3445" calcext:value-type="float">
            <text:p>23,344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41713390078869 <text:s text:c="4"/></text:p>
          </table:table-cell>
          <table:table-cell table:number-columns-repeated="4"/>
          <table:table-cell office:value-type="float" office:value="23.3417" calcext:value-type="float">
            <text:p>23,341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38926633462989 <text:s text:c="4"/></text:p>
          </table:table-cell>
          <table:table-cell table:number-columns-repeated="4"/>
          <table:table-cell office:value-type="float" office:value="23.3389" calcext:value-type="float">
            <text:p>23,338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36169448233726 <text:s text:c="4"/></text:p>
          </table:table-cell>
          <table:table-cell table:number-columns-repeated="4"/>
          <table:table-cell office:value-type="float" office:value="23.3362" calcext:value-type="float">
            <text:p>23,336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33441829688226 <text:s text:c="4"/></text:p>
          </table:table-cell>
          <table:table-cell table:number-columns-repeated="4"/>
          <table:table-cell office:value-type="float" office:value="23.3334" calcext:value-type="float">
            <text:p>23,333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30743773131449 <text:s text:c="4"/></text:p>
          </table:table-cell>
          <table:table-cell table:number-columns-repeated="4"/>
          <table:table-cell office:value-type="float" office:value="23.3307" calcext:value-type="float">
            <text:p>23,330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28075273875182 <text:s text:c="4"/></text:p>
          </table:table-cell>
          <table:table-cell table:number-columns-repeated="4"/>
          <table:table-cell office:value-type="float" office:value="23.3281" calcext:value-type="float">
            <text:p>23,328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25436327238791 <text:s text:c="4"/></text:p>
          </table:table-cell>
          <table:table-cell table:number-columns-repeated="4"/>
          <table:table-cell office:value-type="float" office:value="23.3254" calcext:value-type="float">
            <text:p>23,325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22826928548203 <text:s text:c="4"/></text:p>
          </table:table-cell>
          <table:table-cell table:number-columns-repeated="4"/>
          <table:table-cell office:value-type="float" office:value="23.3228" calcext:value-type="float">
            <text:p>23,32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20247073137164 <text:s text:c="4"/></text:p>
          </table:table-cell>
          <table:table-cell table:number-columns-repeated="4"/>
          <table:table-cell office:value-type="float" office:value="23.3202" calcext:value-type="float">
            <text:p>23,320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17696756346109 <text:s text:c="4"/></text:p>
          </table:table-cell>
          <table:table-cell table:number-columns-repeated="4"/>
          <table:table-cell office:value-type="float" office:value="23.3177" calcext:value-type="float">
            <text:p>23,317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15175973523029 <text:s text:c="4"/></text:p>
          </table:table-cell>
          <table:table-cell table:number-columns-repeated="4"/>
          <table:table-cell office:value-type="float" office:value="23.3152" calcext:value-type="float">
            <text:p>23,315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12684720022830 <text:s text:c="4"/></text:p>
          </table:table-cell>
          <table:table-cell table:number-columns-repeated="4"/>
          <table:table-cell office:value-type="float" office:value="23.3127" calcext:value-type="float">
            <text:p>23,312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10222991207674 <text:s text:c="4"/></text:p>
          </table:table-cell>
          <table:table-cell table:number-columns-repeated="4"/>
          <table:table-cell office:value-type="float" office:value="23.3102" calcext:value-type="float">
            <text:p>23,310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07790782446947 <text:s text:c="4"/></text:p>
          </table:table-cell>
          <table:table-cell table:number-columns-repeated="4"/>
          <table:table-cell office:value-type="float" office:value="23.3078" calcext:value-type="float">
            <text:p>23,307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05388089117166 <text:s text:c="4"/></text:p>
          </table:table-cell>
          <table:table-cell table:number-columns-repeated="4"/>
          <table:table-cell office:value-type="float" office:value="23.3054" calcext:value-type="float">
            <text:p>23,305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03014906601916 <text:s text:c="4"/></text:p>
          </table:table-cell>
          <table:table-cell table:number-columns-repeated="4"/>
          <table:table-cell office:value-type="float" office:value="23.303" calcext:value-type="float">
            <text:p>23,30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00671230292057 <text:s text:c="4"/></text:p>
          </table:table-cell>
          <table:table-cell table:number-columns-repeated="4"/>
          <table:table-cell office:value-type="float" office:value="23.3007" calcext:value-type="float">
            <text:p>23,300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98357055585516 <text:s text:c="4"/></text:p>
          </table:table-cell>
          <table:table-cell table:number-columns-repeated="4"/>
          <table:table-cell office:value-type="float" office:value="23.2984" calcext:value-type="float">
            <text:p>23,298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96072377887413 <text:s text:c="4"/></text:p>
          </table:table-cell>
          <table:table-cell table:number-columns-repeated="4"/>
          <table:table-cell office:value-type="float" office:value="23.2961" calcext:value-type="float">
            <text:p>23,296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93817192610067 <text:s text:c="4"/></text:p>
          </table:table-cell>
          <table:table-cell table:number-columns-repeated="4"/>
          <table:table-cell office:value-type="float" office:value="23.2938" calcext:value-type="float">
            <text:p>23,293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91591495172931 <text:s text:c="4"/></text:p>
          </table:table-cell>
          <table:table-cell table:number-columns-repeated="4"/>
          <table:table-cell office:value-type="float" office:value="23.2916" calcext:value-type="float">
            <text:p>23,291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89395281002331 <text:s text:c="4"/></text:p>
          </table:table-cell>
          <table:table-cell table:number-columns-repeated="4"/>
          <table:table-cell office:value-type="float" office:value="23.2894" calcext:value-type="float">
            <text:p>23,289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87228545532187 <text:s text:c="4"/></text:p>
          </table:table-cell>
          <table:table-cell table:number-columns-repeated="4"/>
          <table:table-cell office:value-type="float" office:value="23.2872" calcext:value-type="float">
            <text:p>23,287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85091284203254 <text:s text:c="4"/></text:p>
          </table:table-cell>
          <table:table-cell table:number-columns-repeated="4"/>
          <table:table-cell office:value-type="float" office:value="23.2851" calcext:value-type="float">
            <text:p>23,285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82983492463199 <text:s text:c="4"/></text:p>
          </table:table-cell>
          <table:table-cell table:number-columns-repeated="4"/>
          <table:table-cell office:value-type="float" office:value="23.283" calcext:value-type="float">
            <text:p>23,28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80905165767518 <text:s text:c="4"/></text:p>
          </table:table-cell>
          <table:table-cell table:number-columns-repeated="4"/>
          <table:table-cell office:value-type="float" office:value="23.2809" calcext:value-type="float">
            <text:p>23,280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78856299578067 <text:s text:c="4"/></text:p>
          </table:table-cell>
          <table:table-cell table:number-columns-repeated="4"/>
          <table:table-cell office:value-type="float" office:value="23.2789" calcext:value-type="float">
            <text:p>23,278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76836889364251 <text:s text:c="4"/></text:p>
          </table:table-cell>
          <table:table-cell table:number-columns-repeated="4"/>
          <table:table-cell office:value-type="float" office:value="23.2768" calcext:value-type="float">
            <text:p>23,276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74846930602656 <text:s text:c="4"/></text:p>
          </table:table-cell>
          <table:table-cell table:number-columns-repeated="4"/>
          <table:table-cell office:value-type="float" office:value="23.2748" calcext:value-type="float">
            <text:p>23,274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72886418776508 <text:s text:c="4"/></text:p>
          </table:table-cell>
          <table:table-cell table:number-columns-repeated="4"/>
          <table:table-cell office:value-type="float" office:value="23.2729" calcext:value-type="float">
            <text:p>23,272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70955349376614 <text:s text:c="4"/></text:p>
          </table:table-cell>
          <table:table-cell table:number-columns-repeated="4"/>
          <table:table-cell office:value-type="float" office:value="23.271" calcext:value-type="float">
            <text:p>23,27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69053717900842 <text:s text:c="4"/></text:p>
          </table:table-cell>
          <table:table-cell table:number-columns-repeated="4"/>
          <table:table-cell office:value-type="float" office:value="23.2691" calcext:value-type="float">
            <text:p>23,269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67181519853828 <text:s text:c="4"/></text:p>
          </table:table-cell>
          <table:table-cell table:number-columns-repeated="4"/>
          <table:table-cell office:value-type="float" office:value="23.2672" calcext:value-type="float">
            <text:p>23,267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65338750747478 <text:s text:c="4"/></text:p>
          </table:table-cell>
          <table:table-cell table:number-columns-repeated="4"/>
          <table:table-cell office:value-type="float" office:value="23.2653" calcext:value-type="float">
            <text:p>23,265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63525406100900 <text:s text:c="4"/></text:p>
          </table:table-cell>
          <table:table-cell table:number-columns-repeated="4"/>
          <table:table-cell office:value-type="float" office:value="23.2635" calcext:value-type="float">
            <text:p>23,263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61741481440197 <text:s text:c="4"/></text:p>
          </table:table-cell>
          <table:table-cell table:number-columns-repeated="4"/>
          <table:table-cell office:value-type="float" office:value="23.2617" calcext:value-type="float">
            <text:p>23,261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59986972298581 <text:s text:c="4"/></text:p>
          </table:table-cell>
          <table:table-cell table:number-columns-repeated="4"/>
          <table:table-cell office:value-type="float" office:value="23.26" calcext:value-type="float">
            <text:p>23,26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58261874216252 <text:s text:c="4"/></text:p>
          </table:table-cell>
          <table:table-cell table:number-columns-repeated="4"/>
          <table:table-cell office:value-type="float" office:value="23.2583" calcext:value-type="float">
            <text:p>23,258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56566182740617 <text:s text:c="4"/></text:p>
          </table:table-cell>
          <table:table-cell table:number-columns-repeated="4"/>
          <table:table-cell office:value-type="float" office:value="23.2566" calcext:value-type="float">
            <text:p>23,256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54899893426057 <text:s text:c="4"/></text:p>
          </table:table-cell>
          <table:table-cell table:number-columns-repeated="4"/>
          <table:table-cell office:value-type="float" office:value="23.2549" calcext:value-type="float">
            <text:p>23,254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53263001834011 <text:s text:c="4"/></text:p>
          </table:table-cell>
          <table:table-cell table:number-columns-repeated="4"/>
          <table:table-cell office:value-type="float" office:value="23.2533" calcext:value-type="float">
            <text:p>23,253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51655503533019 <text:s text:c="4"/></text:p>
          </table:table-cell>
          <table:table-cell table:number-columns-repeated="4"/>
          <table:table-cell office:value-type="float" office:value="23.2517" calcext:value-type="float">
            <text:p>23,251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50077394098739 <text:s text:c="4"/></text:p>
          </table:table-cell>
          <table:table-cell table:number-columns-repeated="4"/>
          <table:table-cell office:value-type="float" office:value="23.2501" calcext:value-type="float">
            <text:p>23,250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48528669113426 <text:s text:c="4"/></text:p>
          </table:table-cell>
          <table:table-cell table:number-columns-repeated="4"/>
          <table:table-cell office:value-type="float" office:value="23.2485" calcext:value-type="float">
            <text:p>23,248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47009324167145 <text:s text:c="4"/></text:p>
          </table:table-cell>
          <table:table-cell table:number-columns-repeated="4"/>
          <table:table-cell office:value-type="float" office:value="23.247" calcext:value-type="float">
            <text:p>23,247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45519354856416 <text:s text:c="4"/></text:p>
          </table:table-cell>
          <table:table-cell table:number-columns-repeated="4"/>
          <table:table-cell office:value-type="float" office:value="23.2455" calcext:value-type="float">
            <text:p>23,245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44058756785030 <text:s text:c="4"/></text:p>
          </table:table-cell>
          <table:table-cell table:number-columns-repeated="4"/>
          <table:table-cell office:value-type="float" office:value="23.2441" calcext:value-type="float">
            <text:p>23,244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42627525563691 <text:s text:c="4"/></text:p>
          </table:table-cell>
          <table:table-cell table:number-columns-repeated="4"/>
          <table:table-cell office:value-type="float" office:value="23.2426" calcext:value-type="float">
            <text:p>23,242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41225656810585 <text:s text:c="4"/></text:p>
          </table:table-cell>
          <table:table-cell table:number-columns-repeated="4"/>
          <table:table-cell office:value-type="float" office:value="23.2412" calcext:value-type="float">
            <text:p>23,241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39853146150573 <text:s text:c="4"/></text:p>
          </table:table-cell>
          <table:table-cell table:number-columns-repeated="4"/>
          <table:table-cell office:value-type="float" office:value="23.2399" calcext:value-type="float">
            <text:p>23,239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38509989215817 <text:s text:c="4"/></text:p>
          </table:table-cell>
          <table:table-cell table:number-columns-repeated="4"/>
          <table:table-cell office:value-type="float" office:value="23.2385" calcext:value-type="float">
            <text:p>23,238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37196181645409 <text:s text:c="4"/></text:p>
          </table:table-cell>
          <table:table-cell table:number-columns-repeated="4"/>
          <table:table-cell office:value-type="float" office:value="23.2372" calcext:value-type="float">
            <text:p>23,237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35911719085259 <text:s text:c="4"/></text:p>
          </table:table-cell>
          <table:table-cell table:number-columns-repeated="4"/>
          <table:table-cell office:value-type="float" office:value="23.2359" calcext:value-type="float">
            <text:p>23,235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34656597188341 <text:s text:c="4"/></text:p>
          </table:table-cell>
          <table:table-cell table:number-columns-repeated="4"/>
          <table:table-cell office:value-type="float" office:value="23.2347" calcext:value-type="float">
            <text:p>23,234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33430811613974 <text:s text:c="4"/></text:p>
          </table:table-cell>
          <table:table-cell table:number-columns-repeated="4"/>
          <table:table-cell office:value-type="float" office:value="23.2334" calcext:value-type="float">
            <text:p>23,233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32234358028293 <text:s text:c="4"/></text:p>
          </table:table-cell>
          <table:table-cell table:number-columns-repeated="4"/>
          <table:table-cell office:value-type="float" office:value="23.2322" calcext:value-type="float">
            <text:p>23,232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31067232103857 <text:s text:c="4"/></text:p>
          </table:table-cell>
          <table:table-cell table:number-columns-repeated="4"/>
          <table:table-cell office:value-type="float" office:value="23.2311" calcext:value-type="float">
            <text:p>23,231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29929429519959 <text:s text:c="4"/></text:p>
          </table:table-cell>
          <table:table-cell table:number-columns-repeated="4"/>
          <table:table-cell office:value-type="float" office:value="23.2299" calcext:value-type="float">
            <text:p>23,229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28820945963250 <text:s text:c="4"/></text:p>
          </table:table-cell>
          <table:table-cell table:number-columns-repeated="4"/>
          <table:table-cell office:value-type="float" office:value="23.2288" calcext:value-type="float">
            <text:p>23,228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27741777128013 <text:s text:c="4"/></text:p>
          </table:table-cell>
          <table:table-cell table:number-columns-repeated="4"/>
          <table:table-cell office:value-type="float" office:value="23.2277" calcext:value-type="float">
            <text:p>23,227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26691918717489 <text:s text:c="4"/></text:p>
          </table:table-cell>
          <table:table-cell table:number-columns-repeated="4"/>
          <table:table-cell office:value-type="float" office:value="23.2267" calcext:value-type="float">
            <text:p>23,226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25671366444711 <text:s text:c="4"/></text:p>
          </table:table-cell>
          <table:table-cell table:number-columns-repeated="4"/>
          <table:table-cell office:value-type="float" office:value="23.2257" calcext:value-type="float">
            <text:p>23,225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24680116033039 <text:s text:c="4"/></text:p>
          </table:table-cell>
          <table:table-cell table:number-columns-repeated="4"/>
          <table:table-cell office:value-type="float" office:value="23.2247" calcext:value-type="float">
            <text:p>23,224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23718163215409 <text:s text:c="4"/></text:p>
          </table:table-cell>
          <table:table-cell table:number-columns-repeated="4"/>
          <table:table-cell office:value-type="float" office:value="23.2237" calcext:value-type="float">
            <text:p>23,223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22785503732094 <text:s text:c="4"/></text:p>
          </table:table-cell>
          <table:table-cell table:number-columns-repeated="4"/>
          <table:table-cell office:value-type="float" office:value="23.2228" calcext:value-type="float">
            <text:p>23,22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21882133325764 <text:s text:c="4"/></text:p>
          </table:table-cell>
          <table:table-cell table:number-columns-repeated="4"/>
          <table:table-cell office:value-type="float" office:value="23.2219" calcext:value-type="float">
            <text:p>23,221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21008047734180 <text:s text:c="4"/></text:p>
          </table:table-cell>
          <table:table-cell table:number-columns-repeated="4"/>
          <table:table-cell office:value-type="float" office:value="23.221" calcext:value-type="float">
            <text:p>23,22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20163242682375 <text:s text:c="4"/></text:p>
          </table:table-cell>
          <table:table-cell table:number-columns-repeated="4"/>
          <table:table-cell office:value-type="float" office:value="23.2202" calcext:value-type="float">
            <text:p>23,220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9347713877212 <text:s text:c="4"/></text:p>
          </table:table-cell>
          <table:table-cell table:number-columns-repeated="4"/>
          <table:table-cell office:value-type="float" office:value="23.2193" calcext:value-type="float">
            <text:p>23,219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8561457010349 <text:s text:c="4"/></text:p>
          </table:table-cell>
          <table:table-cell table:number-columns-repeated="4"/>
          <table:table-cell office:value-type="float" office:value="23.2186" calcext:value-type="float">
            <text:p>23,218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7804467775572 <text:s text:c="4"/></text:p>
          </table:table-cell>
          <table:table-cell table:number-columns-repeated="4"/>
          <table:table-cell office:value-type="float" office:value="23.2178" calcext:value-type="float">
            <text:p>23,217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7076741906091 <text:s text:c="4"/></text:p>
          </table:table-cell>
          <table:table-cell table:number-columns-repeated="4"/>
          <table:table-cell office:value-type="float" office:value="23.2171" calcext:value-type="float">
            <text:p>23,217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6378275232969 <text:s text:c="4"/></text:p>
          </table:table-cell>
          <table:table-cell table:number-columns-repeated="4"/>
          <table:table-cell office:value-type="float" office:value="23.2164" calcext:value-type="float">
            <text:p>23,216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5709063749973 <text:s text:c="4"/></text:p>
          </table:table-cell>
          <table:table-cell table:number-columns-repeated="4"/>
          <table:table-cell office:value-type="float" office:value="23.2157" calcext:value-type="float">
            <text:p>23,215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5069103654205 <text:s text:c="4"/></text:p>
          </table:table-cell>
          <table:table-cell table:number-columns-repeated="4"/>
          <table:table-cell office:value-type="float" office:value="23.2151" calcext:value-type="float">
            <text:p>23,215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4458391310011 <text:s text:c="4"/></text:p>
          </table:table-cell>
          <table:table-cell table:number-columns-repeated="4"/>
          <table:table-cell office:value-type="float" office:value="23.2145" calcext:value-type="float">
            <text:p>23,214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3876923070313 <text:s text:c="4"/></text:p>
          </table:table-cell>
          <table:table-cell table:number-columns-repeated="4"/>
          <table:table-cell office:value-type="float" office:value="23.2139" calcext:value-type="float">
            <text:p>23,213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3324694909002 <text:s text:c="4"/></text:p>
          </table:table-cell>
          <table:table-cell table:number-columns-repeated="4"/>
          <table:table-cell office:value-type="float" office:value="23.2133" calcext:value-type="float">
            <text:p>23,213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2801701890303 <text:s text:c="4"/></text:p>
          </table:table-cell>
          <table:table-cell table:number-columns-repeated="4"/>
          <table:table-cell office:value-type="float" office:value="23.2128" calcext:value-type="float">
            <text:p>23,21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2307937649452 <text:s text:c="4"/></text:p>
          </table:table-cell>
          <table:table-cell table:number-columns-repeated="4"/>
          <table:table-cell office:value-type="float" office:value="23.2123" calcext:value-type="float">
            <text:p>23,212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1843394281299 <text:s text:c="4"/></text:p>
          </table:table-cell>
          <table:table-cell table:number-columns-repeated="4"/>
          <table:table-cell office:value-type="float" office:value="23.2118" calcext:value-type="float">
            <text:p>23,21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1408063242192 <text:s text:c="4"/></text:p>
          </table:table-cell>
          <table:table-cell table:number-columns-repeated="4"/>
          <table:table-cell office:value-type="float" office:value="23.2114" calcext:value-type="float">
            <text:p>23,211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1001937895684 <text:s text:c="4"/></text:p>
          </table:table-cell>
          <table:table-cell table:number-columns-repeated="4"/>
          <table:table-cell office:value-type="float" office:value="23.211" calcext:value-type="float">
            <text:p>23,21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0625017853204 <text:s text:c="4"/></text:p>
          </table:table-cell>
          <table:table-cell table:number-columns-repeated="4"/>
          <table:table-cell office:value-type="float" office:value="23.2106" calcext:value-type="float">
            <text:p>23,210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0277313931634 <text:s text:c="4"/></text:p>
          </table:table-cell>
          <table:table-cell table:number-columns-repeated="4"/>
          <table:table-cell office:value-type="float" office:value="23.2103" calcext:value-type="float">
            <text:p>23,210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9958850216303 <text:s text:c="4"/></text:p>
          </table:table-cell>
          <table:table-cell table:number-columns-repeated="4"/>
          <table:table-cell office:value-type="float" office:value="23.21" calcext:value-type="float">
            <text:p>23,21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9669656992279 <text:s text:c="4"/></text:p>
          </table:table-cell>
          <table:table-cell table:number-columns-repeated="4"/>
          <table:table-cell office:value-type="float" office:value="23.2097" calcext:value-type="float">
            <text:p>23,209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9409747279366 <text:s text:c="4"/></text:p>
          </table:table-cell>
          <table:table-cell table:number-columns-repeated="4"/>
          <table:table-cell office:value-type="float" office:value="23.2094" calcext:value-type="float">
            <text:p>23,209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9179074616344 <text:s text:c="4"/></text:p>
          </table:table-cell>
          <table:table-cell table:number-columns-repeated="4"/>
          <table:table-cell office:value-type="float" office:value="23.2092" calcext:value-type="float">
            <text:p>23,209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8977486315096 <text:s text:c="4"/></text:p>
          </table:table-cell>
          <table:table-cell table:number-columns-repeated="4"/>
          <table:table-cell office:value-type="float" office:value="23.209" calcext:value-type="float">
            <text:p>23,20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8804717913623 <text:s text:c="4"/></text:p>
          </table:table-cell>
          <table:table-cell table:number-columns-repeated="4"/>
          <table:table-cell office:value-type="float" office:value="23.2088" calcext:value-type="float">
            <text:p>23,208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8660511756598 <text:s text:c="4"/></text:p>
          </table:table-cell>
          <table:table-cell table:number-columns-repeated="4"/>
          <table:table-cell office:value-type="float" office:value="23.2087" calcext:value-type="float">
            <text:p>23,208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8544946415934 <text:s text:c="4"/></text:p>
          </table:table-cell>
          <table:table-cell table:number-columns-repeated="4"/>
          <table:table-cell office:value-type="float" office:value="23.2085" calcext:value-type="float">
            <text:p>23,208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8458948052872 <text:s text:c="4"/></text:p>
          </table:table-cell>
          <table:table-cell table:number-columns-repeated="4"/>
          <table:table-cell office:value-type="float" office:value="23.2085" calcext:value-type="float">
            <text:p>23,208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8404601170301 <text:s text:c="4"/></text:p>
          </table:table-cell>
          <table:table-cell table:number-columns-repeated="4"/>
          <table:table-cell office:value-type="float" office:value="23.2084" calcext:value-type="float">
            <text:p>23,208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8384255790385 <text:s text:c="4"/></text:p>
          </table:table-cell>
          <table:table-cell table:number-columns-repeated="4"/>
          <table:table-cell office:value-type="float" office:value="23.2084" calcext:value-type="float">
            <text:p>23,208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8396966898714 <text:s text:c="4"/></text:p>
          </table:table-cell>
          <table:table-cell table:number-columns-repeated="4"/>
          <table:table-cell office:value-type="float" office:value="23.2084" calcext:value-type="float">
            <text:p>23,208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8432091796379 <text:s text:c="4"/></text:p>
          </table:table-cell>
          <table:table-cell table:number-columns-repeated="4"/>
          <table:table-cell office:value-type="float" office:value="23.2084" calcext:value-type="float">
            <text:p>23,208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8466338770819 <text:s text:c="4"/></text:p>
          </table:table-cell>
          <table:table-cell table:number-columns-repeated="4"/>
          <table:table-cell office:value-type="float" office:value="23.2085" calcext:value-type="float">
            <text:p>23,208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8485595756716 <text:s text:c="4"/></text:p>
          </table:table-cell>
          <table:table-cell table:number-columns-repeated="4"/>
          <table:table-cell office:value-type="float" office:value="23.2085" calcext:value-type="float">
            <text:p>23,208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8565983325183 <text:s text:c="4"/></text:p>
          </table:table-cell>
          <table:table-cell table:number-columns-repeated="4"/>
          <table:table-cell office:value-type="float" office:value="23.2086" calcext:value-type="float">
            <text:p>23,208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8980289507842 <text:s text:c="4"/></text:p>
          </table:table-cell>
          <table:table-cell table:number-columns-repeated="4"/>
          <table:table-cell office:value-type="float" office:value="23.209" calcext:value-type="float">
            <text:p>23,20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9819441039780 <text:s text:c="4"/></text:p>
          </table:table-cell>
          <table:table-cell table:number-columns-repeated="4"/>
          <table:table-cell office:value-type="float" office:value="23.2098" calcext:value-type="float">
            <text:p>23,209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7644969269573 <text:s text:c="4"/></text:p>
          </table:table-cell>
          <table:table-cell table:number-columns-repeated="4"/>
          <table:table-cell office:value-type="float" office:value="23.2076" calcext:value-type="float">
            <text:p>23,207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90831179519421 <text:s text:c="4"/></text:p>
          </table:table-cell>
          <table:table-cell table:number-columns-repeated="4"/>
          <table:table-cell office:value-type="float" office:value="23.1908" calcext:value-type="float">
            <text:p>23,190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71003741176026 <text:s text:c="4"/></text:p>
          </table:table-cell>
          <table:table-cell table:number-columns-repeated="4"/>
          <table:table-cell office:value-type="float" office:value="23.171" calcext:value-type="float">
            <text:p>23,17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51601097599972 <text:s text:c="4"/></text:p>
          </table:table-cell>
          <table:table-cell table:number-columns-repeated="4"/>
          <table:table-cell office:value-type="float" office:value="23.1516" calcext:value-type="float">
            <text:p>23,151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32532296764673 <text:s text:c="4"/></text:p>
          </table:table-cell>
          <table:table-cell table:number-columns-repeated="4"/>
          <table:table-cell office:value-type="float" office:value="23.1325" calcext:value-type="float">
            <text:p>23,132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13524525347664 <text:s text:c="4"/></text:p>
          </table:table-cell>
          <table:table-cell table:number-columns-repeated="4"/>
          <table:table-cell office:value-type="float" office:value="23.1135" calcext:value-type="float">
            <text:p>23,113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94501637486491 <text:s text:c="4"/></text:p>
          </table:table-cell>
          <table:table-cell table:number-columns-repeated="4"/>
          <table:table-cell office:value-type="float" office:value="23.0945" calcext:value-type="float">
            <text:p>23,094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75477719955419 <text:s text:c="4"/></text:p>
          </table:table-cell>
          <table:table-cell table:number-columns-repeated="4"/>
          <table:table-cell office:value-type="float" office:value="23.0755" calcext:value-type="float">
            <text:p>23,075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56476039175912 <text:s text:c="4"/></text:p>
          </table:table-cell>
          <table:table-cell table:number-columns-repeated="4"/>
          <table:table-cell office:value-type="float" office:value="23.0565" calcext:value-type="float">
            <text:p>23,056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37507212555255 <text:s text:c="4"/></text:p>
          </table:table-cell>
          <table:table-cell table:number-columns-repeated="4"/>
          <table:table-cell office:value-type="float" office:value="23.0375" calcext:value-type="float">
            <text:p>23,037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18572159816689 <text:s text:c="4"/></text:p>
          </table:table-cell>
          <table:table-cell table:number-columns-repeated="4"/>
          <table:table-cell office:value-type="float" office:value="23.0186" calcext:value-type="float">
            <text:p>23,018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99668505646707 <text:s text:c="4"/></text:p>
          </table:table-cell>
          <table:table-cell table:number-columns-repeated="4"/>
          <table:table-cell office:value-type="float" office:value="22.9997" calcext:value-type="float">
            <text:p>22,999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80794140250595 <text:s text:c="4"/></text:p>
          </table:table-cell>
          <table:table-cell table:number-columns-repeated="4"/>
          <table:table-cell office:value-type="float" office:value="22.9808" calcext:value-type="float">
            <text:p>22,980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61948112175808 <text:s text:c="4"/></text:p>
          </table:table-cell>
          <table:table-cell table:number-columns-repeated="4"/>
          <table:table-cell office:value-type="float" office:value="22.9619" calcext:value-type="float">
            <text:p>22,961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43130317558772 <text:s text:c="4"/></text:p>
          </table:table-cell>
          <table:table-cell table:number-columns-repeated="4"/>
          <table:table-cell office:value-type="float" office:value="22.9431" calcext:value-type="float">
            <text:p>22,943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24340988762779 <text:s text:c="4"/></text:p>
          </table:table-cell>
          <table:table-cell table:number-columns-repeated="4"/>
          <table:table-cell office:value-type="float" office:value="22.9243" calcext:value-type="float">
            <text:p>22,924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05580364957995 <text:s text:c="4"/></text:p>
          </table:table-cell>
          <table:table-cell table:number-columns-repeated="4"/>
          <table:table-cell office:value-type="float" office:value="22.9056" calcext:value-type="float">
            <text:p>22,905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86848573540576 <text:s text:c="4"/></text:p>
          </table:table-cell>
          <table:table-cell table:number-columns-repeated="4"/>
          <table:table-cell office:value-type="float" office:value="22.8868" calcext:value-type="float">
            <text:p>22,886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68145635679596 <text:s text:c="4"/></text:p>
          </table:table-cell>
          <table:table-cell table:number-columns-repeated="4"/>
          <table:table-cell office:value-type="float" office:value="22.8681" calcext:value-type="float">
            <text:p>22,868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49471513063076 <text:s text:c="4"/></text:p>
          </table:table-cell>
          <table:table-cell table:number-columns-repeated="4"/>
          <table:table-cell office:value-type="float" office:value="22.8495" calcext:value-type="float">
            <text:p>22,849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30826150113154 <text:s text:c="4"/></text:p>
          </table:table-cell>
          <table:table-cell table:number-columns-repeated="4"/>
          <table:table-cell office:value-type="float" office:value="22.8308" calcext:value-type="float">
            <text:p>22,830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12209497452073 <text:s text:c="4"/></text:p>
          </table:table-cell>
          <table:table-cell table:number-columns-repeated="4"/>
          <table:table-cell office:value-type="float" office:value="22.8122" calcext:value-type="float">
            <text:p>22,812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93621518970344 <text:s text:c="4"/></text:p>
          </table:table-cell>
          <table:table-cell table:number-columns-repeated="4"/>
          <table:table-cell office:value-type="float" office:value="22.7936" calcext:value-type="float">
            <text:p>22,79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75062189763542 <text:s text:c="4"/></text:p>
          </table:table-cell>
          <table:table-cell table:number-columns-repeated="4"/>
          <table:table-cell office:value-type="float" office:value="22.7751" calcext:value-type="float">
            <text:p>22,775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56531491174943 <text:s text:c="4"/></text:p>
          </table:table-cell>
          <table:table-cell table:number-columns-repeated="4"/>
          <table:table-cell office:value-type="float" office:value="22.7565" calcext:value-type="float">
            <text:p>22,756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38029406455087 <text:s text:c="4"/></text:p>
          </table:table-cell>
          <table:table-cell table:number-columns-repeated="4"/>
          <table:table-cell office:value-type="float" office:value="22.738" calcext:value-type="float">
            <text:p>22,73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9555918215605 <text:s text:c="4"/></text:p>
          </table:table-cell>
          <table:table-cell table:number-columns-repeated="4"/>
          <table:table-cell office:value-type="float" office:value="22.7196" calcext:value-type="float">
            <text:p>22,719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01111007527540 <text:s text:c="4"/></text:p>
          </table:table-cell>
          <table:table-cell table:number-columns-repeated="4"/>
          <table:table-cell office:value-type="float" office:value="22.7011" calcext:value-type="float">
            <text:p>22,701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82694654033018 <text:s text:c="4"/></text:p>
          </table:table-cell>
          <table:table-cell table:number-columns-repeated="4"/>
          <table:table-cell office:value-type="float" office:value="22.6827" calcext:value-type="float">
            <text:p>22,682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64306836463769 <text:s text:c="4"/></text:p>
          </table:table-cell>
          <table:table-cell table:number-columns-repeated="4"/>
          <table:table-cell office:value-type="float" office:value="22.6643" calcext:value-type="float">
            <text:p>22,664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45947533172670 <text:s text:c="4"/></text:p>
          </table:table-cell>
          <table:table-cell table:number-columns-repeated="4"/>
          <table:table-cell office:value-type="float" office:value="22.6459" calcext:value-type="float">
            <text:p>22,645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27616722500850 <text:s text:c="4"/></text:p>
          </table:table-cell>
          <table:table-cell table:number-columns-repeated="4"/>
          <table:table-cell office:value-type="float" office:value="22.6276" calcext:value-type="float">
            <text:p>22,627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09314382956519 <text:s text:c="4"/></text:p>
          </table:table-cell>
          <table:table-cell table:number-columns-repeated="4"/>
          <table:table-cell office:value-type="float" office:value="22.6093" calcext:value-type="float">
            <text:p>22,609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91040493250748 <text:s text:c="4"/></text:p>
          </table:table-cell>
          <table:table-cell table:number-columns-repeated="4"/>
          <table:table-cell office:value-type="float" office:value="22.591" calcext:value-type="float">
            <text:p>22,59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72795032257261 <text:s text:c="4"/></text:p>
          </table:table-cell>
          <table:table-cell table:number-columns-repeated="4"/>
          <table:table-cell office:value-type="float" office:value="22.5728" calcext:value-type="float">
            <text:p>22,57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54577978947044 <text:s text:c="4"/></text:p>
          </table:table-cell>
          <table:table-cell table:number-columns-repeated="4"/>
          <table:table-cell office:value-type="float" office:value="22.5546" calcext:value-type="float">
            <text:p>22,554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36389312330837 <text:s text:c="4"/></text:p>
          </table:table-cell>
          <table:table-cell table:number-columns-repeated="4"/>
          <table:table-cell office:value-type="float" office:value="22.5364" calcext:value-type="float">
            <text:p>22,536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18229011420967 <text:s text:c="4"/></text:p>
          </table:table-cell>
          <table:table-cell table:number-columns-repeated="4"/>
          <table:table-cell office:value-type="float" office:value="22.5182" calcext:value-type="float">
            <text:p>22,518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00097055213939 <text:s text:c="4"/></text:p>
          </table:table-cell>
          <table:table-cell table:number-columns-repeated="4"/>
          <table:table-cell office:value-type="float" office:value="22.5001" calcext:value-type="float">
            <text:p>22,500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81993422688149 <text:s text:c="4"/></text:p>
          </table:table-cell>
          <table:table-cell table:number-columns-repeated="4"/>
          <table:table-cell office:value-type="float" office:value="22.482" calcext:value-type="float">
            <text:p>22,48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63918092808726 <text:s text:c="4"/></text:p>
          </table:table-cell>
          <table:table-cell table:number-columns-repeated="4"/>
          <table:table-cell office:value-type="float" office:value="22.4639" calcext:value-type="float">
            <text:p>22,463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45871044535888 <text:s text:c="4"/></text:p>
          </table:table-cell>
          <table:table-cell table:number-columns-repeated="4"/>
          <table:table-cell office:value-type="float" office:value="22.4459" calcext:value-type="float">
            <text:p>22,445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27852256831756 <text:s text:c="4"/></text:p>
          </table:table-cell>
          <table:table-cell table:number-columns-repeated="4"/>
          <table:table-cell office:value-type="float" office:value="22.4279" calcext:value-type="float">
            <text:p>22,427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09861708665257 <text:s text:c="4"/></text:p>
          </table:table-cell>
          <table:table-cell table:number-columns-repeated="4"/>
          <table:table-cell office:value-type="float" office:value="22.4099" calcext:value-type="float">
            <text:p>22,409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91899379014930 <text:s text:c="4"/></text:p>
          </table:table-cell>
          <table:table-cell table:number-columns-repeated="4"/>
          <table:table-cell office:value-type="float" office:value="22.3919" calcext:value-type="float">
            <text:p>22,391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73965246869126 <text:s text:c="4"/></text:p>
          </table:table-cell>
          <table:table-cell table:number-columns-repeated="4"/>
          <table:table-cell office:value-type="float" office:value="22.374" calcext:value-type="float">
            <text:p>22,37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56059291225627 <text:s text:c="4"/></text:p>
          </table:table-cell>
          <table:table-cell table:number-columns-repeated="4"/>
          <table:table-cell office:value-type="float" office:value="22.3561" calcext:value-type="float">
            <text:p>22,356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38181491090726 <text:s text:c="4"/></text:p>
          </table:table-cell>
          <table:table-cell table:number-columns-repeated="4"/>
          <table:table-cell office:value-type="float" office:value="22.3382" calcext:value-type="float">
            <text:p>22,338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20331825478377 <text:s text:c="4"/></text:p>
          </table:table-cell>
          <table:table-cell table:number-columns-repeated="4"/>
          <table:table-cell office:value-type="float" office:value="22.3203" calcext:value-type="float">
            <text:p>22,320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02510273409087 <text:s text:c="4"/></text:p>
          </table:table-cell>
          <table:table-cell table:number-columns-repeated="4"/>
          <table:table-cell office:value-type="float" office:value="22.3025" calcext:value-type="float">
            <text:p>22,302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84716813909682 <text:s text:c="4"/></text:p>
          </table:table-cell>
          <table:table-cell table:number-columns-repeated="4"/>
          <table:table-cell office:value-type="float" office:value="22.2847" calcext:value-type="float">
            <text:p>22,284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66951426013520 <text:s text:c="4"/></text:p>
          </table:table-cell>
          <table:table-cell table:number-columns-repeated="4"/>
          <table:table-cell office:value-type="float" office:value="22.267" calcext:value-type="float">
            <text:p>22,267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49214088759668 <text:s text:c="4"/></text:p>
          </table:table-cell>
          <table:table-cell table:number-columns-repeated="4"/>
          <table:table-cell office:value-type="float" office:value="22.2492" calcext:value-type="float">
            <text:p>22,249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31504781193756 <text:s text:c="4"/></text:p>
          </table:table-cell>
          <table:table-cell table:number-columns-repeated="4"/>
          <table:table-cell office:value-type="float" office:value="22.2315" calcext:value-type="float">
            <text:p>22,231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13823482367818 <text:s text:c="4"/></text:p>
          </table:table-cell>
          <table:table-cell table:number-columns-repeated="4"/>
          <table:table-cell office:value-type="float" office:value="22.2138" calcext:value-type="float">
            <text:p>22,213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96170171340139 <text:s text:c="4"/></text:p>
          </table:table-cell>
          <table:table-cell table:number-columns-repeated="4"/>
          <table:table-cell office:value-type="float" office:value="22.1962" calcext:value-type="float">
            <text:p>22,196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78544827175902 <text:s text:c="4"/></text:p>
          </table:table-cell>
          <table:table-cell table:number-columns-repeated="4"/>
          <table:table-cell office:value-type="float" office:value="22.1785" calcext:value-type="float">
            <text:p>22,178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60947428946585 <text:s text:c="4"/></text:p>
          </table:table-cell>
          <table:table-cell table:number-columns-repeated="4"/>
          <table:table-cell office:value-type="float" office:value="22.1609" calcext:value-type="float">
            <text:p>22,160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43377955730646 <text:s text:c="4"/></text:p>
          </table:table-cell>
          <table:table-cell table:number-columns-repeated="4"/>
          <table:table-cell office:value-type="float" office:value="22.1434" calcext:value-type="float">
            <text:p>22,143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25836386612843 <text:s text:c="4"/></text:p>
          </table:table-cell>
          <table:table-cell table:number-columns-repeated="4"/>
          <table:table-cell office:value-type="float" office:value="22.1258" calcext:value-type="float">
            <text:p>22,125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08322700684738 <text:s text:c="4"/></text:p>
          </table:table-cell>
          <table:table-cell table:number-columns-repeated="4"/>
          <table:table-cell office:value-type="float" office:value="22.1083" calcext:value-type="float">
            <text:p>22,108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90836877044584 <text:s text:c="4"/></text:p>
          </table:table-cell>
          <table:table-cell table:number-columns-repeated="4"/>
          <table:table-cell office:value-type="float" office:value="22.0908" calcext:value-type="float">
            <text:p>22,090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73378894796914 <text:s text:c="4"/></text:p>
          </table:table-cell>
          <table:table-cell table:number-columns-repeated="4"/>
          <table:table-cell office:value-type="float" office:value="22.0734" calcext:value-type="float">
            <text:p>22,073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55948733053111 <text:s text:c="4"/></text:p>
          </table:table-cell>
          <table:table-cell table:number-columns-repeated="4"/>
          <table:table-cell office:value-type="float" office:value="22.0559" calcext:value-type="float">
            <text:p>22,055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38546370931016 <text:s text:c="4"/></text:p>
          </table:table-cell>
          <table:table-cell table:number-columns-repeated="4"/>
          <table:table-cell office:value-type="float" office:value="22.0385" calcext:value-type="float">
            <text:p>22,038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21171787554927 <text:s text:c="4"/></text:p>
          </table:table-cell>
          <table:table-cell table:number-columns-repeated="4"/>
          <table:table-cell office:value-type="float" office:value="22.0212" calcext:value-type="float">
            <text:p>22,021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03824962055688 <text:s text:c="4"/></text:p>
          </table:table-cell>
          <table:table-cell table:number-columns-repeated="4"/>
          <table:table-cell office:value-type="float" office:value="22.0038" calcext:value-type="float">
            <text:p>22,003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986505873570881 <text:s text:c="4"/></text:p>
          </table:table-cell>
          <table:table-cell table:number-columns-repeated="4"/>
          <table:table-cell office:value-type="float" office:value="21.9865" calcext:value-type="float">
            <text:p>21,986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969214501244394 <text:s text:c="4"/></text:p>
          </table:table-cell>
          <table:table-cell table:number-columns-repeated="4"/>
          <table:table-cell office:value-type="float" office:value="21.9692" calcext:value-type="float">
            <text:p>21,969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951950824226820 <text:s text:c="4"/></text:p>
          </table:table-cell>
          <table:table-cell table:number-columns-repeated="4"/>
          <table:table-cell office:value-type="float" office:value="21.952" calcext:value-type="float">
            <text:p>21,95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934714821675140 <text:s text:c="4"/></text:p>
          </table:table-cell>
          <table:table-cell table:number-columns-repeated="4"/>
          <table:table-cell office:value-type="float" office:value="21.9347" calcext:value-type="float">
            <text:p>21,934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917506472752983 <text:s text:c="4"/></text:p>
          </table:table-cell>
          <table:table-cell table:number-columns-repeated="4"/>
          <table:table-cell office:value-type="float" office:value="21.9175" calcext:value-type="float">
            <text:p>21,917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900325756630593 <text:s text:c="4"/></text:p>
          </table:table-cell>
          <table:table-cell table:number-columns-repeated="4"/>
          <table:table-cell office:value-type="float" office:value="21.9003" calcext:value-type="float">
            <text:p>21,900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883172652484493 <text:s text:c="4"/></text:p>
          </table:table-cell>
          <table:table-cell table:number-columns-repeated="4"/>
          <table:table-cell office:value-type="float" office:value="21.8832" calcext:value-type="float">
            <text:p>21,88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866047139497987 <text:s text:c="4"/></text:p>
          </table:table-cell>
          <table:table-cell table:number-columns-repeated="4"/>
          <table:table-cell office:value-type="float" office:value="21.866" calcext:value-type="float">
            <text:p>21,86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848949196860513 <text:s text:c="4"/></text:p>
          </table:table-cell>
          <table:table-cell table:number-columns-repeated="4"/>
          <table:table-cell office:value-type="float" office:value="21.8489" calcext:value-type="float">
            <text:p>21,848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831878803768692 <text:s text:c="4"/></text:p>
          </table:table-cell>
          <table:table-cell table:number-columns-repeated="4"/>
          <table:table-cell office:value-type="float" office:value="21.8319" calcext:value-type="float">
            <text:p>21,831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814835939424842 <text:s text:c="4"/></text:p>
          </table:table-cell>
          <table:table-cell table:number-columns-repeated="4"/>
          <table:table-cell office:value-type="float" office:value="21.8148" calcext:value-type="float">
            <text:p>21,814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797820583038416 <text:s text:c="4"/></text:p>
          </table:table-cell>
          <table:table-cell table:number-columns-repeated="4"/>
          <table:table-cell office:value-type="float" office:value="21.7978" calcext:value-type="float">
            <text:p>21,797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780832713825134 <text:s text:c="4"/></text:p>
          </table:table-cell>
          <table:table-cell table:number-columns-repeated="4"/>
          <table:table-cell office:value-type="float" office:value="21.7808" calcext:value-type="float">
            <text:p>21,780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763872311007216 <text:s text:c="4"/></text:p>
          </table:table-cell>
          <table:table-cell table:number-columns-repeated="4"/>
          <table:table-cell office:value-type="float" office:value="21.7639" calcext:value-type="float">
            <text:p>21,763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746939353813328 <text:s text:c="4"/></text:p>
          </table:table-cell>
          <table:table-cell table:number-columns-repeated="4"/>
          <table:table-cell office:value-type="float" office:value="21.7469" calcext:value-type="float">
            <text:p>21,746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730033821478607 <text:s text:c="4"/></text:p>
          </table:table-cell>
          <table:table-cell table:number-columns-repeated="4"/>
          <table:table-cell office:value-type="float" office:value="21.73" calcext:value-type="float">
            <text:p>21,73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713155693244989 <text:s text:c="4"/></text:p>
          </table:table-cell>
          <table:table-cell table:number-columns-repeated="4"/>
          <table:table-cell office:value-type="float" office:value="21.7132" calcext:value-type="float">
            <text:p>21,71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696304948360389 <text:s text:c="4"/></text:p>
          </table:table-cell>
          <table:table-cell table:number-columns-repeated="4"/>
          <table:table-cell office:value-type="float" office:value="21.6963" calcext:value-type="float">
            <text:p>21,696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679481566079545 <text:s text:c="4"/></text:p>
          </table:table-cell>
          <table:table-cell table:number-columns-repeated="4"/>
          <table:table-cell office:value-type="float" office:value="21.6795" calcext:value-type="float">
            <text:p>21,679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662685525663729 <text:s text:c="4"/></text:p>
          </table:table-cell>
          <table:table-cell table:number-columns-repeated="4"/>
          <table:table-cell office:value-type="float" office:value="21.6627" calcext:value-type="float">
            <text:p>21,662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645916806380470 <text:s text:c="4"/></text:p>
          </table:table-cell>
          <table:table-cell table:number-columns-repeated="4"/>
          <table:table-cell office:value-type="float" office:value="21.6459" calcext:value-type="float">
            <text:p>21,645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629175387503746 <text:s text:c="4"/></text:p>
          </table:table-cell>
          <table:table-cell table:number-columns-repeated="4"/>
          <table:table-cell office:value-type="float" office:value="21.6292" calcext:value-type="float">
            <text:p>21,629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612461248314194 <text:s text:c="4"/></text:p>
          </table:table-cell>
          <table:table-cell table:number-columns-repeated="4"/>
          <table:table-cell office:value-type="float" office:value="21.6125" calcext:value-type="float">
            <text:p>21,612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595774368098677 <text:s text:c="4"/></text:p>
          </table:table-cell>
          <table:table-cell table:number-columns-repeated="4"/>
          <table:table-cell office:value-type="float" office:value="21.5958" calcext:value-type="float">
            <text:p>21,595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579114726150678 <text:s text:c="4"/></text:p>
          </table:table-cell>
          <table:table-cell table:number-columns-repeated="4"/>
          <table:table-cell office:value-type="float" office:value="21.5791" calcext:value-type="float">
            <text:p>21,579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562482301770171 <text:s text:c="4"/></text:p>
          </table:table-cell>
          <table:table-cell table:number-columns-repeated="4"/>
          <table:table-cell office:value-type="float" office:value="21.5625" calcext:value-type="float">
            <text:p>21,562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545877074263394 <text:s text:c="4"/></text:p>
          </table:table-cell>
          <table:table-cell table:number-columns-repeated="4"/>
          <table:table-cell office:value-type="float" office:value="21.5459" calcext:value-type="float">
            <text:p>21,545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529299022943075 <text:s text:c="4"/></text:p>
          </table:table-cell>
          <table:table-cell table:number-columns-repeated="4"/>
          <table:table-cell office:value-type="float" office:value="21.5293" calcext:value-type="float">
            <text:p>21,529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512748127128493 <text:s text:c="4"/></text:p>
          </table:table-cell>
          <table:table-cell table:number-columns-repeated="4"/>
          <table:table-cell office:value-type="float" office:value="21.5127" calcext:value-type="float">
            <text:p>21,512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496224366145142 <text:s text:c="4"/></text:p>
          </table:table-cell>
          <table:table-cell table:number-columns-repeated="4"/>
          <table:table-cell office:value-type="float" office:value="21.4962" calcext:value-type="float">
            <text:p>21,496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479727719325144 <text:s text:c="4"/></text:p>
          </table:table-cell>
          <table:table-cell table:number-columns-repeated="4"/>
          <table:table-cell office:value-type="float" office:value="21.4797" calcext:value-type="float">
            <text:p>21,479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463258166006995 <text:s text:c="4"/></text:p>
          </table:table-cell>
          <table:table-cell table:number-columns-repeated="4"/>
          <table:table-cell office:value-type="float" office:value="21.4633" calcext:value-type="float">
            <text:p>21,463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446815685535434 <text:s text:c="4"/></text:p>
          </table:table-cell>
          <table:table-cell table:number-columns-repeated="4"/>
          <table:table-cell office:value-type="float" office:value="21.4468" calcext:value-type="float">
            <text:p>21,446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430400257261855 <text:s text:c="4"/></text:p>
          </table:table-cell>
          <table:table-cell table:number-columns-repeated="4"/>
          <table:table-cell office:value-type="float" office:value="21.4304" calcext:value-type="float">
            <text:p>21,430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414011860544001 <text:s text:c="4"/></text:p>
          </table:table-cell>
          <table:table-cell table:number-columns-repeated="4"/>
          <table:table-cell office:value-type="float" office:value="21.414" calcext:value-type="float">
            <text:p>21,41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397650474745795 <text:s text:c="4"/></text:p>
          </table:table-cell>
          <table:table-cell table:number-columns-repeated="4"/>
          <table:table-cell office:value-type="float" office:value="21.3977" calcext:value-type="float">
            <text:p>21,397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381316079237958 <text:s text:c="4"/></text:p>
          </table:table-cell>
          <table:table-cell table:number-columns-repeated="4"/>
          <table:table-cell office:value-type="float" office:value="21.3813" calcext:value-type="float">
            <text:p>21,381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365008653397123 <text:s text:c="4"/></text:p>
          </table:table-cell>
          <table:table-cell table:number-columns-repeated="4"/>
          <table:table-cell office:value-type="float" office:value="21.365" calcext:value-type="float">
            <text:p>21,36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348728176606699 <text:s text:c="4"/></text:p>
          </table:table-cell>
          <table:table-cell table:number-columns-repeated="4"/>
          <table:table-cell office:value-type="float" office:value="21.3487" calcext:value-type="float">
            <text:p>21,348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332474628256133 <text:s text:c="4"/></text:p>
          </table:table-cell>
          <table:table-cell table:number-columns-repeated="4"/>
          <table:table-cell office:value-type="float" office:value="21.3325" calcext:value-type="float">
            <text:p>21,332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316247987741612 <text:s text:c="4"/></text:p>
          </table:table-cell>
          <table:table-cell table:number-columns-repeated="4"/>
          <table:table-cell office:value-type="float" office:value="21.3162" calcext:value-type="float">
            <text:p>21,316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300048234465418 <text:s text:c="4"/></text:p>
          </table:table-cell>
          <table:table-cell table:number-columns-repeated="4"/>
          <table:table-cell office:value-type="float" office:value="21.3" calcext:value-type="float">
            <text:p>21,3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283875347836432 <text:s text:c="4"/></text:p>
          </table:table-cell>
          <table:table-cell table:number-columns-repeated="4"/>
          <table:table-cell office:value-type="float" office:value="21.2839" calcext:value-type="float">
            <text:p>21,283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267729307269537 <text:s text:c="4"/></text:p>
          </table:table-cell>
          <table:table-cell table:number-columns-repeated="4"/>
          <table:table-cell office:value-type="float" office:value="21.2677" calcext:value-type="float">
            <text:p>21,267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251610092186372 <text:s text:c="4"/></text:p>
          </table:table-cell>
          <table:table-cell table:number-columns-repeated="4"/>
          <table:table-cell office:value-type="float" office:value="21.2516" calcext:value-type="float">
            <text:p>21,251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235517682014610 <text:s text:c="4"/></text:p>
          </table:table-cell>
          <table:table-cell table:number-columns-repeated="4"/>
          <table:table-cell office:value-type="float" office:value="21.2355" calcext:value-type="float">
            <text:p>21,235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219452056188455 <text:s text:c="4"/></text:p>
          </table:table-cell>
          <table:table-cell table:number-columns-repeated="4"/>
          <table:table-cell office:value-type="float" office:value="21.2195" calcext:value-type="float">
            <text:p>21,219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203413194148514 <text:s text:c="4"/></text:p>
          </table:table-cell>
          <table:table-cell table:number-columns-repeated="4"/>
          <table:table-cell office:value-type="float" office:value="21.2034" calcext:value-type="float">
            <text:p>21,203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187401075341334 <text:s text:c="4"/></text:p>
          </table:table-cell>
          <table:table-cell table:number-columns-repeated="4"/>
          <table:table-cell office:value-type="float" office:value="21.1874" calcext:value-type="float">
            <text:p>21,187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171415679220249 <text:s text:c="4"/></text:p>
          </table:table-cell>
          <table:table-cell table:number-columns-repeated="4"/>
          <table:table-cell office:value-type="float" office:value="21.1714" calcext:value-type="float">
            <text:p>21,171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155456985244690 <text:s text:c="4"/></text:p>
          </table:table-cell>
          <table:table-cell table:number-columns-repeated="4"/>
          <table:table-cell office:value-type="float" office:value="21.1555" calcext:value-type="float">
            <text:p>21,155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139524972880331 <text:s text:c="4"/></text:p>
          </table:table-cell>
          <table:table-cell table:number-columns-repeated="4"/>
          <table:table-cell office:value-type="float" office:value="21.1395" calcext:value-type="float">
            <text:p>21,139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123619621599413 <text:s text:c="4"/></text:p>
          </table:table-cell>
          <table:table-cell table:number-columns-repeated="4"/>
          <table:table-cell office:value-type="float" office:value="21.1236" calcext:value-type="float">
            <text:p>21,12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107740910880299 <text:s text:c="4"/></text:p>
          </table:table-cell>
          <table:table-cell table:number-columns-repeated="4"/>
          <table:table-cell office:value-type="float" office:value="21.1077" calcext:value-type="float">
            <text:p>21,107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091888820207547 <text:s text:c="4"/></text:p>
          </table:table-cell>
          <table:table-cell table:number-columns-repeated="4"/>
          <table:table-cell office:value-type="float" office:value="21.0919" calcext:value-type="float">
            <text:p>21,091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076063329072294 <text:s text:c="4"/></text:p>
          </table:table-cell>
          <table:table-cell table:number-columns-repeated="4"/>
          <table:table-cell office:value-type="float" office:value="21.0761" calcext:value-type="float">
            <text:p>21,076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060264416971762 <text:s text:c="4"/></text:p>
          </table:table-cell>
          <table:table-cell table:number-columns-repeated="4"/>
          <table:table-cell office:value-type="float" office:value="21.0603" calcext:value-type="float">
            <text:p>21,060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044492063409468 <text:s text:c="4"/></text:p>
          </table:table-cell>
          <table:table-cell table:number-columns-repeated="4"/>
          <table:table-cell office:value-type="float" office:value="21.0445" calcext:value-type="float">
            <text:p>21,044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028746247895313 <text:s text:c="4"/></text:p>
          </table:table-cell>
          <table:table-cell table:number-columns-repeated="4"/>
          <table:table-cell office:value-type="float" office:value="21.0287" calcext:value-type="float">
            <text:p>21,028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013026949945235 <text:s text:c="4"/></text:p>
          </table:table-cell>
          <table:table-cell table:number-columns-repeated="4"/>
          <table:table-cell office:value-type="float" office:value="21.013" calcext:value-type="float">
            <text:p>21,01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997334149081833 <text:s text:c="4"/></text:p>
          </table:table-cell>
          <table:table-cell table:number-columns-repeated="4"/>
          <table:table-cell office:value-type="float" office:value="20.9973" calcext:value-type="float">
            <text:p>20,997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981667824833561 <text:s text:c="4"/></text:p>
          </table:table-cell>
          <table:table-cell table:number-columns-repeated="4"/>
          <table:table-cell office:value-type="float" office:value="20.9817" calcext:value-type="float">
            <text:p>20,981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966027956735342 <text:s text:c="4"/></text:p>
          </table:table-cell>
          <table:table-cell table:number-columns-repeated="4"/>
          <table:table-cell office:value-type="float" office:value="20.966" calcext:value-type="float">
            <text:p>20,96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950414524328330 <text:s text:c="4"/></text:p>
          </table:table-cell>
          <table:table-cell table:number-columns-repeated="4"/>
          <table:table-cell office:value-type="float" office:value="20.9504" calcext:value-type="float">
            <text:p>20,950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934827507159827 <text:s text:c="4"/></text:p>
          </table:table-cell>
          <table:table-cell table:number-columns-repeated="4"/>
          <table:table-cell office:value-type="float" office:value="20.9348" calcext:value-type="float">
            <text:p>20,934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919266884783550 <text:s text:c="4"/></text:p>
          </table:table-cell>
          <table:table-cell table:number-columns-repeated="4"/>
          <table:table-cell office:value-type="float" office:value="20.9193" calcext:value-type="float">
            <text:p>20,919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903732636759223 <text:s text:c="4"/></text:p>
          </table:table-cell>
          <table:table-cell table:number-columns-repeated="4"/>
          <table:table-cell office:value-type="float" office:value="20.9037" calcext:value-type="float">
            <text:p>20,903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888224742652977 <text:s text:c="4"/></text:p>
          </table:table-cell>
          <table:table-cell table:number-columns-repeated="4"/>
          <table:table-cell office:value-type="float" office:value="20.8882" calcext:value-type="float">
            <text:p>20,888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872743182036945 <text:s text:c="4"/></text:p>
          </table:table-cell>
          <table:table-cell table:number-columns-repeated="4"/>
          <table:table-cell office:value-type="float" office:value="20.8727" calcext:value-type="float">
            <text:p>20,872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857287934489662 <text:s text:c="4"/></text:p>
          </table:table-cell>
          <table:table-cell table:number-columns-repeated="4"/>
          <table:table-cell office:value-type="float" office:value="20.8573" calcext:value-type="float">
            <text:p>20,857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841858979595788 <text:s text:c="4"/></text:p>
          </table:table-cell>
          <table:table-cell table:number-columns-repeated="4"/>
          <table:table-cell office:value-type="float" office:value="20.8419" calcext:value-type="float">
            <text:p>20,841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826456296946233 <text:s text:c="4"/></text:p>
          </table:table-cell>
          <table:table-cell table:number-columns-repeated="4"/>
          <table:table-cell office:value-type="float" office:value="20.8265" calcext:value-type="float">
            <text:p>20,826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811079866138101 <text:s text:c="4"/></text:p>
          </table:table-cell>
          <table:table-cell table:number-columns-repeated="4"/>
          <table:table-cell office:value-type="float" office:value="20.8111" calcext:value-type="float">
            <text:p>20,811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95729666774516 <text:s text:c="4"/></text:p>
          </table:table-cell>
          <table:table-cell table:number-columns-repeated="4"/>
          <table:table-cell office:value-type="float" office:value="20.7957" calcext:value-type="float">
            <text:p>20,795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80405678465176 <text:s text:c="4"/></text:p>
          </table:table-cell>
          <table:table-cell table:number-columns-repeated="4"/>
          <table:table-cell office:value-type="float" office:value="20.7804" calcext:value-type="float">
            <text:p>20,780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65107880825354 <text:s text:c="4"/></text:p>
          </table:table-cell>
          <table:table-cell table:number-columns-repeated="4"/>
          <table:table-cell office:value-type="float" office:value="20.7651" calcext:value-type="float">
            <text:p>20,765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49836253477046 <text:s text:c="4"/></text:p>
          </table:table-cell>
          <table:table-cell table:number-columns-repeated="4"/>
          <table:table-cell office:value-type="float" office:value="20.7498" calcext:value-type="float">
            <text:p>20,749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34590776048009 <text:s text:c="4"/></text:p>
          </table:table-cell>
          <table:table-cell table:number-columns-repeated="4"/>
          <table:table-cell office:value-type="float" office:value="20.7346" calcext:value-type="float">
            <text:p>20,734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19371428172362 <text:s text:c="4"/></text:p>
          </table:table-cell>
          <table:table-cell table:number-columns-repeated="4"/>
          <table:table-cell office:value-type="float" office:value="20.7194" calcext:value-type="float">
            <text:p>20,719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04178189490388 <text:s text:c="4"/></text:p>
          </table:table-cell>
          <table:table-cell table:number-columns-repeated="4"/>
          <table:table-cell office:value-type="float" office:value="20.7042" calcext:value-type="float">
            <text:p>20,704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689011039648442 <text:s text:c="4"/></text:p>
          </table:table-cell>
          <table:table-cell table:number-columns-repeated="4"/>
          <table:table-cell office:value-type="float" office:value="20.689" calcext:value-type="float">
            <text:p>20,68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673869958298962 <text:s text:c="4"/></text:p>
          </table:table-cell>
          <table:table-cell table:number-columns-repeated="4"/>
          <table:table-cell office:value-type="float" office:value="20.6739" calcext:value-type="float">
            <text:p>20,673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658754925100617 <text:s text:c="4"/></text:p>
          </table:table-cell>
          <table:table-cell table:number-columns-repeated="4"/>
          <table:table-cell office:value-type="float" office:value="20.6588" calcext:value-type="float">
            <text:p>20,658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643665919718163 <text:s text:c="4"/></text:p>
          </table:table-cell>
          <table:table-cell table:number-columns-repeated="4"/>
          <table:table-cell office:value-type="float" office:value="20.6437" calcext:value-type="float">
            <text:p>20,643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628602921822566 <text:s text:c="4"/></text:p>
          </table:table-cell>
          <table:table-cell table:number-columns-repeated="4"/>
          <table:table-cell office:value-type="float" office:value="20.6286" calcext:value-type="float">
            <text:p>20,628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613565911090763 <text:s text:c="4"/></text:p>
          </table:table-cell>
          <table:table-cell table:number-columns-repeated="4"/>
          <table:table-cell office:value-type="float" office:value="20.6136" calcext:value-type="float">
            <text:p>20,61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598554867205845 <text:s text:c="4"/></text:p>
          </table:table-cell>
          <table:table-cell table:number-columns-repeated="4"/>
          <table:table-cell office:value-type="float" office:value="20.5986" calcext:value-type="float">
            <text:p>20,598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583569769856926 <text:s text:c="4"/></text:p>
          </table:table-cell>
          <table:table-cell table:number-columns-repeated="4"/>
          <table:table-cell office:value-type="float" office:value="20.5836" calcext:value-type="float">
            <text:p>20,58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568610598739408 <text:s text:c="4"/></text:p>
          </table:table-cell>
          <table:table-cell table:number-columns-repeated="4"/>
          <table:table-cell office:value-type="float" office:value="20.5686" calcext:value-type="float">
            <text:p>20,568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553677333554383 <text:s text:c="4"/></text:p>
          </table:table-cell>
          <table:table-cell table:number-columns-repeated="4"/>
          <table:table-cell office:value-type="float" office:value="20.5537" calcext:value-type="float">
            <text:p>20,553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538769954009066 <text:s text:c="4"/></text:p>
          </table:table-cell>
          <table:table-cell table:number-columns-repeated="4"/>
          <table:table-cell office:value-type="float" office:value="20.5388" calcext:value-type="float">
            <text:p>20,538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523888439816702 <text:s text:c="4"/></text:p>
          </table:table-cell>
          <table:table-cell table:number-columns-repeated="4"/>
          <table:table-cell office:value-type="float" office:value="20.5239" calcext:value-type="float">
            <text:p>20,523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509032770696383 <text:s text:c="4"/></text:p>
          </table:table-cell>
          <table:table-cell table:number-columns-repeated="4"/>
          <table:table-cell office:value-type="float" office:value="20.509" calcext:value-type="float">
            <text:p>20,50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494202926373703 <text:s text:c="4"/></text:p>
          </table:table-cell>
          <table:table-cell table:number-columns-repeated="4"/>
          <table:table-cell office:value-type="float" office:value="20.4942" calcext:value-type="float">
            <text:p>20,494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479398886579926 <text:s text:c="4"/></text:p>
          </table:table-cell>
          <table:table-cell table:number-columns-repeated="4"/>
          <table:table-cell office:value-type="float" office:value="20.4794" calcext:value-type="float">
            <text:p>20,479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464620631053062 <text:s text:c="4"/></text:p>
          </table:table-cell>
          <table:table-cell table:number-columns-repeated="4"/>
          <table:table-cell office:value-type="float" office:value="20.4646" calcext:value-type="float">
            <text:p>20,464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449868139537717 <text:s text:c="4"/></text:p>
          </table:table-cell>
          <table:table-cell table:number-columns-repeated="4"/>
          <table:table-cell office:value-type="float" office:value="20.4499" calcext:value-type="float">
            <text:p>20,449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435141391784757 <text:s text:c="4"/></text:p>
          </table:table-cell>
          <table:table-cell table:number-columns-repeated="4"/>
          <table:table-cell office:value-type="float" office:value="20.4351" calcext:value-type="float">
            <text:p>20,435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420440367552132 <text:s text:c="4"/></text:p>
          </table:table-cell>
          <table:table-cell table:number-columns-repeated="4"/>
          <table:table-cell office:value-type="float" office:value="20.4204" calcext:value-type="float">
            <text:p>20,420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405765046603566 <text:s text:c="4"/></text:p>
          </table:table-cell>
          <table:table-cell table:number-columns-repeated="4"/>
          <table:table-cell office:value-type="float" office:value="20.4058" calcext:value-type="float">
            <text:p>20,405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91115408707872 <text:s text:c="4"/></text:p>
          </table:table-cell>
          <table:table-cell table:number-columns-repeated="4"/>
          <table:table-cell office:value-type="float" office:value="20.3911" calcext:value-type="float">
            <text:p>20,391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76491433637760 <text:s text:c="4"/></text:p>
          </table:table-cell>
          <table:table-cell table:number-columns-repeated="4"/>
          <table:table-cell office:value-type="float" office:value="20.3765" calcext:value-type="float">
            <text:p>20,376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61893101167908 <text:s text:c="4"/></text:p>
          </table:table-cell>
          <table:table-cell table:number-columns-repeated="4"/>
          <table:table-cell office:value-type="float" office:value="20.3619" calcext:value-type="float">
            <text:p>20,361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47320391074316 <text:s text:c="4"/></text:p>
          </table:table-cell>
          <table:table-cell table:number-columns-repeated="4"/>
          <table:table-cell office:value-type="float" office:value="20.3473" calcext:value-type="float">
            <text:p>20,347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32773283134394 <text:s text:c="4"/></text:p>
          </table:table-cell>
          <table:table-cell table:number-columns-repeated="4"/>
          <table:table-cell office:value-type="float" office:value="20.3328" calcext:value-type="float">
            <text:p>20,33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18251757130835 <text:s text:c="4"/></text:p>
          </table:table-cell>
          <table:table-cell table:number-columns-repeated="4"/>
          <table:table-cell office:value-type="float" office:value="20.3183" calcext:value-type="float">
            <text:p>20,318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03755792858556 <text:s text:c="4"/></text:p>
          </table:table-cell>
          <table:table-cell table:number-columns-repeated="4"/>
          <table:table-cell office:value-type="float" office:value="20.3038" calcext:value-type="float">
            <text:p>20,303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289285370135826 <text:s text:c="4"/></text:p>
          </table:table-cell>
          <table:table-cell table:number-columns-repeated="4"/>
          <table:table-cell office:value-type="float" office:value="20.2893" calcext:value-type="float">
            <text:p>20,289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274840468817295 <text:s text:c="4"/></text:p>
          </table:table-cell>
          <table:table-cell table:number-columns-repeated="4"/>
          <table:table-cell office:value-type="float" office:value="20.2748" calcext:value-type="float">
            <text:p>20,274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260421068801541 <text:s text:c="4"/></text:p>
          </table:table-cell>
          <table:table-cell table:number-columns-repeated="4"/>
          <table:table-cell office:value-type="float" office:value="20.2604" calcext:value-type="float">
            <text:p>20,260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246027150023746 <text:s text:c="4"/></text:p>
          </table:table-cell>
          <table:table-cell table:number-columns-repeated="4"/>
          <table:table-cell office:value-type="float" office:value="20.246" calcext:value-type="float">
            <text:p>20,24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231658692421700 <text:s text:c="4"/></text:p>
          </table:table-cell>
          <table:table-cell table:number-columns-repeated="4"/>
          <table:table-cell office:value-type="float" office:value="20.2317" calcext:value-type="float">
            <text:p>20,231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217315675864597 <text:s text:c="4"/></text:p>
          </table:table-cell>
          <table:table-cell table:number-columns-repeated="4"/>
          <table:table-cell office:value-type="float" office:value="20.2173" calcext:value-type="float">
            <text:p>20,217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202998080049873 <text:s text:c="4"/></text:p>
          </table:table-cell>
          <table:table-cell table:number-columns-repeated="4"/>
          <table:table-cell office:value-type="float" office:value="20.203" calcext:value-type="float">
            <text:p>20,20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88705884403038 <text:s text:c="4"/></text:p>
          </table:table-cell>
          <table:table-cell table:number-columns-repeated="4"/>
          <table:table-cell office:value-type="float" office:value="20.1887" calcext:value-type="float">
            <text:p>20,188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74439068056031 <text:s text:c="4"/></text:p>
          </table:table-cell>
          <table:table-cell table:number-columns-repeated="4"/>
          <table:table-cell office:value-type="float" office:value="20.1744" calcext:value-type="float">
            <text:p>20,174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60197610021712 <text:s text:c="4"/></text:p>
          </table:table-cell>
          <table:table-cell table:number-columns-repeated="4"/>
          <table:table-cell office:value-type="float" office:value="20.1602" calcext:value-type="float">
            <text:p>20,160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45981489686665 <text:s text:c="4"/></text:p>
          </table:table-cell>
          <table:table-cell table:number-columns-repeated="4"/>
          <table:table-cell office:value-type="float" office:value="20.146" calcext:value-type="float">
            <text:p>20,14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31790687651275 <text:s text:c="4"/></text:p>
          </table:table-cell>
          <table:table-cell table:number-columns-repeated="4"/>
          <table:table-cell office:value-type="float" office:value="20.1318" calcext:value-type="float">
            <text:p>20,13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17625186689256 <text:s text:c="4"/></text:p>
          </table:table-cell>
          <table:table-cell table:number-columns-repeated="4"/>
          <table:table-cell office:value-type="float" office:value="20.1176" calcext:value-type="float">
            <text:p>20,117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03484972146916 <text:s text:c="4"/></text:p>
          </table:table-cell>
          <table:table-cell table:number-columns-repeated="4"/>
          <table:table-cell office:value-type="float" office:value="20.1035" calcext:value-type="float">
            <text:p>20,103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89370030574955 <text:s text:c="4"/></text:p>
          </table:table-cell>
          <table:table-cell table:number-columns-repeated="4"/>
          <table:table-cell office:value-type="float" office:value="20.0894" calcext:value-type="float">
            <text:p>20,089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75280345187124 <text:s text:c="4"/></text:p>
          </table:table-cell>
          <table:table-cell table:number-columns-repeated="4"/>
          <table:table-cell office:value-type="float" office:value="20.0753" calcext:value-type="float">
            <text:p>20,075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61215887689141 <text:s text:c="4"/></text:p>
          </table:table-cell>
          <table:table-cell table:number-columns-repeated="4"/>
          <table:table-cell office:value-type="float" office:value="20.0612" calcext:value-type="float">
            <text:p>20,061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47176609231087 <text:s text:c="4"/></text:p>
          </table:table-cell>
          <table:table-cell table:number-columns-repeated="4"/>
          <table:table-cell office:value-type="float" office:value="20.0472" calcext:value-type="float">
            <text:p>20,047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33162439333957 <text:s text:c="4"/></text:p>
          </table:table-cell>
          <table:table-cell table:number-columns-repeated="4"/>
          <table:table-cell office:value-type="float" office:value="20.0332" calcext:value-type="float">
            <text:p>20,03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19173308840504 <text:s text:c="4"/></text:p>
          </table:table-cell>
          <table:table-cell table:number-columns-repeated="4"/>
          <table:table-cell office:value-type="float" office:value="20.0192" calcext:value-type="float">
            <text:p>20,019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05209213674451 <text:s text:c="4"/></text:p>
          </table:table-cell>
          <table:table-cell table:number-columns-repeated="4"/>
          <table:table-cell office:value-type="float" office:value="20.0052" calcext:value-type="float">
            <text:p>20,005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991270313813317 <text:s text:c="4"/></text:p>
          </table:table-cell>
          <table:table-cell table:number-columns-repeated="4"/>
          <table:table-cell office:value-type="float" office:value="19.9913" calcext:value-type="float">
            <text:p>19,991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977356993434313 <text:s text:c="4"/></text:p>
          </table:table-cell>
          <table:table-cell table:number-columns-repeated="4"/>
          <table:table-cell office:value-type="float" office:value="19.9774" calcext:value-type="float">
            <text:p>19,977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963469688110052 <text:s text:c="4"/></text:p>
          </table:table-cell>
          <table:table-cell table:number-columns-repeated="4"/>
          <table:table-cell office:value-type="float" office:value="19.9635" calcext:value-type="float">
            <text:p>19,963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949608195668336 <text:s text:c="4"/></text:p>
          </table:table-cell>
          <table:table-cell table:number-columns-repeated="4"/>
          <table:table-cell office:value-type="float" office:value="19.9496" calcext:value-type="float">
            <text:p>19,949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935770436970426 <text:s text:c="4"/></text:p>
          </table:table-cell>
          <table:table-cell table:number-columns-repeated="4"/>
          <table:table-cell office:value-type="float" office:value="19.9358" calcext:value-type="float">
            <text:p>19,935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921951884685605 <text:s text:c="4"/></text:p>
          </table:table-cell>
          <table:table-cell table:number-columns-repeated="4"/>
          <table:table-cell office:value-type="float" office:value="19.922" calcext:value-type="float">
            <text:p>19,92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908149788193825 <text:s text:c="4"/></text:p>
          </table:table-cell>
          <table:table-cell table:number-columns-repeated="4"/>
          <table:table-cell office:value-type="float" office:value="19.9081" calcext:value-type="float">
            <text:p>19,908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94378861260304 <text:s text:c="4"/></text:p>
          </table:table-cell>
          <table:table-cell table:number-columns-repeated="4"/>
          <table:table-cell office:value-type="float" office:value="19.8944" calcext:value-type="float">
            <text:p>19,894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80691882324736 <text:s text:c="4"/></text:p>
          </table:table-cell>
          <table:table-cell table:number-columns-repeated="4"/>
          <table:table-cell office:value-type="float" office:value="19.8807" calcext:value-type="float">
            <text:p>19,880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67106430870649 <text:s text:c="4"/></text:p>
          </table:table-cell>
          <table:table-cell table:number-columns-repeated="4"/>
          <table:table-cell office:value-type="float" office:value="19.8671" calcext:value-type="float">
            <text:p>19,867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52956977601025 <text:s text:c="4"/></text:p>
          </table:table-cell>
          <table:table-cell table:number-columns-repeated="4"/>
          <table:table-cell office:value-type="float" office:value="19.853" calcext:value-type="float">
            <text:p>19,85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35993368831559 <text:s text:c="4"/></text:p>
          </table:table-cell>
          <table:table-cell table:number-columns-repeated="4"/>
          <table:table-cell office:value-type="float" office:value="19.836" calcext:value-type="float">
            <text:p>19,83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18465714894590 <text:s text:c="4"/></text:p>
          </table:table-cell>
          <table:table-cell table:number-columns-repeated="4"/>
          <table:table-cell office:value-type="float" office:value="19.8185" calcext:value-type="float">
            <text:p>19,818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01039501734639 <text:s text:c="4"/></text:p>
          </table:table-cell>
          <table:table-cell table:number-columns-repeated="4"/>
          <table:table-cell office:value-type="float" office:value="19.801" calcext:value-type="float">
            <text:p>19,80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783697106516090 <text:s text:c="4"/></text:p>
          </table:table-cell>
          <table:table-cell table:number-columns-repeated="4"/>
          <table:table-cell office:value-type="float" office:value="19.7837" calcext:value-type="float">
            <text:p>19,783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766385707447135 <text:s text:c="4"/></text:p>
          </table:table-cell>
          <table:table-cell table:number-columns-repeated="4"/>
          <table:table-cell office:value-type="float" office:value="19.7664" calcext:value-type="float">
            <text:p>19,766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749090547409939 <text:s text:c="4"/></text:p>
          </table:table-cell>
          <table:table-cell table:number-columns-repeated="4"/>
          <table:table-cell office:value-type="float" office:value="19.7491" calcext:value-type="float">
            <text:p>19,749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731814333672542 <text:s text:c="4"/></text:p>
          </table:table-cell>
          <table:table-cell table:number-columns-repeated="4"/>
          <table:table-cell office:value-type="float" office:value="19.7318" calcext:value-type="float">
            <text:p>19,73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714561550213180 <text:s text:c="4"/></text:p>
          </table:table-cell>
          <table:table-cell table:number-columns-repeated="4"/>
          <table:table-cell office:value-type="float" office:value="19.7146" calcext:value-type="float">
            <text:p>19,714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697334232817987 <text:s text:c="4"/></text:p>
          </table:table-cell>
          <table:table-cell table:number-columns-repeated="4"/>
          <table:table-cell office:value-type="float" office:value="19.6973" calcext:value-type="float">
            <text:p>19,697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680132540306438 <text:s text:c="4"/></text:p>
          </table:table-cell>
          <table:table-cell table:number-columns-repeated="4"/>
          <table:table-cell office:value-type="float" office:value="19.6801" calcext:value-type="float">
            <text:p>19,680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662955993753094 <text:s text:c="4"/></text:p>
          </table:table-cell>
          <table:table-cell table:number-columns-repeated="4"/>
          <table:table-cell office:value-type="float" office:value="19.663" calcext:value-type="float">
            <text:p>19,66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645804165627524 <text:s text:c="4"/></text:p>
          </table:table-cell>
          <table:table-cell table:number-columns-repeated="4"/>
          <table:table-cell office:value-type="float" office:value="19.6458" calcext:value-type="float">
            <text:p>19,645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628676852598542 <text:s text:c="4"/></text:p>
          </table:table-cell>
          <table:table-cell table:number-columns-repeated="4"/>
          <table:table-cell office:value-type="float" office:value="19.6287" calcext:value-type="float">
            <text:p>19,628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611574015388630 <text:s text:c="4"/></text:p>
          </table:table-cell>
          <table:table-cell table:number-columns-repeated="4"/>
          <table:table-cell office:value-type="float" office:value="19.6116" calcext:value-type="float">
            <text:p>19,611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594495679800438 <text:s text:c="4"/></text:p>
          </table:table-cell>
          <table:table-cell table:number-columns-repeated="4"/>
          <table:table-cell office:value-type="float" office:value="19.5945" calcext:value-type="float">
            <text:p>19,594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577441872958801 <text:s text:c="4"/></text:p>
          </table:table-cell>
          <table:table-cell table:number-columns-repeated="4"/>
          <table:table-cell office:value-type="float" office:value="19.5774" calcext:value-type="float">
            <text:p>19,577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560412600359264 <text:s text:c="4"/></text:p>
          </table:table-cell>
          <table:table-cell table:number-columns-repeated="4"/>
          <table:table-cell office:value-type="float" office:value="19.5604" calcext:value-type="float">
            <text:p>19,560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543407846942280 <text:s text:c="4"/></text:p>
          </table:table-cell>
          <table:table-cell table:number-columns-repeated="4"/>
          <table:table-cell office:value-type="float" office:value="19.5434" calcext:value-type="float">
            <text:p>19,543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526427586141342 <text:s text:c="4"/></text:p>
          </table:table-cell>
          <table:table-cell table:number-columns-repeated="4"/>
          <table:table-cell office:value-type="float" office:value="19.5264" calcext:value-type="float">
            <text:p>19,526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509471788053936 <text:s text:c="4"/></text:p>
          </table:table-cell>
          <table:table-cell table:number-columns-repeated="4"/>
          <table:table-cell office:value-type="float" office:value="19.5095" calcext:value-type="float">
            <text:p>19,509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492540423982707 <text:s text:c="4"/></text:p>
          </table:table-cell>
          <table:table-cell table:number-columns-repeated="4"/>
          <table:table-cell office:value-type="float" office:value="19.4925" calcext:value-type="float">
            <text:p>19,492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475633467802936 <text:s text:c="4"/></text:p>
          </table:table-cell>
          <table:table-cell table:number-columns-repeated="4"/>
          <table:table-cell office:value-type="float" office:value="19.4756" calcext:value-type="float">
            <text:p>19,475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458750895560893 <text:s text:c="4"/></text:p>
          </table:table-cell>
          <table:table-cell table:number-columns-repeated="4"/>
          <table:table-cell office:value-type="float" office:value="19.4588" calcext:value-type="float">
            <text:p>19,458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441892684511128 <text:s text:c="4"/></text:p>
          </table:table-cell>
          <table:table-cell table:number-columns-repeated="4"/>
          <table:table-cell office:value-type="float" office:value="19.4419" calcext:value-type="float">
            <text:p>19,441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425058812273598 <text:s text:c="4"/></text:p>
          </table:table-cell>
          <table:table-cell table:number-columns-repeated="4"/>
          <table:table-cell office:value-type="float" office:value="19.4251" calcext:value-type="float">
            <text:p>19,425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408249256338106 <text:s text:c="4"/></text:p>
          </table:table-cell>
          <table:table-cell table:number-columns-repeated="4"/>
          <table:table-cell office:value-type="float" office:value="19.4082" calcext:value-type="float">
            <text:p>19,408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391463993891168 <text:s text:c="4"/></text:p>
          </table:table-cell>
          <table:table-cell table:number-columns-repeated="4"/>
          <table:table-cell office:value-type="float" office:value="19.3915" calcext:value-type="float">
            <text:p>19,391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374703001844782 <text:s text:c="4"/></text:p>
          </table:table-cell>
          <table:table-cell table:number-columns-repeated="4"/>
          <table:table-cell office:value-type="float" office:value="19.3747" calcext:value-type="float">
            <text:p>19,374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357966256953041 <text:s text:c="4"/></text:p>
          </table:table-cell>
          <table:table-cell table:number-columns-repeated="4"/>
          <table:table-cell office:value-type="float" office:value="19.358" calcext:value-type="float">
            <text:p>19,35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341253735938352 <text:s text:c="4"/></text:p>
          </table:table-cell>
          <table:table-cell table:number-columns-repeated="4"/>
          <table:table-cell office:value-type="float" office:value="19.3413" calcext:value-type="float">
            <text:p>19,341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324565415590719 <text:s text:c="4"/></text:p>
          </table:table-cell>
          <table:table-cell table:number-columns-repeated="4"/>
          <table:table-cell office:value-type="float" office:value="19.3246" calcext:value-type="float">
            <text:p>19,324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307901272819056 <text:s text:c="4"/></text:p>
          </table:table-cell>
          <table:table-cell table:number-columns-repeated="4"/>
          <table:table-cell office:value-type="float" office:value="19.3079" calcext:value-type="float">
            <text:p>19,307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91261284642840 <text:s text:c="4"/></text:p>
          </table:table-cell>
          <table:table-cell table:number-columns-repeated="4"/>
          <table:table-cell office:value-type="float" office:value="19.2913" calcext:value-type="float">
            <text:p>19,291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74645428109316 <text:s text:c="4"/></text:p>
          </table:table-cell>
          <table:table-cell table:number-columns-repeated="4"/>
          <table:table-cell office:value-type="float" office:value="19.2746" calcext:value-type="float">
            <text:p>19,274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58053680127116 <text:s text:c="4"/></text:p>
          </table:table-cell>
          <table:table-cell table:number-columns-repeated="4"/>
          <table:table-cell office:value-type="float" office:value="19.2581" calcext:value-type="float">
            <text:p>19,258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41486017232187 <text:s text:c="4"/></text:p>
          </table:table-cell>
          <table:table-cell table:number-columns-repeated="4"/>
          <table:table-cell office:value-type="float" office:value="19.2415" calcext:value-type="float">
            <text:p>19,241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24942415362758 <text:s text:c="4"/></text:p>
          </table:table-cell>
          <table:table-cell table:number-columns-repeated="4"/>
          <table:table-cell office:value-type="float" office:value="19.2249" calcext:value-type="float">
            <text:p>19,224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08422849809260 <text:s text:c="4"/></text:p>
          </table:table-cell>
          <table:table-cell table:number-columns-repeated="4"/>
          <table:table-cell office:value-type="float" office:value="19.2084" calcext:value-type="float">
            <text:p>19,208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191927295592084 <text:s text:c="4"/></text:p>
          </table:table-cell>
          <table:table-cell table:number-columns-repeated="4"/>
          <table:table-cell office:value-type="float" office:value="19.1919" calcext:value-type="float">
            <text:p>19,191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175455728529943 <text:s text:c="4"/></text:p>
          </table:table-cell>
          <table:table-cell table:number-columns-repeated="4"/>
          <table:table-cell office:value-type="float" office:value="19.1755" calcext:value-type="float">
            <text:p>19,175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159008127062048 <text:s text:c="4"/></text:p>
          </table:table-cell>
          <table:table-cell table:number-columns-repeated="4"/>
          <table:table-cell office:value-type="float" office:value="19.159" calcext:value-type="float">
            <text:p>19,15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142584474328139 <text:s text:c="4"/></text:p>
          </table:table-cell>
          <table:table-cell table:number-columns-repeated="4"/>
          <table:table-cell office:value-type="float" office:value="19.1426" calcext:value-type="float">
            <text:p>19,142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126184759034629 <text:s text:c="4"/></text:p>
          </table:table-cell>
          <table:table-cell table:number-columns-repeated="4"/>
          <table:table-cell office:value-type="float" office:value="19.1262" calcext:value-type="float">
            <text:p>19,126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109808972490953 <text:s text:c="4"/></text:p>
          </table:table-cell>
          <table:table-cell table:number-columns-repeated="4"/>
          <table:table-cell office:value-type="float" office:value="19.1098" calcext:value-type="float">
            <text:p>19,109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93457098769424 <text:s text:c="4"/></text:p>
          </table:table-cell>
          <table:table-cell table:number-columns-repeated="4"/>
          <table:table-cell office:value-type="float" office:value="19.0935" calcext:value-type="float">
            <text:p>19,093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77129097001503 <text:s text:c="4"/></text:p>
          </table:table-cell>
          <table:table-cell table:number-columns-repeated="4"/>
          <table:table-cell office:value-type="float" office:value="19.0771" calcext:value-type="float">
            <text:p>19,077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60824881774828 <text:s text:c="4"/></text:p>
          </table:table-cell>
          <table:table-cell table:number-columns-repeated="4"/>
          <table:table-cell office:value-type="float" office:value="19.0608" calcext:value-type="float">
            <text:p>19,060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44544320806605 <text:s text:c="4"/></text:p>
          </table:table-cell>
          <table:table-cell table:number-columns-repeated="4"/>
          <table:table-cell office:value-type="float" office:value="19.0445" calcext:value-type="float">
            <text:p>19,044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28287284671137 <text:s text:c="4"/></text:p>
          </table:table-cell>
          <table:table-cell table:number-columns-repeated="4"/>
          <table:table-cell office:value-type="float" office:value="19.0283" calcext:value-type="float">
            <text:p>19,028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12053784943475 <text:s text:c="4"/></text:p>
          </table:table-cell>
          <table:table-cell table:number-columns-repeated="4"/>
          <table:table-cell office:value-type="float" office:value="19.0121" calcext:value-type="float">
            <text:p>19,012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995844188641616 <text:s text:c="4"/></text:p>
          </table:table-cell>
          <table:table-cell table:number-columns-repeated="4"/>
          <table:table-cell office:value-type="float" office:value="18.9958" calcext:value-type="float">
            <text:p>18,995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979659348542274 <text:s text:c="4"/></text:p>
          </table:table-cell>
          <table:table-cell table:number-columns-repeated="4"/>
          <table:table-cell office:value-type="float" office:value="18.9797" calcext:value-type="float">
            <text:p>18,979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963500228771128 <text:s text:c="4"/></text:p>
          </table:table-cell>
          <table:table-cell table:number-columns-repeated="4"/>
          <table:table-cell office:value-type="float" office:value="18.9635" calcext:value-type="float">
            <text:p>18,963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947366411666717 <text:s text:c="4"/></text:p>
          </table:table-cell>
          <table:table-cell table:number-columns-repeated="4"/>
          <table:table-cell office:value-type="float" office:value="18.9474" calcext:value-type="float">
            <text:p>18,947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931253412799229 <text:s text:c="4"/></text:p>
          </table:table-cell>
          <table:table-cell table:number-columns-repeated="4"/>
          <table:table-cell office:value-type="float" office:value="18.9313" calcext:value-type="float">
            <text:p>18,931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915151443315850 <text:s text:c="4"/></text:p>
          </table:table-cell>
          <table:table-cell table:number-columns-repeated="4"/>
          <table:table-cell office:value-type="float" office:value="18.9152" calcext:value-type="float">
            <text:p>18,915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899054563895820 <text:s text:c="4"/></text:p>
          </table:table-cell>
          <table:table-cell table:number-columns-repeated="4"/>
          <table:table-cell office:value-type="float" office:value="18.8991" calcext:value-type="float">
            <text:p>18,899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882994674713377 <text:s text:c="4"/></text:p>
          </table:table-cell>
          <table:table-cell table:number-columns-repeated="4"/>
          <table:table-cell office:value-type="float" office:value="18.883" calcext:value-type="float">
            <text:p>18,88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867086149396446 <text:s text:c="4"/></text:p>
          </table:table-cell>
          <table:table-cell table:number-columns-repeated="4"/>
          <table:table-cell office:value-type="float" office:value="18.8671" calcext:value-type="float">
            <text:p>18,867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851367097160622 <text:s text:c="4"/></text:p>
          </table:table-cell>
          <table:table-cell table:number-columns-repeated="4"/>
          <table:table-cell office:value-type="float" office:value="18.8514" calcext:value-type="float">
            <text:p>18,851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834395558190643 <text:s text:c="4"/></text:p>
          </table:table-cell>
          <table:table-cell table:number-columns-repeated="4"/>
          <table:table-cell office:value-type="float" office:value="18.8344" calcext:value-type="float">
            <text:p>18,834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811296219824026 <text:s text:c="4"/></text:p>
          </table:table-cell>
          <table:table-cell table:number-columns-repeated="4"/>
          <table:table-cell office:value-type="float" office:value="18.8113" calcext:value-type="float">
            <text:p>18,811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786944341427549 <text:s text:c="4"/></text:p>
          </table:table-cell>
          <table:table-cell table:number-columns-repeated="4"/>
          <table:table-cell office:value-type="float" office:value="18.7869" calcext:value-type="float">
            <text:p>18,786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762781829520669 <text:s text:c="4"/></text:p>
          </table:table-cell>
          <table:table-cell table:number-columns-repeated="4"/>
          <table:table-cell office:value-type="float" office:value="18.7628" calcext:value-type="float">
            <text:p>18,76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738770521591906 <text:s text:c="4"/></text:p>
          </table:table-cell>
          <table:table-cell table:number-columns-repeated="4"/>
          <table:table-cell office:value-type="float" office:value="18.7388" calcext:value-type="float">
            <text:p>18,738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714795990717750 <text:s text:c="4"/></text:p>
          </table:table-cell>
          <table:table-cell table:number-columns-repeated="4"/>
          <table:table-cell office:value-type="float" office:value="18.7148" calcext:value-type="float">
            <text:p>18,714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690826283427786 <text:s text:c="4"/></text:p>
          </table:table-cell>
          <table:table-cell table:number-columns-repeated="4"/>
          <table:table-cell office:value-type="float" office:value="18.6908" calcext:value-type="float">
            <text:p>18,690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666867285746847 <text:s text:c="4"/></text:p>
          </table:table-cell>
          <table:table-cell table:number-columns-repeated="4"/>
          <table:table-cell office:value-type="float" office:value="18.6669" calcext:value-type="float">
            <text:p>18,666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642928733231486 <text:s text:c="4"/></text:p>
          </table:table-cell>
          <table:table-cell table:number-columns-repeated="4"/>
          <table:table-cell office:value-type="float" office:value="18.6429" calcext:value-type="float">
            <text:p>18,642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619015057015396 <text:s text:c="4"/></text:p>
          </table:table-cell>
          <table:table-cell table:number-columns-repeated="4"/>
          <table:table-cell office:value-type="float" office:value="18.619" calcext:value-type="float">
            <text:p>18,61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595126621463603 <text:s text:c="4"/></text:p>
          </table:table-cell>
          <table:table-cell table:number-columns-repeated="4"/>
          <table:table-cell office:value-type="float" office:value="18.5951" calcext:value-type="float">
            <text:p>18,595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571262409153888 <text:s text:c="4"/></text:p>
          </table:table-cell>
          <table:table-cell table:number-columns-repeated="4"/>
          <table:table-cell office:value-type="float" office:value="18.5713" calcext:value-type="float">
            <text:p>18,571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547421514013060 <text:s text:c="4"/></text:p>
          </table:table-cell>
          <table:table-cell table:number-columns-repeated="4"/>
          <table:table-cell office:value-type="float" office:value="18.5474" calcext:value-type="float">
            <text:p>18,547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523603515726343 <text:s text:c="4"/></text:p>
          </table:table-cell>
          <table:table-cell table:number-columns-repeated="4"/>
          <table:table-cell office:value-type="float" office:value="18.5236" calcext:value-type="float">
            <text:p>18,52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499808349421766 <text:s text:c="4"/></text:p>
          </table:table-cell>
          <table:table-cell table:number-columns-repeated="4"/>
          <table:table-cell office:value-type="float" office:value="18.4998" calcext:value-type="float">
            <text:p>18,499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476036091228266 <text:s text:c="4"/></text:p>
          </table:table-cell>
          <table:table-cell table:number-columns-repeated="4"/>
          <table:table-cell office:value-type="float" office:value="18.476" calcext:value-type="float">
            <text:p>18,47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452286820131231 <text:s text:c="4"/></text:p>
          </table:table-cell>
          <table:table-cell table:number-columns-repeated="4"/>
          <table:table-cell office:value-type="float" office:value="18.4523" calcext:value-type="float">
            <text:p>18,452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428560568245430 <text:s text:c="4"/></text:p>
          </table:table-cell>
          <table:table-cell table:number-columns-repeated="4"/>
          <table:table-cell office:value-type="float" office:value="18.4286" calcext:value-type="float">
            <text:p>18,428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404857323140927 <text:s text:c="4"/></text:p>
          </table:table-cell>
          <table:table-cell table:number-columns-repeated="4"/>
          <table:table-cell office:value-type="float" office:value="18.4049" calcext:value-type="float">
            <text:p>18,404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381177047446474 <text:s text:c="4"/></text:p>
          </table:table-cell>
          <table:table-cell table:number-columns-repeated="4"/>
          <table:table-cell office:value-type="float" office:value="18.3812" calcext:value-type="float">
            <text:p>18,381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357519696552441 <text:s text:c="4"/></text:p>
          </table:table-cell>
          <table:table-cell table:number-columns-repeated="4"/>
          <table:table-cell office:value-type="float" office:value="18.3575" calcext:value-type="float">
            <text:p>18,357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333885228451496 <text:s text:c="4"/></text:p>
          </table:table-cell>
          <table:table-cell table:number-columns-repeated="4"/>
          <table:table-cell office:value-type="float" office:value="18.3339" calcext:value-type="float">
            <text:p>18,333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310273606702427 <text:s text:c="4"/></text:p>
          </table:table-cell>
          <table:table-cell table:number-columns-repeated="4"/>
          <table:table-cell office:value-type="float" office:value="18.3103" calcext:value-type="float">
            <text:p>18,310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286684799565503 <text:s text:c="4"/></text:p>
          </table:table-cell>
          <table:table-cell table:number-columns-repeated="4"/>
          <table:table-cell office:value-type="float" office:value="18.2867" calcext:value-type="float">
            <text:p>18,286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263118777922717 <text:s text:c="4"/></text:p>
          </table:table-cell>
          <table:table-cell table:number-columns-repeated="4"/>
          <table:table-cell office:value-type="float" office:value="18.2631" calcext:value-type="float">
            <text:p>18,263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239575513458380 <text:s text:c="4"/></text:p>
          </table:table-cell>
          <table:table-cell table:number-columns-repeated="4"/>
          <table:table-cell office:value-type="float" office:value="18.2396" calcext:value-type="float">
            <text:p>18,239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216054977591032 <text:s text:c="4"/></text:p>
          </table:table-cell>
          <table:table-cell table:number-columns-repeated="4"/>
          <table:table-cell office:value-type="float" office:value="18.2161" calcext:value-type="float">
            <text:p>18,216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192557141095232 <text:s text:c="4"/></text:p>
          </table:table-cell>
          <table:table-cell table:number-columns-repeated="4"/>
          <table:table-cell office:value-type="float" office:value="18.1926" calcext:value-type="float">
            <text:p>18,192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169081974148419 <text:s text:c="4"/></text:p>
          </table:table-cell>
          <table:table-cell table:number-columns-repeated="4"/>
          <table:table-cell office:value-type="float" office:value="18.1691" calcext:value-type="float">
            <text:p>18,169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145629446548575 <text:s text:c="4"/></text:p>
          </table:table-cell>
          <table:table-cell table:number-columns-repeated="4"/>
          <table:table-cell office:value-type="float" office:value="18.1456" calcext:value-type="float">
            <text:p>18,145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122199527936772 <text:s text:c="4"/></text:p>
          </table:table-cell>
          <table:table-cell table:number-columns-repeated="4"/>
          <table:table-cell office:value-type="float" office:value="18.1222" calcext:value-type="float">
            <text:p>18,122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098792187951407 <text:s text:c="4"/></text:p>
          </table:table-cell>
          <table:table-cell table:number-columns-repeated="4"/>
          <table:table-cell office:value-type="float" office:value="18.0988" calcext:value-type="float">
            <text:p>18,098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075407396303163 <text:s text:c="4"/></text:p>
          </table:table-cell>
          <table:table-cell table:number-columns-repeated="4"/>
          <table:table-cell office:value-type="float" office:value="18.0754" calcext:value-type="float">
            <text:p>18,075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052045122789636 <text:s text:c="4"/></text:p>
          </table:table-cell>
          <table:table-cell table:number-columns-repeated="4"/>
          <table:table-cell office:value-type="float" office:value="18.052" calcext:value-type="float">
            <text:p>18,05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028705337279021 <text:s text:c="4"/></text:p>
          </table:table-cell>
          <table:table-cell table:number-columns-repeated="4"/>
          <table:table-cell office:value-type="float" office:value="18.0287" calcext:value-type="float">
            <text:p>18,028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005388009682321 <text:s text:c="4"/></text:p>
          </table:table-cell>
          <table:table-cell table:number-columns-repeated="4"/>
          <table:table-cell office:value-type="float" office:value="18.0054" calcext:value-type="float">
            <text:p>18,005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982093109929263 <text:s text:c="4"/></text:p>
          </table:table-cell>
          <table:table-cell table:number-columns-repeated="4"/>
          <table:table-cell office:value-type="float" office:value="17.9821" calcext:value-type="float">
            <text:p>17,982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958820607952340 <text:s text:c="4"/></text:p>
          </table:table-cell>
          <table:table-cell table:number-columns-repeated="4"/>
          <table:table-cell office:value-type="float" office:value="17.9588" calcext:value-type="float">
            <text:p>17,958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935570473679704 <text:s text:c="4"/></text:p>
          </table:table-cell>
          <table:table-cell table:number-columns-repeated="4"/>
          <table:table-cell office:value-type="float" office:value="17.9356" calcext:value-type="float">
            <text:p>17,935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912342677033603 <text:s text:c="4"/></text:p>
          </table:table-cell>
          <table:table-cell table:number-columns-repeated="4"/>
          <table:table-cell office:value-type="float" office:value="17.9123" calcext:value-type="float">
            <text:p>17,912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889137187933208 <text:s text:c="4"/></text:p>
          </table:table-cell>
          <table:table-cell table:number-columns-repeated="4"/>
          <table:table-cell office:value-type="float" office:value="17.8891" calcext:value-type="float">
            <text:p>17,889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865953976297337 <text:s text:c="4"/></text:p>
          </table:table-cell>
          <table:table-cell table:number-columns-repeated="4"/>
          <table:table-cell office:value-type="float" office:value="17.866" calcext:value-type="float">
            <text:p>17,86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842793012047867 <text:s text:c="4"/></text:p>
          </table:table-cell>
          <table:table-cell table:number-columns-repeated="4"/>
          <table:table-cell office:value-type="float" office:value="17.8428" calcext:value-type="float">
            <text:p>17,84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819654265111524 <text:s text:c="4"/></text:p>
          </table:table-cell>
          <table:table-cell table:number-columns-repeated="4"/>
          <table:table-cell office:value-type="float" office:value="17.8197" calcext:value-type="float">
            <text:p>17,819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796537705421102 <text:s text:c="4"/></text:p>
          </table:table-cell>
          <table:table-cell table:number-columns-repeated="4"/>
          <table:table-cell office:value-type="float" office:value="17.7965" calcext:value-type="float">
            <text:p>17,796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773443302915577 <text:s text:c="4"/></text:p>
          </table:table-cell>
          <table:table-cell table:number-columns-repeated="4"/>
          <table:table-cell office:value-type="float" office:value="17.7734" calcext:value-type="float">
            <text:p>17,773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750371027539863 <text:s text:c="4"/></text:p>
          </table:table-cell>
          <table:table-cell table:number-columns-repeated="4"/>
          <table:table-cell office:value-type="float" office:value="17.7504" calcext:value-type="float">
            <text:p>17,750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727320849244538 <text:s text:c="4"/></text:p>
          </table:table-cell>
          <table:table-cell table:number-columns-repeated="4"/>
          <table:table-cell office:value-type="float" office:value="17.7273" calcext:value-type="float">
            <text:p>17,727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704292737985273 <text:s text:c="4"/></text:p>
          </table:table-cell>
          <table:table-cell table:number-columns-repeated="4"/>
          <table:table-cell office:value-type="float" office:value="17.7043" calcext:value-type="float">
            <text:p>17,704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681286663722709 <text:s text:c="4"/></text:p>
          </table:table-cell>
          <table:table-cell table:number-columns-repeated="4"/>
          <table:table-cell office:value-type="float" office:value="17.6813" calcext:value-type="float">
            <text:p>17,681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658302596422036 <text:s text:c="4"/></text:p>
          </table:table-cell>
          <table:table-cell table:number-columns-repeated="4"/>
          <table:table-cell office:value-type="float" office:value="17.6583" calcext:value-type="float">
            <text:p>17,658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635340506052923 <text:s text:c="4"/></text:p>
          </table:table-cell>
          <table:table-cell table:number-columns-repeated="4"/>
          <table:table-cell office:value-type="float" office:value="17.6353" calcext:value-type="float">
            <text:p>17,635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612400362589838 <text:s text:c="4"/></text:p>
          </table:table-cell>
          <table:table-cell table:number-columns-repeated="4"/>
          <table:table-cell office:value-type="float" office:value="17.6124" calcext:value-type="float">
            <text:p>17,612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589482136011693 <text:s text:c="4"/></text:p>
          </table:table-cell>
          <table:table-cell table:number-columns-repeated="4"/>
          <table:table-cell office:value-type="float" office:value="17.5895" calcext:value-type="float">
            <text:p>17,589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566585796302121 <text:s text:c="4"/></text:p>
          </table:table-cell>
          <table:table-cell table:number-columns-repeated="4"/>
          <table:table-cell office:value-type="float" office:value="17.5666" calcext:value-type="float">
            <text:p>17,566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543711313449439 <text:s text:c="4"/></text:p>
          </table:table-cell>
          <table:table-cell table:number-columns-repeated="4"/>
          <table:table-cell office:value-type="float" office:value="17.5437" calcext:value-type="float">
            <text:p>17,543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520858657446663 <text:s text:c="4"/></text:p>
          </table:table-cell>
          <table:table-cell table:number-columns-repeated="4"/>
          <table:table-cell office:value-type="float" office:value="17.5209" calcext:value-type="float">
            <text:p>17,520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498027798291552 <text:s text:c="4"/></text:p>
          </table:table-cell>
          <table:table-cell table:number-columns-repeated="4"/>
          <table:table-cell office:value-type="float" office:value="17.498" calcext:value-type="float">
            <text:p>17,49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475218705986457 <text:s text:c="4"/></text:p>
          </table:table-cell>
          <table:table-cell table:number-columns-repeated="4"/>
          <table:table-cell office:value-type="float" office:value="17.4752" calcext:value-type="float">
            <text:p>17,475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452431350538632 <text:s text:c="4"/></text:p>
          </table:table-cell>
          <table:table-cell table:number-columns-repeated="4"/>
          <table:table-cell office:value-type="float" office:value="17.4524" calcext:value-type="float">
            <text:p>17,452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429665701959905 <text:s text:c="4"/></text:p>
          </table:table-cell>
          <table:table-cell table:number-columns-repeated="4"/>
          <table:table-cell office:value-type="float" office:value="17.4297" calcext:value-type="float">
            <text:p>17,429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406921730266852 <text:s text:c="4"/></text:p>
          </table:table-cell>
          <table:table-cell table:number-columns-repeated="4"/>
          <table:table-cell office:value-type="float" office:value="17.4069" calcext:value-type="float">
            <text:p>17,406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384199405480675 <text:s text:c="4"/></text:p>
          </table:table-cell>
          <table:table-cell table:number-columns-repeated="4"/>
          <table:table-cell office:value-type="float" office:value="17.3842" calcext:value-type="float">
            <text:p>17,384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361498697627209 <text:s text:c="4"/></text:p>
          </table:table-cell>
          <table:table-cell table:number-columns-repeated="4"/>
          <table:table-cell office:value-type="float" office:value="17.3615" calcext:value-type="float">
            <text:p>17,361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338819576736931 <text:s text:c="4"/></text:p>
          </table:table-cell>
          <table:table-cell table:number-columns-repeated="4"/>
          <table:table-cell office:value-type="float" office:value="17.3388" calcext:value-type="float">
            <text:p>17,338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316162012845066 <text:s text:c="4"/></text:p>
          </table:table-cell>
          <table:table-cell table:number-columns-repeated="4"/>
          <table:table-cell office:value-type="float" office:value="17.3162" calcext:value-type="float">
            <text:p>17,316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293525975991297 <text:s text:c="4"/></text:p>
          </table:table-cell>
          <table:table-cell table:number-columns-repeated="4"/>
          <table:table-cell office:value-type="float" office:value="17.2935" calcext:value-type="float">
            <text:p>17,293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270911436219961 <text:s text:c="4"/></text:p>
          </table:table-cell>
          <table:table-cell table:number-columns-repeated="4"/>
          <table:table-cell office:value-type="float" office:value="17.2709" calcext:value-type="float">
            <text:p>17,270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248318363580108 <text:s text:c="4"/></text:p>
          </table:table-cell>
          <table:table-cell table:number-columns-repeated="4"/>
          <table:table-cell office:value-type="float" office:value="17.2483" calcext:value-type="float">
            <text:p>17,248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225746728125248 <text:s text:c="4"/></text:p>
          </table:table-cell>
          <table:table-cell table:number-columns-repeated="4"/>
          <table:table-cell office:value-type="float" office:value="17.2257" calcext:value-type="float">
            <text:p>17,225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203196499913606 <text:s text:c="4"/></text:p>
          </table:table-cell>
          <table:table-cell table:number-columns-repeated="4"/>
          <table:table-cell office:value-type="float" office:value="17.2032" calcext:value-type="float">
            <text:p>17,20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180667649007798 <text:s text:c="4"/></text:p>
          </table:table-cell>
          <table:table-cell table:number-columns-repeated="4"/>
          <table:table-cell office:value-type="float" office:value="17.1807" calcext:value-type="float">
            <text:p>17,180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158160145475183 <text:s text:c="4"/></text:p>
          </table:table-cell>
          <table:table-cell table:number-columns-repeated="4"/>
          <table:table-cell office:value-type="float" office:value="17.1582" calcext:value-type="float">
            <text:p>17,158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135673959387610 <text:s text:c="4"/></text:p>
          </table:table-cell>
          <table:table-cell table:number-columns-repeated="4"/>
          <table:table-cell office:value-type="float" office:value="17.1357" calcext:value-type="float">
            <text:p>17,135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113209060821450 <text:s text:c="4"/></text:p>
          </table:table-cell>
          <table:table-cell table:number-columns-repeated="4"/>
          <table:table-cell office:value-type="float" office:value="17.1132" calcext:value-type="float">
            <text:p>17,11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090765419857739 <text:s text:c="4"/></text:p>
          </table:table-cell>
          <table:table-cell table:number-columns-repeated="4"/>
          <table:table-cell office:value-type="float" office:value="17.0908" calcext:value-type="float">
            <text:p>17,090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068343006581884 <text:s text:c="4"/></text:p>
          </table:table-cell>
          <table:table-cell table:number-columns-repeated="4"/>
          <table:table-cell office:value-type="float" office:value="17.0683" calcext:value-type="float">
            <text:p>17,068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045941791083933 <text:s text:c="4"/></text:p>
          </table:table-cell>
          <table:table-cell table:number-columns-repeated="4"/>
          <table:table-cell office:value-type="float" office:value="17.0459" calcext:value-type="float">
            <text:p>17,045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023561743458355 <text:s text:c="4"/></text:p>
          </table:table-cell>
          <table:table-cell table:number-columns-repeated="4"/>
          <table:table-cell office:value-type="float" office:value="17.0236" calcext:value-type="float">
            <text:p>17,02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001202833804129 <text:s text:c="4"/></text:p>
          </table:table-cell>
          <table:table-cell table:number-columns-repeated="4"/>
          <table:table-cell office:value-type="float" office:value="17.0012" calcext:value-type="float">
            <text:p>17,001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978865032224867 <text:s text:c="4"/></text:p>
          </table:table-cell>
          <table:table-cell table:number-columns-repeated="4"/>
          <table:table-cell office:value-type="float" office:value="16.9789" calcext:value-type="float">
            <text:p>16,978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956548308828484 <text:s text:c="4"/></text:p>
          </table:table-cell>
          <table:table-cell table:number-columns-repeated="4"/>
          <table:table-cell office:value-type="float" office:value="16.9565" calcext:value-type="float">
            <text:p>16,956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934252633727461 <text:s text:c="4"/></text:p>
          </table:table-cell>
          <table:table-cell table:number-columns-repeated="4"/>
          <table:table-cell office:value-type="float" office:value="16.9343" calcext:value-type="float">
            <text:p>16,934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911977977038710 <text:s text:c="4"/></text:p>
          </table:table-cell>
          <table:table-cell table:number-columns-repeated="4"/>
          <table:table-cell office:value-type="float" office:value="16.912" calcext:value-type="float">
            <text:p>16,91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889724308883633 <text:s text:c="4"/></text:p>
          </table:table-cell>
          <table:table-cell table:number-columns-repeated="4"/>
          <table:table-cell office:value-type="float" office:value="16.8897" calcext:value-type="float">
            <text:p>16,889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867491599387936 <text:s text:c="4"/></text:p>
          </table:table-cell>
          <table:table-cell table:number-columns-repeated="4"/>
          <table:table-cell office:value-type="float" office:value="16.8675" calcext:value-type="float">
            <text:p>16,867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845279818682133 <text:s text:c="4"/></text:p>
          </table:table-cell>
          <table:table-cell table:number-columns-repeated="4"/>
          <table:table-cell office:value-type="float" office:value="16.8453" calcext:value-type="float">
            <text:p>16,845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823088936900660 <text:s text:c="4"/></text:p>
          </table:table-cell>
          <table:table-cell table:number-columns-repeated="4"/>
          <table:table-cell office:value-type="float" office:value="16.8231" calcext:value-type="float">
            <text:p>16,823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800918924182753 <text:s text:c="4"/></text:p>
          </table:table-cell>
          <table:table-cell table:number-columns-repeated="4"/>
          <table:table-cell office:value-type="float" office:value="16.8009" calcext:value-type="float">
            <text:p>16,800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778769750671884 <text:s text:c="4"/></text:p>
          </table:table-cell>
          <table:table-cell table:number-columns-repeated="4"/>
          <table:table-cell office:value-type="float" office:value="16.7788" calcext:value-type="float">
            <text:p>16,778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756641386515952 <text:s text:c="4"/></text:p>
          </table:table-cell>
          <table:table-cell table:number-columns-repeated="4"/>
          <table:table-cell office:value-type="float" office:value="16.7566" calcext:value-type="float">
            <text:p>16,756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734533801867205 <text:s text:c="4"/></text:p>
          </table:table-cell>
          <table:table-cell table:number-columns-repeated="4"/>
          <table:table-cell office:value-type="float" office:value="16.7345" calcext:value-type="float">
            <text:p>16,734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712446966882268 <text:s text:c="4"/></text:p>
          </table:table-cell>
          <table:table-cell table:number-columns-repeated="4"/>
          <table:table-cell office:value-type="float" office:value="16.7124" calcext:value-type="float">
            <text:p>16,712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690380851722196 <text:s text:c="4"/></text:p>
          </table:table-cell>
          <table:table-cell table:number-columns-repeated="4"/>
          <table:table-cell office:value-type="float" office:value="16.6904" calcext:value-type="float">
            <text:p>16,690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668335426552407 <text:s text:c="4"/></text:p>
          </table:table-cell>
          <table:table-cell table:number-columns-repeated="4"/>
          <table:table-cell office:value-type="float" office:value="16.6683" calcext:value-type="float">
            <text:p>16,668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646310661542540 <text:s text:c="4"/></text:p>
          </table:table-cell>
          <table:table-cell table:number-columns-repeated="4"/>
          <table:table-cell office:value-type="float" office:value="16.6463" calcext:value-type="float">
            <text:p>16,646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624306526866729 <text:s text:c="4"/></text:p>
          </table:table-cell>
          <table:table-cell table:number-columns-repeated="4"/>
          <table:table-cell office:value-type="float" office:value="16.6243" calcext:value-type="float">
            <text:p>16,624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602322992703357 <text:s text:c="4"/></text:p>
          </table:table-cell>
          <table:table-cell table:number-columns-repeated="4"/>
          <table:table-cell office:value-type="float" office:value="16.6023" calcext:value-type="float">
            <text:p>16,602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580360029235077 <text:s text:c="4"/></text:p>
          </table:table-cell>
          <table:table-cell table:number-columns-repeated="4"/>
          <table:table-cell office:value-type="float" office:value="16.5804" calcext:value-type="float">
            <text:p>16,580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558417606648916 <text:s text:c="4"/></text:p>
          </table:table-cell>
          <table:table-cell table:number-columns-repeated="4"/>
          <table:table-cell office:value-type="float" office:value="16.5584" calcext:value-type="float">
            <text:p>16,558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536495695136150 <text:s text:c="4"/></text:p>
          </table:table-cell>
          <table:table-cell table:number-columns-repeated="4"/>
          <table:table-cell office:value-type="float" office:value="16.5365" calcext:value-type="float">
            <text:p>16,536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514594264892288 <text:s text:c="4"/></text:p>
          </table:table-cell>
          <table:table-cell table:number-columns-repeated="4"/>
          <table:table-cell office:value-type="float" office:value="16.5146" calcext:value-type="float">
            <text:p>16,514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492713286117237 <text:s text:c="4"/></text:p>
          </table:table-cell>
          <table:table-cell table:number-columns-repeated="4"/>
          <table:table-cell office:value-type="float" office:value="16.4927" calcext:value-type="float">
            <text:p>16,492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470852729015068 <text:s text:c="4"/></text:p>
          </table:table-cell>
          <table:table-cell table:number-columns-repeated="4"/>
          <table:table-cell office:value-type="float" office:value="16.4709" calcext:value-type="float">
            <text:p>16,470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449012563794245 <text:s text:c="4"/></text:p>
          </table:table-cell>
          <table:table-cell table:number-columns-repeated="4"/>
          <table:table-cell office:value-type="float" office:value="16.449" calcext:value-type="float">
            <text:p>16,44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427192760667264 <text:s text:c="4"/></text:p>
          </table:table-cell>
          <table:table-cell table:number-columns-repeated="4"/>
          <table:table-cell office:value-type="float" office:value="16.4272" calcext:value-type="float">
            <text:p>16,427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405393289851038 <text:s text:c="4"/></text:p>
          </table:table-cell>
          <table:table-cell table:number-columns-repeated="4"/>
          <table:table-cell office:value-type="float" office:value="16.4054" calcext:value-type="float">
            <text:p>16,405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383614121566637 <text:s text:c="4"/></text:p>
          </table:table-cell>
          <table:table-cell table:number-columns-repeated="4"/>
          <table:table-cell office:value-type="float" office:value="16.3836" calcext:value-type="float">
            <text:p>16,38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361855226039246 <text:s text:c="4"/></text:p>
          </table:table-cell>
          <table:table-cell table:number-columns-repeated="4"/>
          <table:table-cell office:value-type="float" office:value="16.3619" calcext:value-type="float">
            <text:p>16,361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340116573498438 <text:s text:c="4"/></text:p>
          </table:table-cell>
          <table:table-cell table:number-columns-repeated="4"/>
          <table:table-cell office:value-type="float" office:value="16.3401" calcext:value-type="float">
            <text:p>16,340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318398134177865 <text:s text:c="4"/></text:p>
          </table:table-cell>
          <table:table-cell table:number-columns-repeated="4"/>
          <table:table-cell office:value-type="float" office:value="16.3184" calcext:value-type="float">
            <text:p>16,318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296699878315398 <text:s text:c="4"/></text:p>
          </table:table-cell>
          <table:table-cell table:number-columns-repeated="4"/>
          <table:table-cell office:value-type="float" office:value="16.2967" calcext:value-type="float">
            <text:p>16,296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275021776152951 <text:s text:c="4"/></text:p>
          </table:table-cell>
          <table:table-cell table:number-columns-repeated="4"/>
          <table:table-cell office:value-type="float" office:value="16.275" calcext:value-type="float">
            <text:p>16,27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253363797936807 <text:s text:c="4"/></text:p>
          </table:table-cell>
          <table:table-cell table:number-columns-repeated="4"/>
          <table:table-cell office:value-type="float" office:value="16.2534" calcext:value-type="float">
            <text:p>16,253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231725913917199 <text:s text:c="4"/></text:p>
          </table:table-cell>
          <table:table-cell table:number-columns-repeated="4"/>
          <table:table-cell office:value-type="float" office:value="16.2317" calcext:value-type="float">
            <text:p>16,231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210108094348655 <text:s text:c="4"/></text:p>
          </table:table-cell>
          <table:table-cell table:number-columns-repeated="4"/>
          <table:table-cell office:value-type="float" office:value="16.2101" calcext:value-type="float">
            <text:p>16,210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188510309489736 <text:s text:c="4"/></text:p>
          </table:table-cell>
          <table:table-cell table:number-columns-repeated="4"/>
          <table:table-cell office:value-type="float" office:value="16.1885" calcext:value-type="float">
            <text:p>16,188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166932529603169 <text:s text:c="4"/></text:p>
          </table:table-cell>
          <table:table-cell table:number-columns-repeated="4"/>
          <table:table-cell office:value-type="float" office:value="16.1669" calcext:value-type="float">
            <text:p>16,166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145374724955737 <text:s text:c="4"/></text:p>
          </table:table-cell>
          <table:table-cell table:number-columns-repeated="4"/>
          <table:table-cell office:value-type="float" office:value="16.1454" calcext:value-type="float">
            <text:p>16,145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123836865818323 <text:s text:c="4"/></text:p>
          </table:table-cell>
          <table:table-cell table:number-columns-repeated="4"/>
          <table:table-cell office:value-type="float" office:value="16.1238" calcext:value-type="float">
            <text:p>16,123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102318922465980 <text:s text:c="4"/></text:p>
          </table:table-cell>
          <table:table-cell table:number-columns-repeated="4"/>
          <table:table-cell office:value-type="float" office:value="16.1023" calcext:value-type="float">
            <text:p>16,102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080820865177763 <text:s text:c="4"/></text:p>
          </table:table-cell>
          <table:table-cell table:number-columns-repeated="4"/>
          <table:table-cell office:value-type="float" office:value="16.0808" calcext:value-type="float">
            <text:p>16,080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059342664236734 <text:s text:c="4"/></text:p>
          </table:table-cell>
          <table:table-cell table:number-columns-repeated="4"/>
          <table:table-cell office:value-type="float" office:value="16.0593" calcext:value-type="float">
            <text:p>16,059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037884289930172 <text:s text:c="4"/></text:p>
          </table:table-cell>
          <table:table-cell table:number-columns-repeated="4"/>
          <table:table-cell office:value-type="float" office:value="16.0379" calcext:value-type="float">
            <text:p>16,037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016445712549171 <text:s text:c="4"/></text:p>
          </table:table-cell>
          <table:table-cell table:number-columns-repeated="4"/>
          <table:table-cell office:value-type="float" office:value="16.0164" calcext:value-type="float">
            <text:p>16,016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995026902389093 <text:s text:c="4"/></text:p>
          </table:table-cell>
          <table:table-cell table:number-columns-repeated="4"/>
          <table:table-cell office:value-type="float" office:value="15.995" calcext:value-type="float">
            <text:p>15,99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973627829749180 <text:s text:c="4"/></text:p>
          </table:table-cell>
          <table:table-cell table:number-columns-repeated="4"/>
          <table:table-cell office:value-type="float" office:value="15.9736" calcext:value-type="float">
            <text:p>15,97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952248464932628 <text:s text:c="4"/></text:p>
          </table:table-cell>
          <table:table-cell table:number-columns-repeated="4"/>
          <table:table-cell office:value-type="float" office:value="15.9522" calcext:value-type="float">
            <text:p>15,952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930888778246780 <text:s text:c="4"/></text:p>
          </table:table-cell>
          <table:table-cell table:number-columns-repeated="4"/>
          <table:table-cell office:value-type="float" office:value="15.9309" calcext:value-type="float">
            <text:p>15,930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909548740002865 <text:s text:c="4"/></text:p>
          </table:table-cell>
          <table:table-cell table:number-columns-repeated="4"/>
          <table:table-cell office:value-type="float" office:value="15.9095" calcext:value-type="float">
            <text:p>15,909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888228320516228 <text:s text:c="4"/></text:p>
          </table:table-cell>
          <table:table-cell table:number-columns-repeated="4"/>
          <table:table-cell office:value-type="float" office:value="15.8882" calcext:value-type="float">
            <text:p>15,888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866927490105827 <text:s text:c="4"/></text:p>
          </table:table-cell>
          <table:table-cell table:number-columns-repeated="4"/>
          <table:table-cell office:value-type="float" office:value="15.8669" calcext:value-type="float">
            <text:p>15,866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845646219095011 <text:s text:c="4"/></text:p>
          </table:table-cell>
          <table:table-cell table:number-columns-repeated="4"/>
          <table:table-cell office:value-type="float" office:value="15.8456" calcext:value-type="float">
            <text:p>15,845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824384477810831 <text:s text:c="4"/></text:p>
          </table:table-cell>
          <table:table-cell table:number-columns-repeated="4"/>
          <table:table-cell office:value-type="float" office:value="15.8244" calcext:value-type="float">
            <text:p>15,824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803142236584288 <text:s text:c="4"/></text:p>
          </table:table-cell>
          <table:table-cell table:number-columns-repeated="4"/>
          <table:table-cell office:value-type="float" office:value="15.8031" calcext:value-type="float">
            <text:p>15,803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781919465750352 <text:s text:c="4"/></text:p>
          </table:table-cell>
          <table:table-cell table:number-columns-repeated="4"/>
          <table:table-cell office:value-type="float" office:value="15.7819" calcext:value-type="float">
            <text:p>15,781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760716135647783 <text:s text:c="4"/></text:p>
          </table:table-cell>
          <table:table-cell table:number-columns-repeated="4"/>
          <table:table-cell office:value-type="float" office:value="15.7607" calcext:value-type="float">
            <text:p>15,760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739532216619434 <text:s text:c="4"/></text:p>
          </table:table-cell>
          <table:table-cell table:number-columns-repeated="4"/>
          <table:table-cell office:value-type="float" office:value="15.7395" calcext:value-type="float">
            <text:p>15,739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718367679011925 <text:s text:c="4"/></text:p>
          </table:table-cell>
          <table:table-cell table:number-columns-repeated="4"/>
          <table:table-cell office:value-type="float" office:value="15.7184" calcext:value-type="float">
            <text:p>15,718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697222493175691 <text:s text:c="4"/></text:p>
          </table:table-cell>
          <table:table-cell table:number-columns-repeated="4"/>
          <table:table-cell office:value-type="float" office:value="15.6972" calcext:value-type="float">
            <text:p>15,697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676096629465135 <text:s text:c="4"/></text:p>
          </table:table-cell>
          <table:table-cell table:number-columns-repeated="4"/>
          <table:table-cell office:value-type="float" office:value="15.6761" calcext:value-type="float">
            <text:p>15,676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654990058238550 <text:s text:c="4"/></text:p>
          </table:table-cell>
          <table:table-cell table:number-columns-repeated="4"/>
          <table:table-cell office:value-type="float" office:value="15.655" calcext:value-type="float">
            <text:p>15,65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633902749857864 <text:s text:c="4"/></text:p>
          </table:table-cell>
          <table:table-cell table:number-columns-repeated="4"/>
          <table:table-cell office:value-type="float" office:value="15.6339" calcext:value-type="float">
            <text:p>15,633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612834674689077 <text:s text:c="4"/></text:p>
          </table:table-cell>
          <table:table-cell table:number-columns-repeated="4"/>
          <table:table-cell office:value-type="float" office:value="15.6128" calcext:value-type="float">
            <text:p>15,61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591785803101837 <text:s text:c="4"/></text:p>
          </table:table-cell>
          <table:table-cell table:number-columns-repeated="4"/>
          <table:table-cell office:value-type="float" office:value="15.5918" calcext:value-type="float">
            <text:p>15,59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570756105469654 <text:s text:c="4"/></text:p>
          </table:table-cell>
          <table:table-cell table:number-columns-repeated="4"/>
          <table:table-cell office:value-type="float" office:value="15.5708" calcext:value-type="float">
            <text:p>15,570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549745552169925 <text:s text:c="4"/></text:p>
          </table:table-cell>
          <table:table-cell table:number-columns-repeated="4"/>
          <table:table-cell office:value-type="float" office:value="15.5497" calcext:value-type="float">
            <text:p>15,549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528754113583666 <text:s text:c="4"/></text:p>
          </table:table-cell>
          <table:table-cell table:number-columns-repeated="4"/>
          <table:table-cell office:value-type="float" office:value="15.5288" calcext:value-type="float">
            <text:p>15,528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507781760095710 <text:s text:c="4"/></text:p>
          </table:table-cell>
          <table:table-cell table:number-columns-repeated="4"/>
          <table:table-cell office:value-type="float" office:value="15.5078" calcext:value-type="float">
            <text:p>15,507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486828462094705 <text:s text:c="4"/></text:p>
          </table:table-cell>
          <table:table-cell table:number-columns-repeated="4"/>
          <table:table-cell office:value-type="float" office:value="15.4868" calcext:value-type="float">
            <text:p>15,486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465894189973024 <text:s text:c="4"/></text:p>
          </table:table-cell>
          <table:table-cell table:number-columns-repeated="4"/>
          <table:table-cell office:value-type="float" office:value="15.4659" calcext:value-type="float">
            <text:p>15,465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444978914126798 <text:s text:c="4"/></text:p>
          </table:table-cell>
          <table:table-cell table:number-columns-repeated="4"/>
          <table:table-cell office:value-type="float" office:value="15.445" calcext:value-type="float">
            <text:p>15,44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424082604955814 <text:s text:c="4"/></text:p>
          </table:table-cell>
          <table:table-cell table:number-columns-repeated="4"/>
          <table:table-cell office:value-type="float" office:value="15.4241" calcext:value-type="float">
            <text:p>15,424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403205232863726 <text:s text:c="4"/></text:p>
          </table:table-cell>
          <table:table-cell table:number-columns-repeated="4"/>
          <table:table-cell office:value-type="float" office:value="15.4032" calcext:value-type="float">
            <text:p>15,40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382346768257637 <text:s text:c="4"/></text:p>
          </table:table-cell>
          <table:table-cell table:number-columns-repeated="4"/>
          <table:table-cell office:value-type="float" office:value="15.3823" calcext:value-type="float">
            <text:p>15,382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361507181548509 <text:s text:c="4"/></text:p>
          </table:table-cell>
          <table:table-cell table:number-columns-repeated="4"/>
          <table:table-cell office:value-type="float" office:value="15.3615" calcext:value-type="float">
            <text:p>15,361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340686443150936 <text:s text:c="4"/></text:p>
          </table:table-cell>
          <table:table-cell table:number-columns-repeated="4"/>
          <table:table-cell office:value-type="float" office:value="15.3407" calcext:value-type="float">
            <text:p>15,340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319884523483365 <text:s text:c="4"/></text:p>
          </table:table-cell>
          <table:table-cell table:number-columns-repeated="4"/>
          <table:table-cell office:value-type="float" office:value="15.3199" calcext:value-type="float">
            <text:p>15,319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299101392967613 <text:s text:c="4"/></text:p>
          </table:table-cell>
          <table:table-cell table:number-columns-repeated="4"/>
          <table:table-cell office:value-type="float" office:value="15.2991" calcext:value-type="float">
            <text:p>15,299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278337022029215 <text:s text:c="4"/></text:p>
          </table:table-cell>
          <table:table-cell table:number-columns-repeated="4"/>
          <table:table-cell office:value-type="float" office:value="15.2783" calcext:value-type="float">
            <text:p>15,278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257591381097461 <text:s text:c="4"/></text:p>
          </table:table-cell>
          <table:table-cell table:number-columns-repeated="4"/>
          <table:table-cell office:value-type="float" office:value="15.2576" calcext:value-type="float">
            <text:p>15,257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236864440605125 <text:s text:c="4"/></text:p>
          </table:table-cell>
          <table:table-cell table:number-columns-repeated="4"/>
          <table:table-cell office:value-type="float" office:value="15.2369" calcext:value-type="float">
            <text:p>15,236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216156170988651 <text:s text:c="4"/></text:p>
          </table:table-cell>
          <table:table-cell table:number-columns-repeated="4"/>
          <table:table-cell office:value-type="float" office:value="15.2162" calcext:value-type="float">
            <text:p>15,216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195466542688056 <text:s text:c="4"/></text:p>
          </table:table-cell>
          <table:table-cell table:number-columns-repeated="4"/>
          <table:table-cell office:value-type="float" office:value="15.1955" calcext:value-type="float">
            <text:p>15,195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174795526147015 <text:s text:c="4"/></text:p>
          </table:table-cell>
          <table:table-cell table:number-columns-repeated="4"/>
          <table:table-cell office:value-type="float" office:value="15.1748" calcext:value-type="float">
            <text:p>15,174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154143091812651 <text:s text:c="4"/></text:p>
          </table:table-cell>
          <table:table-cell table:number-columns-repeated="4"/>
          <table:table-cell office:value-type="float" office:value="15.1541" calcext:value-type="float">
            <text:p>15,154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133509210135710 <text:s text:c="4"/></text:p>
          </table:table-cell>
          <table:table-cell table:number-columns-repeated="4"/>
          <table:table-cell office:value-type="float" office:value="15.1335" calcext:value-type="float">
            <text:p>15,133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112893851570455 <text:s text:c="4"/></text:p>
          </table:table-cell>
          <table:table-cell table:number-columns-repeated="4"/>
          <table:table-cell office:value-type="float" office:value="15.1129" calcext:value-type="float">
            <text:p>15,112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092296986574761 <text:s text:c="4"/></text:p>
          </table:table-cell>
          <table:table-cell table:number-columns-repeated="4"/>
          <table:table-cell office:value-type="float" office:value="15.0923" calcext:value-type="float">
            <text:p>15,092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071718585609956 <text:s text:c="4"/></text:p>
          </table:table-cell>
          <table:table-cell table:number-columns-repeated="4"/>
          <table:table-cell office:value-type="float" office:value="15.0717" calcext:value-type="float">
            <text:p>15,071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051158619140887 <text:s text:c="4"/></text:p>
          </table:table-cell>
          <table:table-cell table:number-columns-repeated="4"/>
          <table:table-cell office:value-type="float" office:value="15.0512" calcext:value-type="float">
            <text:p>15,051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030617057635897 <text:s text:c="4"/></text:p>
          </table:table-cell>
          <table:table-cell table:number-columns-repeated="4"/>
          <table:table-cell office:value-type="float" office:value="15.0306" calcext:value-type="float">
            <text:p>15,030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010093871566905 <text:s text:c="4"/></text:p>
          </table:table-cell>
          <table:table-cell table:number-columns-repeated="4"/>
          <table:table-cell office:value-type="float" office:value="15.0101" calcext:value-type="float">
            <text:p>15,010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989589031409112 <text:s text:c="4"/></text:p>
          </table:table-cell>
          <table:table-cell table:number-columns-repeated="4"/>
          <table:table-cell office:value-type="float" office:value="14.9896" calcext:value-type="float">
            <text:p>14,989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969102507641280 <text:s text:c="4"/></text:p>
          </table:table-cell>
          <table:table-cell table:number-columns-repeated="4"/>
          <table:table-cell office:value-type="float" office:value="14.9691" calcext:value-type="float">
            <text:p>14,969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948634270745828 <text:s text:c="4"/></text:p>
          </table:table-cell>
          <table:table-cell table:number-columns-repeated="4"/>
          <table:table-cell office:value-type="float" office:value="14.9486" calcext:value-type="float">
            <text:p>14,948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928184291208183 <text:s text:c="4"/></text:p>
          </table:table-cell>
          <table:table-cell table:number-columns-repeated="4"/>
          <table:table-cell office:value-type="float" office:value="14.9282" calcext:value-type="float">
            <text:p>14,928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907752539517563 <text:s text:c="4"/></text:p>
          </table:table-cell>
          <table:table-cell table:number-columns-repeated="4"/>
          <table:table-cell office:value-type="float" office:value="14.9078" calcext:value-type="float">
            <text:p>14,907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887338986166462 <text:s text:c="4"/></text:p>
          </table:table-cell>
          <table:table-cell table:number-columns-repeated="4"/>
          <table:table-cell office:value-type="float" office:value="14.8873" calcext:value-type="float">
            <text:p>14,887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866943601650791 <text:s text:c="4"/></text:p>
          </table:table-cell>
          <table:table-cell table:number-columns-repeated="4"/>
          <table:table-cell office:value-type="float" office:value="14.8669" calcext:value-type="float">
            <text:p>14,866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846566356469850 <text:s text:c="4"/></text:p>
          </table:table-cell>
          <table:table-cell table:number-columns-repeated="4"/>
          <table:table-cell office:value-type="float" office:value="14.8466" calcext:value-type="float">
            <text:p>14,846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826207221126296 <text:s text:c="4"/></text:p>
          </table:table-cell>
          <table:table-cell table:number-columns-repeated="4"/>
          <table:table-cell office:value-type="float" office:value="14.8262" calcext:value-type="float">
            <text:p>14,826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805866166126119 <text:s text:c="4"/></text:p>
          </table:table-cell>
          <table:table-cell table:number-columns-repeated="4"/>
          <table:table-cell office:value-type="float" office:value="14.8059" calcext:value-type="float">
            <text:p>14,805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785543161978676 <text:s text:c="4"/></text:p>
          </table:table-cell>
          <table:table-cell table:number-columns-repeated="4"/>
          <table:table-cell office:value-type="float" office:value="14.7855" calcext:value-type="float">
            <text:p>14,785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765238179196736 <text:s text:c="4"/></text:p>
          </table:table-cell>
          <table:table-cell table:number-columns-repeated="4"/>
          <table:table-cell office:value-type="float" office:value="14.7652" calcext:value-type="float">
            <text:p>14,765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744951188296211 <text:s text:c="4"/></text:p>
          </table:table-cell>
          <table:table-cell table:number-columns-repeated="4"/>
          <table:table-cell office:value-type="float" office:value="14.745" calcext:value-type="float">
            <text:p>14,74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724682159796480 <text:s text:c="4"/></text:p>
          </table:table-cell>
          <table:table-cell table:number-columns-repeated="4"/>
          <table:table-cell office:value-type="float" office:value="14.7247" calcext:value-type="float">
            <text:p>14,724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704431064220138 <text:s text:c="4"/></text:p>
          </table:table-cell>
          <table:table-cell table:number-columns-repeated="4"/>
          <table:table-cell office:value-type="float" office:value="14.7044" calcext:value-type="float">
            <text:p>14,704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684197872093124 <text:s text:c="4"/></text:p>
          </table:table-cell>
          <table:table-cell table:number-columns-repeated="4"/>
          <table:table-cell office:value-type="float" office:value="14.6842" calcext:value-type="float">
            <text:p>14,684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663982553944638 <text:s text:c="4"/></text:p>
          </table:table-cell>
          <table:table-cell table:number-columns-repeated="4"/>
          <table:table-cell office:value-type="float" office:value="14.664" calcext:value-type="float">
            <text:p>14,66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643785080307282 <text:s text:c="4"/></text:p>
          </table:table-cell>
          <table:table-cell table:number-columns-repeated="4"/>
          <table:table-cell office:value-type="float" office:value="14.6438" calcext:value-type="float">
            <text:p>14,643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623605421716851 <text:s text:c="4"/></text:p>
          </table:table-cell>
          <table:table-cell table:number-columns-repeated="4"/>
          <table:table-cell office:value-type="float" office:value="14.6236" calcext:value-type="float">
            <text:p>14,62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603443548712505 <text:s text:c="4"/></text:p>
          </table:table-cell>
          <table:table-cell table:number-columns-repeated="4"/>
          <table:table-cell office:value-type="float" office:value="14.6034" calcext:value-type="float">
            <text:p>14,603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583299431836799 <text:s text:c="4"/></text:p>
          </table:table-cell>
          <table:table-cell table:number-columns-repeated="4"/>
          <table:table-cell office:value-type="float" office:value="14.5833" calcext:value-type="float">
            <text:p>14,583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563173041635338 <text:s text:c="4"/></text:p>
          </table:table-cell>
          <table:table-cell table:number-columns-repeated="4"/>
          <table:table-cell office:value-type="float" office:value="14.5632" calcext:value-type="float">
            <text:p>14,56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543064348656889 <text:s text:c="4"/></text:p>
          </table:table-cell>
          <table:table-cell table:number-columns-repeated="4"/>
          <table:table-cell office:value-type="float" office:value="14.5431" calcext:value-type="float">
            <text:p>14,543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522973323453114 <text:s text:c="4"/></text:p>
          </table:table-cell>
          <table:table-cell table:number-columns-repeated="4"/>
          <table:table-cell office:value-type="float" office:value="14.523" calcext:value-type="float">
            <text:p>14,52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502899936578448 <text:s text:c="4"/></text:p>
          </table:table-cell>
          <table:table-cell table:number-columns-repeated="4"/>
          <table:table-cell office:value-type="float" office:value="14.5029" calcext:value-type="float">
            <text:p>14,502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482844158590021 <text:s text:c="4"/></text:p>
          </table:table-cell>
          <table:table-cell table:number-columns-repeated="4"/>
          <table:table-cell office:value-type="float" office:value="14.4828" calcext:value-type="float">
            <text:p>14,48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462805960047383 <text:s text:c="4"/></text:p>
          </table:table-cell>
          <table:table-cell table:number-columns-repeated="4"/>
          <table:table-cell office:value-type="float" office:value="14.4628" calcext:value-type="float">
            <text:p>14,46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442785311513104 <text:s text:c="4"/></text:p>
          </table:table-cell>
          <table:table-cell table:number-columns-repeated="4"/>
          <table:table-cell office:value-type="float" office:value="14.4428" calcext:value-type="float">
            <text:p>14,44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422782183552961 <text:s text:c="4"/></text:p>
          </table:table-cell>
          <table:table-cell table:number-columns-repeated="4"/>
          <table:table-cell office:value-type="float" office:value="14.4228" calcext:value-type="float">
            <text:p>14,42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402796546737086 <text:s text:c="4"/></text:p>
          </table:table-cell>
          <table:table-cell table:number-columns-repeated="4"/>
          <table:table-cell office:value-type="float" office:value="14.4028" calcext:value-type="float">
            <text:p>14,40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382828371640954 <text:s text:c="4"/></text:p>
          </table:table-cell>
          <table:table-cell table:number-columns-repeated="4"/>
          <table:table-cell office:value-type="float" office:value="14.3828" calcext:value-type="float">
            <text:p>14,38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362877628846773 <text:s text:c="4"/></text:p>
          </table:table-cell>
          <table:table-cell table:number-columns-repeated="4"/>
          <table:table-cell office:value-type="float" office:value="14.3629" calcext:value-type="float">
            <text:p>14,362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342944288944029 <text:s text:c="4"/></text:p>
          </table:table-cell>
          <table:table-cell table:number-columns-repeated="4"/>
          <table:table-cell office:value-type="float" office:value="14.3429" calcext:value-type="float">
            <text:p>14,342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323028322528618 <text:s text:c="4"/></text:p>
          </table:table-cell>
          <table:table-cell table:number-columns-repeated="4"/>
          <table:table-cell office:value-type="float" office:value="14.323" calcext:value-type="float">
            <text:p>14,32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303129700199923 <text:s text:c="4"/></text:p>
          </table:table-cell>
          <table:table-cell table:number-columns-repeated="4"/>
          <table:table-cell office:value-type="float" office:value="14.3031" calcext:value-type="float">
            <text:p>14,303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283248392554562 <text:s text:c="4"/></text:p>
          </table:table-cell>
          <table:table-cell table:number-columns-repeated="4"/>
          <table:table-cell office:value-type="float" office:value="14.2832" calcext:value-type="float">
            <text:p>14,28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263384370177375 <text:s text:c="4"/></text:p>
          </table:table-cell>
          <table:table-cell table:number-columns-repeated="4"/>
          <table:table-cell office:value-type="float" office:value="14.2634" calcext:value-type="float">
            <text:p>14,263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243537603631507 <text:s text:c="4"/></text:p>
          </table:table-cell>
          <table:table-cell table:number-columns-repeated="4"/>
          <table:table-cell office:value-type="float" office:value="14.2435" calcext:value-type="float">
            <text:p>14,243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223708063451571 <text:s text:c="4"/></text:p>
          </table:table-cell>
          <table:table-cell table:number-columns-repeated="4"/>
          <table:table-cell office:value-type="float" office:value="14.2237" calcext:value-type="float">
            <text:p>14,223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203895720147219 <text:s text:c="4"/></text:p>
          </table:table-cell>
          <table:table-cell table:number-columns-repeated="4"/>
          <table:table-cell office:value-type="float" office:value="14.2039" calcext:value-type="float">
            <text:p>14,203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184100544224703 <text:s text:c="4"/></text:p>
          </table:table-cell>
          <table:table-cell table:number-columns-repeated="4"/>
          <table:table-cell office:value-type="float" office:value="14.1841" calcext:value-type="float">
            <text:p>14,184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164322506234631 <text:s text:c="4"/></text:p>
          </table:table-cell>
          <table:table-cell table:number-columns-repeated="4"/>
          <table:table-cell office:value-type="float" office:value="14.1643" calcext:value-type="float">
            <text:p>14,164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144561576844819 <text:s text:c="4"/></text:p>
          </table:table-cell>
          <table:table-cell table:number-columns-repeated="4"/>
          <table:table-cell office:value-type="float" office:value="14.1446" calcext:value-type="float">
            <text:p>14,144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124817726921949 <text:s text:c="4"/></text:p>
          </table:table-cell>
          <table:table-cell table:number-columns-repeated="4"/>
          <table:table-cell office:value-type="float" office:value="14.1248" calcext:value-type="float">
            <text:p>14,124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105090927582983 <text:s text:c="4"/></text:p>
          </table:table-cell>
          <table:table-cell table:number-columns-repeated="4"/>
          <table:table-cell office:value-type="float" office:value="14.1051" calcext:value-type="float">
            <text:p>14,105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085381150149164 <text:s text:c="4"/></text:p>
          </table:table-cell>
          <table:table-cell table:number-columns-repeated="4"/>
          <table:table-cell office:value-type="float" office:value="14.0854" calcext:value-type="float">
            <text:p>14,085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065688365921803 <text:s text:c="4"/></text:p>
          </table:table-cell>
          <table:table-cell table:number-columns-repeated="4"/>
          <table:table-cell office:value-type="float" office:value="14.0657" calcext:value-type="float">
            <text:p>14,065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046012545719663 <text:s text:c="4"/></text:p>
          </table:table-cell>
          <table:table-cell table:number-columns-repeated="4"/>
          <table:table-cell office:value-type="float" office:value="14.046" calcext:value-type="float">
            <text:p>14,04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026353659211045 <text:s text:c="4"/></text:p>
          </table:table-cell>
          <table:table-cell table:number-columns-repeated="4"/>
          <table:table-cell office:value-type="float" office:value="14.0264" calcext:value-type="float">
            <text:p>14,026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006711674260963 <text:s text:c="4"/></text:p>
          </table:table-cell>
          <table:table-cell table:number-columns-repeated="4"/>
          <table:table-cell office:value-type="float" office:value="14.0067" calcext:value-type="float">
            <text:p>14,006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987086556790601 <text:s text:c="4"/></text:p>
          </table:table-cell>
          <table:table-cell table:number-columns-repeated="4"/>
          <table:table-cell office:value-type="float" office:value="13.9871" calcext:value-type="float">
            <text:p>13,987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967478271912025 <text:s text:c="4"/></text:p>
          </table:table-cell>
          <table:table-cell table:number-columns-repeated="4"/>
          <table:table-cell office:value-type="float" office:value="13.9675" calcext:value-type="float">
            <text:p>13,967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947886787130875 <text:s text:c="4"/></text:p>
          </table:table-cell>
          <table:table-cell table:number-columns-repeated="4"/>
          <table:table-cell office:value-type="float" office:value="13.9479" calcext:value-type="float">
            <text:p>13,947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928312077807487 <text:s text:c="4"/></text:p>
          </table:table-cell>
          <table:table-cell table:number-columns-repeated="4"/>
          <table:table-cell office:value-type="float" office:value="13.9283" calcext:value-type="float">
            <text:p>13,928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908754133393106 <text:s text:c="4"/></text:p>
          </table:table-cell>
          <table:table-cell table:number-columns-repeated="4"/>
          <table:table-cell office:value-type="float" office:value="13.9088" calcext:value-type="float">
            <text:p>13,908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889212960025880 <text:s text:c="4"/></text:p>
          </table:table-cell>
          <table:table-cell table:number-columns-repeated="4"/>
          <table:table-cell office:value-type="float" office:value="13.8892" calcext:value-type="float">
            <text:p>13,889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869688571637992 <text:s text:c="4"/></text:p>
          </table:table-cell>
          <table:table-cell table:number-columns-repeated="4"/>
          <table:table-cell office:value-type="float" office:value="13.8697" calcext:value-type="float">
            <text:p>13,869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850180960434891 <text:s text:c="4"/></text:p>
          </table:table-cell>
          <table:table-cell table:number-columns-repeated="4"/>
          <table:table-cell office:value-type="float" office:value="13.8502" calcext:value-type="float">
            <text:p>13,850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830690043785152 <text:s text:c="4"/></text:p>
          </table:table-cell>
          <table:table-cell table:number-columns-repeated="4"/>
          <table:table-cell office:value-type="float" office:value="13.8307" calcext:value-type="float">
            <text:p>13,830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811215605411205 <text:s text:c="4"/></text:p>
          </table:table-cell>
          <table:table-cell table:number-columns-repeated="4"/>
          <table:table-cell office:value-type="float" office:value="13.8112" calcext:value-type="float">
            <text:p>13,811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791757288410885 <text:s text:c="4"/></text:p>
          </table:table-cell>
          <table:table-cell table:number-columns-repeated="4"/>
          <table:table-cell office:value-type="float" office:value="13.7918" calcext:value-type="float">
            <text:p>13,79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772314744439374 <text:s text:c="4"/></text:p>
          </table:table-cell>
          <table:table-cell table:number-columns-repeated="4"/>
          <table:table-cell office:value-type="float" office:value="13.7723" calcext:value-type="float">
            <text:p>13,772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752888048141747 <text:s text:c="4"/></text:p>
          </table:table-cell>
          <table:table-cell table:number-columns-repeated="4"/>
          <table:table-cell office:value-type="float" office:value="13.7529" calcext:value-type="float">
            <text:p>13,752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733478340478788 <text:s text:c="4"/></text:p>
          </table:table-cell>
          <table:table-cell table:number-columns-repeated="4"/>
          <table:table-cell office:value-type="float" office:value="13.7335" calcext:value-type="float">
            <text:p>13,733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714088219674572 <text:s text:c="4"/></text:p>
          </table:table-cell>
          <table:table-cell table:number-columns-repeated="4"/>
          <table:table-cell office:value-type="float" office:value="13.7141" calcext:value-type="float">
            <text:p>13,714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694720617987164 <text:s text:c="4"/></text:p>
          </table:table-cell>
          <table:table-cell table:number-columns-repeated="4"/>
          <table:table-cell office:value-type="float" office:value="13.6947" calcext:value-type="float">
            <text:p>13,694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675374322300330 <text:s text:c="4"/></text:p>
          </table:table-cell>
          <table:table-cell table:number-columns-repeated="4"/>
          <table:table-cell office:value-type="float" office:value="13.6754" calcext:value-type="float">
            <text:p>13,675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656035919179383 <text:s text:c="4"/></text:p>
          </table:table-cell>
          <table:table-cell table:number-columns-repeated="4"/>
          <table:table-cell office:value-type="float" office:value="13.656" calcext:value-type="float">
            <text:p>13,65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636676081908080 <text:s text:c="4"/></text:p>
          </table:table-cell>
          <table:table-cell table:number-columns-repeated="4"/>
          <table:table-cell office:value-type="float" office:value="13.6367" calcext:value-type="float">
            <text:p>13,636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617277032352964 <text:s text:c="4"/></text:p>
          </table:table-cell>
          <table:table-cell table:number-columns-repeated="4"/>
          <table:table-cell office:value-type="float" office:value="13.6173" calcext:value-type="float">
            <text:p>13,617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597934510852824 <text:s text:c="4"/></text:p>
          </table:table-cell>
          <table:table-cell table:number-columns-repeated="4"/>
          <table:table-cell office:value-type="float" office:value="13.5979" calcext:value-type="float">
            <text:p>13,597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578991678093988 <text:s text:c="4"/></text:p>
          </table:table-cell>
          <table:table-cell table:number-columns-repeated="4"/>
          <table:table-cell office:value-type="float" office:value="13.579" calcext:value-type="float">
            <text:p>13,57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560562901512867 <text:s text:c="4"/></text:p>
          </table:table-cell>
          <table:table-cell table:number-columns-repeated="4"/>
          <table:table-cell office:value-type="float" office:value="13.5606" calcext:value-type="float">
            <text:p>13,560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538322341440633 <text:s text:c="4"/></text:p>
          </table:table-cell>
          <table:table-cell table:number-columns-repeated="4"/>
          <table:table-cell office:value-type="float" office:value="13.5383" calcext:value-type="float">
            <text:p>13,538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497644099653652 <text:s text:c="4"/></text:p>
          </table:table-cell>
          <table:table-cell table:number-columns-repeated="4"/>
          <table:table-cell office:value-type="float" office:value="13.4976" calcext:value-type="float">
            <text:p>13,497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453153994002948 <text:s text:c="4"/></text:p>
          </table:table-cell>
          <table:table-cell table:number-columns-repeated="4"/>
          <table:table-cell office:value-type="float" office:value="13.4532" calcext:value-type="float">
            <text:p>13,45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409177783784793 <text:s text:c="4"/></text:p>
          </table:table-cell>
          <table:table-cell table:number-columns-repeated="4"/>
          <table:table-cell office:value-type="float" office:value="13.4092" calcext:value-type="float">
            <text:p>13,409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365601021189994 <text:s text:c="4"/></text:p>
          </table:table-cell>
          <table:table-cell table:number-columns-repeated="4"/>
          <table:table-cell office:value-type="float" office:value="13.3656" calcext:value-type="float">
            <text:p>13,365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322080465159626 <text:s text:c="4"/></text:p>
          </table:table-cell>
          <table:table-cell table:number-columns-repeated="4"/>
          <table:table-cell office:value-type="float" office:value="13.3221" calcext:value-type="float">
            <text:p>13,322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278520294981901 <text:s text:c="4"/></text:p>
          </table:table-cell>
          <table:table-cell table:number-columns-repeated="4"/>
          <table:table-cell office:value-type="float" office:value="13.2785" calcext:value-type="float">
            <text:p>13,278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234938208417521 <text:s text:c="4"/></text:p>
          </table:table-cell>
          <table:table-cell table:number-columns-repeated="4"/>
          <table:table-cell office:value-type="float" office:value="13.2349" calcext:value-type="float">
            <text:p>13,234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191363451809542 <text:s text:c="4"/></text:p>
          </table:table-cell>
          <table:table-cell table:number-columns-repeated="4"/>
          <table:table-cell office:value-type="float" office:value="13.1914" calcext:value-type="float">
            <text:p>13,191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147809358219595 <text:s text:c="4"/></text:p>
          </table:table-cell>
          <table:table-cell table:number-columns-repeated="4"/>
          <table:table-cell office:value-type="float" office:value="13.1478" calcext:value-type="float">
            <text:p>13,147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104277060390578 <text:s text:c="4"/></text:p>
          </table:table-cell>
          <table:table-cell table:number-columns-repeated="4"/>
          <table:table-cell office:value-type="float" office:value="13.1043" calcext:value-type="float">
            <text:p>13,104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060763545690834 <text:s text:c="4"/></text:p>
          </table:table-cell>
          <table:table-cell table:number-columns-repeated="4"/>
          <table:table-cell office:value-type="float" office:value="13.0608" calcext:value-type="float">
            <text:p>13,060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017266135522529 <text:s text:c="4"/></text:p>
          </table:table-cell>
          <table:table-cell table:number-columns-repeated="4"/>
          <table:table-cell office:value-type="float" office:value="13.0173" calcext:value-type="float">
            <text:p>13,017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973783608550965 <text:s text:c="4"/></text:p>
          </table:table-cell>
          <table:table-cell table:number-columns-repeated="4"/>
          <table:table-cell office:value-type="float" office:value="12.9738" calcext:value-type="float">
            <text:p>12,973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930315809756934 <text:s text:c="4"/></text:p>
          </table:table-cell>
          <table:table-cell table:number-columns-repeated="4"/>
          <table:table-cell office:value-type="float" office:value="12.9303" calcext:value-type="float">
            <text:p>12,930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886863007110732 <text:s text:c="4"/></text:p>
          </table:table-cell>
          <table:table-cell table:number-columns-repeated="4"/>
          <table:table-cell office:value-type="float" office:value="12.8869" calcext:value-type="float">
            <text:p>12,886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843425477139684 <text:s text:c="4"/></text:p>
          </table:table-cell>
          <table:table-cell table:number-columns-repeated="4"/>
          <table:table-cell office:value-type="float" office:value="12.8434" calcext:value-type="float">
            <text:p>12,843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800003355746467 <text:s text:c="4"/></text:p>
          </table:table-cell>
          <table:table-cell table:number-columns-repeated="4"/>
          <table:table-cell office:value-type="float" office:value="12.8" calcext:value-type="float">
            <text:p>12,8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756596645186946 <text:s text:c="4"/></text:p>
          </table:table-cell>
          <table:table-cell table:number-columns-repeated="4"/>
          <table:table-cell office:value-type="float" office:value="12.7566" calcext:value-type="float">
            <text:p>12,756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713205272880003 <text:s text:c="4"/></text:p>
          </table:table-cell>
          <table:table-cell table:number-columns-repeated="4"/>
          <table:table-cell office:value-type="float" office:value="12.7132" calcext:value-type="float">
            <text:p>12,71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669829144517454 <text:s text:c="4"/></text:p>
          </table:table-cell>
          <table:table-cell table:number-columns-repeated="4"/>
          <table:table-cell office:value-type="float" office:value="12.6698" calcext:value-type="float">
            <text:p>12,669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626468173584483 <text:s text:c="4"/></text:p>
          </table:table-cell>
          <table:table-cell table:number-columns-repeated="4"/>
          <table:table-cell office:value-type="float" office:value="12.6265" calcext:value-type="float">
            <text:p>12,626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583122290253060 <text:s text:c="4"/></text:p>
          </table:table-cell>
          <table:table-cell table:number-columns-repeated="4"/>
          <table:table-cell office:value-type="float" office:value="12.5831" calcext:value-type="float">
            <text:p>12,583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539791438785514 <text:s text:c="4"/></text:p>
          </table:table-cell>
          <table:table-cell table:number-columns-repeated="4"/>
          <table:table-cell office:value-type="float" office:value="12.5398" calcext:value-type="float">
            <text:p>12,539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496475571298411 <text:s text:c="4"/></text:p>
          </table:table-cell>
          <table:table-cell table:number-columns-repeated="4"/>
          <table:table-cell office:value-type="float" office:value="12.4965" calcext:value-type="float">
            <text:p>12,496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453174642301413 <text:s text:c="4"/></text:p>
          </table:table-cell>
          <table:table-cell table:number-columns-repeated="4"/>
          <table:table-cell office:value-type="float" office:value="12.4532" calcext:value-type="float">
            <text:p>12,45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409888605494562 <text:s text:c="4"/></text:p>
          </table:table-cell>
          <table:table-cell table:number-columns-repeated="4"/>
          <table:table-cell office:value-type="float" office:value="12.4099" calcext:value-type="float">
            <text:p>12,409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366617412633611 <text:s text:c="4"/></text:p>
          </table:table-cell>
          <table:table-cell table:number-columns-repeated="4"/>
          <table:table-cell office:value-type="float" office:value="12.3666" calcext:value-type="float">
            <text:p>12,366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323361013670551 <text:s text:c="4"/></text:p>
          </table:table-cell>
          <table:table-cell table:number-columns-repeated="4"/>
          <table:table-cell office:value-type="float" office:value="12.3234" calcext:value-type="float">
            <text:p>12,323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280119357406209 <text:s text:c="4"/></text:p>
          </table:table-cell>
          <table:table-cell table:number-columns-repeated="4"/>
          <table:table-cell office:value-type="float" office:value="12.2801" calcext:value-type="float">
            <text:p>12,280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236892392158403 <text:s text:c="4"/></text:p>
          </table:table-cell>
          <table:table-cell table:number-columns-repeated="4"/>
          <table:table-cell office:value-type="float" office:value="12.2369" calcext:value-type="float">
            <text:p>12,236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193680066224394 <text:s text:c="4"/></text:p>
          </table:table-cell>
          <table:table-cell table:number-columns-repeated="4"/>
          <table:table-cell office:value-type="float" office:value="12.1937" calcext:value-type="float">
            <text:p>12,193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150482328105063 <text:s text:c="4"/></text:p>
          </table:table-cell>
          <table:table-cell table:number-columns-repeated="4"/>
          <table:table-cell office:value-type="float" office:value="12.1505" calcext:value-type="float">
            <text:p>12,150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107299126550982 <text:s text:c="4"/></text:p>
          </table:table-cell>
          <table:table-cell table:number-columns-repeated="4"/>
          <table:table-cell office:value-type="float" office:value="12.1073" calcext:value-type="float">
            <text:p>12,107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064130410511023 <text:s text:c="4"/></text:p>
          </table:table-cell>
          <table:table-cell table:number-columns-repeated="4"/>
          <table:table-cell office:value-type="float" office:value="12.0641" calcext:value-type="float">
            <text:p>12,064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020976129050446 <text:s text:c="4"/></text:p>
          </table:table-cell>
          <table:table-cell table:number-columns-repeated="4"/>
          <table:table-cell office:value-type="float" office:value="12.021" calcext:value-type="float">
            <text:p>12,02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977836231278134 <text:s text:c="4"/></text:p>
          </table:table-cell>
          <table:table-cell table:number-columns-repeated="4"/>
          <table:table-cell office:value-type="float" office:value="11.9778" calcext:value-type="float">
            <text:p>11,977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934710666299116 <text:s text:c="4"/></text:p>
          </table:table-cell>
          <table:table-cell table:number-columns-repeated="4"/>
          <table:table-cell office:value-type="float" office:value="11.9347" calcext:value-type="float">
            <text:p>11,934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891599383192530 <text:s text:c="4"/></text:p>
          </table:table-cell>
          <table:table-cell table:number-columns-repeated="4"/>
          <table:table-cell office:value-type="float" office:value="11.8916" calcext:value-type="float">
            <text:p>11,891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848502331008229 <text:s text:c="4"/></text:p>
          </table:table-cell>
          <table:table-cell table:number-columns-repeated="4"/>
          <table:table-cell office:value-type="float" office:value="11.8485" calcext:value-type="float">
            <text:p>11,848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805419458773546 <text:s text:c="4"/></text:p>
          </table:table-cell>
          <table:table-cell table:number-columns-repeated="4"/>
          <table:table-cell office:value-type="float" office:value="11.8054" calcext:value-type="float">
            <text:p>11,805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762350715503386 <text:s text:c="4"/></text:p>
          </table:table-cell>
          <table:table-cell table:number-columns-repeated="4"/>
          <table:table-cell office:value-type="float" office:value="11.7624" calcext:value-type="float">
            <text:p>11,762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719296050209001 <text:s text:c="4"/></text:p>
          </table:table-cell>
          <table:table-cell table:number-columns-repeated="4"/>
          <table:table-cell office:value-type="float" office:value="11.7193" calcext:value-type="float">
            <text:p>11,719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676255411904249 <text:s text:c="4"/></text:p>
          </table:table-cell>
          <table:table-cell table:number-columns-repeated="4"/>
          <table:table-cell office:value-type="float" office:value="11.6763" calcext:value-type="float">
            <text:p>11,676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633228749608566 <text:s text:c="4"/></text:p>
          </table:table-cell>
          <table:table-cell table:number-columns-repeated="4"/>
          <table:table-cell office:value-type="float" office:value="11.6332" calcext:value-type="float">
            <text:p>11,63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590216012347881 <text:s text:c="4"/></text:p>
          </table:table-cell>
          <table:table-cell table:number-columns-repeated="4"/>
          <table:table-cell office:value-type="float" office:value="11.5902" calcext:value-type="float">
            <text:p>11,590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547217149153814 <text:s text:c="4"/></text:p>
          </table:table-cell>
          <table:table-cell table:number-columns-repeated="4"/>
          <table:table-cell office:value-type="float" office:value="11.5472" calcext:value-type="float">
            <text:p>11,547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504232109062578 <text:s text:c="4"/></text:p>
          </table:table-cell>
          <table:table-cell table:number-columns-repeated="4"/>
          <table:table-cell office:value-type="float" office:value="11.5042" calcext:value-type="float">
            <text:p>11,504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461260841113642 <text:s text:c="4"/></text:p>
          </table:table-cell>
          <table:table-cell table:number-columns-repeated="4"/>
          <table:table-cell office:value-type="float" office:value="11.4613" calcext:value-type="float">
            <text:p>11,461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418303294348922 <text:s text:c="4"/></text:p>
          </table:table-cell>
          <table:table-cell table:number-columns-repeated="4"/>
          <table:table-cell office:value-type="float" office:value="11.4183" calcext:value-type="float">
            <text:p>11,418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375359417812190 <text:s text:c="4"/></text:p>
          </table:table-cell>
          <table:table-cell table:number-columns-repeated="4"/>
          <table:table-cell office:value-type="float" office:value="11.3754" calcext:value-type="float">
            <text:p>11,375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332429160548765 <text:s text:c="4"/></text:p>
          </table:table-cell>
          <table:table-cell table:number-columns-repeated="4"/>
          <table:table-cell office:value-type="float" office:value="11.3324" calcext:value-type="float">
            <text:p>11,332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289512471605526 <text:s text:c="4"/></text:p>
          </table:table-cell>
          <table:table-cell table:number-columns-repeated="4"/>
          <table:table-cell office:value-type="float" office:value="11.2895" calcext:value-type="float">
            <text:p>11,289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246609300031009 <text:s text:c="4"/></text:p>
          </table:table-cell>
          <table:table-cell table:number-columns-repeated="4"/>
          <table:table-cell office:value-type="float" office:value="11.2466" calcext:value-type="float">
            <text:p>11,246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203719594875608 <text:s text:c="4"/></text:p>
          </table:table-cell>
          <table:table-cell table:number-columns-repeated="4"/>
          <table:table-cell office:value-type="float" office:value="11.2037" calcext:value-type="float">
            <text:p>11,203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160843305191616 <text:s text:c="4"/></text:p>
          </table:table-cell>
          <table:table-cell table:number-columns-repeated="4"/>
          <table:table-cell office:value-type="float" office:value="11.1608" calcext:value-type="float">
            <text:p>11,160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117980380033371 <text:s text:c="4"/></text:p>
          </table:table-cell>
          <table:table-cell table:number-columns-repeated="4"/>
          <table:table-cell office:value-type="float" office:value="11.118" calcext:value-type="float">
            <text:p>11,11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075130768457479 <text:s text:c="4"/></text:p>
          </table:table-cell>
          <table:table-cell table:number-columns-repeated="4"/>
          <table:table-cell office:value-type="float" office:value="11.0751" calcext:value-type="float">
            <text:p>11,075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032294419522705 <text:s text:c="4"/></text:p>
          </table:table-cell>
          <table:table-cell table:number-columns-repeated="4"/>
          <table:table-cell office:value-type="float" office:value="11.0323" calcext:value-type="float">
            <text:p>11,032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989471282290483 <text:s text:c="4"/></text:p>
          </table:table-cell>
          <table:table-cell table:number-columns-repeated="4"/>
          <table:table-cell office:value-type="float" office:value="10.9895" calcext:value-type="float">
            <text:p>10,989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946661305824630 <text:s text:c="4"/></text:p>
          </table:table-cell>
          <table:table-cell table:number-columns-repeated="4"/>
          <table:table-cell office:value-type="float" office:value="10.9467" calcext:value-type="float">
            <text:p>10,946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903864439191796 <text:s text:c="4"/></text:p>
          </table:table-cell>
          <table:table-cell table:number-columns-repeated="4"/>
          <table:table-cell office:value-type="float" office:value="10.9039" calcext:value-type="float">
            <text:p>10,903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861080631461018 <text:s text:c="4"/></text:p>
          </table:table-cell>
          <table:table-cell table:number-columns-repeated="4"/>
          <table:table-cell office:value-type="float" office:value="10.8611" calcext:value-type="float">
            <text:p>10,861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818309831703489 <text:s text:c="4"/></text:p>
          </table:table-cell>
          <table:table-cell table:number-columns-repeated="4"/>
          <table:table-cell office:value-type="float" office:value="10.8183" calcext:value-type="float">
            <text:p>10,818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775551988991717 <text:s text:c="4"/></text:p>
          </table:table-cell>
          <table:table-cell table:number-columns-repeated="4"/>
          <table:table-cell office:value-type="float" office:value="10.7756" calcext:value-type="float">
            <text:p>10,775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732807052398325 <text:s text:c="4"/></text:p>
          </table:table-cell>
          <table:table-cell table:number-columns-repeated="4"/>
          <table:table-cell office:value-type="float" office:value="10.7328" calcext:value-type="float">
            <text:p>10,73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690074970994749 <text:s text:c="4"/></text:p>
          </table:table-cell>
          <table:table-cell table:number-columns-repeated="4"/>
          <table:table-cell office:value-type="float" office:value="10.6901" calcext:value-type="float">
            <text:p>10,690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647355693850528 <text:s text:c="4"/></text:p>
          </table:table-cell>
          <table:table-cell table:number-columns-repeated="4"/>
          <table:table-cell office:value-type="float" office:value="10.6474" calcext:value-type="float">
            <text:p>10,647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604649170033483 <text:s text:c="4"/></text:p>
          </table:table-cell>
          <table:table-cell table:number-columns-repeated="4"/>
          <table:table-cell office:value-type="float" office:value="10.6046" calcext:value-type="float">
            <text:p>10,604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561955348612736 <text:s text:c="4"/></text:p>
          </table:table-cell>
          <table:table-cell table:number-columns-repeated="4"/>
          <table:table-cell office:value-type="float" office:value="10.562" calcext:value-type="float">
            <text:p>10,56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519274178664688 <text:s text:c="4"/></text:p>
          </table:table-cell>
          <table:table-cell table:number-columns-repeated="4"/>
          <table:table-cell office:value-type="float" office:value="10.5193" calcext:value-type="float">
            <text:p>10,519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476605609282364 <text:s text:c="4"/></text:p>
          </table:table-cell>
          <table:table-cell table:number-columns-repeated="4"/>
          <table:table-cell office:value-type="float" office:value="10.4766" calcext:value-type="float">
            <text:p>10,476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433949589585890 <text:s text:c="4"/></text:p>
          </table:table-cell>
          <table:table-cell table:number-columns-repeated="4"/>
          <table:table-cell office:value-type="float" office:value="10.4339" calcext:value-type="float">
            <text:p>10,433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391306068729213 <text:s text:c="4"/></text:p>
          </table:table-cell>
          <table:table-cell table:number-columns-repeated="4"/>
          <table:table-cell office:value-type="float" office:value="10.3913" calcext:value-type="float">
            <text:p>10,391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348674995893854 <text:s text:c="4"/></text:p>
          </table:table-cell>
          <table:table-cell table:number-columns-repeated="4"/>
          <table:table-cell office:value-type="float" office:value="10.3487" calcext:value-type="float">
            <text:p>10,348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306056320260511 <text:s text:c="4"/></text:p>
          </table:table-cell>
          <table:table-cell table:number-columns-repeated="4"/>
          <table:table-cell office:value-type="float" office:value="10.3061" calcext:value-type="float">
            <text:p>10,306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263449990949615 <text:s text:c="4"/></text:p>
          </table:table-cell>
          <table:table-cell table:number-columns-repeated="4"/>
          <table:table-cell office:value-type="float" office:value="10.2634" calcext:value-type="float">
            <text:p>10,263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220855956935614 <text:s text:c="4"/></text:p>
          </table:table-cell>
          <table:table-cell table:number-columns-repeated="4"/>
          <table:table-cell office:value-type="float" office:value="10.2209" calcext:value-type="float">
            <text:p>10,220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178274166963446 <text:s text:c="4"/></text:p>
          </table:table-cell>
          <table:table-cell table:number-columns-repeated="4"/>
          <table:table-cell office:value-type="float" office:value="10.1783" calcext:value-type="float">
            <text:p>10,178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135704569530265 <text:s text:c="4"/></text:p>
          </table:table-cell>
          <table:table-cell table:number-columns-repeated="4"/>
          <table:table-cell office:value-type="float" office:value="10.1357" calcext:value-type="float">
            <text:p>10,135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093147113031197 <text:s text:c="4"/></text:p>
          </table:table-cell>
          <table:table-cell table:number-columns-repeated="4"/>
          <table:table-cell office:value-type="float" office:value="10.0931" calcext:value-type="float">
            <text:p>10,093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050601746169667 <text:s text:c="4"/></text:p>
          </table:table-cell>
          <table:table-cell table:number-columns-repeated="4"/>
          <table:table-cell office:value-type="float" office:value="10.0506" calcext:value-type="float">
            <text:p>10,050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008068418657798 <text:s text:c="4"/></text:p>
          </table:table-cell>
          <table:table-cell table:number-columns-repeated="4"/>
          <table:table-cell office:value-type="float" office:value="10.0081" calcext:value-type="float">
            <text:p>10,008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9655470820156253 <text:s text:c="4"/></text:p>
          </table:table-cell>
          <table:table-cell table:number-columns-repeated="4"/>
          <table:table-cell office:value-type="float" office:value="9.96555" calcext:value-type="float">
            <text:p>9,9655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9230376899042412 <text:s text:c="4"/></text:p>
          </table:table-cell>
          <table:table-cell table:number-columns-repeated="4"/>
          <table:table-cell office:value-type="float" office:value="9.92304" calcext:value-type="float">
            <text:p>9,9230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8805401969853595 <text:s text:c="4"/></text:p>
          </table:table-cell>
          <table:table-cell table:number-columns-repeated="4"/>
          <table:table-cell office:value-type="float" office:value="9.88054" calcext:value-type="float">
            <text:p>9,8805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8380545551368304 <text:s text:c="4"/></text:p>
          </table:table-cell>
          <table:table-cell table:number-columns-repeated="4"/>
          <table:table-cell office:value-type="float" office:value="9.83805" calcext:value-type="float">
            <text:p>9,8380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7955807066434897 <text:s text:c="4"/></text:p>
          </table:table-cell>
          <table:table-cell table:number-columns-repeated="4"/>
          <table:table-cell office:value-type="float" office:value="9.79558" calcext:value-type="float">
            <text:p>9,7955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7531185766576360 <text:s text:c="4"/></text:p>
          </table:table-cell>
          <table:table-cell table:number-columns-repeated="4"/>
          <table:table-cell office:value-type="float" office:value="9.75312" calcext:value-type="float">
            <text:p>9,753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7106680723042302 <text:s text:c="4"/></text:p>
          </table:table-cell>
          <table:table-cell table:number-columns-repeated="4"/>
          <table:table-cell office:value-type="float" office:value="9.71067" calcext:value-type="float">
            <text:p>9,7106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6682291018068547 <text:s text:c="4"/></text:p>
          </table:table-cell>
          <table:table-cell table:number-columns-repeated="4"/>
          <table:table-cell office:value-type="float" office:value="9.66823" calcext:value-type="float">
            <text:p>9,6682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6258016276199818 <text:s text:c="4"/></text:p>
          </table:table-cell>
          <table:table-cell table:number-columns-repeated="4"/>
          <table:table-cell office:value-type="float" office:value="9.6258" calcext:value-type="float">
            <text:p>9,625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5833857489068102 <text:s text:c="4"/></text:p>
          </table:table-cell>
          <table:table-cell table:number-columns-repeated="4"/>
          <table:table-cell office:value-type="float" office:value="9.58339" calcext:value-type="float">
            <text:p>9,5833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5409817516605901 <text:s text:c="4"/></text:p>
          </table:table-cell>
          <table:table-cell table:number-columns-repeated="4"/>
          <table:table-cell office:value-type="float" office:value="9.54098" calcext:value-type="float">
            <text:p>9,5409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4985899647009848 <text:s text:c="4"/></text:p>
          </table:table-cell>
          <table:table-cell table:number-columns-repeated="4"/>
          <table:table-cell office:value-type="float" office:value="9.49859" calcext:value-type="float">
            <text:p>9,4985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4562101853908000 <text:s text:c="4"/></text:p>
          </table:table-cell>
          <table:table-cell table:number-columns-repeated="4"/>
          <table:table-cell office:value-type="float" office:value="9.45621" calcext:value-type="float">
            <text:p>9,4562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4138406469509484 <text:s text:c="4"/></text:p>
          </table:table-cell>
          <table:table-cell table:number-columns-repeated="4"/>
          <table:table-cell office:value-type="float" office:value="9.41384" calcext:value-type="float">
            <text:p>9,4138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3714775424395533 <text:s text:c="4"/></text:p>
          </table:table-cell>
          <table:table-cell table:number-columns-repeated="4"/>
          <table:table-cell office:value-type="float" office:value="9.37148" calcext:value-type="float">
            <text:p>9,3714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3291185455036008 <text:s text:c="4"/></text:p>
          </table:table-cell>
          <table:table-cell table:number-columns-repeated="4"/>
          <table:table-cell office:value-type="float" office:value="9.32912" calcext:value-type="float">
            <text:p>9,329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2867758834418765 <text:s text:c="4"/></text:p>
          </table:table-cell>
          <table:table-cell table:number-columns-repeated="4"/>
          <table:table-cell office:value-type="float" office:value="9.28678" calcext:value-type="float">
            <text:p>9,2867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2444935041120093 <text:s text:c="4"/></text:p>
          </table:table-cell>
          <table:table-cell table:number-columns-repeated="4"/>
          <table:table-cell office:value-type="float" office:value="9.24449" calcext:value-type="float">
            <text:p>9,2444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2022860229051116 <text:s text:c="4"/></text:p>
          </table:table-cell>
          <table:table-cell table:number-columns-repeated="4"/>
          <table:table-cell office:value-type="float" office:value="9.20229" calcext:value-type="float">
            <text:p>9,2022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1595987978924214 <text:s text:c="4"/></text:p>
          </table:table-cell>
          <table:table-cell table:number-columns-repeated="4"/>
          <table:table-cell office:value-type="float" office:value="9.1596" calcext:value-type="float">
            <text:p>9,159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1145566668191922 <text:s text:c="4"/></text:p>
          </table:table-cell>
          <table:table-cell table:number-columns-repeated="4"/>
          <table:table-cell office:value-type="float" office:value="9.11456" calcext:value-type="float">
            <text:p>9,1145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0690346874416363 <text:s text:c="4"/></text:p>
          </table:table-cell>
          <table:table-cell table:number-columns-repeated="4"/>
          <table:table-cell office:value-type="float" office:value="9.06903" calcext:value-type="float">
            <text:p>9,0690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0235873971897362 <text:s text:c="4"/></text:p>
          </table:table-cell>
          <table:table-cell table:number-columns-repeated="4"/>
          <table:table-cell office:value-type="float" office:value="9.02359" calcext:value-type="float">
            <text:p>9,0235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9782000761738150 <text:s text:c="4"/></text:p>
          </table:table-cell>
          <table:table-cell table:number-columns-repeated="4"/>
          <table:table-cell office:value-type="float" office:value="8.9782" calcext:value-type="float">
            <text:p>8,978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9328286720375107 <text:s text:c="4"/></text:p>
          </table:table-cell>
          <table:table-cell table:number-columns-repeated="4"/>
          <table:table-cell office:value-type="float" office:value="8.93283" calcext:value-type="float">
            <text:p>8,9328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8874608529833115 <text:s text:c="4"/></text:p>
          </table:table-cell>
          <table:table-cell table:number-columns-repeated="4"/>
          <table:table-cell office:value-type="float" office:value="8.88746" calcext:value-type="float">
            <text:p>8,8874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8420988408652530 <text:s text:c="4"/></text:p>
          </table:table-cell>
          <table:table-cell table:number-columns-repeated="4"/>
          <table:table-cell office:value-type="float" office:value="8.8421" calcext:value-type="float">
            <text:p>8,842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7967463381263649 <text:s text:c="4"/></text:p>
          </table:table-cell>
          <table:table-cell table:number-columns-repeated="4"/>
          <table:table-cell office:value-type="float" office:value="8.79675" calcext:value-type="float">
            <text:p>8,796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7514050070466887 <text:s text:c="4"/></text:p>
          </table:table-cell>
          <table:table-cell table:number-columns-repeated="4"/>
          <table:table-cell office:value-type="float" office:value="8.75141" calcext:value-type="float">
            <text:p>8,7514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7060749457641826 <text:s text:c="4"/></text:p>
          </table:table-cell>
          <table:table-cell table:number-columns-repeated="4"/>
          <table:table-cell office:value-type="float" office:value="8.70607" calcext:value-type="float">
            <text:p>8,7060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6607557209598820 <text:s text:c="4"/></text:p>
          </table:table-cell>
          <table:table-cell table:number-columns-repeated="4"/>
          <table:table-cell office:value-type="float" office:value="8.66076" calcext:value-type="float">
            <text:p>8,6607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6154469421410553 <text:s text:c="4"/></text:p>
          </table:table-cell>
          <table:table-cell table:number-columns-repeated="4"/>
          <table:table-cell office:value-type="float" office:value="8.61545" calcext:value-type="float">
            <text:p>8,6154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5701484056449146 <text:s text:c="4"/></text:p>
          </table:table-cell>
          <table:table-cell table:number-columns-repeated="4"/>
          <table:table-cell office:value-type="float" office:value="8.57015" calcext:value-type="float">
            <text:p>8,5701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5248600445170482 <text:s text:c="4"/></text:p>
          </table:table-cell>
          <table:table-cell table:number-columns-repeated="4"/>
          <table:table-cell office:value-type="float" office:value="8.52486" calcext:value-type="float">
            <text:p>8,5248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4795818460339003 <text:s text:c="4"/></text:p>
          </table:table-cell>
          <table:table-cell table:number-columns-repeated="4"/>
          <table:table-cell office:value-type="float" office:value="8.47958" calcext:value-type="float">
            <text:p>8,4795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4343137985701446 <text:s text:c="4"/></text:p>
          </table:table-cell>
          <table:table-cell table:number-columns-repeated="4"/>
          <table:table-cell office:value-type="float" office:value="8.43431" calcext:value-type="float">
            <text:p>8,4343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3890558724730440 <text:s text:c="4"/></text:p>
          </table:table-cell>
          <table:table-cell table:number-columns-repeated="4"/>
          <table:table-cell office:value-type="float" office:value="8.38906" calcext:value-type="float">
            <text:p>8,3890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3438080209570131 <text:s text:c="4"/></text:p>
          </table:table-cell>
          <table:table-cell table:number-columns-repeated="4"/>
          <table:table-cell office:value-type="float" office:value="8.34381" calcext:value-type="float">
            <text:p>8,3438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2985701876431808 <text:s text:c="4"/></text:p>
          </table:table-cell>
          <table:table-cell table:number-columns-repeated="4"/>
          <table:table-cell office:value-type="float" office:value="8.29857" calcext:value-type="float">
            <text:p>8,2985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2533423133685009 <text:s text:c="4"/></text:p>
          </table:table-cell>
          <table:table-cell table:number-columns-repeated="4"/>
          <table:table-cell office:value-type="float" office:value="8.25334" calcext:value-type="float">
            <text:p>8,2533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2081243399703752 <text:s text:c="4"/></text:p>
          </table:table-cell>
          <table:table-cell table:number-columns-repeated="4"/>
          <table:table-cell office:value-type="float" office:value="8.20812" calcext:value-type="float">
            <text:p>8,208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1629162114267473 <text:s text:c="4"/></text:p>
          </table:table-cell>
          <table:table-cell table:number-columns-repeated="4"/>
          <table:table-cell office:value-type="float" office:value="8.16292" calcext:value-type="float">
            <text:p>8,1629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1177178735233131 <text:s text:c="4"/></text:p>
          </table:table-cell>
          <table:table-cell table:number-columns-repeated="4"/>
          <table:table-cell office:value-type="float" office:value="8.11772" calcext:value-type="float">
            <text:p>8,117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0725292730540037 <text:s text:c="4"/></text:p>
          </table:table-cell>
          <table:table-cell table:number-columns-repeated="4"/>
          <table:table-cell office:value-type="float" office:value="8.07253" calcext:value-type="float">
            <text:p>8,0725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0273503571207776 <text:s text:c="4"/></text:p>
          </table:table-cell>
          <table:table-cell table:number-columns-repeated="4"/>
          <table:table-cell office:value-type="float" office:value="8.02735" calcext:value-type="float">
            <text:p>8,0273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9821810727231215 <text:s text:c="4"/></text:p>
          </table:table-cell>
          <table:table-cell table:number-columns-repeated="4"/>
          <table:table-cell office:value-type="float" office:value="7.98218" calcext:value-type="float">
            <text:p>7,9821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9370213666124316 <text:s text:c="4"/></text:p>
          </table:table-cell>
          <table:table-cell table:number-columns-repeated="4"/>
          <table:table-cell office:value-type="float" office:value="7.93702" calcext:value-type="float">
            <text:p>7,937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8918711853101060 <text:s text:c="4"/></text:p>
          </table:table-cell>
          <table:table-cell table:number-columns-repeated="4"/>
          <table:table-cell office:value-type="float" office:value="7.89187" calcext:value-type="float">
            <text:p>7,8918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8467304751911406 <text:s text:c="4"/></text:p>
          </table:table-cell>
          <table:table-cell table:number-columns-repeated="4"/>
          <table:table-cell office:value-type="float" office:value="7.84673" calcext:value-type="float">
            <text:p>7,8467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8015991825699285 <text:s text:c="4"/></text:p>
          </table:table-cell>
          <table:table-cell table:number-columns-repeated="4"/>
          <table:table-cell office:value-type="float" office:value="7.8016" calcext:value-type="float">
            <text:p>7,801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7564772537593196 <text:s text:c="4"/></text:p>
          </table:table-cell>
          <table:table-cell table:number-columns-repeated="4"/>
          <table:table-cell office:value-type="float" office:value="7.75648" calcext:value-type="float">
            <text:p>7,7564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7113646350996090 <text:s text:c="4"/></text:p>
          </table:table-cell>
          <table:table-cell table:number-columns-repeated="4"/>
          <table:table-cell office:value-type="float" office:value="7.71136" calcext:value-type="float">
            <text:p>7,7113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6662612729642126 <text:s text:c="4"/></text:p>
          </table:table-cell>
          <table:table-cell table:number-columns-repeated="4"/>
          <table:table-cell office:value-type="float" office:value="7.66626" calcext:value-type="float">
            <text:p>7,6662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6211671137531578 <text:s text:c="4"/></text:p>
          </table:table-cell>
          <table:table-cell table:number-columns-repeated="4"/>
          <table:table-cell office:value-type="float" office:value="7.62117" calcext:value-type="float">
            <text:p>7,6211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5760821038826514 <text:s text:c="4"/></text:p>
          </table:table-cell>
          <table:table-cell table:number-columns-repeated="4"/>
          <table:table-cell office:value-type="float" office:value="7.57608" calcext:value-type="float">
            <text:p>7,5760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5310061897756091 <text:s text:c="4"/></text:p>
          </table:table-cell>
          <table:table-cell table:number-columns-repeated="4"/>
          <table:table-cell office:value-type="float" office:value="7.53101" calcext:value-type="float">
            <text:p>7,5310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4859393178556770 <text:s text:c="4"/></text:p>
          </table:table-cell>
          <table:table-cell table:number-columns-repeated="4"/>
          <table:table-cell office:value-type="float" office:value="7.48594" calcext:value-type="float">
            <text:p>7,4859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4408814345442646 <text:s text:c="4"/></text:p>
          </table:table-cell>
          <table:table-cell table:number-columns-repeated="4"/>
          <table:table-cell office:value-type="float" office:value="7.44088" calcext:value-type="float">
            <text:p>7,4408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3958324862602707 <text:s text:c="4"/></text:p>
          </table:table-cell>
          <table:table-cell table:number-columns-repeated="4"/>
          <table:table-cell office:value-type="float" office:value="7.39583" calcext:value-type="float">
            <text:p>7,3958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3507924194208503 <text:s text:c="4"/></text:p>
          </table:table-cell>
          <table:table-cell table:number-columns-repeated="4"/>
          <table:table-cell office:value-type="float" office:value="7.35079" calcext:value-type="float">
            <text:p>7,3507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3057611804426745 <text:s text:c="4"/></text:p>
          </table:table-cell>
          <table:table-cell table:number-columns-repeated="4"/>
          <table:table-cell office:value-type="float" office:value="7.30576" calcext:value-type="float">
            <text:p>7,3057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2607387157430896 <text:s text:c="4"/></text:p>
          </table:table-cell>
          <table:table-cell table:number-columns-repeated="4"/>
          <table:table-cell office:value-type="float" office:value="7.26074" calcext:value-type="float">
            <text:p>7,260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2157249717409275 <text:s text:c="4"/></text:p>
          </table:table-cell>
          <table:table-cell table:number-columns-repeated="4"/>
          <table:table-cell office:value-type="float" office:value="7.21572" calcext:value-type="float">
            <text:p>7,215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1707198948568713 <text:s text:c="4"/></text:p>
          </table:table-cell>
          <table:table-cell table:number-columns-repeated="4"/>
          <table:table-cell office:value-type="float" office:value="7.17072" calcext:value-type="float">
            <text:p>7,170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1257234315135198 <text:s text:c="4"/></text:p>
          </table:table-cell>
          <table:table-cell table:number-columns-repeated="4"/>
          <table:table-cell office:value-type="float" office:value="7.12572" calcext:value-type="float">
            <text:p>7,125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0807355281353175 <text:s text:c="4"/></text:p>
          </table:table-cell>
          <table:table-cell table:number-columns-repeated="4"/>
          <table:table-cell office:value-type="float" office:value="7.08074" calcext:value-type="float">
            <text:p>7,080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0357561311484025 <text:s text:c="4"/></text:p>
          </table:table-cell>
          <table:table-cell table:number-columns-repeated="4"/>
          <table:table-cell office:value-type="float" office:value="7.03576" calcext:value-type="float">
            <text:p>7,0357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9907851869804407 <text:s text:c="4"/></text:p>
          </table:table-cell>
          <table:table-cell table:number-columns-repeated="4"/>
          <table:table-cell office:value-type="float" office:value="6.99079" calcext:value-type="float">
            <text:p>6,9907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9458226420604809 <text:s text:c="4"/></text:p>
          </table:table-cell>
          <table:table-cell table:number-columns-repeated="4"/>
          <table:table-cell office:value-type="float" office:value="6.94582" calcext:value-type="float">
            <text:p>6,9458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9008684428189069 <text:s text:c="4"/></text:p>
          </table:table-cell>
          <table:table-cell table:number-columns-repeated="4"/>
          <table:table-cell office:value-type="float" office:value="6.90087" calcext:value-type="float">
            <text:p>6,9008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8559225356873936 <text:s text:c="4"/></text:p>
          </table:table-cell>
          <table:table-cell table:number-columns-repeated="4"/>
          <table:table-cell office:value-type="float" office:value="6.85592" calcext:value-type="float">
            <text:p>6,8559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8109848670987896 <text:s text:c="4"/></text:p>
          </table:table-cell>
          <table:table-cell table:number-columns-repeated="4"/>
          <table:table-cell office:value-type="float" office:value="6.81098" calcext:value-type="float">
            <text:p>6,8109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7660553834874042 <text:s text:c="4"/></text:p>
          </table:table-cell>
          <table:table-cell table:number-columns-repeated="4"/>
          <table:table-cell office:value-type="float" office:value="6.76606" calcext:value-type="float">
            <text:p>6,7660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7211340312886767 <text:s text:c="4"/></text:p>
          </table:table-cell>
          <table:table-cell table:number-columns-repeated="4"/>
          <table:table-cell office:value-type="float" office:value="6.72113" calcext:value-type="float">
            <text:p>6,7211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6762207569394221 <text:s text:c="4"/></text:p>
          </table:table-cell>
          <table:table-cell table:number-columns-repeated="4"/>
          <table:table-cell office:value-type="float" office:value="6.67622" calcext:value-type="float">
            <text:p>6,6762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6313155068777476 <text:s text:c="4"/></text:p>
          </table:table-cell>
          <table:table-cell table:number-columns-repeated="4"/>
          <table:table-cell office:value-type="float" office:value="6.63132" calcext:value-type="float">
            <text:p>6,6313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5864182275430814 <text:s text:c="4"/></text:p>
          </table:table-cell>
          <table:table-cell table:number-columns-repeated="4"/>
          <table:table-cell office:value-type="float" office:value="6.58642" calcext:value-type="float">
            <text:p>6,5864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5415288653761507 <text:s text:c="4"/></text:p>
          </table:table-cell>
          <table:table-cell table:number-columns-repeated="4"/>
          <table:table-cell office:value-type="float" office:value="6.54153" calcext:value-type="float">
            <text:p>6,5415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4966473668189719 <text:s text:c="4"/></text:p>
          </table:table-cell>
          <table:table-cell table:number-columns-repeated="4"/>
          <table:table-cell office:value-type="float" office:value="6.49665" calcext:value-type="float">
            <text:p>6,4966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4517736783148436 <text:s text:c="4"/></text:p>
          </table:table-cell>
          <table:table-cell table:number-columns-repeated="4"/>
          <table:table-cell office:value-type="float" office:value="6.45177" calcext:value-type="float">
            <text:p>6,4517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4069077463083772 <text:s text:c="4"/></text:p>
          </table:table-cell>
          <table:table-cell table:number-columns-repeated="4"/>
          <table:table-cell office:value-type="float" office:value="6.40691" calcext:value-type="float">
            <text:p>6,4069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3620495172453753 <text:s text:c="4"/></text:p>
          </table:table-cell>
          <table:table-cell table:number-columns-repeated="4"/>
          <table:table-cell office:value-type="float" office:value="6.36205" calcext:value-type="float">
            <text:p>6,3620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3171989375729689 <text:s text:c="4"/></text:p>
          </table:table-cell>
          <table:table-cell table:number-columns-repeated="4"/>
          <table:table-cell office:value-type="float" office:value="6.3172" calcext:value-type="float">
            <text:p>6,317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2723559537395008 <text:s text:c="4"/></text:p>
          </table:table-cell>
          <table:table-cell table:number-columns-repeated="4"/>
          <table:table-cell office:value-type="float" office:value="6.27236" calcext:value-type="float">
            <text:p>6,2723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2275205121945296 <text:s text:c="4"/></text:p>
          </table:table-cell>
          <table:table-cell table:number-columns-repeated="4"/>
          <table:table-cell office:value-type="float" office:value="6.22752" calcext:value-type="float">
            <text:p>6,2275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1826925593888449 <text:s text:c="4"/></text:p>
          </table:table-cell>
          <table:table-cell table:number-columns-repeated="4"/>
          <table:table-cell office:value-type="float" office:value="6.18269" calcext:value-type="float">
            <text:p>6,182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1378720417744752 <text:s text:c="4"/></text:p>
          </table:table-cell>
          <table:table-cell table:number-columns-repeated="4"/>
          <table:table-cell office:value-type="float" office:value="6.13787" calcext:value-type="float">
            <text:p>6,1378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0930589058046536 <text:s text:c="4"/></text:p>
          </table:table-cell>
          <table:table-cell table:number-columns-repeated="4"/>
          <table:table-cell office:value-type="float" office:value="6.09306" calcext:value-type="float">
            <text:p>6,0930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0482530979338014 <text:s text:c="4"/></text:p>
          </table:table-cell>
          <table:table-cell table:number-columns-repeated="4"/>
          <table:table-cell office:value-type="float" office:value="6.04825" calcext:value-type="float">
            <text:p>6,048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0034545646175737 <text:s text:c="4"/></text:p>
          </table:table-cell>
          <table:table-cell table:number-columns-repeated="4"/>
          <table:table-cell office:value-type="float" office:value="6.00345" calcext:value-type="float">
            <text:p>6,0034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9586632523127729 <text:s text:c="4"/></text:p>
          </table:table-cell>
          <table:table-cell table:number-columns-repeated="4"/>
          <table:table-cell office:value-type="float" office:value="5.95866" calcext:value-type="float">
            <text:p>5,958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9138791074774044 <text:s text:c="4"/></text:p>
          </table:table-cell>
          <table:table-cell table:number-columns-repeated="4"/>
          <table:table-cell office:value-type="float" office:value="5.91388" calcext:value-type="float">
            <text:p>5,9138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8691020765706146 <text:s text:c="4"/></text:p>
          </table:table-cell>
          <table:table-cell table:number-columns-repeated="4"/>
          <table:table-cell office:value-type="float" office:value="5.8691" calcext:value-type="float">
            <text:p>5,869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8243321060527942 <text:s text:c="4"/></text:p>
          </table:table-cell>
          <table:table-cell table:number-columns-repeated="4"/>
          <table:table-cell office:value-type="float" office:value="5.82433" calcext:value-type="float">
            <text:p>5,8243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7795691423854016 <text:s text:c="4"/></text:p>
          </table:table-cell>
          <table:table-cell table:number-columns-repeated="4"/>
          <table:table-cell office:value-type="float" office:value="5.77957" calcext:value-type="float">
            <text:p>5,7795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7348131320310483 <text:s text:c="4"/></text:p>
          </table:table-cell>
          <table:table-cell table:number-columns-repeated="4"/>
          <table:table-cell office:value-type="float" office:value="5.73481" calcext:value-type="float">
            <text:p>5,7348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6900640214535114 <text:s text:c="4"/></text:p>
          </table:table-cell>
          <table:table-cell table:number-columns-repeated="4"/>
          <table:table-cell office:value-type="float" office:value="5.69006" calcext:value-type="float">
            <text:p>5,6900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6453217571176877 <text:s text:c="4"/></text:p>
          </table:table-cell>
          <table:table-cell table:number-columns-repeated="4"/>
          <table:table-cell office:value-type="float" office:value="5.64532" calcext:value-type="float">
            <text:p>5,6453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6005862854896034 <text:s text:c="4"/></text:p>
          </table:table-cell>
          <table:table-cell table:number-columns-repeated="4"/>
          <table:table-cell office:value-type="float" office:value="5.60059" calcext:value-type="float">
            <text:p>5,6005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5558575530363994 <text:s text:c="4"/></text:p>
          </table:table-cell>
          <table:table-cell table:number-columns-repeated="4"/>
          <table:table-cell office:value-type="float" office:value="5.55586" calcext:value-type="float">
            <text:p>5,5558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5111355062263083 <text:s text:c="4"/></text:p>
          </table:table-cell>
          <table:table-cell table:number-columns-repeated="4"/>
          <table:table-cell office:value-type="float" office:value="5.51114" calcext:value-type="float">
            <text:p>5,5111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4664200915286507 <text:s text:c="4"/></text:p>
          </table:table-cell>
          <table:table-cell table:number-columns-repeated="4"/>
          <table:table-cell office:value-type="float" office:value="5.46642" calcext:value-type="float">
            <text:p>5,4664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4217112554138360 <text:s text:c="4"/></text:p>
          </table:table-cell>
          <table:table-cell table:number-columns-repeated="4"/>
          <table:table-cell office:value-type="float" office:value="5.42171" calcext:value-type="float">
            <text:p>5,4217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3770089443533857 <text:s text:c="4"/></text:p>
          </table:table-cell>
          <table:table-cell table:number-columns-repeated="4"/>
          <table:table-cell office:value-type="float" office:value="5.37701" calcext:value-type="float">
            <text:p>5,3770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3323131048198693 <text:s text:c="4"/></text:p>
          </table:table-cell>
          <table:table-cell table:number-columns-repeated="4"/>
          <table:table-cell office:value-type="float" office:value="5.33231" calcext:value-type="float">
            <text:p>5,3323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2876236832868848 <text:s text:c="4"/></text:p>
          </table:table-cell>
          <table:table-cell table:number-columns-repeated="4"/>
          <table:table-cell office:value-type="float" office:value="5.28762" calcext:value-type="float">
            <text:p>5,2876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2429406262291485 <text:s text:c="4"/></text:p>
          </table:table-cell>
          <table:table-cell table:number-columns-repeated="4"/>
          <table:table-cell office:value-type="float" office:value="5.24294" calcext:value-type="float">
            <text:p>5,2429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1982638801223802 <text:s text:c="4"/></text:p>
          </table:table-cell>
          <table:table-cell table:number-columns-repeated="4"/>
          <table:table-cell office:value-type="float" office:value="5.19826" calcext:value-type="float">
            <text:p>5,1982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1535933914433549 <text:s text:c="4"/></text:p>
          </table:table-cell>
          <table:table-cell table:number-columns-repeated="4"/>
          <table:table-cell office:value-type="float" office:value="5.15359" calcext:value-type="float">
            <text:p>5,1535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1089291066698621 <text:s text:c="4"/></text:p>
          </table:table-cell>
          <table:table-cell table:number-columns-repeated="4"/>
          <table:table-cell office:value-type="float" office:value="5.10893" calcext:value-type="float">
            <text:p>5,1089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0642709722807142 <text:s text:c="4"/></text:p>
          </table:table-cell>
          <table:table-cell table:number-columns-repeated="4"/>
          <table:table-cell office:value-type="float" office:value="5.06427" calcext:value-type="float">
            <text:p>5,0642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0196189347557478 <text:s text:c="4"/></text:p>
          </table:table-cell>
          <table:table-cell table:number-columns-repeated="4"/>
          <table:table-cell office:value-type="float" office:value="5.01962" calcext:value-type="float">
            <text:p>5,0196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9749729405757632 <text:s text:c="4"/></text:p>
          </table:table-cell>
          <table:table-cell table:number-columns-repeated="4"/>
          <table:table-cell office:value-type="float" office:value="4.97497" calcext:value-type="float">
            <text:p>4,9749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9303329362226345 <text:s text:c="4"/></text:p>
          </table:table-cell>
          <table:table-cell table:number-columns-repeated="4"/>
          <table:table-cell office:value-type="float" office:value="4.93033" calcext:value-type="float">
            <text:p>4,9303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8856988681791460 <text:s text:c="4"/></text:p>
          </table:table-cell>
          <table:table-cell table:number-columns-repeated="4"/>
          <table:table-cell office:value-type="float" office:value="4.8857" calcext:value-type="float">
            <text:p>4,885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8410706829291001 <text:s text:c="4"/></text:p>
          </table:table-cell>
          <table:table-cell table:number-columns-repeated="4"/>
          <table:table-cell office:value-type="float" office:value="4.84107" calcext:value-type="float">
            <text:p>4,8410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7964483269572318 <text:s text:c="4"/></text:p>
          </table:table-cell>
          <table:table-cell table:number-columns-repeated="4"/>
          <table:table-cell office:value-type="float" office:value="4.79645" calcext:value-type="float">
            <text:p>4,7964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7518317467492555 <text:s text:c="4"/></text:p>
          </table:table-cell>
          <table:table-cell table:number-columns-repeated="4"/>
          <table:table-cell office:value-type="float" office:value="4.75183" calcext:value-type="float">
            <text:p>4,7518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7072208887919071 <text:s text:c="4"/></text:p>
          </table:table-cell>
          <table:table-cell table:number-columns-repeated="4"/>
          <table:table-cell office:value-type="float" office:value="4.70722" calcext:value-type="float">
            <text:p>4,7072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6626156995727372 <text:s text:c="4"/></text:p>
          </table:table-cell>
          <table:table-cell table:number-columns-repeated="4"/>
          <table:table-cell office:value-type="float" office:value="4.66262" calcext:value-type="float">
            <text:p>4,6626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6180161255802901 <text:s text:c="4"/></text:p>
          </table:table-cell>
          <table:table-cell table:number-columns-repeated="4"/>
          <table:table-cell office:value-type="float" office:value="4.61802" calcext:value-type="float">
            <text:p>4,618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5734221133040966 <text:s text:c="4"/></text:p>
          </table:table-cell>
          <table:table-cell table:number-columns-repeated="4"/>
          <table:table-cell office:value-type="float" office:value="4.57342" calcext:value-type="float">
            <text:p>4,5734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5288336092345087 <text:s text:c="4"/></text:p>
          </table:table-cell>
          <table:table-cell table:number-columns-repeated="4"/>
          <table:table-cell office:value-type="float" office:value="4.52883" calcext:value-type="float">
            <text:p>4,5288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4842505598628293 <text:s text:c="4"/></text:p>
          </table:table-cell>
          <table:table-cell table:number-columns-repeated="4"/>
          <table:table-cell office:value-type="float" office:value="4.48425" calcext:value-type="float">
            <text:p>4,484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4396729116812770 <text:s text:c="4"/></text:p>
          </table:table-cell>
          <table:table-cell table:number-columns-repeated="4"/>
          <table:table-cell office:value-type="float" office:value="4.43967" calcext:value-type="float">
            <text:p>4,4396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3951006111829560 <text:s text:c="4"/></text:p>
          </table:table-cell>
          <table:table-cell table:number-columns-repeated="4"/>
          <table:table-cell office:value-type="float" office:value="4.3951" calcext:value-type="float">
            <text:p>4,395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3505336048618162 <text:s text:c="4"/></text:p>
          </table:table-cell>
          <table:table-cell table:number-columns-repeated="4"/>
          <table:table-cell office:value-type="float" office:value="4.35053" calcext:value-type="float">
            <text:p>4,3505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3059718392127504 <text:s text:c="4"/></text:p>
          </table:table-cell>
          <table:table-cell table:number-columns-repeated="4"/>
          <table:table-cell office:value-type="float" office:value="4.30597" calcext:value-type="float">
            <text:p>4,3059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2614152607314750 <text:s text:c="4"/></text:p>
          </table:table-cell>
          <table:table-cell table:number-columns-repeated="4"/>
          <table:table-cell office:value-type="float" office:value="4.26142" calcext:value-type="float">
            <text:p>4,2614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2168638159145670 <text:s text:c="4"/></text:p>
          </table:table-cell>
          <table:table-cell table:number-columns-repeated="4"/>
          <table:table-cell office:value-type="float" office:value="4.21686" calcext:value-type="float">
            <text:p>4,2168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1723174512594490 <text:s text:c="4"/></text:p>
          </table:table-cell>
          <table:table-cell table:number-columns-repeated="4"/>
          <table:table-cell office:value-type="float" office:value="4.17232" calcext:value-type="float">
            <text:p>4,1723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1277761132644004 <text:s text:c="4"/></text:p>
          </table:table-cell>
          <table:table-cell table:number-columns-repeated="4"/>
          <table:table-cell office:value-type="float" office:value="4.12778" calcext:value-type="float">
            <text:p>4,1277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0832397484285226 <text:s text:c="4"/></text:p>
          </table:table-cell>
          <table:table-cell table:number-columns-repeated="4"/>
          <table:table-cell office:value-type="float" office:value="4.08324" calcext:value-type="float">
            <text:p>4,083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0387083032517213 <text:s text:c="4"/></text:p>
          </table:table-cell>
          <table:table-cell table:number-columns-repeated="4"/>
          <table:table-cell office:value-type="float" office:value="4.03871" calcext:value-type="float">
            <text:p>4,0387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9941817242347653 <text:s text:c="4"/></text:p>
          </table:table-cell>
          <table:table-cell table:number-columns-repeated="4"/>
          <table:table-cell office:value-type="float" office:value="3.99418" calcext:value-type="float">
            <text:p>3,9941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9496599578791858 <text:s text:c="4"/></text:p>
          </table:table-cell>
          <table:table-cell table:number-columns-repeated="4"/>
          <table:table-cell office:value-type="float" office:value="3.94966" calcext:value-type="float">
            <text:p>3,94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9051429506873538 <text:s text:c="4"/></text:p>
          </table:table-cell>
          <table:table-cell table:number-columns-repeated="4"/>
          <table:table-cell office:value-type="float" office:value="3.90514" calcext:value-type="float">
            <text:p>3,9051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8606306491623785 <text:s text:c="4"/></text:p>
          </table:table-cell>
          <table:table-cell table:number-columns-repeated="4"/>
          <table:table-cell office:value-type="float" office:value="3.86063" calcext:value-type="float">
            <text:p>3,8606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8161229998081860 <text:s text:c="4"/></text:p>
          </table:table-cell>
          <table:table-cell table:number-columns-repeated="4"/>
          <table:table-cell office:value-type="float" office:value="3.81612" calcext:value-type="float">
            <text:p>3,816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7716199491294513 <text:s text:c="4"/></text:p>
          </table:table-cell>
          <table:table-cell table:number-columns-repeated="4"/>
          <table:table-cell office:value-type="float" office:value="3.77162" calcext:value-type="float">
            <text:p>3,7716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7271214436316282 <text:s text:c="4"/></text:p>
          </table:table-cell>
          <table:table-cell table:number-columns-repeated="4"/>
          <table:table-cell office:value-type="float" office:value="3.72712" calcext:value-type="float">
            <text:p>3,727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6826274298209163 <text:s text:c="4"/></text:p>
          </table:table-cell>
          <table:table-cell table:number-columns-repeated="4"/>
          <table:table-cell office:value-type="float" office:value="3.68263" calcext:value-type="float">
            <text:p>3,6826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6381378542042673 <text:s text:c="4"/></text:p>
          </table:table-cell>
          <table:table-cell table:number-columns-repeated="4"/>
          <table:table-cell office:value-type="float" office:value="3.63814" calcext:value-type="float">
            <text:p>3,6381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5936526632893693 <text:s text:c="4"/></text:p>
          </table:table-cell>
          <table:table-cell table:number-columns-repeated="4"/>
          <table:table-cell office:value-type="float" office:value="3.59365" calcext:value-type="float">
            <text:p>3,5936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5491718035846329 <text:s text:c="4"/></text:p>
          </table:table-cell>
          <table:table-cell table:number-columns-repeated="4"/>
          <table:table-cell office:value-type="float" office:value="3.54917" calcext:value-type="float">
            <text:p>3,5491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5046952215991851 <text:s text:c="4"/></text:p>
          </table:table-cell>
          <table:table-cell table:number-columns-repeated="4"/>
          <table:table-cell office:value-type="float" office:value="3.5047" calcext:value-type="float">
            <text:p>3,504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4602228638428838 <text:s text:c="4"/></text:p>
          </table:table-cell>
          <table:table-cell table:number-columns-repeated="4"/>
          <table:table-cell office:value-type="float" office:value="3.46022" calcext:value-type="float">
            <text:p>3,4602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4157546768262677 <text:s text:c="4"/></text:p>
          </table:table-cell>
          <table:table-cell table:number-columns-repeated="4"/>
          <table:table-cell office:value-type="float" office:value="3.41575" calcext:value-type="float">
            <text:p>3,415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3712906070605504 <text:s text:c="4"/></text:p>
          </table:table-cell>
          <table:table-cell table:number-columns-repeated="4"/>
          <table:table-cell office:value-type="float" office:value="3.37129" calcext:value-type="float">
            <text:p>3,3712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3268306010576882 <text:s text:c="4"/></text:p>
          </table:table-cell>
          <table:table-cell table:number-columns-repeated="4"/>
          <table:table-cell office:value-type="float" office:value="3.32683" calcext:value-type="float">
            <text:p>3,3268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2823746053302525 <text:s text:c="4"/></text:p>
          </table:table-cell>
          <table:table-cell table:number-columns-repeated="4"/>
          <table:table-cell office:value-type="float" office:value="3.28237" calcext:value-type="float">
            <text:p>3,2823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2379225663915312 <text:s text:c="4"/></text:p>
          </table:table-cell>
          <table:table-cell table:number-columns-repeated="4"/>
          <table:table-cell office:value-type="float" office:value="3.23792" calcext:value-type="float">
            <text:p>3,2379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1934744307554381 <text:s text:c="4"/></text:p>
          </table:table-cell>
          <table:table-cell table:number-columns-repeated="4"/>
          <table:table-cell office:value-type="float" office:value="3.19347" calcext:value-type="float">
            <text:p>3,1934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1490301449365421 <text:s text:c="4"/></text:p>
          </table:table-cell>
          <table:table-cell table:number-columns-repeated="4"/>
          <table:table-cell office:value-type="float" office:value="3.14903" calcext:value-type="float">
            <text:p>3,1490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1045896554500532 <text:s text:c="4"/></text:p>
          </table:table-cell>
          <table:table-cell table:number-columns-repeated="4"/>
          <table:table-cell office:value-type="float" office:value="3.10459" calcext:value-type="float">
            <text:p>3,1045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0601529088118364 <text:s text:c="4"/></text:p>
          </table:table-cell>
          <table:table-cell table:number-columns-repeated="4"/>
          <table:table-cell office:value-type="float" office:value="3.06015" calcext:value-type="float">
            <text:p>3,0601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0157198515383437 <text:s text:c="4"/></text:p>
          </table:table-cell>
          <table:table-cell table:number-columns-repeated="4"/>
          <table:table-cell office:value-type="float" office:value="3.01572" calcext:value-type="float">
            <text:p>3,015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9712904301466683 <text:s text:c="4"/></text:p>
          </table:table-cell>
          <table:table-cell table:number-columns-repeated="4"/>
          <table:table-cell office:value-type="float" office:value="2.97129" calcext:value-type="float">
            <text:p>2,9712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9268645911545019 <text:s text:c="4"/></text:p>
          </table:table-cell>
          <table:table-cell table:number-columns-repeated="4"/>
          <table:table-cell office:value-type="float" office:value="2.92686" calcext:value-type="float">
            <text:p>2,9268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8824422810801091 <text:s text:c="4"/></text:p>
          </table:table-cell>
          <table:table-cell table:number-columns-repeated="4"/>
          <table:table-cell office:value-type="float" office:value="2.88244" calcext:value-type="float">
            <text:p>2,8824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8380234464423824 <text:s text:c="4"/></text:p>
          </table:table-cell>
          <table:table-cell table:number-columns-repeated="4"/>
          <table:table-cell office:value-type="float" office:value="2.83802" calcext:value-type="float">
            <text:p>2,838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7936080337607718 <text:s text:c="4"/></text:p>
          </table:table-cell>
          <table:table-cell table:number-columns-repeated="4"/>
          <table:table-cell office:value-type="float" office:value="2.79361" calcext:value-type="float">
            <text:p>2,7936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7491959895552887 <text:s text:c="4"/></text:p>
          </table:table-cell>
          <table:table-cell table:number-columns-repeated="4"/>
          <table:table-cell office:value-type="float" office:value="2.7492" calcext:value-type="float">
            <text:p>2,749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7047872603465297 <text:s text:c="4"/></text:p>
          </table:table-cell>
          <table:table-cell table:number-columns-repeated="4"/>
          <table:table-cell office:value-type="float" office:value="2.70479" calcext:value-type="float">
            <text:p>2,7047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6603817926556217 <text:s text:c="4"/></text:p>
          </table:table-cell>
          <table:table-cell table:number-columns-repeated="4"/>
          <table:table-cell office:value-type="float" office:value="2.66038" calcext:value-type="float">
            <text:p>2,6603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6159795330042575 <text:s text:c="4"/></text:p>
          </table:table-cell>
          <table:table-cell table:number-columns-repeated="4"/>
          <table:table-cell office:value-type="float" office:value="2.61598" calcext:value-type="float">
            <text:p>2,6159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5715804279146530 <text:s text:c="4"/></text:p>
          </table:table-cell>
          <table:table-cell table:number-columns-repeated="4"/>
          <table:table-cell office:value-type="float" office:value="2.57158" calcext:value-type="float">
            <text:p>2,5715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5271844239095351 <text:s text:c="4"/></text:p>
          </table:table-cell>
          <table:table-cell table:number-columns-repeated="4"/>
          <table:table-cell office:value-type="float" office:value="2.52718" calcext:value-type="float">
            <text:p>2,5271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4827914675121900 <text:s text:c="4"/></text:p>
          </table:table-cell>
          <table:table-cell table:number-columns-repeated="4"/>
          <table:table-cell office:value-type="float" office:value="2.48279" calcext:value-type="float">
            <text:p>2,4827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4384015052463615 <text:s text:c="4"/></text:p>
          </table:table-cell>
          <table:table-cell table:number-columns-repeated="4"/>
          <table:table-cell office:value-type="float" office:value="2.4384" calcext:value-type="float">
            <text:p>2,438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3940144836363371 <text:s text:c="4"/></text:p>
          </table:table-cell>
          <table:table-cell table:number-columns-repeated="4"/>
          <table:table-cell office:value-type="float" office:value="2.39401" calcext:value-type="float">
            <text:p>2,3940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3496303492068602 <text:s text:c="4"/></text:p>
          </table:table-cell>
          <table:table-cell table:number-columns-repeated="4"/>
          <table:table-cell office:value-type="float" office:value="2.34963" calcext:value-type="float">
            <text:p>2,3496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3052490484831876 <text:s text:c="4"/></text:p>
          </table:table-cell>
          <table:table-cell table:number-columns-repeated="4"/>
          <table:table-cell office:value-type="float" office:value="2.30525" calcext:value-type="float">
            <text:p>2,305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2608705279910177 <text:s text:c="4"/></text:p>
          </table:table-cell>
          <table:table-cell table:number-columns-repeated="4"/>
          <table:table-cell office:value-type="float" office:value="2.26087" calcext:value-type="float">
            <text:p>2,2608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2164947342565413 <text:s text:c="4"/></text:p>
          </table:table-cell>
          <table:table-cell table:number-columns-repeated="4"/>
          <table:table-cell office:value-type="float" office:value="2.21649" calcext:value-type="float">
            <text:p>2,2164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1721216138063877 <text:s text:c="4"/></text:p>
          </table:table-cell>
          <table:table-cell table:number-columns-repeated="4"/>
          <table:table-cell office:value-type="float" office:value="2.17212" calcext:value-type="float">
            <text:p>2,172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1277511131676334 <text:s text:c="4"/></text:p>
          </table:table-cell>
          <table:table-cell table:number-columns-repeated="4"/>
          <table:table-cell office:value-type="float" office:value="2.12775" calcext:value-type="float">
            <text:p>2,127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0833831788678152 <text:s text:c="4"/></text:p>
          </table:table-cell>
          <table:table-cell table:number-columns-repeated="4"/>
          <table:table-cell office:value-type="float" office:value="2.08338" calcext:value-type="float">
            <text:p>2,0833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0390177574348609 <text:s text:c="4"/></text:p>
          </table:table-cell>
          <table:table-cell table:number-columns-repeated="4"/>
          <table:table-cell office:value-type="float" office:value="2.03902" calcext:value-type="float">
            <text:p>2,039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9946547953971585 <text:s text:c="4"/></text:p>
          </table:table-cell>
          <table:table-cell table:number-columns-repeated="4"/>
          <table:table-cell office:value-type="float" office:value="1.99465" calcext:value-type="float">
            <text:p>1,9946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9502942392834641 <text:s text:c="4"/></text:p>
          </table:table-cell>
          <table:table-cell table:number-columns-repeated="4"/>
          <table:table-cell office:value-type="float" office:value="1.95029" calcext:value-type="float">
            <text:p>1,9502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9059360356229758 <text:s text:c="4"/></text:p>
          </table:table-cell>
          <table:table-cell table:number-columns-repeated="4"/>
          <table:table-cell office:value-type="float" office:value="1.90594" calcext:value-type="float">
            <text:p>1,9059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8615801309452555 <text:s text:c="4"/></text:p>
          </table:table-cell>
          <table:table-cell table:number-columns-repeated="4"/>
          <table:table-cell office:value-type="float" office:value="1.86158" calcext:value-type="float">
            <text:p>1,8615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8172264717802702 <text:s text:c="4"/></text:p>
          </table:table-cell>
          <table:table-cell table:number-columns-repeated="4"/>
          <table:table-cell office:value-type="float" office:value="1.81723" calcext:value-type="float">
            <text:p>1,8172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7728750046583563 <text:s text:c="4"/></text:p>
          </table:table-cell>
          <table:table-cell table:number-columns-repeated="4"/>
          <table:table-cell office:value-type="float" office:value="1.77288" calcext:value-type="float">
            <text:p>1,7728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7285256761102075 <text:s text:c="4"/></text:p>
          </table:table-cell>
          <table:table-cell table:number-columns-repeated="4"/>
          <table:table-cell office:value-type="float" office:value="1.72853" calcext:value-type="float">
            <text:p>1,7285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6841784326668809 <text:s text:c="4"/></text:p>
          </table:table-cell>
          <table:table-cell table:number-columns-repeated="4"/>
          <table:table-cell office:value-type="float" office:value="1.68418" calcext:value-type="float">
            <text:p>1,6841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6398332208597983 <text:s text:c="4"/></text:p>
          </table:table-cell>
          <table:table-cell table:number-columns-repeated="4"/>
          <table:table-cell office:value-type="float" office:value="1.63983" calcext:value-type="float">
            <text:p>1,6398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5954899872206929 <text:s text:c="4"/></text:p>
          </table:table-cell>
          <table:table-cell table:number-columns-repeated="4"/>
          <table:table-cell office:value-type="float" office:value="1.59549" calcext:value-type="float">
            <text:p>1,5954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5511486782816528 <text:s text:c="4"/></text:p>
          </table:table-cell>
          <table:table-cell table:number-columns-repeated="4"/>
          <table:table-cell office:value-type="float" office:value="1.55115" calcext:value-type="float">
            <text:p>1,5511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5068092405750708 <text:s text:c="4"/></text:p>
          </table:table-cell>
          <table:table-cell table:number-columns-repeated="4"/>
          <table:table-cell office:value-type="float" office:value="1.50681" calcext:value-type="float">
            <text:p>1,5068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4624716206336623 <text:s text:c="4"/></text:p>
          </table:table-cell>
          <table:table-cell table:number-columns-repeated="4"/>
          <table:table-cell office:value-type="float" office:value="1.46247" calcext:value-type="float">
            <text:p>1,4624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4181357649904502 <text:s text:c="4"/></text:p>
          </table:table-cell>
          <table:table-cell table:number-columns-repeated="4"/>
          <table:table-cell office:value-type="float" office:value="1.41814" calcext:value-type="float">
            <text:p>1,4181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3738016201787486 <text:s text:c="4"/></text:p>
          </table:table-cell>
          <table:table-cell table:number-columns-repeated="4"/>
          <table:table-cell office:value-type="float" office:value="1.3738" calcext:value-type="float">
            <text:p>1,373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3294691327321524 <text:s text:c="4"/></text:p>
          </table:table-cell>
          <table:table-cell table:number-columns-repeated="4"/>
          <table:table-cell office:value-type="float" office:value="1.32947" calcext:value-type="float">
            <text:p>1,3294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2851382491845444 <text:s text:c="4"/></text:p>
          </table:table-cell>
          <table:table-cell table:number-columns-repeated="4"/>
          <table:table-cell office:value-type="float" office:value="1.28514" calcext:value-type="float">
            <text:p>1,2851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2408089160700657 <text:s text:c="4"/></text:p>
          </table:table-cell>
          <table:table-cell table:number-columns-repeated="4"/>
          <table:table-cell office:value-type="float" office:value="1.24081" calcext:value-type="float">
            <text:p>1,2408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1964810799231271 <text:s text:c="4"/></text:p>
          </table:table-cell>
          <table:table-cell table:number-columns-repeated="4"/>
          <table:table-cell office:value-type="float" office:value="1.19648" calcext:value-type="float">
            <text:p>1,1964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1521546872783781 <text:s text:c="4"/></text:p>
          </table:table-cell>
          <table:table-cell table:number-columns-repeated="4"/>
          <table:table-cell office:value-type="float" office:value="1.15215" calcext:value-type="float">
            <text:p>1,1521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1078296846707245 <text:s text:c="4"/></text:p>
          </table:table-cell>
          <table:table-cell table:number-columns-repeated="4"/>
          <table:table-cell office:value-type="float" office:value="1.10783" calcext:value-type="float">
            <text:p>1,1078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0635060186352925 <text:s text:c="4"/></text:p>
          </table:table-cell>
          <table:table-cell table:number-columns-repeated="4"/>
          <table:table-cell office:value-type="float" office:value="1.06351" calcext:value-type="float">
            <text:p>1,0635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0191836357074420 <text:s text:c="4"/></text:p>
          </table:table-cell>
          <table:table-cell table:number-columns-repeated="4"/>
          <table:table-cell office:value-type="float" office:value="1.01918" calcext:value-type="float">
            <text:p>1,0191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97486248242273521 <text:s text:c="4"/></text:p>
          </table:table-cell>
          <table:table-cell table:number-columns-repeated="4"/>
          <table:table-cell office:value-type="float" office:value="0.974862" calcext:value-type="float">
            <text:p>0,9748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93054250531695715 <text:s text:c="4"/></text:p>
          </table:table-cell>
          <table:table-cell table:number-columns-repeated="4"/>
          <table:table-cell office:value-type="float" office:value="0.930543" calcext:value-type="float">
            <text:p>0,9305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88622365092607391 <text:s text:c="4"/></text:p>
          </table:table-cell>
          <table:table-cell table:number-columns-repeated="4"/>
          <table:table-cell office:value-type="float" office:value="0.886224" calcext:value-type="float">
            <text:p>0,8862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84190586578624937 <text:s text:c="4"/></text:p>
          </table:table-cell>
          <table:table-cell table:number-columns-repeated="4"/>
          <table:table-cell office:value-type="float" office:value="0.841906" calcext:value-type="float">
            <text:p>0,841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79758909643382303 <text:s text:c="4"/></text:p>
          </table:table-cell>
          <table:table-cell table:number-columns-repeated="4"/>
          <table:table-cell office:value-type="float" office:value="0.797589" calcext:value-type="float">
            <text:p>0,7975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75327328940530658 <text:s text:c="4"/></text:p>
          </table:table-cell>
          <table:table-cell table:number-columns-repeated="4"/>
          <table:table-cell office:value-type="float" office:value="0.753273" calcext:value-type="float">
            <text:p>0,7532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70895839123737281 <text:s text:c="4"/></text:p>
          </table:table-cell>
          <table:table-cell table:number-columns-repeated="4"/>
          <table:table-cell office:value-type="float" office:value="0.708958" calcext:value-type="float">
            <text:p>0,7089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66464434846684417 <text:s text:c="4"/></text:p>
          </table:table-cell>
          <table:table-cell table:number-columns-repeated="4"/>
          <table:table-cell office:value-type="float" office:value="0.664644" calcext:value-type="float">
            <text:p>0,6646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62033110763068577 <text:s text:c="4"/></text:p>
          </table:table-cell>
          <table:table-cell table:number-columns-repeated="4"/>
          <table:table-cell office:value-type="float" office:value="0.620331" calcext:value-type="float">
            <text:p>0,6203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57601861526600462 <text:s text:c="4"/></text:p>
          </table:table-cell>
          <table:table-cell table:number-columns-repeated="4"/>
          <table:table-cell office:value-type="float" office:value="0.576019" calcext:value-type="float">
            <text:p>0,5760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53170681791002494 <text:s text:c="4"/></text:p>
          </table:table-cell>
          <table:table-cell table:number-columns-repeated="4"/>
          <table:table-cell office:value-type="float" office:value="0.531707" calcext:value-type="float">
            <text:p>0,53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48739566210009344 <text:s text:c="4"/></text:p>
          </table:table-cell>
          <table:table-cell table:number-columns-repeated="4"/>
          <table:table-cell office:value-type="float" office:value="0.487396" calcext:value-type="float">
            <text:p>0,4873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44308509437365884 <text:s text:c="4"/></text:p>
          </table:table-cell>
          <table:table-cell table:number-columns-repeated="4"/>
          <table:table-cell office:value-type="float" office:value="0.443085" calcext:value-type="float">
            <text:p>0,443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39877506126827217 <text:s text:c="4"/></text:p>
          </table:table-cell>
          <table:table-cell table:number-columns-repeated="4"/>
          <table:table-cell office:value-type="float" office:value="0.398775" calcext:value-type="float">
            <text:p>0,398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35446550932157428 <text:s text:c="4"/></text:p>
          </table:table-cell>
          <table:table-cell table:number-columns-repeated="4"/>
          <table:table-cell office:value-type="float" office:value="0.354466" calcext:value-type="float">
            <text:p>0,3544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31015638507128429 <text:s text:c="4"/></text:p>
          </table:table-cell>
          <table:table-cell table:number-columns-repeated="4"/>
          <table:table-cell office:value-type="float" office:value="0.310156" calcext:value-type="float">
            <text:p>0,310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26584763505519521 <text:s text:c="4"/></text:p>
          </table:table-cell>
          <table:table-cell table:number-columns-repeated="4"/>
          <table:table-cell office:value-type="float" office:value="0.265848" calcext:value-type="float">
            <text:p>0,2658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22153920581116110 <text:s text:c="4"/></text:p>
          </table:table-cell>
          <table:table-cell table:number-columns-repeated="4"/>
          <table:table-cell office:value-type="float" office:value="0.221539" calcext:value-type="float">
            <text:p>0,2215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17723104387709127 <text:s text:c="4"/></text:p>
          </table:table-cell>
          <table:table-cell table:number-columns-repeated="4"/>
          <table:table-cell office:value-type="float" office:value="0.177231" calcext:value-type="float">
            <text:p>0,177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13292309579093828 <text:s text:c="4"/></text:p>
          </table:table-cell>
          <table:table-cell table:number-columns-repeated="4"/>
          <table:table-cell office:value-type="float" office:value="0.132923" calcext:value-type="float">
            <text:p>0,1329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8615308090691361E-002</text:p>
          </table:table-cell>
          <table:table-cell table:number-columns-repeated="4"/>
          <table:table-cell office:value-type="float" office:value="0.0886153" calcext:value-type="float">
            <text:p>0,0886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4307627314367271E-002</text:p>
          </table:table-cell>
          <table:table-cell table:number-columns-repeated="4"/>
          <table:table-cell office:value-type="float" office:value="0.000428531" calcext:value-type="float">
            <text:p>0,000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0.0000000000000000 <text:s text:c="4"/></text:p>
          </table:table-cell>
          <table:table-cell table:number-columns-repeated="4"/>
          <table:table-cell office:value-type="float" office:value="0" calcext:value-type="float">
            <text:p>0,000000</text:p>
          </table:table-cell>
          <table:table-cell table:number-columns-repeated="8"/>
        </table:table-row>
        <table:table-row table:style-name="ro1" table:number-rows-repeated="104652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5" loext:min-decimal-places="5" number:min-integer-digits="1" number:grouping="true"/>
    </number:number-style>
    <number:number-style style:name="N112">
      <number:number number:decimal-places="6" loext:min-decimal-places="6" number:min-integer-digits="1" number:grouping="true"/>
    </number:number-style>
    <number:number-style style:name="N113">
      <number:number number:decimal-places="7" loext:min-decimal-places="7" number:min-integer-digits="1" number:grouping="true"/>
    </number:number-style>
    <number:number-style style:name="N114">
      <number:number number:decimal-places="8" loext:min-decimal-places="8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21:33:27.5722449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meta:initial-creator>Scott Templer</meta:initial-creator>
    <meta:creation-date>2006-05-16T10:27:47</meta:creation-date>
    <dc:language>en-US</dc:language>
    <meta:editing-cycles>6</meta:editing-cycles>
    <meta:editing-duration>PT3H32M12S</meta:editing-duration>
    <dc:date>2020-07-09T22:12:09.569216528</dc:date>
    <meta:document-statistic meta:table-count="3" meta:cell-count="6094" meta:object-count="0"/>
    <meta:user-defined meta:name="Info 1"/>
    <meta:user-defined meta:name="Info 2"/>
    <meta:user-defined meta:name="Info 3"/>
    <meta:user-defined meta:name="Info 4"/>
  </office:meta>
</office:document-meta>
</file>